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7D0000001FDE3A2A0C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Lucidasans2" svg:font-family="Lucidasans"/>
    <style:font-face style:name="DejaVu Sans1" svg:font-family="'DejaVu Sans'" style:font-family-generic="swiss"/>
    <style:font-face style:name="Courier New" svg:font-family="'Courier New'" style:font-family-generic="modern" style:font-pitch="fixed"/>
    <style:font-face style:name="Arial Unicode MS1" svg:font-family="'Arial Unicode MS'" style:font-pitch="variable"/>
    <style:font-face style:name="Gothic" svg:font-family="Gothic" style:font-pitch="variable"/>
    <style:font-face style:name="Lucidasans" svg:font-family="Lucidasans" style:font-pitch="variable"/>
    <style:font-face style:name="Mangal1" svg:font-family="Mangal"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1" svg:font-family="Lucidasans" style:font-family-generic="system" style:font-pitch="variable"/>
    <style:font-face style:name="Mangal" svg:font-family="Mangal" style:font-family-generic="system" style:font-pitch="variable"/>
  </office:font-face-decls>
  <office:automatic-styles>
    <style:style style:name="Tabela2" style:family="table">
      <style:table-properties style:width="16.854cm" fo:margin-left="0.064cm" table:align="left"/>
    </style:style>
    <style:style style:name="Tabela2.A" style:family="table-column">
      <style:table-column-properties style:column-width="5.609cm"/>
    </style:style>
    <style:style style:name="Tabela2.B" style:family="table-column">
      <style:table-column-properties style:column-width="5.662cm"/>
    </style:style>
    <style:style style:name="Tabela2.C" style:family="table-column">
      <style:table-column-properties style:column-width="5.583cm"/>
    </style:style>
    <style:style style:name="Tabela2.A1" style:family="table-cell">
      <style:table-cell-properties fo:padding="0.097cm" fo:border-left="0.05pt solid #e6e6ff" fo:border-right="none" fo:border-top="0.05pt solid #e6e6ff" fo:border-bottom="0.05pt solid #e6e6ff"/>
    </style:style>
    <style:style style:name="Tabela2.C1" style:family="table-cell">
      <style:table-cell-properties fo:padding="0.097cm" fo:border="0.05pt solid #e6e6ff"/>
    </style:style>
    <style:style style:name="Tabela3" style:family="table">
      <style:table-properties style:width="16.854cm" fo:margin-left="0.064cm" table:align="left"/>
    </style:style>
    <style:style style:name="Tabela3.A" style:family="table-column">
      <style:table-column-properties style:column-width="5.609cm"/>
    </style:style>
    <style:style style:name="Tabela3.B" style:family="table-column">
      <style:table-column-properties style:column-width="5.662cm"/>
    </style:style>
    <style:style style:name="Tabela3.C" style:family="table-column">
      <style:table-column-properties style:column-width="5.583cm"/>
    </style:style>
    <style:style style:name="Tabela3.A1" style:family="table-cell">
      <style:table-cell-properties fo:padding="0.097cm" fo:border-left="0.05pt solid #e6e6ff" fo:border-right="none" fo:border-top="0.05pt solid #e6e6ff" fo:border-bottom="0.05pt solid #e6e6ff"/>
    </style:style>
    <style:style style:name="Tabela3.C1" style:family="table-cell">
      <style:table-cell-properties fo:padding="0.097cm" fo:border="0.05pt solid #e6e6ff"/>
    </style:style>
    <style:style style:name="Table15" style:family="table">
      <style:table-properties style:width="17.006cm" fo:margin-left="0cm" fo:margin-right="0cm" fo:margin-top="0.3cm" fo:margin-bottom="0cm" table:align="margins" style:may-break-between-rows="true"/>
    </style:style>
    <style:style style:name="Table15.A" style:family="table-column">
      <style:table-column-properties style:column-width="4.785cm" style:rel-column-width="18443*"/>
    </style:style>
    <style:style style:name="Table15.B" style:family="table-column">
      <style:table-column-properties style:column-width="5.11cm" style:rel-column-width="19695*"/>
    </style:style>
    <style:style style:name="Table15.C" style:family="table-column">
      <style:table-column-properties style:column-width="7.108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e6e6e6" fo:padding-left="0.101cm" fo:padding-right="0.101cm" fo:padding-top="0.199cm" fo:padding-bottom="0.101cm" fo:border-left="none" fo:border-right="none" fo:border-top="0.05pt solid #000000" fo:border-bottom="0.05pt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ffffff" fo:padding-left="0.101cm" fo:padding-right="0.101cm" fo:padding-top="0.199cm" fo:padding-bottom="0.101cm" fo:border-left="none" fo:border-right="none" fo:border-top="none" fo:border-bottom="0.05pt solid #000000">
        <style:background-image/>
      </style:table-cell-properties>
    </style:style>
    <style:style style:name="Table1" style:family="table">
      <style:table-properties style:width="17cm" fo:margin-left="0cm" fo:margin-right="0cm" fo:margin-top="0.3cm" fo:margin-bottom="0.4cm" table:align="margins" style:may-break-between-rows="false"/>
    </style:style>
    <style:style style:name="Table1.A" style:family="table-column">
      <style:table-column-properties style:column-width="2.163cm" style:rel-column-width="8335*"/>
    </style:style>
    <style:style style:name="Table1.B" style:family="table-column">
      <style:table-column-properties style:column-width="14.838cm" style:rel-column-width="57200*"/>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fo:padding="0.15cm" fo:border-left="none" fo:border-right="none" fo:border-top="1pt solid #999999" fo:border-bottom="1pt solid #999999"/>
    </style:style>
    <style:style style:name="Tabela1" style:family="table">
      <style:table-properties style:width="16.986cm" fo:margin-left="0cm" fo:margin-right="0.014cm" fo:margin-top="0.3cm" fo:margin-bottom="0.4cm" table:align="margins" style:may-break-between-rows="false"/>
    </style:style>
    <style:style style:name="Tabela1.A" style:family="table-column">
      <style:table-column-properties style:column-width="2.161cm" style:rel-column-width="8336*"/>
    </style:style>
    <style:style style:name="Tabela1.B" style:family="table-column">
      <style:table-column-properties style:column-width="14.825cm" style:rel-column-width="57199*"/>
    </style:style>
    <style:style style:name="Tabela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a1.B1" style:family="table-cell">
      <style:table-cell-properties fo:padding="0.15cm" fo:border-left="none" fo:border-right="none" fo:border-top="1pt solid #999999" fo:border-bottom="1pt solid #999999"/>
    </style:style>
    <style:style style:name="Mathematicalfunctions" style:family="table">
      <style:table-properties style:width="17.013cm" fo:margin-left="0cm" fo:margin-right="-0.012cm" fo:margin-top="0cm" fo:margin-bottom="0.801cm" fo:break-before="auto" fo:break-after="auto" table:align="margins" fo:keep-with-next="auto"/>
    </style:style>
    <style:style style:name="Mathematicalfunctions.A" style:family="table-column">
      <style:table-column-properties style:column-width="5.851cm" style:rel-column-width="22538*"/>
    </style:style>
    <style:style style:name="Mathematicalfunctions.B" style:family="table-column">
      <style:table-column-properties style:column-width="11.162cm" style:rel-column-width="42997*"/>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e6e6e6" fo:padding="0.097cm" fo:border-left="none" fo:border-right="none" fo:border-top="0.05pt solid #000000" fo:border-bottom="0.05pt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Mathematicalfunctions.B2" style:family="table-cell">
      <style:table-cell-properties fo:background-color="#ffffff" fo:padding="0.097cm" fo:border-left="none" fo:border-right="none" fo:border-top="none" fo:border-bottom="0.05pt solid #000000">
        <style:background-image/>
      </style:table-cell-properties>
    </style:style>
    <style:style style:name="Mathematicalfunctions.B3" style:family="table-cell">
      <style:table-cell-properties fo:background-color="#ffffff" fo:padding="0.097cm" fo:border-left="none" fo:border-right="none" fo:border-top="none" fo:border-bottom="0.05pt solid #000000">
        <style:background-image/>
      </style:table-cell-properties>
    </style:style>
    <style:style style:name="Mathematicalfunctions.B4" style:family="table-cell">
      <style:table-cell-properties fo:background-color="#ffffff" fo:padding="0.097cm" fo:border-left="none" fo:border-right="none" fo:border-top="none" fo:border-bottom="0.05pt solid #000000">
        <style:background-image/>
      </style:table-cell-properties>
    </style:style>
    <style:style style:name="Mathematicalfunctions.B5" style:family="table-cell">
      <style:table-cell-properties fo:background-color="#ffffff" fo:padding="0.097cm" fo:border-left="none" fo:border-right="none" fo:border-top="none" fo:border-bottom="0.05pt solid #000000">
        <style:background-image/>
      </style:table-cell-properties>
    </style:style>
    <style:style style:name="Mathematicalfunctions.B6" style:family="table-cell">
      <style:table-cell-properties fo:background-color="#ffffff" fo:padding="0.097cm" fo:border-left="none" fo:border-right="none" fo:border-top="none" fo:border-bottom="0.05pt solid #000000">
        <style:background-image/>
      </style:table-cell-properties>
    </style:style>
    <style:style style:name="Mathematicalfunctions.B7" style:family="table-cell">
      <style:table-cell-properties fo:background-color="#ffffff" fo:padding="0.097cm" fo:border-left="none" fo:border-right="none" fo:border-top="none" fo:border-bottom="0.05pt solid #000000">
        <style:background-image/>
      </style:table-cell-properties>
    </style:style>
    <style:style style:name="Mathematicalfunctions.B8" style:family="table-cell">
      <style:table-cell-properties fo:background-color="#ffffff" fo:padding="0.097cm" fo:border-left="none" fo:border-right="none" fo:border-top="none" fo:border-bottom="0.05pt solid #000000">
        <style:background-image/>
      </style:table-cell-properties>
    </style:style>
    <style:style style:name="Mathematicalfunctions.B9" style:family="table-cell">
      <style:table-cell-properties fo:background-color="#ffffff" fo:padding="0.097cm" fo:border-left="none" fo:border-right="none" fo:border-top="none" fo:border-bottom="0.05pt solid #000000">
        <style:background-image/>
      </style:table-cell-properties>
    </style:style>
    <style:style style:name="Mathematicalfunctions.B10" style:family="table-cell">
      <style:table-cell-properties fo:background-color="#ffffff" fo:padding="0.097cm" fo:border-left="none" fo:border-right="none" fo:border-top="none" fo:border-bottom="0.05pt solid #000000">
        <style:background-image/>
      </style:table-cell-properties>
    </style:style>
    <style:style style:name="Mathematicalfunctions.B11" style:family="table-cell">
      <style:table-cell-properties fo:background-color="#ffffff" fo:padding="0.097cm" fo:border-left="none" fo:border-right="none" fo:border-top="none" fo:border-bottom="0.05pt solid #000000">
        <style:background-image/>
      </style:table-cell-properties>
    </style:style>
    <style:style style:name="Mathematicalfunctions.A12" style:family="table-cell">
      <style:table-cell-properties fo:background-color="#ffffff" fo:padding="0.097cm" fo:border-left="none" fo:border-right="none" fo:border-top="none" fo:border-bottom="0.05pt solid #000000">
        <style:background-image/>
      </style:table-cell-properties>
    </style:style>
    <style:style style:name="Mathematicalfunctions.B12" style:family="table-cell">
      <style:table-cell-properties fo:background-color="#ffffff" fo:padding="0.097cm" fo:border-left="none" fo:border-right="none" fo:border-top="none" fo:border-bottom="0.05pt solid #000000">
        <style:background-image/>
      </style:table-cell-properties>
    </style:style>
    <style:style style:name="Mathematicalfunctions.A13" style:family="table-cell">
      <style:table-cell-properties fo:background-color="#ffffff" fo:padding="0.097cm" fo:border-left="none" fo:border-right="none" fo:border-top="none" fo:border-bottom="0.05pt solid #000000">
        <style:background-image/>
      </style:table-cell-properties>
    </style:style>
    <style:style style:name="Mathematicalfunctions.B13" style:family="table-cell">
      <style:table-cell-properties fo:background-color="#ffffff" fo:padding="0.097cm" fo:border-left="none" fo:border-right="none" fo:border-top="none" fo:border-bottom="0.05pt solid #000000">
        <style:background-image/>
      </style:table-cell-properties>
    </style:style>
    <style:style style:name="Mathematicalfunctions.A14" style:family="table-cell">
      <style:table-cell-properties fo:background-color="#ffffff" fo:padding="0.097cm" fo:border-left="none" fo:border-right="none" fo:border-top="none" fo:border-bottom="0.05pt solid #000000">
        <style:background-image/>
      </style:table-cell-properties>
    </style:style>
    <style:style style:name="Mathematicalfunctions.B14" style:family="table-cell">
      <style:table-cell-properties fo:background-color="#ffffff" fo:padding="0.097cm" fo:border-left="none" fo:border-right="none" fo:border-top="none" fo:border-bottom="0.05pt solid #000000">
        <style:background-image/>
      </style:table-cell-properties>
    </style:style>
    <style:style style:name="Mathematicalfunctions.A15" style:family="table-cell">
      <style:table-cell-properties fo:background-color="#ffffff" fo:padding="0.097cm" fo:border-left="none" fo:border-right="none" fo:border-top="none" fo:border-bottom="0.05pt solid #000000">
        <style:background-image/>
      </style:table-cell-properties>
    </style:style>
    <style:style style:name="Mathematicalfunctions.B15" style:family="table-cell">
      <style:table-cell-properties fo:background-color="#ffffff" fo:padding="0.097cm" fo:border-left="none" fo:border-right="none" fo:border-top="none" fo:border-bottom="0.05pt solid #000000">
        <style:background-image/>
      </style:table-cell-properties>
    </style:style>
    <style:style style:name="Mathematicalfunctions.A16" style:family="table-cell">
      <style:table-cell-properties fo:background-color="#ffffff" fo:padding="0.097cm" fo:border-left="none" fo:border-right="none" fo:border-top="none" fo:border-bottom="0.05pt solid #000000">
        <style:background-image/>
      </style:table-cell-properties>
    </style:style>
    <style:style style:name="Mathematicalfunctions.B16" style:family="table-cell">
      <style:table-cell-properties fo:background-color="#ffffff" fo:padding="0.097cm" fo:border-left="none" fo:border-right="none" fo:border-top="none" fo:border-bottom="0.05pt solid #000000">
        <style:background-image/>
      </style:table-cell-properties>
    </style:style>
    <style:style style:name="Mathematicalfunctions.A17" style:family="table-cell">
      <style:table-cell-properties fo:background-color="#ffffff" fo:padding="0.097cm" fo:border-left="none" fo:border-right="none" fo:border-top="none" fo:border-bottom="0.05pt solid #000000">
        <style:background-image/>
      </style:table-cell-properties>
    </style:style>
    <style:style style:name="Mathematicalfunctions.B17" style:family="table-cell">
      <style:table-cell-properties fo:background-color="#ffffff" fo:padding="0.097cm" fo:border-left="none" fo:border-right="none" fo:border-top="none" fo:border-bottom="0.05pt solid #000000">
        <style:background-image/>
      </style:table-cell-properties>
    </style:style>
    <style:style style:name="Mathematicalfunctions.A18" style:family="table-cell">
      <style:table-cell-properties fo:background-color="#ffffff" fo:padding="0.097cm" fo:border-left="none" fo:border-right="none" fo:border-top="none" fo:border-bottom="0.05pt solid #000000">
        <style:background-image/>
      </style:table-cell-properties>
    </style:style>
    <style:style style:name="Mathematicalfunctions.B18" style:family="table-cell">
      <style:table-cell-properties fo:background-color="#ffffff" fo:padding="0.097cm" fo:border-left="none" fo:border-right="none" fo:border-top="none" fo:border-bottom="0.05pt solid #000000">
        <style:background-image/>
      </style:table-cell-properties>
    </style:style>
    <style:style style:name="Mathematicalfunctions.A19" style:family="table-cell">
      <style:table-cell-properties fo:background-color="#ffffff" fo:padding="0.097cm" fo:border-left="none" fo:border-right="none" fo:border-top="none" fo:border-bottom="0.05pt solid #000000">
        <style:background-image/>
      </style:table-cell-properties>
    </style:style>
    <style:style style:name="Mathematicalfunctions.B19" style:family="table-cell">
      <style:table-cell-properties fo:background-color="#ffffff" fo:padding="0.097cm" fo:border-left="none" fo:border-right="none" fo:border-top="none" fo:border-bottom="0.05pt solid #000000">
        <style:background-image/>
      </style:table-cell-properties>
    </style:style>
    <style:style style:name="Mathematicalfunctions.A20" style:family="table-cell">
      <style:table-cell-properties fo:background-color="#ffffff" fo:padding="0.097cm" fo:border-left="none" fo:border-right="none" fo:border-top="none" fo:border-bottom="0.05pt solid #000000">
        <style:background-image/>
      </style:table-cell-properties>
    </style:style>
    <style:style style:name="Mathematicalfunctions.B20" style:family="table-cell">
      <style:table-cell-properties fo:background-color="#ffffff" fo:padding="0.097cm" fo:border-left="none" fo:border-right="none" fo:border-top="none" fo:border-bottom="0.05pt solid #000000">
        <style:background-image/>
      </style:table-cell-properties>
    </style:style>
    <style:style style:name="Mathematicalfunctions.A21" style:family="table-cell">
      <style:table-cell-properties fo:background-color="#ffffff" fo:padding="0.097cm" fo:border-left="none" fo:border-right="none" fo:border-top="none" fo:border-bottom="0.05pt solid #000000">
        <style:background-image/>
      </style:table-cell-properties>
    </style:style>
    <style:style style:name="Mathematicalfunctions.B21" style:family="table-cell">
      <style:table-cell-properties fo:background-color="#ffffff" fo:padding="0.097cm" fo:border-left="none" fo:border-right="none" fo:border-top="none" fo:border-bottom="0.05pt solid #000000">
        <style:background-image/>
      </style:table-cell-properties>
    </style:style>
    <style:style style:name="Mathematicalfunctions.A22" style:family="table-cell">
      <style:table-cell-properties fo:background-color="#ffffff" fo:padding="0.097cm" fo:border-left="none" fo:border-right="none" fo:border-top="none" fo:border-bottom="0.05pt solid #000000">
        <style:background-image/>
      </style:table-cell-properties>
    </style:style>
    <style:style style:name="Mathematicalfunctions.B22" style:family="table-cell">
      <style:table-cell-properties fo:background-color="#ffffff" fo:padding="0.097cm" fo:border-left="none" fo:border-right="none" fo:border-top="none" fo:border-bottom="0.05pt solid #000000">
        <style:background-image/>
      </style:table-cell-properties>
    </style:style>
    <style:style style:name="Mathematicalfunctions.A23" style:family="table-cell">
      <style:table-cell-properties fo:background-color="#ffffff" fo:padding="0.097cm" fo:border-left="none" fo:border-right="none" fo:border-top="none" fo:border-bottom="0.05pt solid #000000">
        <style:background-image/>
      </style:table-cell-properties>
    </style:style>
    <style:style style:name="Mathematicalfunctions.B23" style:family="table-cell">
      <style:table-cell-properties fo:background-color="#ffffff" fo:padding="0.097cm" fo:border-left="none" fo:border-right="none" fo:border-top="none" fo:border-bottom="0.05pt solid #000000">
        <style:background-image/>
      </style:table-cell-properties>
    </style:style>
    <style:style style:name="Mathematicalfunctions.A24" style:family="table-cell">
      <style:table-cell-properties fo:background-color="#ffffff" fo:padding="0.097cm" fo:border-left="none" fo:border-right="none" fo:border-top="none" fo:border-bottom="0.05pt solid #000000">
        <style:background-image/>
      </style:table-cell-properties>
    </style:style>
    <style:style style:name="Mathematicalfunctions.B24" style:family="table-cell">
      <style:table-cell-properties fo:background-color="#ffffff" fo:padding="0.097cm" fo:border-left="none" fo:border-right="none" fo:border-top="none" fo:border-bottom="0.05pt solid #000000">
        <style:background-image/>
      </style:table-cell-properties>
    </style:style>
    <style:style style:name="Mathematicalfunctions.A25" style:family="table-cell">
      <style:table-cell-properties fo:background-color="#ffffff" fo:padding="0.097cm" fo:border-left="none" fo:border-right="none" fo:border-top="none" fo:border-bottom="0.05pt solid #000000">
        <style:background-image/>
      </style:table-cell-properties>
    </style:style>
    <style:style style:name="Mathematicalfunctions.B25" style:family="table-cell">
      <style:table-cell-properties fo:background-color="#ffffff" fo:padding="0.097cm" fo:border-left="none" fo:border-right="none" fo:border-top="none" fo:border-bottom="0.05pt solid #000000">
        <style:background-image/>
      </style:table-cell-properties>
    </style:style>
    <style:style style:name="Mathematicalfunctions.A26" style:family="table-cell">
      <style:table-cell-properties fo:background-color="#ffffff" fo:padding="0.097cm" fo:border-left="none" fo:border-right="none" fo:border-top="none" fo:border-bottom="0.05pt solid #000000">
        <style:background-image/>
      </style:table-cell-properties>
    </style:style>
    <style:style style:name="Mathematicalfunctions.B26" style:family="table-cell">
      <style:table-cell-properties fo:background-color="#ffffff" fo:padding="0.097cm" fo:border-left="none" fo:border-right="none" fo:border-top="none" fo:border-bottom="0.05pt solid #000000">
        <style:background-image/>
      </style:table-cell-properties>
    </style:style>
    <style:style style:name="Mathematicalfunctions.A27" style:family="table-cell">
      <style:table-cell-properties fo:background-color="#ffffff" fo:padding="0.097cm" fo:border-left="none" fo:border-right="none" fo:border-top="none" fo:border-bottom="0.05pt solid #000000">
        <style:background-image/>
      </style:table-cell-properties>
    </style:style>
    <style:style style:name="Mathematicalfunctions.B27" style:family="table-cell">
      <style:table-cell-properties fo:background-color="#ffffff" fo:padding="0.097cm" fo:border-left="none" fo:border-right="none" fo:border-top="none" fo:border-bottom="0.05pt solid #000000">
        <style:background-image/>
      </style:table-cell-properties>
    </style:style>
    <style:style style:name="Mathematicalfunctions.A28" style:family="table-cell">
      <style:table-cell-properties fo:background-color="#ffffff" fo:padding="0.097cm" fo:border-left="none" fo:border-right="none" fo:border-top="none" fo:border-bottom="0.05pt solid #000000">
        <style:background-image/>
      </style:table-cell-properties>
    </style:style>
    <style:style style:name="Mathematicalfunctions.B28" style:family="table-cell">
      <style:table-cell-properties fo:background-color="#ffffff" fo:padding="0.097cm" fo:border-left="none" fo:border-right="none" fo:border-top="none" fo:border-bottom="0.05pt solid #000000">
        <style:background-image/>
      </style:table-cell-properties>
    </style:style>
    <style:style style:name="Mathematicalfunctions.A29" style:family="table-cell">
      <style:table-cell-properties fo:background-color="#ffffff" fo:padding="0.097cm" fo:border-left="none" fo:border-right="none" fo:border-top="none" fo:border-bottom="0.05pt solid #000000">
        <style:background-image/>
      </style:table-cell-properties>
    </style:style>
    <style:style style:name="Mathematicalfunctions.B29" style:family="table-cell">
      <style:table-cell-properties fo:background-color="#ffffff" fo:padding="0.097cm" fo:border-left="none" fo:border-right="none" fo:border-top="none" fo:border-bottom="0.05pt solid #000000">
        <style:background-image/>
      </style:table-cell-properties>
    </style:style>
    <style:style style:name="Mathematicalfunctions.A30" style:family="table-cell">
      <style:table-cell-properties fo:background-color="#ffffff" fo:padding="0.097cm" fo:border-left="none" fo:border-right="none" fo:border-top="none" fo:border-bottom="0.05pt solid #000000">
        <style:background-image/>
      </style:table-cell-properties>
    </style:style>
    <style:style style:name="Mathematicalfunctions.B30" style:family="table-cell">
      <style:table-cell-properties fo:background-color="#ffffff" fo:padding="0.097cm" fo:border-left="none" fo:border-right="none" fo:border-top="none" fo:border-bottom="0.05pt solid #000000">
        <style:background-image/>
      </style:table-cell-properties>
    </style:style>
    <style:style style:name="Mathematicalfunctions.A31" style:family="table-cell">
      <style:table-cell-properties fo:background-color="#ffffff" fo:padding="0.097cm" fo:border-left="none" fo:border-right="none" fo:border-top="none" fo:border-bottom="0.05pt solid #000000">
        <style:background-image/>
      </style:table-cell-properties>
    </style:style>
    <style:style style:name="Mathematicalfunctions.B31" style:family="table-cell">
      <style:table-cell-properties fo:background-color="#ffffff" fo:padding="0.097cm" fo:border-left="none" fo:border-right="none" fo:border-top="none" fo:border-bottom="0.05pt solid #000000">
        <style:background-image/>
      </style:table-cell-properties>
    </style:style>
    <style:style style:name="Mathematicalfunctions.A32" style:family="table-cell">
      <style:table-cell-properties fo:background-color="#ffffff" fo:padding="0.097cm" fo:border-left="none" fo:border-right="none" fo:border-top="none" fo:border-bottom="0.05pt solid #000000">
        <style:background-image/>
      </style:table-cell-properties>
    </style:style>
    <style:style style:name="Mathematicalfunctions.B32" style:family="table-cell">
      <style:table-cell-properties fo:background-color="#ffffff" fo:padding="0.097cm" fo:border-left="none" fo:border-right="none" fo:border-top="none" fo:border-bottom="0.05pt solid #000000">
        <style:background-image/>
      </style:table-cell-properties>
    </style:style>
    <style:style style:name="Mathematicalfunctions.A33" style:family="table-cell">
      <style:table-cell-properties fo:background-color="#ffffff" fo:padding="0.097cm" fo:border-left="none" fo:border-right="none" fo:border-top="none" fo:border-bottom="0.05pt solid #000000">
        <style:background-image/>
      </style:table-cell-properties>
    </style:style>
    <style:style style:name="Mathematicalfunctions.B33" style:family="table-cell">
      <style:table-cell-properties fo:background-color="#ffffff" fo:padding="0.097cm" fo:border-left="none" fo:border-right="none" fo:border-top="none" fo:border-bottom="0.05pt solid #000000">
        <style:background-image/>
      </style:table-cell-properties>
    </style:style>
    <style:style style:name="Mathematicalfunctions.A34" style:family="table-cell">
      <style:table-cell-properties fo:background-color="#ffffff" fo:padding="0.097cm" fo:border-left="none" fo:border-right="none" fo:border-top="none" fo:border-bottom="0.05pt solid #000000">
        <style:background-image/>
      </style:table-cell-properties>
    </style:style>
    <style:style style:name="Mathematicalfunctions.B34" style:family="table-cell">
      <style:table-cell-properties fo:background-color="#ffffff" fo:padding="0.097cm" fo:border-left="none" fo:border-right="none" fo:border-top="none" fo:border-bottom="0.05pt solid #000000">
        <style:background-image/>
      </style:table-cell-properties>
    </style:style>
    <style:style style:name="Mathematicalfunctions.A35" style:family="table-cell">
      <style:table-cell-properties fo:background-color="#ffffff" fo:padding="0.097cm" fo:border-left="none" fo:border-right="none" fo:border-top="none" fo:border-bottom="0.05pt solid #000000">
        <style:background-image/>
      </style:table-cell-properties>
    </style:style>
    <style:style style:name="Mathematicalfunctions.B35" style:family="table-cell">
      <style:table-cell-properties fo:background-color="#ffffff" fo:padding="0.097cm" fo:border-left="none" fo:border-right="none" fo:border-top="none" fo:border-bottom="0.05pt solid #000000">
        <style:background-image/>
      </style:table-cell-properties>
    </style:style>
    <style:style style:name="Mathematicalfunctions.A36" style:family="table-cell">
      <style:table-cell-properties fo:background-color="#ffffff" fo:padding="0.097cm" fo:border-left="none" fo:border-right="none" fo:border-top="none" fo:border-bottom="0.05pt solid #000000">
        <style:background-image/>
      </style:table-cell-properties>
    </style:style>
    <style:style style:name="Mathematicalfunctions.B36" style:family="table-cell">
      <style:table-cell-properties fo:background-color="#ffffff" fo:padding="0.097cm" fo:border-left="none" fo:border-right="none" fo:border-top="none" fo:border-bottom="0.05pt solid #000000">
        <style:background-image/>
      </style:table-cell-properties>
    </style:style>
    <style:style style:name="Mathematicalfunctions.A37" style:family="table-cell">
      <style:table-cell-properties fo:background-color="#ffffff" fo:padding="0.097cm" fo:border-left="none" fo:border-right="none" fo:border-top="none" fo:border-bottom="0.05pt solid #000000">
        <style:background-image/>
      </style:table-cell-properties>
    </style:style>
    <style:style style:name="Mathematicalfunctions.B37" style:family="table-cell">
      <style:table-cell-properties fo:background-color="#ffffff" fo:padding="0.097cm" fo:border-left="none" fo:border-right="none" fo:border-top="none" fo:border-bottom="0.05pt solid #000000">
        <style:background-image/>
      </style:table-cell-properties>
    </style:style>
    <style:style style:name="Mathematicalfunctions.A38" style:family="table-cell">
      <style:table-cell-properties fo:background-color="#ffffff" fo:padding="0.097cm" fo:border-left="none" fo:border-right="none" fo:border-top="none" fo:border-bottom="0.05pt solid #000000">
        <style:background-image/>
      </style:table-cell-properties>
    </style:style>
    <style:style style:name="Mathematicalfunctions.B38" style:family="table-cell">
      <style:table-cell-properties fo:background-color="#ffffff" fo:padding="0.097cm" fo:border-left="none" fo:border-right="none" fo:border-top="none" fo:border-bottom="0.05pt solid #000000">
        <style:background-image/>
      </style:table-cell-properties>
    </style:style>
    <style:style style:name="Mathematicalfunctions.A39" style:family="table-cell">
      <style:table-cell-properties fo:background-color="#ffffff" fo:padding="0.097cm" fo:border-left="none" fo:border-right="none" fo:border-top="none" fo:border-bottom="0.05pt solid #000000">
        <style:background-image/>
      </style:table-cell-properties>
    </style:style>
    <style:style style:name="Mathematicalfunctions.B39" style:family="table-cell">
      <style:table-cell-properties fo:background-color="#ffffff" fo:padding="0.097cm" fo:border-left="none" fo:border-right="none" fo:border-top="none" fo:border-bottom="0.05pt solid #000000">
        <style:background-image/>
      </style:table-cell-properties>
    </style:style>
    <style:style style:name="Mathematicalfunctions.A40" style:family="table-cell">
      <style:table-cell-properties fo:background-color="#ffffff" fo:padding="0.097cm" fo:border-left="none" fo:border-right="none" fo:border-top="none" fo:border-bottom="0.05pt solid #000000">
        <style:background-image/>
      </style:table-cell-properties>
    </style:style>
    <style:style style:name="Mathematicalfunctions.B40" style:family="table-cell">
      <style:table-cell-properties fo:background-color="#ffffff" fo:padding="0.097cm" fo:border-left="none" fo:border-right="none" fo:border-top="none" fo:border-bottom="0.05pt solid #000000">
        <style:background-image/>
      </style:table-cell-properties>
    </style:style>
    <style:style style:name="Mathematicalfunctions.A41" style:family="table-cell">
      <style:table-cell-properties fo:background-color="#ffffff" fo:padding="0.097cm" fo:border-left="none" fo:border-right="none" fo:border-top="none" fo:border-bottom="0.05pt solid #000000">
        <style:background-image/>
      </style:table-cell-properties>
    </style:style>
    <style:style style:name="Mathematicalfunctions.B41" style:family="table-cell">
      <style:table-cell-properties fo:background-color="#ffffff" fo:padding="0.097cm" fo:border-left="none" fo:border-right="none" fo:border-top="none" fo:border-bottom="0.05pt solid #000000">
        <style:background-image/>
      </style:table-cell-properties>
    </style:style>
    <style:style style:name="Mathematicalfunctions.A42" style:family="table-cell">
      <style:table-cell-properties fo:background-color="#ffffff" fo:padding="0.097cm" fo:border-left="none" fo:border-right="none" fo:border-top="none" fo:border-bottom="0.05pt solid #000000">
        <style:background-image/>
      </style:table-cell-properties>
    </style:style>
    <style:style style:name="Mathematicalfunctions.B42" style:family="table-cell">
      <style:table-cell-properties fo:background-color="#ffffff" fo:padding="0.097cm" fo:border-left="none" fo:border-right="none" fo:border-top="none" fo:border-bottom="0.05pt solid #000000">
        <style:background-image/>
      </style:table-cell-properties>
    </style:style>
    <style:style style:name="Mathematicalfunctions.A43" style:family="table-cell">
      <style:table-cell-properties fo:background-color="#ffffff" fo:padding="0.097cm" fo:border-left="none" fo:border-right="none" fo:border-top="none" fo:border-bottom="0.05pt solid #000000">
        <style:background-image/>
      </style:table-cell-properties>
    </style:style>
    <style:style style:name="Mathematicalfunctions.B43" style:family="table-cell">
      <style:table-cell-properties fo:background-color="#ffffff" fo:padding="0.097cm" fo:border-left="none" fo:border-right="none" fo:border-top="none" fo:border-bottom="0.05pt solid #000000">
        <style:background-image/>
      </style:table-cell-properties>
    </style:style>
    <style:style style:name="Mathematicalfunctions.A44" style:family="table-cell">
      <style:table-cell-properties fo:background-color="#ffffff" fo:padding="0.097cm" fo:border-left="none" fo:border-right="none" fo:border-top="none" fo:border-bottom="0.05pt solid #000000">
        <style:background-image/>
      </style:table-cell-properties>
    </style:style>
    <style:style style:name="Mathematicalfunctions.B44" style:family="table-cell">
      <style:table-cell-properties fo:background-color="#ffffff" fo:padding="0.097cm" fo:border-left="none" fo:border-right="none" fo:border-top="none" fo:border-bottom="0.05pt solid #000000">
        <style:background-image/>
      </style:table-cell-properties>
    </style:style>
    <style:style style:name="Mathematicalfunctions.A45" style:family="table-cell">
      <style:table-cell-properties fo:background-color="#ffffff" fo:padding="0.097cm" fo:border-left="none" fo:border-right="none" fo:border-top="none" fo:border-bottom="0.05pt solid #000000">
        <style:background-image/>
      </style:table-cell-properties>
    </style:style>
    <style:style style:name="Mathematicalfunctions.B45" style:family="table-cell">
      <style:table-cell-properties fo:background-color="#ffffff" fo:padding="0.097cm" fo:border-left="none" fo:border-right="none" fo:border-top="none" fo:border-bottom="0.05pt solid #000000">
        <style:background-image/>
      </style:table-cell-properties>
    </style:style>
    <style:style style:name="Mathematicalfunctions.A46" style:family="table-cell">
      <style:table-cell-properties fo:background-color="#ffffff" fo:padding="0.097cm" fo:border-left="none" fo:border-right="none" fo:border-top="none" fo:border-bottom="0.05pt solid #000000">
        <style:background-image/>
      </style:table-cell-properties>
    </style:style>
    <style:style style:name="Mathematicalfunctions.B46" style:family="table-cell">
      <style:table-cell-properties fo:background-color="#ffffff" fo:padding="0.097cm" fo:border-left="none" fo:border-right="none" fo:border-top="none" fo:border-bottom="0.05pt solid #000000">
        <style:background-image/>
      </style:table-cell-properties>
    </style:style>
    <style:style style:name="Mathematicalfunctions.A47" style:family="table-cell">
      <style:table-cell-properties fo:background-color="#ffffff" fo:padding="0.097cm" fo:border-left="none" fo:border-right="none" fo:border-top="none" fo:border-bottom="0.05pt solid #000000">
        <style:background-image/>
      </style:table-cell-properties>
    </style:style>
    <style:style style:name="Mathematicalfunctions.B47" style:family="table-cell">
      <style:table-cell-properties fo:background-color="#ffffff" fo:padding="0.097cm" fo:border-left="none" fo:border-right="none" fo:border-top="none" fo:border-bottom="0.05pt solid #000000">
        <style:background-image/>
      </style:table-cell-properties>
    </style:style>
    <style:style style:name="Mathematicalfunctions.A48" style:family="table-cell">
      <style:table-cell-properties fo:background-color="#ffffff" fo:padding="0.097cm" fo:border-left="none" fo:border-right="none" fo:border-top="none" fo:border-bottom="0.05pt solid #000000">
        <style:background-image/>
      </style:table-cell-properties>
    </style:style>
    <style:style style:name="Mathematicalfunctions.B48" style:family="table-cell">
      <style:table-cell-properties fo:background-color="#ffffff" fo:padding="0.097cm" fo:border-left="none" fo:border-right="none" fo:border-top="none" fo:border-bottom="0.05pt solid #000000">
        <style:background-image/>
      </style:table-cell-properties>
    </style:style>
    <style:style style:name="Mathematicalfunctions.A49" style:family="table-cell">
      <style:table-cell-properties fo:background-color="#ffffff" fo:padding="0.097cm" fo:border-left="none" fo:border-right="none" fo:border-top="none" fo:border-bottom="0.05pt solid #000000">
        <style:background-image/>
      </style:table-cell-properties>
    </style:style>
    <style:style style:name="Mathematicalfunctions.B49" style:family="table-cell">
      <style:table-cell-properties fo:background-color="#ffffff" fo:padding="0.097cm" fo:border-left="none" fo:border-right="none" fo:border-top="none" fo:border-bottom="0.05pt solid #000000">
        <style:background-image/>
      </style:table-cell-properties>
    </style:style>
    <style:style style:name="Mathematicalfunctions.A50" style:family="table-cell">
      <style:table-cell-properties fo:background-color="#ffffff" fo:padding="0.097cm" fo:border-left="none" fo:border-right="none" fo:border-top="none" fo:border-bottom="0.05pt solid #000000">
        <style:background-image/>
      </style:table-cell-properties>
    </style:style>
    <style:style style:name="Mathematicalfunctions.B50" style:family="table-cell">
      <style:table-cell-properties fo:background-color="#ffffff" fo:padding="0.097cm" fo:border-left="none" fo:border-right="none" fo:border-top="none" fo:border-bottom="0.05pt solid #000000">
        <style:background-image/>
      </style:table-cell-properties>
    </style:style>
    <style:style style:name="Mathematicalfunctions.A51" style:family="table-cell">
      <style:table-cell-properties fo:background-color="#ffffff" fo:padding="0.097cm" fo:border-left="none" fo:border-right="none" fo:border-top="none" fo:border-bottom="0.05pt solid #000000">
        <style:background-image/>
      </style:table-cell-properties>
    </style:style>
    <style:style style:name="Mathematicalfunctions.B51" style:family="table-cell">
      <style:table-cell-properties fo:background-color="#ffffff" fo:padding="0.097cm" fo:border-left="none" fo:border-right="none" fo:border-top="none" fo:border-bottom="0.05pt solid #000000">
        <style:background-image/>
      </style:table-cell-properties>
    </style:style>
    <style:style style:name="Mathematicalfunctions.A52" style:family="table-cell">
      <style:table-cell-properties fo:background-color="#ffffff" fo:padding="0.097cm" fo:border-left="none" fo:border-right="none" fo:border-top="none" fo:border-bottom="0.05pt solid #000000">
        <style:background-image/>
      </style:table-cell-properties>
    </style:style>
    <style:style style:name="Mathematicalfunctions.B52" style:family="table-cell">
      <style:table-cell-properties fo:background-color="#ffffff" fo:padding="0.097cm" fo:border-left="none" fo:border-right="none" fo:border-top="none" fo:border-bottom="0.05pt solid #000000">
        <style:background-image/>
      </style:table-cell-properties>
    </style:style>
    <style:style style:name="Mathematicalfunctions.A53" style:family="table-cell">
      <style:table-cell-properties fo:background-color="#ffffff" fo:padding="0.097cm" fo:border-left="none" fo:border-right="none" fo:border-top="none" fo:border-bottom="0.05pt solid #000000">
        <style:background-image/>
      </style:table-cell-properties>
    </style:style>
    <style:style style:name="Mathematicalfunctions.B53" style:family="table-cell">
      <style:table-cell-properties fo:background-color="#ffffff" fo:padding="0.097cm" fo:border-left="none" fo:border-right="none" fo:border-top="none" fo:border-bottom="0.05pt solid #000000">
        <style:background-image/>
      </style:table-cell-properties>
    </style:style>
    <style:style style:name="Mathematicalfunctions.A54" style:family="table-cell">
      <style:table-cell-properties fo:background-color="#ffffff" fo:padding="0.097cm" fo:border-left="none" fo:border-right="none" fo:border-top="none" fo:border-bottom="0.05pt solid #000000">
        <style:background-image/>
      </style:table-cell-properties>
    </style:style>
    <style:style style:name="Mathematicalfunctions.B54" style:family="table-cell">
      <style:table-cell-properties fo:background-color="#ffffff" fo:padding="0.097cm" fo:border-left="none" fo:border-right="none" fo:border-top="none" fo:border-bottom="0.05pt solid #000000">
        <style:background-image/>
      </style:table-cell-properties>
    </style:style>
    <style:style style:name="Mathematicalfunctions.A55" style:family="table-cell">
      <style:table-cell-properties fo:background-color="#ffffff" fo:padding="0.097cm" fo:border-left="none" fo:border-right="none" fo:border-top="none" fo:border-bottom="0.05pt solid #000000">
        <style:background-image/>
      </style:table-cell-properties>
    </style:style>
    <style:style style:name="Mathematicalfunctions.B55" style:family="table-cell">
      <style:table-cell-properties fo:background-color="#ffffff" fo:padding="0.097cm" fo:border-left="none" fo:border-right="none" fo:border-top="none" fo:border-bottom="0.05pt solid #000000">
        <style:background-image/>
      </style:table-cell-properties>
    </style:style>
    <style:style style:name="Mathematicalfunctions.A56" style:family="table-cell">
      <style:table-cell-properties fo:background-color="#ffffff" fo:padding="0.097cm" fo:border-left="none" fo:border-right="none" fo:border-top="none" fo:border-bottom="0.05pt solid #000000">
        <style:background-image/>
      </style:table-cell-properties>
    </style:style>
    <style:style style:name="Mathematicalfunctions.B56" style:family="table-cell">
      <style:table-cell-properties fo:background-color="#ffffff" fo:padding="0.097cm" fo:border-left="none" fo:border-right="none" fo:border-top="none" fo:border-bottom="0.05pt solid #000000">
        <style:background-image/>
      </style:table-cell-properties>
    </style:style>
    <style:style style:name="Mathematicalfunctions.A57" style:family="table-cell">
      <style:table-cell-properties fo:background-color="#ffffff" fo:padding="0.097cm" fo:border-left="none" fo:border-right="none" fo:border-top="none" fo:border-bottom="0.05pt solid #000000">
        <style:background-image/>
      </style:table-cell-properties>
    </style:style>
    <style:style style:name="Mathematicalfunctions.B57" style:family="table-cell">
      <style:table-cell-properties fo:background-color="#ffffff" fo:padding="0.097cm" fo:border-left="none" fo:border-right="none" fo:border-top="none" fo:border-bottom="0.05pt solid #000000">
        <style:background-image/>
      </style:table-cell-properties>
    </style:style>
    <style:style style:name="Mathematicalfunctions.A58" style:family="table-cell">
      <style:table-cell-properties fo:background-color="#ffffff" fo:padding="0.097cm" fo:border-left="none" fo:border-right="none" fo:border-top="none" fo:border-bottom="0.05pt solid #000000">
        <style:background-image/>
      </style:table-cell-properties>
    </style:style>
    <style:style style:name="Mathematicalfunctions.B58" style:family="table-cell">
      <style:table-cell-properties fo:background-color="#ffffff" fo:padding="0.097cm" fo:border-left="none" fo:border-right="none" fo:border-top="none" fo:border-bottom="0.05pt solid #000000">
        <style:background-image/>
      </style:table-cell-properties>
    </style:style>
    <style:style style:name="Mathematicalfunctions.A59" style:family="table-cell">
      <style:table-cell-properties fo:background-color="#ffffff" fo:padding="0.097cm" fo:border-left="none" fo:border-right="none" fo:border-top="none" fo:border-bottom="0.05pt solid #000000">
        <style:background-image/>
      </style:table-cell-properties>
    </style:style>
    <style:style style:name="Mathematicalfunctions.B59" style:family="table-cell">
      <style:table-cell-properties fo:background-color="#ffffff" fo:padding="0.097cm" fo:border-left="none" fo:border-right="none" fo:border-top="none" fo:border-bottom="0.05pt solid #000000">
        <style:background-image/>
      </style:table-cell-properties>
    </style:style>
    <style:style style:name="Mathematicalfunctions.A60" style:family="table-cell">
      <style:table-cell-properties fo:background-color="#ffffff" fo:padding="0.097cm" fo:border-left="none" fo:border-right="none" fo:border-top="none" fo:border-bottom="0.05pt solid #000000">
        <style:background-image/>
      </style:table-cell-properties>
    </style:style>
    <style:style style:name="Mathematicalfunctions.B60" style:family="table-cell">
      <style:table-cell-properties fo:background-color="#ffffff" fo:padding="0.097cm" fo:border-left="none" fo:border-right="none" fo:border-top="none" fo:border-bottom="0.05pt solid #000000">
        <style:background-image/>
      </style:table-cell-properties>
    </style:style>
    <style:style style:name="Mathematicalfunctions.A61" style:family="table-cell">
      <style:table-cell-properties fo:background-color="#ffffff" fo:padding="0.097cm" fo:border-left="none" fo:border-right="none" fo:border-top="none" fo:border-bottom="0.05pt solid #000000">
        <style:background-image/>
      </style:table-cell-properties>
    </style:style>
    <style:style style:name="Mathematicalfunctions.B61" style:family="table-cell">
      <style:table-cell-properties fo:background-color="#ffffff" fo:padding="0.097cm" fo:border-left="none" fo:border-right="none" fo:border-top="none" fo:border-bottom="0.05pt solid #000000">
        <style:background-image/>
      </style:table-cell-properties>
    </style:style>
    <style:style style:name="Mathematicalfunctions.A62" style:family="table-cell">
      <style:table-cell-properties fo:background-color="#ffffff" fo:padding="0.097cm" fo:border-left="none" fo:border-right="none" fo:border-top="none" fo:border-bottom="0.05pt solid #000000">
        <style:background-image/>
      </style:table-cell-properties>
    </style:style>
    <style:style style:name="Mathematicalfunctions.B62" style:family="table-cell">
      <style:table-cell-properties fo:background-color="#ffffff" fo:padding="0.097cm" fo:border-left="none" fo:border-right="none" fo:border-top="none" fo:border-bottom="0.05pt solid #000000">
        <style:background-image/>
      </style:table-cell-properties>
    </style:style>
    <style:style style:name="Mathematicalfunctions.A63" style:family="table-cell">
      <style:table-cell-properties fo:background-color="#ffffff" fo:padding="0.097cm" fo:border-left="none" fo:border-right="none" fo:border-top="none" fo:border-bottom="0.05pt solid #000000">
        <style:background-image/>
      </style:table-cell-properties>
    </style:style>
    <style:style style:name="Mathematicalfunctions.B63" style:family="table-cell">
      <style:table-cell-properties fo:background-color="#ffffff" fo:padding="0.097cm" fo:border-left="none" fo:border-right="none" fo:border-top="none" fo:border-bottom="0.05pt solid #000000">
        <style:background-image/>
      </style:table-cell-properties>
    </style:style>
    <style:style style:name="Mathematicalfunctions.A64" style:family="table-cell">
      <style:table-cell-properties fo:background-color="#ffffff" fo:padding="0.097cm" fo:border-left="none" fo:border-right="none" fo:border-top="none" fo:border-bottom="0.05pt solid #000000">
        <style:background-image/>
      </style:table-cell-properties>
    </style:style>
    <style:style style:name="Mathematicalfunctions.B64" style:family="table-cell">
      <style:table-cell-properties fo:background-color="#ffffff" fo:padding="0.097cm" fo:border-left="none" fo:border-right="none" fo:border-top="none" fo:border-bottom="0.05pt solid #000000">
        <style:background-image/>
      </style:table-cell-properties>
    </style:style>
    <style:style style:name="Mathematicalfunctions.A65" style:family="table-cell">
      <style:table-cell-properties fo:background-color="#ffffff" fo:padding="0.097cm" fo:border-left="none" fo:border-right="none" fo:border-top="none" fo:border-bottom="0.05pt solid #000000">
        <style:background-image/>
      </style:table-cell-properties>
    </style:style>
    <style:style style:name="Mathematicalfunctions.B65" style:family="table-cell">
      <style:table-cell-properties fo:background-color="#ffffff" fo:padding="0.097cm" fo:border-left="none" fo:border-right="none" fo:border-top="none" fo:border-bottom="0.05pt solid #000000">
        <style:background-image/>
      </style:table-cell-properties>
    </style:style>
    <style:style style:name="Mathematicalfunctions.A66" style:family="table-cell">
      <style:table-cell-properties fo:background-color="#ffffff" fo:padding="0.097cm" fo:border-left="none" fo:border-right="none" fo:border-top="none" fo:border-bottom="0.05pt solid #000000">
        <style:background-image/>
      </style:table-cell-properties>
    </style:style>
    <style:style style:name="Mathematicalfunctions.B66" style:family="table-cell">
      <style:table-cell-properties fo:background-color="#ffffff" fo:padding="0.097cm" fo:border-left="none" fo:border-right="none" fo:border-top="none" fo:border-bottom="0.05pt solid #000000">
        <style:background-image/>
      </style:table-cell-properties>
    </style:style>
    <style:style style:name="Mathematicalfunctions.A67" style:family="table-cell">
      <style:table-cell-properties fo:background-color="#ffffff" fo:padding="0.097cm" fo:border-left="none" fo:border-right="none" fo:border-top="none" fo:border-bottom="0.05pt solid #000000">
        <style:background-image/>
      </style:table-cell-properties>
    </style:style>
    <style:style style:name="Mathematicalfunctions.B67" style:family="table-cell">
      <style:table-cell-properties fo:background-color="#ffffff" fo:padding="0.097cm" fo:border-left="none" fo:border-right="none" fo:border-top="none" fo:border-bottom="0.05pt solid #000000">
        <style:background-image/>
      </style:table-cell-properties>
    </style:style>
    <style:style style:name="Mathematicalfunctions.A68" style:family="table-cell">
      <style:table-cell-properties fo:background-color="#ffffff" fo:padding="0.097cm" fo:border-left="none" fo:border-right="none" fo:border-top="none" fo:border-bottom="0.05pt solid #000000">
        <style:background-image/>
      </style:table-cell-properties>
    </style:style>
    <style:style style:name="Mathematicalfunctions.B68" style:family="table-cell">
      <style:table-cell-properties fo:background-color="#ffffff" fo:padding="0.097cm" fo:border-left="none" fo:border-right="none" fo:border-top="none" fo:border-bottom="0.05pt solid #000000">
        <style:background-image/>
      </style:table-cell-properties>
    </style:style>
    <style:style style:name="Mathematicalfunctions.A69" style:family="table-cell">
      <style:table-cell-properties fo:background-color="#ffffff" fo:padding="0.097cm" fo:border-left="none" fo:border-right="none" fo:border-top="none" fo:border-bottom="0.05pt solid #000000">
        <style:background-image/>
      </style:table-cell-properties>
    </style:style>
    <style:style style:name="Mathematicalfunctions.B69" style:family="table-cell">
      <style:table-cell-properties fo:background-color="#ffffff" fo:padding="0.097cm" fo:border-left="none" fo:border-right="none" fo:border-top="none" fo:border-bottom="0.05pt solid #000000">
        <style:background-image/>
      </style:table-cell-properties>
    </style:style>
    <style:style style:name="Mathematicalfunctions.A70" style:family="table-cell">
      <style:table-cell-properties fo:background-color="#ffffff" fo:padding="0.097cm" fo:border-left="none" fo:border-right="none" fo:border-top="none" fo:border-bottom="0.05pt solid #000000">
        <style:background-image/>
      </style:table-cell-properties>
    </style:style>
    <style:style style:name="Mathematicalfunctions.B70" style:family="table-cell">
      <style:table-cell-properties fo:background-color="#ffffff" fo:padding="0.097cm" fo:border-left="none" fo:border-right="none" fo:border-top="none" fo:border-bottom="0.05pt solid #000000">
        <style:background-image/>
      </style:table-cell-properties>
    </style:style>
    <style:style style:name="Mathematicalfunctions.A71" style:family="table-cell">
      <style:table-cell-properties fo:background-color="#ffffff" fo:padding="0.097cm" fo:border-left="none" fo:border-right="none" fo:border-top="none" fo:border-bottom="0.05pt solid #000000">
        <style:background-image/>
      </style:table-cell-properties>
    </style:style>
    <style:style style:name="Mathematicalfunctions.B71" style:family="table-cell">
      <style:table-cell-properties fo:background-color="#ffffff" fo:padding="0.097cm" fo:border-left="none" fo:border-right="none" fo:border-top="none" fo:border-bottom="0.05pt solid #000000">
        <style:background-image/>
      </style:table-cell-properties>
    </style:style>
    <style:style style:name="Mathematicalfunctions.A72" style:family="table-cell">
      <style:table-cell-properties fo:background-color="#ffffff" fo:padding="0.097cm" fo:border-left="none" fo:border-right="none" fo:border-top="none" fo:border-bottom="0.05pt solid #000000">
        <style:background-image/>
      </style:table-cell-properties>
    </style:style>
    <style:style style:name="Mathematicalfunctions.B72" style:family="table-cell">
      <style:table-cell-properties fo:background-color="#ffffff" fo:padding="0.097cm" fo:border-left="none" fo:border-right="none" fo:border-top="none" fo:border-bottom="0.05pt solid #000000">
        <style:background-image/>
      </style:table-cell-properties>
    </style:style>
    <style:style style:name="Basiscalculation" style:family="table">
      <style:table-properties style:width="17cm" fo:margin-left="0cm" fo:margin-right="0cm" fo:margin-top="0cm" fo:margin-bottom="0.499cm" table:align="margins" style:may-break-between-rows="false"/>
    </style:style>
    <style:style style:name="Basiscalculation.A" style:family="table-column">
      <style:table-column-properties style:column-width="2.985cm" style:rel-column-width="11507*"/>
    </style:style>
    <style:style style:name="Basiscalculation.B" style:family="table-column">
      <style:table-column-properties style:column-width="14.016cm"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97cm"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97cm" fo:border-left="none" fo:border-right="none" fo:border-top="none" fo:border-bottom="0.05pt solid #000000">
        <style:background-image/>
      </style:table-cell-properties>
    </style:style>
    <style:style style:name="Basiscalculation.B2" style:family="table-cell">
      <style:table-cell-properties fo:background-color="#ffffff" fo:padding="0.097cm" fo:border-left="none" fo:border-right="none" fo:border-top="none" fo:border-bottom="0.05pt solid #000000">
        <style:background-image/>
      </style:table-cell-properties>
    </style:style>
    <style:style style:name="Basiscalculation.A3" style:family="table-cell">
      <style:table-cell-properties fo:background-color="#ffffff" fo:padding="0.097cm" fo:border-left="none" fo:border-right="none" fo:border-top="none" fo:border-bottom="0.05pt solid #000000">
        <style:background-image/>
      </style:table-cell-properties>
    </style:style>
    <style:style style:name="Basiscalculation.B3" style:family="table-cell">
      <style:table-cell-properties fo:background-color="#ffffff" fo:padding="0.097cm" fo:border-left="none" fo:border-right="none" fo:border-top="none" fo:border-bottom="0.05pt solid #000000">
        <style:background-image/>
      </style:table-cell-properties>
    </style:style>
    <style:style style:name="Basiscalculation.A4" style:family="table-cell">
      <style:table-cell-properties fo:background-color="#ffffff" fo:padding="0.097cm" fo:border-left="none" fo:border-right="none" fo:border-top="none" fo:border-bottom="0.05pt solid #000000">
        <style:background-image/>
      </style:table-cell-properties>
    </style:style>
    <style:style style:name="Basiscalculation.B4" style:family="table-cell">
      <style:table-cell-properties fo:background-color="#ffffff" fo:padding="0.097cm" fo:border-left="none" fo:border-right="none" fo:border-top="none" fo:border-bottom="0.05pt solid #000000">
        <style:background-image/>
      </style:table-cell-properties>
    </style:style>
    <style:style style:name="Basiscalculation.A5" style:family="table-cell">
      <style:table-cell-properties fo:background-color="#ffffff" fo:padding="0.097cm" fo:border-left="none" fo:border-right="none" fo:border-top="none" fo:border-bottom="0.05pt solid #000000">
        <style:background-image/>
      </style:table-cell-properties>
    </style:style>
    <style:style style:name="Basiscalculation.B5" style:family="table-cell">
      <style:table-cell-properties fo:background-color="#ffffff" fo:padding="0.097cm" fo:border-left="none" fo:border-right="none" fo:border-top="none" fo:border-bottom="0.05pt solid #000000">
        <style:background-image/>
      </style:table-cell-properties>
    </style:style>
    <style:style style:name="Basiscalculation.A6" style:family="table-cell">
      <style:table-cell-properties fo:background-color="#ffffff" fo:padding="0.097cm" fo:border-left="none" fo:border-right="none" fo:border-top="none" fo:border-bottom="0.05pt solid #000000">
        <style:background-image/>
      </style:table-cell-properties>
    </style:style>
    <style:style style:name="Basiscalculation.B6" style:family="table-cell">
      <style:table-cell-properties fo:background-color="#ffffff" fo:padding="0.097cm" fo:border-left="none" fo:border-right="none" fo:border-top="none" fo:border-bottom="0.05pt solid #000000">
        <style:background-image/>
      </style:table-cell-properties>
    </style:style>
    <style:style style:name="Financialanalysisfunctions" style:family="table">
      <style:table-properties style:width="16.99cm" fo:margin-left="0cm" fo:margin-right="0.011cm" fo:margin-top="0cm" fo:margin-bottom="0.6cm" table:align="margins" fo:keep-with-next="auto"/>
    </style:style>
    <style:style style:name="Financialanalysisfunctions.A" style:family="table-column">
      <style:table-column-properties style:column-width="6.348cm" style:rel-column-width="24487*"/>
    </style:style>
    <style:style style:name="Financialanalysisfunctions.B" style:family="table-column">
      <style:table-column-properties style:column-width="10.642cm" style:rel-column-width="41048*"/>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e6e6e6" fo:padding="0.097cm" fo:border-left="none" fo:border-right="none" fo:border-top="0.05pt solid #000000" fo:border-bottom="0.05pt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Financialanalysisfunctions.B2" style:family="table-cell">
      <style:table-cell-properties fo:background-color="#ffffff" fo:padding="0.097cm" fo:border-left="none" fo:border-right="none" fo:border-top="none" fo:border-bottom="0.05pt solid #000000">
        <style:background-image/>
      </style:table-cell-properties>
    </style:style>
    <style:style style:name="Financialanalysisfunctions.B3" style:family="table-cell">
      <style:table-cell-properties fo:background-color="#ffffff" fo:padding="0.097cm" fo:border-left="none" fo:border-right="none" fo:border-top="none" fo:border-bottom="0.05pt solid #000000">
        <style:background-image/>
      </style:table-cell-properties>
    </style:style>
    <style:style style:name="Financialanalysisfunctions.B4" style:family="table-cell">
      <style:table-cell-properties fo:background-color="#ffffff" fo:padding="0.097cm" fo:border-left="none" fo:border-right="none" fo:border-top="none" fo:border-bottom="0.05pt solid #000000">
        <style:background-image/>
      </style:table-cell-properties>
    </style:style>
    <style:style style:name="Financialanalysisfunctions.B5" style:family="table-cell">
      <style:table-cell-properties fo:background-color="#ffffff" fo:padding="0.097cm" fo:border-left="none" fo:border-right="none" fo:border-top="none" fo:border-bottom="0.05pt solid #000000">
        <style:background-image/>
      </style:table-cell-properties>
    </style:style>
    <style:style style:name="Financialanalysisfunctions.B6" style:family="table-cell">
      <style:table-cell-properties fo:background-color="#ffffff" fo:padding="0.097cm" fo:border-left="none" fo:border-right="none" fo:border-top="none" fo:border-bottom="0.05pt solid #000000">
        <style:background-image/>
      </style:table-cell-properties>
    </style:style>
    <style:style style:name="Financialanalysisfunctions.B7" style:family="table-cell">
      <style:table-cell-properties fo:background-color="#ffffff" fo:padding="0.097cm" fo:border-left="none" fo:border-right="none" fo:border-top="none" fo:border-bottom="0.05pt solid #000000">
        <style:background-image/>
      </style:table-cell-properties>
    </style:style>
    <style:style style:name="Financialanalysisfunctions.B8" style:family="table-cell">
      <style:table-cell-properties fo:background-color="#ffffff" fo:padding="0.097cm" fo:border-left="none" fo:border-right="none" fo:border-top="none" fo:border-bottom="0.05pt solid #000000">
        <style:background-image/>
      </style:table-cell-properties>
    </style:style>
    <style:style style:name="Financialanalysisfunctions.B9" style:family="table-cell">
      <style:table-cell-properties fo:background-color="#ffffff" fo:padding="0.097cm" fo:border-left="none" fo:border-right="none" fo:border-top="none" fo:border-bottom="0.05pt solid #000000">
        <style:background-image/>
      </style:table-cell-properties>
    </style:style>
    <style:style style:name="Financialanalysisfunctions.B10" style:family="table-cell">
      <style:table-cell-properties fo:background-color="#ffffff" fo:padding="0.097cm" fo:border-left="none" fo:border-right="none" fo:border-top="none" fo:border-bottom="0.05pt solid #000000">
        <style:background-image/>
      </style:table-cell-properties>
    </style:style>
    <style:style style:name="Financialanalysisfunctions.B11" style:family="table-cell">
      <style:table-cell-properties fo:background-color="#ffffff" fo:padding="0.097cm" fo:border-left="none" fo:border-right="none" fo:border-top="none" fo:border-bottom="0.05pt solid #000000">
        <style:background-image/>
      </style:table-cell-properties>
    </style:style>
    <style:style style:name="Financialanalysisfunctions.B12" style:family="table-cell">
      <style:table-cell-properties fo:background-color="#ffffff" fo:padding="0.097cm" fo:border-left="none" fo:border-right="none" fo:border-top="none" fo:border-bottom="0.05pt solid #000000">
        <style:background-image/>
      </style:table-cell-properties>
    </style:style>
    <style:style style:name="Financialanalysisfunctions.B13" style:family="table-cell">
      <style:table-cell-properties fo:background-color="#ffffff" fo:padding="0.097cm" fo:border-left="none" fo:border-right="none" fo:border-top="none" fo:border-bottom="0.05pt solid #000000">
        <style:background-image/>
      </style:table-cell-properties>
    </style:style>
    <style:style style:name="Financialanalysisfunctions.B14" style:family="table-cell">
      <style:table-cell-properties fo:background-color="#ffffff" fo:padding="0.097cm" fo:border-left="none" fo:border-right="none" fo:border-top="none" fo:border-bottom="0.05pt solid #000000">
        <style:background-image/>
      </style:table-cell-properties>
    </style:style>
    <style:style style:name="Financialanalysisfunctions.B15" style:family="table-cell">
      <style:table-cell-properties fo:background-color="#ffffff" fo:padding="0.097cm" fo:border-left="none" fo:border-right="none" fo:border-top="none" fo:border-bottom="0.05pt solid #000000">
        <style:background-image/>
      </style:table-cell-properties>
    </style:style>
    <style:style style:name="Financialanalysisfunctions.B16" style:family="table-cell">
      <style:table-cell-properties fo:background-color="#ffffff" fo:padding="0.097cm" fo:border-left="none" fo:border-right="none" fo:border-top="none" fo:border-bottom="0.05pt solid #000000">
        <style:background-image/>
      </style:table-cell-properties>
    </style:style>
    <style:style style:name="Financialanalysisfunctions.B17" style:family="table-cell">
      <style:table-cell-properties fo:background-color="#ffffff" fo:padding="0.097cm" fo:border-left="none" fo:border-right="none" fo:border-top="none" fo:border-bottom="0.05pt solid #000000">
        <style:background-image/>
      </style:table-cell-properties>
    </style:style>
    <style:style style:name="Financialanalysisfunctions.B18" style:family="table-cell">
      <style:table-cell-properties fo:background-color="#ffffff" fo:padding="0.097cm" fo:border-left="none" fo:border-right="none" fo:border-top="none" fo:border-bottom="0.05pt solid #000000">
        <style:background-image/>
      </style:table-cell-properties>
    </style:style>
    <style:style style:name="Financialanalysisfunctions.B19" style:family="table-cell">
      <style:table-cell-properties fo:background-color="#ffffff" fo:padding="0.097cm" fo:border-left="none" fo:border-right="none" fo:border-top="none" fo:border-bottom="0.05pt solid #000000">
        <style:background-image/>
      </style:table-cell-properties>
    </style:style>
    <style:style style:name="Financialanalysisfunctions.B20" style:family="table-cell">
      <style:table-cell-properties fo:background-color="#ffffff" fo:padding="0.097cm" fo:border-left="none" fo:border-right="none" fo:border-top="none" fo:border-bottom="0.05pt solid #000000">
        <style:background-image/>
      </style:table-cell-properties>
    </style:style>
    <style:style style:name="Financialanalysisfunctions.B21" style:family="table-cell">
      <style:table-cell-properties fo:background-color="#ffffff" fo:padding="0.097cm" fo:border-left="none" fo:border-right="none" fo:border-top="none" fo:border-bottom="0.05pt solid #000000">
        <style:background-image/>
      </style:table-cell-properties>
    </style:style>
    <style:style style:name="Financialanalysisfunctions.B22" style:family="table-cell">
      <style:table-cell-properties fo:background-color="#ffffff" fo:padding="0.097cm" fo:border-left="none" fo:border-right="none" fo:border-top="none" fo:border-bottom="0.05pt solid #000000">
        <style:background-image/>
      </style:table-cell-properties>
    </style:style>
    <style:style style:name="Financialanalysisfunctions.B23" style:family="table-cell">
      <style:table-cell-properties fo:background-color="#ffffff" fo:padding="0.097cm" fo:border-left="none" fo:border-right="none" fo:border-top="none" fo:border-bottom="0.05pt solid #000000">
        <style:background-image/>
      </style:table-cell-properties>
    </style:style>
    <style:style style:name="Financialanalysisfunctions.B24" style:family="table-cell">
      <style:table-cell-properties fo:background-color="#ffffff" fo:padding="0.097cm" fo:border-left="none" fo:border-right="none" fo:border-top="none" fo:border-bottom="0.05pt solid #000000">
        <style:background-image/>
      </style:table-cell-properties>
    </style:style>
    <style:style style:name="Financialanalysisfunctions.B25" style:family="table-cell">
      <style:table-cell-properties fo:background-color="#ffffff" fo:padding="0.097cm" fo:border-left="none" fo:border-right="none" fo:border-top="none" fo:border-bottom="0.05pt solid #000000">
        <style:background-image/>
      </style:table-cell-properties>
    </style:style>
    <style:style style:name="Financialanalysisfunctions.B26" style:family="table-cell">
      <style:table-cell-properties fo:background-color="#ffffff" fo:padding="0.097cm" fo:border-left="none" fo:border-right="none" fo:border-top="none" fo:border-bottom="0.05pt solid #000000">
        <style:background-image/>
      </style:table-cell-properties>
    </style:style>
    <style:style style:name="Financialanalysisfunctions.B27" style:family="table-cell">
      <style:table-cell-properties fo:background-color="#ffffff" fo:padding="0.097cm" fo:border-left="none" fo:border-right="none" fo:border-top="none" fo:border-bottom="0.05pt solid #000000">
        <style:background-image/>
      </style:table-cell-properties>
    </style:style>
    <style:style style:name="Financialanalysisfunctions.B28" style:family="table-cell">
      <style:table-cell-properties fo:background-color="#ffffff" fo:padding="0.097cm" fo:border-left="none" fo:border-right="none" fo:border-top="none" fo:border-bottom="0.05pt solid #000000">
        <style:background-image/>
      </style:table-cell-properties>
    </style:style>
    <style:style style:name="Financialanalysisfunctions.B29" style:family="table-cell">
      <style:table-cell-properties fo:background-color="#ffffff" fo:padding="0.097cm" fo:border-left="none" fo:border-right="none" fo:border-top="none" fo:border-bottom="0.05pt solid #000000">
        <style:background-image/>
      </style:table-cell-properties>
    </style:style>
    <style:style style:name="Financialanalysisfunctions.B30" style:family="table-cell">
      <style:table-cell-properties fo:background-color="#ffffff" fo:padding="0.097cm" fo:border-left="none" fo:border-right="none" fo:border-top="none" fo:border-bottom="0.05pt solid #000000">
        <style:background-image/>
      </style:table-cell-properties>
    </style:style>
    <style:style style:name="Financialanalysisfunctions.B31" style:family="table-cell">
      <style:table-cell-properties fo:background-color="#ffffff" fo:padding="0.097cm" fo:border-left="none" fo:border-right="none" fo:border-top="none" fo:border-bottom="0.05pt solid #000000">
        <style:background-image/>
      </style:table-cell-properties>
    </style:style>
    <style:style style:name="Financialanalysisfunctions.B32" style:family="table-cell">
      <style:table-cell-properties fo:background-color="#ffffff" fo:padding="0.097cm" fo:border-left="none" fo:border-right="none" fo:border-top="none" fo:border-bottom="0.05pt solid #000000">
        <style:background-image/>
      </style:table-cell-properties>
    </style:style>
    <style:style style:name="Financialanalysisfunctions.B33" style:family="table-cell">
      <style:table-cell-properties fo:background-color="#ffffff" fo:padding="0.097cm" fo:border-left="none" fo:border-right="none" fo:border-top="none" fo:border-bottom="0.05pt solid #000000">
        <style:background-image/>
      </style:table-cell-properties>
    </style:style>
    <style:style style:name="Financialanalysisfunctions.B34" style:family="table-cell">
      <style:table-cell-properties fo:background-color="#ffffff" fo:padding="0.097cm" fo:border-left="none" fo:border-right="none" fo:border-top="none" fo:border-bottom="0.05pt solid #000000">
        <style:background-image/>
      </style:table-cell-properties>
    </style:style>
    <style:style style:name="Financialanalysisfunctions.B35" style:family="table-cell">
      <style:table-cell-properties fo:background-color="#ffffff" fo:padding="0.097cm" fo:border-left="none" fo:border-right="none" fo:border-top="none" fo:border-bottom="0.05pt solid #000000">
        <style:background-image/>
      </style:table-cell-properties>
    </style:style>
    <style:style style:name="Financialanalysisfunctions.B36" style:family="table-cell">
      <style:table-cell-properties fo:background-color="#ffffff" fo:padding="0.097cm" fo:border-left="none" fo:border-right="none" fo:border-top="none" fo:border-bottom="0.05pt solid #000000">
        <style:background-image/>
      </style:table-cell-properties>
    </style:style>
    <style:style style:name="Financialanalysisfunctions.B37" style:family="table-cell">
      <style:table-cell-properties fo:background-color="#ffffff" fo:padding="0.097cm" fo:border-left="none" fo:border-right="none" fo:border-top="none" fo:border-bottom="0.05pt solid #000000">
        <style:background-image/>
      </style:table-cell-properties>
    </style:style>
    <style:style style:name="Financialanalysisfunctions.B38" style:family="table-cell">
      <style:table-cell-properties fo:background-color="#ffffff" fo:padding="0.097cm" fo:border-left="none" fo:border-right="none" fo:border-top="none" fo:border-bottom="0.05pt solid #000000">
        <style:background-image/>
      </style:table-cell-properties>
    </style:style>
    <style:style style:name="Financialanalysisfunctions.B39" style:family="table-cell">
      <style:table-cell-properties fo:background-color="#ffffff" fo:padding="0.097cm" fo:border-left="none" fo:border-right="none" fo:border-top="none" fo:border-bottom="0.05pt solid #000000">
        <style:background-image/>
      </style:table-cell-properties>
    </style:style>
    <style:style style:name="Financialanalysisfunctions.B40" style:family="table-cell">
      <style:table-cell-properties fo:background-color="#ffffff" fo:padding="0.097cm" fo:border-left="none" fo:border-right="none" fo:border-top="none" fo:border-bottom="0.05pt solid #000000">
        <style:background-image/>
      </style:table-cell-properties>
    </style:style>
    <style:style style:name="Financialanalysisfunctions.B41" style:family="table-cell">
      <style:table-cell-properties fo:background-color="#ffffff" fo:padding="0.097cm" fo:border-left="none" fo:border-right="none" fo:border-top="none" fo:border-bottom="0.05pt solid #000000">
        <style:background-image/>
      </style:table-cell-properties>
    </style:style>
    <style:style style:name="Financialanalysisfunctions.B42" style:family="table-cell">
      <style:table-cell-properties fo:background-color="#ffffff" fo:padding="0.097cm" fo:border-left="none" fo:border-right="none" fo:border-top="none" fo:border-bottom="0.05pt solid #000000">
        <style:background-image/>
      </style:table-cell-properties>
    </style:style>
    <style:style style:name="Financialanalysisfunctions.B43" style:family="table-cell">
      <style:table-cell-properties fo:background-color="#ffffff" fo:padding="0.097cm" fo:border-left="none" fo:border-right="none" fo:border-top="none" fo:border-bottom="0.05pt solid #000000">
        <style:background-image/>
      </style:table-cell-properties>
    </style:style>
    <style:style style:name="Financialanalysisfunctions.B44" style:family="table-cell">
      <style:table-cell-properties fo:background-color="#ffffff" fo:padding="0.097cm" fo:border-left="none" fo:border-right="none" fo:border-top="none" fo:border-bottom="0.05pt solid #000000">
        <style:background-image/>
      </style:table-cell-properties>
    </style:style>
    <style:style style:name="Financialanalysisfunctions.B45" style:family="table-cell">
      <style:table-cell-properties fo:background-color="#ffffff" fo:padding="0.097cm" fo:border-left="none" fo:border-right="none" fo:border-top="none" fo:border-bottom="0.05pt solid #000000">
        <style:background-image/>
      </style:table-cell-properties>
    </style:style>
    <style:style style:name="Financialanalysisfunctions.B46" style:family="table-cell">
      <style:table-cell-properties fo:background-color="#ffffff" fo:padding="0.097cm" fo:border-left="none" fo:border-right="none" fo:border-top="none" fo:border-bottom="0.05pt solid #000000">
        <style:background-image/>
      </style:table-cell-properties>
    </style:style>
    <style:style style:name="Financialanalysisfunctions.B47" style:family="table-cell">
      <style:table-cell-properties fo:background-color="#ffffff" fo:padding="0.097cm" fo:border-left="none" fo:border-right="none" fo:border-top="none" fo:border-bottom="0.05pt solid #000000">
        <style:background-image/>
      </style:table-cell-properties>
    </style:style>
    <style:style style:name="Financialanalysisfunctions.B48" style:family="table-cell">
      <style:table-cell-properties fo:background-color="#ffffff" fo:padding="0.097cm" fo:border-left="none" fo:border-right="none" fo:border-top="none" fo:border-bottom="0.05pt solid #000000">
        <style:background-image/>
      </style:table-cell-properties>
    </style:style>
    <style:style style:name="Financialanalysisfunctions.B49" style:family="table-cell">
      <style:table-cell-properties fo:background-color="#ffffff" fo:padding="0.097cm" fo:border-left="none" fo:border-right="none" fo:border-top="none" fo:border-bottom="0.05pt solid #000000">
        <style:background-image/>
      </style:table-cell-properties>
    </style:style>
    <style:style style:name="Financialanalysisfunctions.A50" style:family="table-cell">
      <style:table-cell-properties style:vertical-align="top" fo:background-color="transparent" fo:padding="0.097cm" fo:border-left="none" fo:border-right="none" fo:border-top="none" fo:border-bottom="0.05pt solid #000000">
        <style:background-image/>
      </style:table-cell-properties>
    </style:style>
    <style:style style:name="Financialanalysisfunctions.B50" style:family="table-cell">
      <style:table-cell-properties fo:background-color="transparent" fo:padding="0.097cm" fo:border-left="none" fo:border-right="none" fo:border-top="none" fo:border-bottom="0.05pt solid #000000">
        <style:background-image/>
      </style:table-cell-properties>
    </style:style>
    <style:style style:name="Financialanalysisfunctions.B51" style:family="table-cell">
      <style:table-cell-properties fo:background-color="#ffffff" fo:padding="0.097cm" fo:border-left="none" fo:border-right="none" fo:border-top="none" fo:border-bottom="0.05pt solid #000000">
        <style:background-image/>
      </style:table-cell-properties>
    </style:style>
    <style:style style:name="Financialanalysisfunctions.B52" style:family="table-cell">
      <style:table-cell-properties fo:background-color="#ffffff" fo:padding="0.097cm" fo:border-left="none" fo:border-right="none" fo:border-top="none" fo:border-bottom="0.05pt solid #000000">
        <style:background-image/>
      </style:table-cell-properties>
    </style:style>
    <style:style style:name="Financialanalysisfunctions.B53" style:family="table-cell">
      <style:table-cell-properties fo:background-color="#ffffff" fo:padding="0.097cm" fo:border-left="none" fo:border-right="none" fo:border-top="none" fo:border-bottom="0.05pt solid #000000">
        <style:background-image/>
      </style:table-cell-properties>
    </style:style>
    <style:style style:name="Financialanalysisfunctions.B54" style:family="table-cell">
      <style:table-cell-properties fo:background-color="#ffffff" fo:padding="0.097cm" fo:border-left="none" fo:border-right="none" fo:border-top="none" fo:border-bottom="0.05pt solid #000000">
        <style:background-image/>
      </style:table-cell-properties>
    </style:style>
    <style:style style:name="Financialanalysisfunctions.B55" style:family="table-cell">
      <style:table-cell-properties fo:background-color="#ffffff" fo:padding="0.097cm" fo:border-left="none" fo:border-right="none" fo:border-top="none" fo:border-bottom="0.05pt solid #000000">
        <style:background-image/>
      </style:table-cell-properties>
    </style:style>
    <style:style style:name="Financialanalysisfunctions.B56" style:family="table-cell">
      <style:table-cell-properties fo:background-color="#ffffff" fo:padding="0.097cm" fo:border-left="none" fo:border-right="none" fo:border-top="none" fo:border-bottom="0.05pt solid #000000">
        <style:background-image/>
      </style:table-cell-properties>
    </style:style>
    <style:style style:name="Financialanalysisfunctions.B57" style:family="table-cell">
      <style:table-cell-properties fo:background-color="#ffffff" fo:padding="0.097cm" fo:border-left="none" fo:border-right="none" fo:border-top="none" fo:border-bottom="0.05pt solid #000000">
        <style:background-image/>
      </style:table-cell-properties>
    </style:style>
    <style:style style:name="Financialanalysisfunctions.B58" style:family="table-cell">
      <style:table-cell-properties fo:background-color="#ffffff" fo:padding="0.097cm" fo:border-left="none" fo:border-right="none" fo:border-top="none" fo:border-bottom="0.05pt solid #000000">
        <style:background-image/>
      </style:table-cell-properties>
    </style:style>
    <style:style style:name="Financialanalysisfunctions.B59" style:family="table-cell">
      <style:table-cell-properties fo:background-color="#ffffff" fo:padding="0.097cm" fo:border-left="none" fo:border-right="none" fo:border-top="none" fo:border-bottom="0.05pt solid #000000">
        <style:background-image/>
      </style:table-cell-properties>
    </style:style>
    <style:style style:name="Financialanalysisfunctions.B60" style:family="table-cell">
      <style:table-cell-properties fo:background-color="#ffffff" fo:padding="0.097cm" fo:border-left="none" fo:border-right="none" fo:border-top="none" fo:border-bottom="0.05pt solid #000000">
        <style:background-image/>
      </style:table-cell-properties>
    </style:style>
    <style:style style:name="Statisticalanalysisfunctions" style:family="table">
      <style:table-properties style:width="17.013cm" fo:margin-left="0cm" fo:margin-right="-0.012cm" table:align="margins" fo:keep-with-next="auto"/>
    </style:style>
    <style:style style:name="Statisticalanalysisfunctions.A" style:family="table-column">
      <style:table-column-properties style:column-width="6.257cm" style:rel-column-width="24100*"/>
    </style:style>
    <style:style style:name="Statisticalanalysisfunctions.B" style:family="table-column">
      <style:table-column-properties style:column-width="10.756cm" style:rel-column-width="41435*"/>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e6e6e6" fo:padding="0.097cm" fo:border-left="none" fo:border-right="none" fo:border-top="0.05pt solid #000000" fo:border-bottom="0.05pt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Statisticalanalysisfunctions.B2" style:family="table-cell">
      <style:table-cell-properties fo:background-color="#ffffff" fo:padding="0.097cm" fo:border-left="none" fo:border-right="none" fo:border-top="none" fo:border-bottom="0.05pt solid #000000">
        <style:background-image/>
      </style:table-cell-properties>
    </style:style>
    <style:style style:name="Statisticalanalysisfunctions.B3" style:family="table-cell">
      <style:table-cell-properties fo:background-color="#ffffff" fo:padding="0.097cm" fo:border-left="none" fo:border-right="none" fo:border-top="none" fo:border-bottom="0.05pt solid #000000">
        <style:background-image/>
      </style:table-cell-properties>
    </style:style>
    <style:style style:name="Statisticalanalysisfunctions.B4" style:family="table-cell">
      <style:table-cell-properties fo:background-color="#ffffff" fo:padding="0.097cm" fo:border-left="none" fo:border-right="none" fo:border-top="none" fo:border-bottom="0.05pt solid #000000">
        <style:background-image/>
      </style:table-cell-properties>
    </style:style>
    <style:style style:name="Statisticalanalysisfunctions.B5" style:family="table-cell">
      <style:table-cell-properties fo:background-color="#ffffff" fo:padding="0.097cm" fo:border-left="none" fo:border-right="none" fo:border-top="none" fo:border-bottom="0.05pt solid #000000">
        <style:background-image/>
      </style:table-cell-properties>
    </style:style>
    <style:style style:name="Statisticalanalysisfunctions.B6" style:family="table-cell">
      <style:table-cell-properties fo:background-color="#ffffff" fo:padding="0.097cm" fo:border-left="none" fo:border-right="none" fo:border-top="none" fo:border-bottom="0.05pt solid #000000">
        <style:background-image/>
      </style:table-cell-properties>
    </style:style>
    <style:style style:name="Statisticalanalysisfunctions.B7" style:family="table-cell">
      <style:table-cell-properties fo:background-color="#ffffff" fo:padding="0.097cm" fo:border-left="none" fo:border-right="none" fo:border-top="none" fo:border-bottom="0.05pt solid #000000">
        <style:background-image/>
      </style:table-cell-properties>
    </style:style>
    <style:style style:name="Statisticalanalysisfunctions.B8" style:family="table-cell">
      <style:table-cell-properties fo:background-color="#ffffff" fo:padding="0.097cm" fo:border-left="none" fo:border-right="none" fo:border-top="none" fo:border-bottom="0.05pt solid #000000">
        <style:background-image/>
      </style:table-cell-properties>
    </style:style>
    <style:style style:name="Statisticalanalysisfunctions.B9" style:family="table-cell">
      <style:table-cell-properties fo:background-color="#ffffff" fo:padding="0.097cm" fo:border-left="none" fo:border-right="none" fo:border-top="none" fo:border-bottom="0.05pt solid #000000">
        <style:background-image/>
      </style:table-cell-properties>
    </style:style>
    <style:style style:name="Statisticalanalysisfunctions.B10" style:family="table-cell">
      <style:table-cell-properties fo:background-color="#ffffff" fo:padding="0.097cm" fo:border-left="none" fo:border-right="none" fo:border-top="none" fo:border-bottom="0.05pt solid #000000">
        <style:background-image/>
      </style:table-cell-properties>
    </style:style>
    <style:style style:name="Statisticalanalysisfunctions.B11" style:family="table-cell">
      <style:table-cell-properties fo:background-color="#ffffff" fo:padding="0.097cm" fo:border-left="none" fo:border-right="none" fo:border-top="none" fo:border-bottom="0.05pt solid #000000">
        <style:background-image/>
      </style:table-cell-properties>
    </style:style>
    <style:style style:name="Statisticalanalysisfunctions.B12" style:family="table-cell">
      <style:table-cell-properties fo:background-color="#ffffff" fo:padding="0.097cm" fo:border-left="none" fo:border-right="none" fo:border-top="none" fo:border-bottom="0.05pt solid #000000">
        <style:background-image/>
      </style:table-cell-properties>
    </style:style>
    <style:style style:name="Statisticalanalysisfunctions.B13" style:family="table-cell">
      <style:table-cell-properties fo:background-color="#ffffff" fo:padding="0.097cm" fo:border-left="none" fo:border-right="none" fo:border-top="none" fo:border-bottom="0.05pt solid #000000">
        <style:background-image/>
      </style:table-cell-properties>
    </style:style>
    <style:style style:name="Statisticalanalysisfunctions.B14" style:family="table-cell">
      <style:table-cell-properties fo:background-color="#ffffff" fo:padding="0.097cm" fo:border-left="none" fo:border-right="none" fo:border-top="none" fo:border-bottom="0.05pt solid #000000">
        <style:background-image/>
      </style:table-cell-properties>
    </style:style>
    <style:style style:name="Statisticalanalysisfunctions.B15" style:family="table-cell">
      <style:table-cell-properties fo:background-color="#ffffff" fo:padding="0.097cm" fo:border-left="none" fo:border-right="none" fo:border-top="none" fo:border-bottom="0.05pt solid #000000">
        <style:background-image/>
      </style:table-cell-properties>
    </style:style>
    <style:style style:name="Statisticalanalysisfunctions.B16" style:family="table-cell">
      <style:table-cell-properties fo:background-color="#ffffff" fo:padding="0.097cm" fo:border-left="none" fo:border-right="none" fo:border-top="none" fo:border-bottom="0.05pt solid #000000">
        <style:background-image/>
      </style:table-cell-properties>
    </style:style>
    <style:style style:name="Statisticalanalysisfunctions.B17" style:family="table-cell">
      <style:table-cell-properties fo:background-color="#ffffff" fo:padding="0.097cm" fo:border-left="none" fo:border-right="none" fo:border-top="none" fo:border-bottom="0.05pt solid #000000">
        <style:background-image/>
      </style:table-cell-properties>
    </style:style>
    <style:style style:name="Statisticalanalysisfunctions.B18" style:family="table-cell">
      <style:table-cell-properties fo:background-color="#ffffff" fo:padding="0.097cm" fo:border-left="none" fo:border-right="none" fo:border-top="none" fo:border-bottom="0.05pt solid #000000">
        <style:background-image/>
      </style:table-cell-properties>
    </style:style>
    <style:style style:name="Statisticalanalysisfunctions.B19" style:family="table-cell">
      <style:table-cell-properties fo:background-color="#ffffff" fo:padding="0.097cm" fo:border-left="none" fo:border-right="none" fo:border-top="none" fo:border-bottom="0.05pt solid #000000">
        <style:background-image/>
      </style:table-cell-properties>
    </style:style>
    <style:style style:name="Statisticalanalysisfunctions.B20" style:family="table-cell">
      <style:table-cell-properties fo:background-color="#ffffff" fo:padding="0.097cm" fo:border-left="none" fo:border-right="none" fo:border-top="none" fo:border-bottom="0.05pt solid #000000">
        <style:background-image/>
      </style:table-cell-properties>
    </style:style>
    <style:style style:name="Statisticalanalysisfunctions.A21" style:family="table-cell">
      <style:table-cell-properties style:vertical-align="top" fo:background-color="transparent" fo:padding="0.097cm" fo:border-left="none" fo:border-right="none" fo:border-top="none" fo:border-bottom="0.05pt solid #000000">
        <style:background-image/>
      </style:table-cell-properties>
    </style:style>
    <style:style style:name="Statisticalanalysisfunctions.B21" style:family="table-cell">
      <style:table-cell-properties fo:background-color="transparent" fo:padding="0.097cm" fo:border-left="none" fo:border-right="none" fo:border-top="none" fo:border-bottom="0.05pt solid #000000">
        <style:background-image/>
      </style:table-cell-properties>
    </style:style>
    <style:style style:name="Statisticalanalysisfunctions.B22" style:family="table-cell">
      <style:table-cell-properties fo:background-color="#ffffff" fo:padding="0.097cm" fo:border-left="none" fo:border-right="none" fo:border-top="none" fo:border-bottom="0.05pt solid #000000">
        <style:background-image/>
      </style:table-cell-properties>
    </style:style>
    <style:style style:name="Statisticalanalysisfunctions.B23" style:family="table-cell">
      <style:table-cell-properties fo:background-color="#ffffff" fo:padding="0.097cm" fo:border-left="none" fo:border-right="none" fo:border-top="none" fo:border-bottom="0.05pt solid #000000">
        <style:background-image/>
      </style:table-cell-properties>
    </style:style>
    <style:style style:name="Statisticalanalysisfunctions.B24" style:family="table-cell">
      <style:table-cell-properties fo:background-color="#ffffff" fo:padding="0.097cm" fo:border-left="none" fo:border-right="none" fo:border-top="none" fo:border-bottom="0.05pt solid #000000">
        <style:background-image/>
      </style:table-cell-properties>
    </style:style>
    <style:style style:name="Statisticalanalysisfunctions.B25" style:family="table-cell">
      <style:table-cell-properties fo:background-color="#ffffff" fo:padding="0.097cm" fo:border-left="none" fo:border-right="none" fo:border-top="none" fo:border-bottom="0.05pt solid #000000">
        <style:background-image/>
      </style:table-cell-properties>
    </style:style>
    <style:style style:name="Statisticalanalysisfunctions.B26" style:family="table-cell">
      <style:table-cell-properties fo:background-color="#ffffff" fo:padding="0.097cm" fo:border-left="none" fo:border-right="none" fo:border-top="none" fo:border-bottom="0.05pt solid #000000">
        <style:background-image/>
      </style:table-cell-properties>
    </style:style>
    <style:style style:name="Statisticalanalysisfunctions.B27" style:family="table-cell">
      <style:table-cell-properties fo:background-color="#ffffff" fo:padding="0.097cm" fo:border-left="none" fo:border-right="none" fo:border-top="none" fo:border-bottom="0.05pt solid #000000">
        <style:background-image/>
      </style:table-cell-properties>
    </style:style>
    <style:style style:name="Statisticalanalysisfunctions.B28" style:family="table-cell">
      <style:table-cell-properties fo:background-color="#ffffff" fo:padding="0.097cm" fo:border-left="none" fo:border-right="none" fo:border-top="none" fo:border-bottom="0.05pt solid #000000">
        <style:background-image/>
      </style:table-cell-properties>
    </style:style>
    <style:style style:name="Statisticalanalysisfunctions.B29" style:family="table-cell">
      <style:table-cell-properties fo:background-color="#ffffff" fo:padding="0.097cm" fo:border-left="none" fo:border-right="none" fo:border-top="none" fo:border-bottom="0.05pt solid #000000">
        <style:background-image/>
      </style:table-cell-properties>
    </style:style>
    <style:style style:name="Statisticalanalysisfunctions.B30" style:family="table-cell">
      <style:table-cell-properties fo:background-color="#ffffff" fo:padding="0.097cm" fo:border-left="none" fo:border-right="none" fo:border-top="none" fo:border-bottom="0.05pt solid #000000">
        <style:background-image/>
      </style:table-cell-properties>
    </style:style>
    <style:style style:name="Statisticalanalysisfunctions.B31" style:family="table-cell">
      <style:table-cell-properties fo:background-color="#ffffff" fo:padding="0.097cm" fo:border-left="none" fo:border-right="none" fo:border-top="none" fo:border-bottom="0.05pt solid #000000">
        <style:background-image/>
      </style:table-cell-properties>
    </style:style>
    <style:style style:name="Statisticalanalysisfunctions.B32" style:family="table-cell">
      <style:table-cell-properties fo:background-color="#ffffff" fo:padding="0.097cm" fo:border-left="none" fo:border-right="none" fo:border-top="none" fo:border-bottom="0.05pt solid #000000">
        <style:background-image/>
      </style:table-cell-properties>
    </style:style>
    <style:style style:name="Statisticalanalysisfunctions.B33" style:family="table-cell">
      <style:table-cell-properties fo:background-color="#ffffff" fo:padding="0.097cm" fo:border-left="none" fo:border-right="none" fo:border-top="none" fo:border-bottom="0.05pt solid #000000">
        <style:background-image/>
      </style:table-cell-properties>
    </style:style>
    <style:style style:name="Statisticalanalysisfunctions.B34" style:family="table-cell">
      <style:table-cell-properties fo:background-color="#ffffff" fo:padding="0.097cm" fo:border-left="none" fo:border-right="none" fo:border-top="none" fo:border-bottom="0.05pt solid #000000">
        <style:background-image/>
      </style:table-cell-properties>
    </style:style>
    <style:style style:name="Statisticalanalysisfunctions.B35" style:family="table-cell">
      <style:table-cell-properties fo:background-color="#ffffff" fo:padding="0.097cm" fo:border-left="none" fo:border-right="none" fo:border-top="none" fo:border-bottom="0.05pt solid #000000">
        <style:background-image/>
      </style:table-cell-properties>
    </style:style>
    <style:style style:name="Statisticalanalysisfunctions.B36" style:family="table-cell">
      <style:table-cell-properties fo:background-color="#ffffff" fo:padding="0.097cm" fo:border-left="none" fo:border-right="none" fo:border-top="none" fo:border-bottom="0.05pt solid #000000">
        <style:background-image/>
      </style:table-cell-properties>
    </style:style>
    <style:style style:name="Statisticalanalysisfunctions.B37" style:family="table-cell">
      <style:table-cell-properties fo:background-color="#ffffff" fo:padding="0.097cm" fo:border-left="none" fo:border-right="none" fo:border-top="none" fo:border-bottom="0.05pt solid #000000">
        <style:background-image/>
      </style:table-cell-properties>
    </style:style>
    <style:style style:name="Statisticalanalysisfunctions.B38" style:family="table-cell">
      <style:table-cell-properties fo:background-color="#ffffff" fo:padding="0.097cm" fo:border-left="none" fo:border-right="none" fo:border-top="none" fo:border-bottom="0.05pt solid #000000">
        <style:background-image/>
      </style:table-cell-properties>
    </style:style>
    <style:style style:name="Statisticalanalysisfunctions.B39" style:family="table-cell">
      <style:table-cell-properties fo:background-color="#ffffff" fo:padding="0.097cm" fo:border-left="none" fo:border-right="none" fo:border-top="none" fo:border-bottom="0.05pt solid #000000">
        <style:background-image/>
      </style:table-cell-properties>
    </style:style>
    <style:style style:name="Statisticalanalysisfunctions.B40" style:family="table-cell">
      <style:table-cell-properties fo:background-color="#ffffff" fo:padding="0.097cm" fo:border-left="none" fo:border-right="none" fo:border-top="none" fo:border-bottom="0.05pt solid #000000">
        <style:background-image/>
      </style:table-cell-properties>
    </style:style>
    <style:style style:name="Statisticalanalysisfunctions.B41" style:family="table-cell">
      <style:table-cell-properties fo:background-color="#ffffff" fo:padding="0.097cm" fo:border-left="none" fo:border-right="none" fo:border-top="none" fo:border-bottom="0.05pt solid #000000">
        <style:background-image/>
      </style:table-cell-properties>
    </style:style>
    <style:style style:name="Statisticalanalysisfunctions.B42" style:family="table-cell">
      <style:table-cell-properties fo:background-color="#ffffff" fo:padding="0.097cm" fo:border-left="none" fo:border-right="none" fo:border-top="none" fo:border-bottom="0.05pt solid #000000">
        <style:background-image/>
      </style:table-cell-properties>
    </style:style>
    <style:style style:name="Statisticalanalysisfunctions.B43" style:family="table-cell">
      <style:table-cell-properties fo:background-color="#ffffff" fo:padding="0.097cm" fo:border-left="none" fo:border-right="none" fo:border-top="none" fo:border-bottom="0.05pt solid #000000">
        <style:background-image/>
      </style:table-cell-properties>
    </style:style>
    <style:style style:name="Statisticalanalysisfunctions.B44" style:family="table-cell">
      <style:table-cell-properties fo:background-color="#ffffff" fo:padding="0.097cm" fo:border-left="none" fo:border-right="none" fo:border-top="none" fo:border-bottom="0.05pt solid #000000">
        <style:background-image/>
      </style:table-cell-properties>
    </style:style>
    <style:style style:name="Statisticalanalysisfunctions.B45" style:family="table-cell">
      <style:table-cell-properties fo:background-color="#ffffff" fo:padding="0.097cm" fo:border-left="none" fo:border-right="none" fo:border-top="none" fo:border-bottom="0.05pt solid #000000">
        <style:background-image/>
      </style:table-cell-properties>
    </style:style>
    <style:style style:name="Statisticalanalysisfunctions.B46" style:family="table-cell">
      <style:table-cell-properties fo:background-color="#ffffff" fo:padding="0.097cm" fo:border-left="none" fo:border-right="none" fo:border-top="none" fo:border-bottom="0.05pt solid #000000">
        <style:background-image/>
      </style:table-cell-properties>
    </style:style>
    <style:style style:name="Statisticalanalysisfunctions.B47" style:family="table-cell">
      <style:table-cell-properties fo:background-color="#ffffff" fo:padding="0.097cm" fo:border-left="none" fo:border-right="none" fo:border-top="none" fo:border-bottom="0.05pt solid #000000">
        <style:background-image/>
      </style:table-cell-properties>
    </style:style>
    <style:style style:name="Statisticalanalysisfunctions.B48" style:family="table-cell">
      <style:table-cell-properties fo:background-color="#ffffff" fo:padding="0.097cm" fo:border-left="none" fo:border-right="none" fo:border-top="none" fo:border-bottom="0.05pt solid #000000">
        <style:background-image/>
      </style:table-cell-properties>
    </style:style>
    <style:style style:name="Statisticalanalysisfunctions.B49" style:family="table-cell">
      <style:table-cell-properties fo:background-color="#ffffff" fo:padding="0.097cm" fo:border-left="none" fo:border-right="none" fo:border-top="none" fo:border-bottom="0.05pt solid #000000">
        <style:background-image/>
      </style:table-cell-properties>
    </style:style>
    <style:style style:name="Statisticalanalysisfunctions.B50" style:family="table-cell">
      <style:table-cell-properties fo:background-color="#ffffff" fo:padding="0.097cm" fo:border-left="none" fo:border-right="none" fo:border-top="none" fo:border-bottom="0.05pt solid #000000">
        <style:background-image/>
      </style:table-cell-properties>
    </style:style>
    <style:style style:name="Statisticalanalysisfunctions.B51" style:family="table-cell">
      <style:table-cell-properties fo:background-color="#ffffff" fo:padding="0.097cm" fo:border-left="none" fo:border-right="none" fo:border-top="none" fo:border-bottom="0.05pt solid #000000">
        <style:background-image/>
      </style:table-cell-properties>
    </style:style>
    <style:style style:name="Statisticalanalysisfunctions.B52" style:family="table-cell">
      <style:table-cell-properties fo:background-color="#ffffff" fo:padding="0.097cm" fo:border-left="none" fo:border-right="none" fo:border-top="none" fo:border-bottom="0.05pt solid #000000">
        <style:background-image/>
      </style:table-cell-properties>
    </style:style>
    <style:style style:name="Statisticalanalysisfunctions.B53" style:family="table-cell">
      <style:table-cell-properties fo:background-color="#ffffff" fo:padding="0.097cm" fo:border-left="none" fo:border-right="none" fo:border-top="none" fo:border-bottom="0.05pt solid #000000">
        <style:background-image/>
      </style:table-cell-properties>
    </style:style>
    <style:style style:name="Statisticalanalysisfunctions.B54" style:family="table-cell">
      <style:table-cell-properties fo:background-color="#ffffff" fo:padding="0.097cm" fo:border-left="none" fo:border-right="none" fo:border-top="none" fo:border-bottom="0.05pt solid #000000">
        <style:background-image/>
      </style:table-cell-properties>
    </style:style>
    <style:style style:name="Statisticalanalysisfunctions.B55" style:family="table-cell">
      <style:table-cell-properties fo:background-color="#ffffff" fo:padding="0.097cm" fo:border-left="none" fo:border-right="none" fo:border-top="none" fo:border-bottom="0.05pt solid #000000">
        <style:background-image/>
      </style:table-cell-properties>
    </style:style>
    <style:style style:name="Statisticalanalysisfunctions.B56" style:family="table-cell">
      <style:table-cell-properties fo:background-color="#ffffff" fo:padding="0.097cm" fo:border-left="none" fo:border-right="none" fo:border-top="none" fo:border-bottom="0.05pt solid #000000">
        <style:background-image/>
      </style:table-cell-properties>
    </style:style>
    <style:style style:name="Statisticalanalysisfunctions.B57" style:family="table-cell">
      <style:table-cell-properties fo:background-color="#ffffff" fo:padding="0.097cm" fo:border-left="none" fo:border-right="none" fo:border-top="none" fo:border-bottom="0.05pt solid #000000">
        <style:background-image/>
      </style:table-cell-properties>
    </style:style>
    <style:style style:name="Statisticalanalysisfunctions.B58" style:family="table-cell">
      <style:table-cell-properties fo:background-color="#ffffff" fo:padding="0.097cm" fo:border-left="none" fo:border-right="none" fo:border-top="none" fo:border-bottom="0.05pt solid #000000">
        <style:background-image/>
      </style:table-cell-properties>
    </style:style>
    <style:style style:name="Statisticalanalysisfunctions.B59" style:family="table-cell">
      <style:table-cell-properties fo:background-color="#ffffff" fo:padding="0.097cm" fo:border-left="none" fo:border-right="none" fo:border-top="none" fo:border-bottom="0.05pt solid #000000">
        <style:background-image/>
      </style:table-cell-properties>
    </style:style>
    <style:style style:name="Statisticalanalysisfunctions.B60" style:family="table-cell">
      <style:table-cell-properties fo:background-color="#ffffff" fo:padding="0.097cm" fo:border-left="none" fo:border-right="none" fo:border-top="none" fo:border-bottom="0.05pt solid #000000">
        <style:background-image/>
      </style:table-cell-properties>
    </style:style>
    <style:style style:name="Statisticalanalysisfunctions.B61" style:family="table-cell">
      <style:table-cell-properties fo:background-color="#ffffff" fo:padding="0.097cm" fo:border-left="none" fo:border-right="none" fo:border-top="none" fo:border-bottom="0.05pt solid #000000">
        <style:background-image/>
      </style:table-cell-properties>
    </style:style>
    <style:style style:name="Statisticalanalysisfunctions.B62" style:family="table-cell">
      <style:table-cell-properties fo:background-color="#ffffff" fo:padding="0.097cm" fo:border-left="none" fo:border-right="none" fo:border-top="none" fo:border-bottom="0.05pt solid #000000">
        <style:background-image/>
      </style:table-cell-properties>
    </style:style>
    <style:style style:name="Statisticalanalysisfunctions.B63" style:family="table-cell">
      <style:table-cell-properties fo:background-color="#ffffff" fo:padding="0.097cm" fo:border-left="none" fo:border-right="none" fo:border-top="none" fo:border-bottom="0.05pt solid #000000">
        <style:background-image/>
      </style:table-cell-properties>
    </style:style>
    <style:style style:name="Statisticalanalysisfunctions.B64" style:family="table-cell">
      <style:table-cell-properties fo:background-color="#ffffff" fo:padding="0.097cm" fo:border-left="none" fo:border-right="none" fo:border-top="none" fo:border-bottom="0.05pt solid #000000">
        <style:background-image/>
      </style:table-cell-properties>
    </style:style>
    <style:style style:name="Statisticalanalysisfunctions.B65" style:family="table-cell">
      <style:table-cell-properties fo:background-color="#ffffff" fo:padding="0.097cm" fo:border-left="none" fo:border-right="none" fo:border-top="none" fo:border-bottom="0.05pt solid #000000">
        <style:background-image/>
      </style:table-cell-properties>
    </style:style>
    <style:style style:name="Statisticalanalysisfunctions.B66" style:family="table-cell">
      <style:table-cell-properties fo:background-color="#ffffff" fo:padding="0.097cm" fo:border-left="none" fo:border-right="none" fo:border-top="none" fo:border-bottom="0.05pt solid #000000">
        <style:background-image/>
      </style:table-cell-properties>
    </style:style>
    <style:style style:name="Statisticalanalysisfunctions.B67" style:family="table-cell">
      <style:table-cell-properties fo:background-color="#ffffff" fo:padding="0.097cm" fo:border-left="none" fo:border-right="none" fo:border-top="none" fo:border-bottom="0.05pt solid #000000">
        <style:background-image/>
      </style:table-cell-properties>
    </style:style>
    <style:style style:name="Statisticalanalysisfunctions.B68" style:family="table-cell">
      <style:table-cell-properties fo:background-color="#ffffff" fo:padding="0.097cm" fo:border-left="none" fo:border-right="none" fo:border-top="none" fo:border-bottom="0.05pt solid #000000">
        <style:background-image/>
      </style:table-cell-properties>
    </style:style>
    <style:style style:name="Statisticalanalysisfunctions.B69" style:family="table-cell">
      <style:table-cell-properties fo:background-color="#ffffff" fo:padding="0.097cm" fo:border-left="none" fo:border-right="none" fo:border-top="none" fo:border-bottom="0.05pt solid #000000">
        <style:background-image/>
      </style:table-cell-properties>
    </style:style>
    <style:style style:name="Statisticalanalysisfunctions.B70" style:family="table-cell">
      <style:table-cell-properties fo:background-color="#ffffff" fo:padding="0.097cm" fo:border-left="none" fo:border-right="none" fo:border-top="none" fo:border-bottom="0.05pt solid #000000">
        <style:background-image/>
      </style:table-cell-properties>
    </style:style>
    <style:style style:name="Statisticalanalysisfunctions.B71" style:family="table-cell">
      <style:table-cell-properties fo:background-color="#ffffff" fo:padding="0.097cm" fo:border-left="none" fo:border-right="none" fo:border-top="none" fo:border-bottom="0.05pt solid #000000">
        <style:background-image/>
      </style:table-cell-properties>
    </style:style>
    <style:style style:name="Statisticalanalysisfunctions.B72" style:family="table-cell">
      <style:table-cell-properties fo:background-color="#ffffff" fo:padding="0.097cm" fo:border-left="none" fo:border-right="none" fo:border-top="none" fo:border-bottom="0.05pt solid #000000">
        <style:background-image/>
      </style:table-cell-properties>
    </style:style>
    <style:style style:name="Statisticalanalysisfunctions.B73" style:family="table-cell">
      <style:table-cell-properties fo:background-color="#ffffff" fo:padding="0.097cm" fo:border-left="none" fo:border-right="none" fo:border-top="none" fo:border-bottom="0.05pt solid #000000">
        <style:background-image/>
      </style:table-cell-properties>
    </style:style>
    <style:style style:name="Statisticalanalysisfunctions.B74" style:family="table-cell">
      <style:table-cell-properties fo:background-color="#ffffff" fo:padding="0.097cm" fo:border-left="none" fo:border-right="none" fo:border-top="none" fo:border-bottom="0.05pt solid #000000">
        <style:background-image/>
      </style:table-cell-properties>
    </style:style>
    <style:style style:name="Statisticalanalysisfunctions.B75" style:family="table-cell">
      <style:table-cell-properties fo:background-color="#ffffff" fo:padding="0.097cm" fo:border-left="none" fo:border-right="none" fo:border-top="none" fo:border-bottom="0.05pt solid #000000">
        <style:background-image/>
      </style:table-cell-properties>
    </style:style>
    <style:style style:name="Statisticalanalysisfunctions.B76" style:family="table-cell">
      <style:table-cell-properties fo:background-color="#ffffff" fo:padding="0.097cm" fo:border-left="none" fo:border-right="none" fo:border-top="none" fo:border-bottom="0.05pt solid #000000">
        <style:background-image/>
      </style:table-cell-properties>
    </style:style>
    <style:style style:name="Statisticalanalysisfunctions.B77" style:family="table-cell">
      <style:table-cell-properties fo:background-color="#ffffff" fo:padding="0.097cm" fo:border-left="none" fo:border-right="none" fo:border-top="none" fo:border-bottom="0.05pt solid #000000">
        <style:background-image/>
      </style:table-cell-properties>
    </style:style>
    <style:style style:name="Statisticalanalysisfunctions.B78" style:family="table-cell">
      <style:table-cell-properties fo:background-color="#ffffff" fo:padding="0.097cm" fo:border-left="none" fo:border-right="none" fo:border-top="none" fo:border-bottom="0.05pt solid #000000">
        <style:background-image/>
      </style:table-cell-properties>
    </style:style>
    <style:style style:name="Statisticalanalysisfunctions.B79" style:family="table-cell">
      <style:table-cell-properties fo:background-color="#ffffff" fo:padding="0.097cm" fo:border-left="none" fo:border-right="none" fo:border-top="none" fo:border-bottom="0.05pt solid #000000">
        <style:background-image/>
      </style:table-cell-properties>
    </style:style>
    <style:style style:name="Statisticalanalysisfunctions.B80" style:family="table-cell">
      <style:table-cell-properties fo:background-color="#ffffff" fo:padding="0.097cm" fo:border-left="none" fo:border-right="none" fo:border-top="none" fo:border-bottom="0.05pt solid #000000">
        <style:background-image/>
      </style:table-cell-properties>
    </style:style>
    <style:style style:name="Statisticalanalysisfunctions.B81" style:family="table-cell">
      <style:table-cell-properties fo:background-color="#ffffff" fo:padding="0.097cm" fo:border-left="none" fo:border-right="none" fo:border-top="none" fo:border-bottom="0.05pt solid #000000">
        <style:background-image/>
      </style:table-cell-properties>
    </style:style>
    <style:style style:name="Table14" style:family="table">
      <style:table-properties style:width="16.501cm" fo:margin-left="0cm" fo:margin-right="0.499cm" fo:margin-top="0.3cm" fo:margin-bottom="0.499cm" table:align="margins"/>
    </style:style>
    <style:style style:name="Table14.A" style:family="table-column">
      <style:table-column-properties style:column-width="2.628cm" style:rel-column-width="10437*"/>
    </style:style>
    <style:style style:name="Table14.B" style:family="table-column">
      <style:table-column-properties style:column-width="13.873cm" style:rel-column-width="55098*"/>
    </style:style>
    <style:style style:name="Table14.1" style:family="table-row">
      <style:table-row-properties style:keep-together="false" fo:keep-together="always"/>
    </style:style>
    <style:style style:name="Table1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4.B1" style:family="table-cell">
      <style:table-cell-properties fo:padding="0.15cm" fo:border-left="none" fo:border-right="none" fo:border-top="1pt solid #999999" fo:border-bottom="1pt solid #999999"/>
    </style:style>
    <style:style style:name="Dataandtimefunctions" style:family="table">
      <style:table-properties style:width="17cm" fo:margin-left="0cm" fo:margin-right="0cm" table:align="margins" fo:keep-with-next="auto"/>
    </style:style>
    <style:style style:name="Dataandtimefunctions.A" style:family="table-column">
      <style:table-column-properties style:column-width="6.327cm" style:rel-column-width="24387*"/>
    </style:style>
    <style:style style:name="Dataandtimefunctions.B" style:family="table-column">
      <style:table-column-properties style:column-width="10.673cm"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e6e6e6" fo:padding="0.097cm" fo:border-left="none" fo:border-right="none" fo:border-top="0.05pt solid #000000" fo:border-bottom="0.05pt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Dataandtimefunctions.B2" style:family="table-cell">
      <style:table-cell-properties fo:background-color="#ffffff" fo:padding="0.097cm" fo:border-left="none" fo:border-right="none" fo:border-top="none" fo:border-bottom="0.05pt solid #000000">
        <style:background-image/>
      </style:table-cell-properties>
    </style:style>
    <style:style style:name="Dataandtimefunctions.A3" style:family="table-cell">
      <style:table-cell-properties fo:background-color="#ffffff" fo:padding="0.097cm" fo:border-left="none" fo:border-right="none" fo:border-top="none" fo:border-bottom="0.05pt solid #000000">
        <style:background-image/>
      </style:table-cell-properties>
    </style:style>
    <style:style style:name="Dataandtimefunctions.B3" style:family="table-cell">
      <style:table-cell-properties fo:background-color="#ffffff" fo:padding="0.097cm" fo:border-left="none" fo:border-right="none" fo:border-top="none" fo:border-bottom="0.05pt solid #000000">
        <style:background-image/>
      </style:table-cell-properties>
    </style:style>
    <style:style style:name="Dataandtimefunctions.A4" style:family="table-cell">
      <style:table-cell-properties fo:background-color="#ffffff" fo:padding="0.097cm" fo:border-left="none" fo:border-right="none" fo:border-top="none" fo:border-bottom="0.05pt solid #000000">
        <style:background-image/>
      </style:table-cell-properties>
    </style:style>
    <style:style style:name="Dataandtimefunctions.B4" style:family="table-cell">
      <style:table-cell-properties fo:background-color="#ffffff" fo:padding="0.097cm" fo:border-left="none" fo:border-right="none" fo:border-top="none" fo:border-bottom="0.05pt solid #000000">
        <style:background-image/>
      </style:table-cell-properties>
    </style:style>
    <style:style style:name="Dataandtimefunctions.A5" style:family="table-cell">
      <style:table-cell-properties fo:background-color="#ffffff" fo:padding="0.097cm" fo:border-left="none" fo:border-right="none" fo:border-top="none" fo:border-bottom="0.05pt solid #000000">
        <style:background-image/>
      </style:table-cell-properties>
    </style:style>
    <style:style style:name="Dataandtimefunctions.B5" style:family="table-cell">
      <style:table-cell-properties fo:background-color="#ffffff" fo:padding="0.097cm" fo:border-left="none" fo:border-right="none" fo:border-top="none" fo:border-bottom="0.05pt solid #000000">
        <style:background-image/>
      </style:table-cell-properties>
    </style:style>
    <style:style style:name="Dataandtimefunctions.A6" style:family="table-cell">
      <style:table-cell-properties fo:background-color="#ffffff" fo:padding="0.097cm" fo:border-left="none" fo:border-right="none" fo:border-top="none" fo:border-bottom="0.05pt solid #000000">
        <style:background-image/>
      </style:table-cell-properties>
    </style:style>
    <style:style style:name="Dataandtimefunctions.B6" style:family="table-cell">
      <style:table-cell-properties fo:background-color="#ffffff" fo:padding="0.097cm" fo:border-left="none" fo:border-right="none" fo:border-top="none" fo:border-bottom="0.05pt solid #000000">
        <style:background-image/>
      </style:table-cell-properties>
    </style:style>
    <style:style style:name="Dataandtimefunctions.A7" style:family="table-cell">
      <style:table-cell-properties fo:background-color="#ffffff" fo:padding="0.097cm" fo:border-left="none" fo:border-right="none" fo:border-top="none" fo:border-bottom="0.05pt solid #000000">
        <style:background-image/>
      </style:table-cell-properties>
    </style:style>
    <style:style style:name="Dataandtimefunctions.B7" style:family="table-cell">
      <style:table-cell-properties fo:background-color="#ffffff" fo:padding="0.097cm" fo:border-left="none" fo:border-right="none" fo:border-top="none" fo:border-bottom="0.05pt solid #000000">
        <style:background-image/>
      </style:table-cell-properties>
    </style:style>
    <style:style style:name="Dataandtimefunctions.A8" style:family="table-cell">
      <style:table-cell-properties fo:background-color="#ffffff" fo:padding="0.097cm" fo:border-left="none" fo:border-right="none" fo:border-top="none" fo:border-bottom="0.05pt solid #000000">
        <style:background-image/>
      </style:table-cell-properties>
    </style:style>
    <style:style style:name="Dataandtimefunctions.B8" style:family="table-cell">
      <style:table-cell-properties fo:background-color="#ffffff" fo:padding="0.097cm" fo:border-left="none" fo:border-right="none" fo:border-top="none" fo:border-bottom="0.05pt solid #000000">
        <style:background-image/>
      </style:table-cell-properties>
    </style:style>
    <style:style style:name="Dataandtimefunctions.A9" style:family="table-cell">
      <style:table-cell-properties fo:background-color="#ffffff" fo:padding="0.097cm" fo:border-left="none" fo:border-right="none" fo:border-top="none" fo:border-bottom="0.05pt solid #000000">
        <style:background-image/>
      </style:table-cell-properties>
    </style:style>
    <style:style style:name="Dataandtimefunctions.B9" style:family="table-cell">
      <style:table-cell-properties fo:background-color="#ffffff" fo:padding="0.097cm" fo:border-left="none" fo:border-right="none" fo:border-top="none" fo:border-bottom="0.05pt solid #000000">
        <style:background-image/>
      </style:table-cell-properties>
    </style:style>
    <style:style style:name="Dataandtimefunctions.A10" style:family="table-cell">
      <style:table-cell-properties fo:background-color="#ffffff" fo:padding="0.097cm" fo:border-left="none" fo:border-right="none" fo:border-top="none" fo:border-bottom="0.05pt solid #000000">
        <style:background-image/>
      </style:table-cell-properties>
    </style:style>
    <style:style style:name="Dataandtimefunctions.B10" style:family="table-cell">
      <style:table-cell-properties fo:background-color="#ffffff" fo:padding="0.097cm" fo:border-left="none" fo:border-right="none" fo:border-top="none" fo:border-bottom="0.05pt solid #000000">
        <style:background-image/>
      </style:table-cell-properties>
    </style:style>
    <style:style style:name="Dataandtimefunctions.A11" style:family="table-cell">
      <style:table-cell-properties fo:background-color="#ffffff" fo:padding="0.097cm" fo:border-left="none" fo:border-right="none" fo:border-top="none" fo:border-bottom="0.05pt solid #000000">
        <style:background-image/>
      </style:table-cell-properties>
    </style:style>
    <style:style style:name="Dataandtimefunctions.B11" style:family="table-cell">
      <style:table-cell-properties fo:background-color="#ffffff" fo:padding="0.097cm" fo:border-left="none" fo:border-right="none" fo:border-top="none" fo:border-bottom="0.05pt solid #000000">
        <style:background-image/>
      </style:table-cell-properties>
    </style:style>
    <style:style style:name="Dataandtimefunctions.A12" style:family="table-cell">
      <style:table-cell-properties fo:background-color="#ffffff" fo:padding="0.097cm" fo:border-left="none" fo:border-right="none" fo:border-top="none" fo:border-bottom="0.05pt solid #000000">
        <style:background-image/>
      </style:table-cell-properties>
    </style:style>
    <style:style style:name="Dataandtimefunctions.B12" style:family="table-cell">
      <style:table-cell-properties fo:background-color="#ffffff" fo:padding="0.097cm" fo:border-left="none" fo:border-right="none" fo:border-top="none" fo:border-bottom="0.05pt solid #000000">
        <style:background-image/>
      </style:table-cell-properties>
    </style:style>
    <style:style style:name="Dataandtimefunctions.A13" style:family="table-cell">
      <style:table-cell-properties fo:background-color="#ffffff" fo:padding="0.097cm" fo:border-left="none" fo:border-right="none" fo:border-top="none" fo:border-bottom="0.05pt solid #000000">
        <style:background-image/>
      </style:table-cell-properties>
    </style:style>
    <style:style style:name="Dataandtimefunctions.B13" style:family="table-cell">
      <style:table-cell-properties fo:background-color="#ffffff" fo:padding="0.097cm" fo:border-left="none" fo:border-right="none" fo:border-top="none" fo:border-bottom="0.05pt solid #000000">
        <style:background-image/>
      </style:table-cell-properties>
    </style:style>
    <style:style style:name="Dataandtimefunctions.A14" style:family="table-cell">
      <style:table-cell-properties fo:background-color="#ffffff" fo:padding="0.097cm" fo:border-left="none" fo:border-right="none" fo:border-top="none" fo:border-bottom="0.05pt solid #000000">
        <style:background-image/>
      </style:table-cell-properties>
    </style:style>
    <style:style style:name="Dataandtimefunctions.B14" style:family="table-cell">
      <style:table-cell-properties fo:background-color="#ffffff" fo:padding="0.097cm" fo:border-left="none" fo:border-right="none" fo:border-top="none" fo:border-bottom="0.05pt solid #000000">
        <style:background-image/>
      </style:table-cell-properties>
    </style:style>
    <style:style style:name="Dataandtimefunctions.A15" style:family="table-cell">
      <style:table-cell-properties fo:background-color="#ffffff" fo:padding="0.097cm" fo:border-left="none" fo:border-right="none" fo:border-top="none" fo:border-bottom="0.05pt solid #000000">
        <style:background-image/>
      </style:table-cell-properties>
    </style:style>
    <style:style style:name="Dataandtimefunctions.B15" style:family="table-cell">
      <style:table-cell-properties fo:background-color="#ffffff" fo:padding="0.097cm" fo:border-left="none" fo:border-right="none" fo:border-top="none" fo:border-bottom="0.05pt solid #000000">
        <style:background-image/>
      </style:table-cell-properties>
    </style:style>
    <style:style style:name="Dataandtimefunctions.A16" style:family="table-cell">
      <style:table-cell-properties fo:background-color="#ffffff" fo:padding="0.097cm" fo:border-left="none" fo:border-right="none" fo:border-top="none" fo:border-bottom="0.05pt solid #000000">
        <style:background-image/>
      </style:table-cell-properties>
    </style:style>
    <style:style style:name="Dataandtimefunctions.B16" style:family="table-cell">
      <style:table-cell-properties fo:background-color="#ffffff" fo:padding="0.097cm" fo:border-left="none" fo:border-right="none" fo:border-top="none" fo:border-bottom="0.05pt solid #000000">
        <style:background-image/>
      </style:table-cell-properties>
    </style:style>
    <style:style style:name="Dataandtimefunctions.A17" style:family="table-cell">
      <style:table-cell-properties fo:background-color="#ffffff" fo:padding="0.097cm" fo:border-left="none" fo:border-right="none" fo:border-top="none" fo:border-bottom="0.05pt solid #000000">
        <style:background-image/>
      </style:table-cell-properties>
    </style:style>
    <style:style style:name="Dataandtimefunctions.B17" style:family="table-cell">
      <style:table-cell-properties fo:background-color="#ffffff" fo:padding="0.097cm" fo:border-left="none" fo:border-right="none" fo:border-top="none" fo:border-bottom="0.05pt solid #000000">
        <style:background-image/>
      </style:table-cell-properties>
    </style:style>
    <style:style style:name="Dataandtimefunctions.A18" style:family="table-cell">
      <style:table-cell-properties fo:background-color="#ffffff" fo:padding="0.097cm" fo:border-left="none" fo:border-right="none" fo:border-top="none" fo:border-bottom="0.05pt solid #000000">
        <style:background-image/>
      </style:table-cell-properties>
    </style:style>
    <style:style style:name="Dataandtimefunctions.B18" style:family="table-cell">
      <style:table-cell-properties fo:background-color="#ffffff" fo:padding="0.097cm" fo:border-left="none" fo:border-right="none" fo:border-top="none" fo:border-bottom="0.05pt solid #000000">
        <style:background-image/>
      </style:table-cell-properties>
    </style:style>
    <style:style style:name="Dataandtimefunctions.A19" style:family="table-cell">
      <style:table-cell-properties fo:background-color="#ffffff" fo:padding="0.097cm" fo:border-left="none" fo:border-right="none" fo:border-top="none" fo:border-bottom="0.05pt solid #000000">
        <style:background-image/>
      </style:table-cell-properties>
    </style:style>
    <style:style style:name="Dataandtimefunctions.B19" style:family="table-cell">
      <style:table-cell-properties fo:background-color="#ffffff" fo:padding="0.097cm" fo:border-left="none" fo:border-right="none" fo:border-top="none" fo:border-bottom="0.05pt solid #000000">
        <style:background-image/>
      </style:table-cell-properties>
    </style:style>
    <style:style style:name="Dataandtimefunctions.A20" style:family="table-cell">
      <style:table-cell-properties fo:background-color="#ffffff" fo:padding="0.097cm" fo:border-left="none" fo:border-right="none" fo:border-top="none" fo:border-bottom="0.05pt solid #000000">
        <style:background-image/>
      </style:table-cell-properties>
    </style:style>
    <style:style style:name="Dataandtimefunctions.B20" style:family="table-cell">
      <style:table-cell-properties fo:background-color="#ffffff" fo:padding="0.097cm" fo:border-left="none" fo:border-right="none" fo:border-top="none" fo:border-bottom="0.05pt solid #000000">
        <style:background-image/>
      </style:table-cell-properties>
    </style:style>
    <style:style style:name="Dataandtimefunctions.A21" style:family="table-cell">
      <style:table-cell-properties fo:background-color="#ffffff" fo:padding="0.097cm" fo:border-left="none" fo:border-right="none" fo:border-top="none" fo:border-bottom="0.05pt solid #000000">
        <style:background-image/>
      </style:table-cell-properties>
    </style:style>
    <style:style style:name="Dataandtimefunctions.B21" style:family="table-cell">
      <style:table-cell-properties fo:background-color="#ffffff" fo:padding="0.097cm" fo:border-left="none" fo:border-right="none" fo:border-top="none" fo:border-bottom="0.05pt solid #000000">
        <style:background-image/>
      </style:table-cell-properties>
    </style:style>
    <style:style style:name="Dataandtimefunctions.A22" style:family="table-cell">
      <style:table-cell-properties fo:background-color="#ffffff" fo:padding="0.097cm" fo:border-left="none" fo:border-right="none" fo:border-top="none" fo:border-bottom="0.05pt solid #000000">
        <style:background-image/>
      </style:table-cell-properties>
    </style:style>
    <style:style style:name="Dataandtimefunctions.B22" style:family="table-cell">
      <style:table-cell-properties fo:background-color="#ffffff" fo:padding="0.097cm" fo:border-left="none" fo:border-right="none" fo:border-top="none" fo:border-bottom="0.05pt solid #000000">
        <style:background-image/>
      </style:table-cell-properties>
    </style:style>
    <style:style style:name="Dataandtimefunctions.A23" style:family="table-cell">
      <style:table-cell-properties fo:background-color="#ffffff" fo:padding="0.097cm" fo:border-left="none" fo:border-right="none" fo:border-top="none" fo:border-bottom="0.05pt solid #000000">
        <style:background-image/>
      </style:table-cell-properties>
    </style:style>
    <style:style style:name="Dataandtimefunctions.B23" style:family="table-cell">
      <style:table-cell-properties fo:background-color="#ffffff" fo:padding="0.097cm" fo:border-left="none" fo:border-right="none" fo:border-top="none" fo:border-bottom="0.05pt solid #000000">
        <style:background-image/>
      </style:table-cell-properties>
    </style:style>
    <style:style style:name="Dataandtimefunctions.A24" style:family="table-cell">
      <style:table-cell-properties fo:background-color="#ffffff" fo:padding="0.097cm" fo:border-left="none" fo:border-right="none" fo:border-top="none" fo:border-bottom="0.05pt solid #000000">
        <style:background-image/>
      </style:table-cell-properties>
    </style:style>
    <style:style style:name="Dataandtimefunctions.B24" style:family="table-cell">
      <style:table-cell-properties fo:background-color="#ffffff" fo:padding="0.097cm" fo:border-left="none" fo:border-right="none" fo:border-top="none" fo:border-bottom="0.05pt solid #000000">
        <style:background-image/>
      </style:table-cell-properties>
    </style:style>
    <style:style style:name="Dataandtimefunctions.A25" style:family="table-cell">
      <style:table-cell-properties fo:background-color="#ffffff" fo:padding="0.097cm" fo:border-left="none" fo:border-right="none" fo:border-top="none" fo:border-bottom="0.05pt solid #000000">
        <style:background-image/>
      </style:table-cell-properties>
    </style:style>
    <style:style style:name="Dataandtimefunctions.B25" style:family="table-cell">
      <style:table-cell-properties fo:background-color="#ffffff" fo:padding="0.097cm" fo:border-left="none" fo:border-right="none" fo:border-top="none" fo:border-bottom="0.05pt solid #000000">
        <style:background-image/>
      </style:table-cell-properties>
    </style:style>
    <style:style style:name="Dataandtimefunctions.A26" style:family="table-cell">
      <style:table-cell-properties fo:background-color="#ffffff" fo:padding="0.097cm" fo:border-left="none" fo:border-right="none" fo:border-top="none" fo:border-bottom="0.05pt solid #000000">
        <style:background-image/>
      </style:table-cell-properties>
    </style:style>
    <style:style style:name="Dataandtimefunctions.B26" style:family="table-cell">
      <style:table-cell-properties fo:background-color="#ffffff" fo:padding="0.097cm" fo:border-left="none" fo:border-right="none" fo:border-top="none" fo:border-bottom="0.05pt solid #000000">
        <style:background-image/>
      </style:table-cell-properties>
    </style:style>
    <style:style style:name="Dataandtimefunctions.A27" style:family="table-cell">
      <style:table-cell-properties fo:background-color="#ffffff" fo:padding="0.097cm" fo:border-left="none" fo:border-right="none" fo:border-top="none" fo:border-bottom="0.05pt solid #000000">
        <style:background-image/>
      </style:table-cell-properties>
    </style:style>
    <style:style style:name="Dataandtimefunctions.B27" style:family="table-cell">
      <style:table-cell-properties fo:background-color="#ffffff" fo:padding="0.097cm" fo:border-left="none" fo:border-right="none" fo:border-top="none" fo:border-bottom="0.05pt solid #000000">
        <style:background-image/>
      </style:table-cell-properties>
    </style:style>
    <style:style style:name="Dataandtimefunctions.A28" style:family="table-cell">
      <style:table-cell-properties fo:background-color="#ffffff" fo:padding="0.097cm" fo:border-left="none" fo:border-right="none" fo:border-top="none" fo:border-bottom="0.05pt solid #000000">
        <style:background-image/>
      </style:table-cell-properties>
    </style:style>
    <style:style style:name="Dataandtimefunctions.B28" style:family="table-cell">
      <style:table-cell-properties fo:background-color="#ffffff" fo:padding="0.097cm" fo:border-left="none" fo:border-right="none" fo:border-top="none" fo:border-bottom="0.05pt solid #000000">
        <style:background-image/>
      </style:table-cell-properties>
    </style:style>
    <style:style style:name="Dataandtimefunctions.A29" style:family="table-cell">
      <style:table-cell-properties fo:background-color="#ffffff" fo:padding="0.097cm" fo:border-left="none" fo:border-right="none" fo:border-top="none" fo:border-bottom="0.05pt solid #000000">
        <style:background-image/>
      </style:table-cell-properties>
    </style:style>
    <style:style style:name="Dataandtimefunctions.B29" style:family="table-cell">
      <style:table-cell-properties fo:background-color="#ffffff" fo:padding="0.097cm" fo:border-left="none" fo:border-right="none" fo:border-top="none" fo:border-bottom="0.05pt solid #000000">
        <style:background-image/>
      </style:table-cell-properties>
    </style:style>
    <style:style style:name="Dataandtimefunctions.A30" style:family="table-cell">
      <style:table-cell-properties fo:background-color="#ffffff" fo:padding="0.097cm" fo:border-left="none" fo:border-right="none" fo:border-top="none" fo:border-bottom="0.05pt solid #000000">
        <style:background-image/>
      </style:table-cell-properties>
    </style:style>
    <style:style style:name="Dataandtimefunctions.B30" style:family="table-cell">
      <style:table-cell-properties fo:background-color="#ffffff" fo:padding="0.097cm" fo:border-left="none" fo:border-right="none" fo:border-top="none" fo:border-bottom="0.05pt solid #000000">
        <style:background-image/>
      </style:table-cell-properties>
    </style:style>
    <style:style style:name="Dataandtimefunctions.A31" style:family="table-cell">
      <style:table-cell-properties fo:background-color="#ffffff" fo:padding="0.097cm" fo:border-left="none" fo:border-right="none" fo:border-top="none" fo:border-bottom="0.05pt solid #000000">
        <style:background-image/>
      </style:table-cell-properties>
    </style:style>
    <style:style style:name="Dataandtimefunctions.B31" style:family="table-cell">
      <style:table-cell-properties fo:background-color="#ffffff" fo:padding="0.097cm" fo:border-left="none" fo:border-right="none" fo:border-top="none" fo:border-bottom="0.05pt solid #000000">
        <style:background-image/>
      </style:table-cell-properties>
    </style:style>
    <style:style style:name="Logicalfunctions" style:family="table">
      <style:table-properties style:width="17cm" fo:margin-left="0cm" fo:margin-right="0cm" table:align="margins"/>
    </style:style>
    <style:style style:name="Logicalfunctions.A" style:family="table-column">
      <style:table-column-properties style:column-width="5.468cm" style:rel-column-width="21076*"/>
    </style:style>
    <style:style style:name="Logicalfunctions.B" style:family="table-column">
      <style:table-column-properties style:column-width="11.532cm"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e6e6e6" fo:padding="0.097cm" fo:border-left="none" fo:border-right="none" fo:border-top="0.05pt solid #000000" fo:border-bottom="0.05pt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Logicalfunctions.B2" style:family="table-cell">
      <style:table-cell-properties fo:background-color="#ffffff" fo:padding="0.097cm" fo:border-left="none" fo:border-right="none" fo:border-top="none" fo:border-bottom="0.05pt solid #000000">
        <style:background-image/>
      </style:table-cell-properties>
    </style:style>
    <style:style style:name="Logicalfunctions.B3" style:family="table-cell">
      <style:table-cell-properties fo:background-color="#ffffff" fo:padding="0.097cm" fo:border-left="none" fo:border-right="none" fo:border-top="none" fo:border-bottom="0.05pt solid #000000">
        <style:background-image/>
      </style:table-cell-properties>
    </style:style>
    <style:style style:name="Logicalfunctions.A4" style:family="table-cell">
      <style:table-cell-properties fo:background-color="#ffffff" fo:padding="0.097cm" fo:border-left="none" fo:border-right="none" fo:border-top="none" fo:border-bottom="0.05pt solid #000000">
        <style:background-image/>
      </style:table-cell-properties>
    </style:style>
    <style:style style:name="Logicalfunctions.B4" style:family="table-cell">
      <style:table-cell-properties fo:background-color="#ffffff" fo:padding="0.097cm" fo:border-left="none" fo:border-right="none" fo:border-top="none" fo:border-bottom="0.05pt solid #000000">
        <style:background-image/>
      </style:table-cell-properties>
    </style:style>
    <style:style style:name="Logicalfunctions.A5" style:family="table-cell">
      <style:table-cell-properties fo:background-color="#ffffff" fo:padding="0.097cm" fo:border-left="none" fo:border-right="none" fo:border-top="none" fo:border-bottom="0.05pt solid #000000">
        <style:background-image/>
      </style:table-cell-properties>
    </style:style>
    <style:style style:name="Logicalfunctions.B5" style:family="table-cell">
      <style:table-cell-properties fo:background-color="#ffffff" fo:padding="0.097cm" fo:border-left="none" fo:border-right="none" fo:border-top="none" fo:border-bottom="0.05pt solid #000000">
        <style:background-image/>
      </style:table-cell-properties>
    </style:style>
    <style:style style:name="Logicalfunctions.A6" style:family="table-cell">
      <style:table-cell-properties fo:background-color="#ffffff" fo:padding="0.097cm" fo:border-left="none" fo:border-right="none" fo:border-top="none" fo:border-bottom="0.05pt solid #000000">
        <style:background-image/>
      </style:table-cell-properties>
    </style:style>
    <style:style style:name="Logicalfunctions.B6" style:family="table-cell">
      <style:table-cell-properties fo:background-color="#ffffff" fo:padding="0.097cm" fo:border-left="none" fo:border-right="none" fo:border-top="none" fo:border-bottom="0.05pt solid #000000">
        <style:background-image/>
      </style:table-cell-properties>
    </style:style>
    <style:style style:name="Logicalfunctions.A7" style:family="table-cell">
      <style:table-cell-properties fo:background-color="#ffffff" fo:padding="0.097cm" fo:border-left="none" fo:border-right="none" fo:border-top="none" fo:border-bottom="0.05pt solid #000000">
        <style:background-image/>
      </style:table-cell-properties>
    </style:style>
    <style:style style:name="Logicalfunctions.B7" style:family="table-cell">
      <style:table-cell-properties fo:background-color="#ffffff" fo:padding="0.097cm" fo:border-left="none" fo:border-right="none" fo:border-top="none" fo:border-bottom="0.05pt solid #000000">
        <style:background-image/>
      </style:table-cell-properties>
    </style:style>
    <style:style style:name="Informationalfunctions" style:family="table">
      <style:table-properties style:width="16.99cm" fo:margin-left="0cm" fo:margin-right="0.011cm" table:align="margins" fo:keep-with-next="auto"/>
    </style:style>
    <style:style style:name="Informationalfunctions.A" style:family="table-column">
      <style:table-column-properties style:column-width="5.877cm" style:rel-column-width="22673*"/>
    </style:style>
    <style:style style:name="Informationalfunctions.B" style:family="table-column">
      <style:table-column-properties style:column-width="11.113cm"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e6e6e6" fo:padding="0.097cm" fo:border-left="none" fo:border-right="none" fo:border-top="0.05pt solid #000000" fo:border-bottom="0.05pt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Informationalfunctions.B2" style:family="table-cell">
      <style:table-cell-properties fo:background-color="#ffffff" fo:padding="0.097cm" fo:border-left="none" fo:border-right="none" fo:border-top="none" fo:border-bottom="0.05pt solid #000000">
        <style:background-image/>
      </style:table-cell-properties>
    </style:style>
    <style:style style:name="Informationalfunctions.B3" style:family="table-cell">
      <style:table-cell-properties fo:background-color="#ffffff" fo:padding="0.097cm" fo:border-left="none" fo:border-right="none" fo:border-top="none" fo:border-bottom="0.05pt solid #000000">
        <style:background-image/>
      </style:table-cell-properties>
    </style:style>
    <style:style style:name="Informationalfunctions.B4" style:family="table-cell">
      <style:table-cell-properties fo:background-color="#ffffff" fo:padding="0.097cm" fo:border-left="none" fo:border-right="none" fo:border-top="none" fo:border-bottom="0.05pt solid #000000">
        <style:background-image/>
      </style:table-cell-properties>
    </style:style>
    <style:style style:name="Informationalfunctions.B5" style:family="table-cell">
      <style:table-cell-properties fo:background-color="#ffffff" fo:padding="0.097cm" fo:border-left="none" fo:border-right="none" fo:border-top="none" fo:border-bottom="0.05pt solid #000000">
        <style:background-image/>
      </style:table-cell-properties>
    </style:style>
    <style:style style:name="Informationalfunctions.A6" style:family="table-cell">
      <style:table-cell-properties fo:background-color="#ffffff" fo:padding="0.097cm" fo:border-left="none" fo:border-right="none" fo:border-top="none" fo:border-bottom="0.05pt solid #000000">
        <style:background-image/>
      </style:table-cell-properties>
    </style:style>
    <style:style style:name="Informationalfunctions.B6" style:family="table-cell">
      <style:table-cell-properties fo:background-color="#ffffff" fo:padding="0.097cm" fo:border-left="none" fo:border-right="none" fo:border-top="none" fo:border-bottom="0.05pt solid #000000">
        <style:background-image/>
      </style:table-cell-properties>
    </style:style>
    <style:style style:name="Informationalfunctions.A7" style:family="table-cell">
      <style:table-cell-properties fo:background-color="#ffffff" fo:padding="0.097cm" fo:border-left="none" fo:border-right="none" fo:border-top="none" fo:border-bottom="0.05pt solid #000000">
        <style:background-image/>
      </style:table-cell-properties>
    </style:style>
    <style:style style:name="Informationalfunctions.B7" style:family="table-cell">
      <style:table-cell-properties fo:background-color="#ffffff" fo:padding="0.097cm" fo:border-left="none" fo:border-right="none" fo:border-top="none" fo:border-bottom="0.05pt solid #000000">
        <style:background-image/>
      </style:table-cell-properties>
    </style:style>
    <style:style style:name="Informationalfunctions.A8" style:family="table-cell">
      <style:table-cell-properties fo:background-color="#ffffff" fo:padding="0.097cm" fo:border-left="none" fo:border-right="none" fo:border-top="none" fo:border-bottom="0.05pt solid #000000">
        <style:background-image/>
      </style:table-cell-properties>
    </style:style>
    <style:style style:name="Informationalfunctions.B8" style:family="table-cell">
      <style:table-cell-properties fo:background-color="#ffffff" fo:padding="0.097cm" fo:border-left="none" fo:border-right="none" fo:border-top="none" fo:border-bottom="0.05pt solid #000000">
        <style:background-image/>
      </style:table-cell-properties>
    </style:style>
    <style:style style:name="Informationalfunctions.A9" style:family="table-cell">
      <style:table-cell-properties fo:background-color="#ffffff" fo:padding="0.097cm" fo:border-left="none" fo:border-right="none" fo:border-top="none" fo:border-bottom="0.05pt solid #000000">
        <style:background-image/>
      </style:table-cell-properties>
    </style:style>
    <style:style style:name="Informationalfunctions.B9" style:family="table-cell">
      <style:table-cell-properties fo:background-color="#ffffff" fo:padding="0.097cm" fo:border-left="none" fo:border-right="none" fo:border-top="none" fo:border-bottom="0.05pt solid #000000">
        <style:background-image/>
      </style:table-cell-properties>
    </style:style>
    <style:style style:name="Informationalfunctions.A10" style:family="table-cell">
      <style:table-cell-properties fo:background-color="#ffffff" fo:padding="0.097cm" fo:border-left="none" fo:border-right="none" fo:border-top="none" fo:border-bottom="0.05pt solid #000000">
        <style:background-image/>
      </style:table-cell-properties>
    </style:style>
    <style:style style:name="Informationalfunctions.B10" style:family="table-cell">
      <style:table-cell-properties fo:background-color="#ffffff" fo:padding="0.097cm" fo:border-left="none" fo:border-right="none" fo:border-top="none" fo:border-bottom="0.05pt solid #000000">
        <style:background-image/>
      </style:table-cell-properties>
    </style:style>
    <style:style style:name="Informationalfunctions.A11" style:family="table-cell">
      <style:table-cell-properties fo:background-color="#ffffff" fo:padding="0.097cm" fo:border-left="none" fo:border-right="none" fo:border-top="none" fo:border-bottom="0.05pt solid #000000">
        <style:background-image/>
      </style:table-cell-properties>
    </style:style>
    <style:style style:name="Informationalfunctions.B11" style:family="table-cell">
      <style:table-cell-properties fo:background-color="#ffffff" fo:padding="0.097cm" fo:border-left="none" fo:border-right="none" fo:border-top="none" fo:border-bottom="0.05pt solid #000000">
        <style:background-image/>
      </style:table-cell-properties>
    </style:style>
    <style:style style:name="Informationalfunctions.A12" style:family="table-cell">
      <style:table-cell-properties fo:background-color="#ffffff" fo:padding="0.097cm" fo:border-left="none" fo:border-right="none" fo:border-top="none" fo:border-bottom="0.05pt solid #000000">
        <style:background-image/>
      </style:table-cell-properties>
    </style:style>
    <style:style style:name="Informationalfunctions.B12" style:family="table-cell">
      <style:table-cell-properties fo:background-color="#ffffff" fo:padding="0.097cm" fo:border-left="none" fo:border-right="none" fo:border-top="none" fo:border-bottom="0.05pt solid #000000">
        <style:background-image/>
      </style:table-cell-properties>
    </style:style>
    <style:style style:name="Informationalfunctions.A13" style:family="table-cell">
      <style:table-cell-properties fo:background-color="#ffffff" fo:padding="0.097cm" fo:border-left="none" fo:border-right="none" fo:border-top="none" fo:border-bottom="0.05pt solid #000000">
        <style:background-image/>
      </style:table-cell-properties>
    </style:style>
    <style:style style:name="Informationalfunctions.B13" style:family="table-cell">
      <style:table-cell-properties fo:background-color="#ffffff" fo:padding="0.097cm" fo:border-left="none" fo:border-right="none" fo:border-top="none" fo:border-bottom="0.05pt solid #000000">
        <style:background-image/>
      </style:table-cell-properties>
    </style:style>
    <style:style style:name="Informationalfunctions.A14" style:family="table-cell">
      <style:table-cell-properties fo:background-color="#ffffff" fo:padding="0.097cm" fo:border-left="none" fo:border-right="none" fo:border-top="none" fo:border-bottom="0.05pt solid #000000">
        <style:background-image/>
      </style:table-cell-properties>
    </style:style>
    <style:style style:name="Informationalfunctions.B14" style:family="table-cell">
      <style:table-cell-properties fo:background-color="#ffffff" fo:padding="0.097cm" fo:border-left="none" fo:border-right="none" fo:border-top="none" fo:border-bottom="0.05pt solid #000000">
        <style:background-image/>
      </style:table-cell-properties>
    </style:style>
    <style:style style:name="Informationalfunctions.A15" style:family="table-cell">
      <style:table-cell-properties fo:background-color="#ffffff" fo:padding="0.097cm" fo:border-left="none" fo:border-right="none" fo:border-top="none" fo:border-bottom="0.05pt solid #000000">
        <style:background-image/>
      </style:table-cell-properties>
    </style:style>
    <style:style style:name="Informationalfunctions.B15" style:family="table-cell">
      <style:table-cell-properties fo:background-color="#ffffff" fo:padding="0.097cm" fo:border-left="none" fo:border-right="none" fo:border-top="none" fo:border-bottom="0.05pt solid #000000">
        <style:background-image/>
      </style:table-cell-properties>
    </style:style>
    <style:style style:name="Informationalfunctions.A16" style:family="table-cell">
      <style:table-cell-properties fo:background-color="#ffffff" fo:padding="0.097cm" fo:border-left="none" fo:border-right="none" fo:border-top="none" fo:border-bottom="0.05pt solid #000000">
        <style:background-image/>
      </style:table-cell-properties>
    </style:style>
    <style:style style:name="Informationalfunctions.B16" style:family="table-cell">
      <style:table-cell-properties fo:background-color="#ffffff" fo:padding="0.097cm" fo:border-left="none" fo:border-right="none" fo:border-top="none" fo:border-bottom="0.05pt solid #000000">
        <style:background-image/>
      </style:table-cell-properties>
    </style:style>
    <style:style style:name="Informationalfunctions.A17" style:family="table-cell">
      <style:table-cell-properties fo:background-color="#ffffff" fo:padding="0.097cm" fo:border-left="none" fo:border-right="none" fo:border-top="none" fo:border-bottom="0.05pt solid #000000">
        <style:background-image/>
      </style:table-cell-properties>
    </style:style>
    <style:style style:name="Informationalfunctions.B17" style:family="table-cell">
      <style:table-cell-properties fo:background-color="#ffffff" fo:padding="0.097cm" fo:border-left="none" fo:border-right="none" fo:border-top="none" fo:border-bottom="0.05pt solid #000000">
        <style:background-image/>
      </style:table-cell-properties>
    </style:style>
    <style:style style:name="Informationalfunctions.A18" style:family="table-cell">
      <style:table-cell-properties fo:background-color="#ffffff" fo:padding="0.097cm" fo:border-left="none" fo:border-right="none" fo:border-top="none" fo:border-bottom="0.05pt solid #000000">
        <style:background-image/>
      </style:table-cell-properties>
    </style:style>
    <style:style style:name="Informationalfunctions.B18" style:family="table-cell">
      <style:table-cell-properties fo:background-color="#ffffff" fo:padding="0.097cm" fo:border-left="none" fo:border-right="none" fo:border-top="none" fo:border-bottom="0.05pt solid #000000">
        <style:background-image/>
      </style:table-cell-properties>
    </style:style>
    <style:style style:name="Informationalfunctions.A19" style:family="table-cell">
      <style:table-cell-properties fo:background-color="#ffffff" fo:padding="0.097cm" fo:border-left="none" fo:border-right="none" fo:border-top="none" fo:border-bottom="0.05pt solid #000000">
        <style:background-image/>
      </style:table-cell-properties>
    </style:style>
    <style:style style:name="Informationalfunctions.B19" style:family="table-cell">
      <style:table-cell-properties fo:background-color="#ffffff" fo:padding="0.097cm" fo:border-left="none" fo:border-right="none" fo:border-top="none" fo:border-bottom="0.05pt solid #000000">
        <style:background-image/>
      </style:table-cell-properties>
    </style:style>
    <style:style style:name="Informationalfunctions.A20" style:family="table-cell">
      <style:table-cell-properties fo:background-color="#ffffff" fo:padding="0.097cm" fo:border-left="none" fo:border-right="none" fo:border-top="none" fo:border-bottom="0.05pt solid #000000">
        <style:background-image/>
      </style:table-cell-properties>
    </style:style>
    <style:style style:name="Informationalfunctions.B20" style:family="table-cell">
      <style:table-cell-properties fo:background-color="#ffffff" fo:padding="0.097cm" fo:border-left="none" fo:border-right="none" fo:border-top="none" fo:border-bottom="0.05pt solid #000000">
        <style:background-image/>
      </style:table-cell-properties>
    </style:style>
    <style:style style:name="Table18" style:family="table">
      <style:table-properties style:width="17cm" fo:margin-left="0cm" fo:margin-right="0cm" fo:margin-top="0.4cm" fo:margin-bottom="0.6cm" table:align="margins"/>
    </style:style>
    <style:style style:name="Table18.A" style:family="table-column">
      <style:table-column-properties style:column-width="2.159cm" style:rel-column-width="8322*"/>
    </style:style>
    <style:style style:name="Table18.B" style:family="table-column">
      <style:table-column-properties style:column-width="14.841cm" style:rel-column-width="57213*"/>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fo:padding="0.15cm" fo:border-left="none" fo:border-right="none" fo:border-top="1pt solid #999999" fo:border-bottom="1pt solid #999999"/>
    </style:style>
    <style:style style:name="Databaseaverage" style:family="table">
      <style:table-properties style:width="17cm" fo:margin-left="0cm" fo:margin-right="0cm" table:align="margins" fo:keep-with-next="auto"/>
    </style:style>
    <style:style style:name="Databaseaverage.A" style:family="table-column">
      <style:table-column-properties style:column-width="5.525cm" style:rel-column-width="21294*"/>
    </style:style>
    <style:style style:name="Databaseaverage.B" style:family="table-column">
      <style:table-column-properties style:column-width="11.476cm"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e6e6e6" fo:padding="0.097cm" fo:border-left="none" fo:border-right="none" fo:border-top="0.05pt solid #000000" fo:border-bottom="0.05pt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ffffff" fo:padding="0.097cm" fo:border-left="none" fo:border-right="none" fo:border-top="none" fo:border-bottom="0.05pt solid #000000">
        <style:background-image/>
      </style:table-cell-properties>
    </style:style>
    <style:style style:name="Databaseaverage.B2" style:family="table-cell">
      <style:table-cell-properties fo:background-color="#ffffff" fo:padding="0.097cm" fo:border-left="none" fo:border-right="none" fo:border-top="none" fo:border-bottom="0.05pt solid #000000">
        <style:background-image/>
      </style:table-cell-properties>
    </style:style>
    <style:style style:name="Databaseaverage.A3" style:family="table-cell">
      <style:table-cell-properties fo:background-color="#ffffff" fo:padding="0.097cm" fo:border-left="none" fo:border-right="none" fo:border-top="none" fo:border-bottom="0.05pt solid #000000">
        <style:background-image/>
      </style:table-cell-properties>
    </style:style>
    <style:style style:name="Databaseaverage.B3" style:family="table-cell">
      <style:table-cell-properties fo:background-color="#ffffff" fo:padding="0.097cm" fo:border-left="none" fo:border-right="none" fo:border-top="none" fo:border-bottom="0.05pt solid #000000">
        <style:background-image/>
      </style:table-cell-properties>
    </style:style>
    <style:style style:name="Databaseaverage.A4" style:family="table-cell">
      <style:table-cell-properties fo:background-color="#ffffff" fo:padding="0.097cm" fo:border-left="none" fo:border-right="none" fo:border-top="none" fo:border-bottom="0.05pt solid #000000">
        <style:background-image/>
      </style:table-cell-properties>
    </style:style>
    <style:style style:name="Databaseaverage.B4" style:family="table-cell">
      <style:table-cell-properties fo:background-color="#ffffff" fo:padding="0.097cm" fo:border-left="none" fo:border-right="none" fo:border-top="none" fo:border-bottom="0.05pt solid #000000">
        <style:background-image/>
      </style:table-cell-properties>
    </style:style>
    <style:style style:name="Databaseaverage.A5" style:family="table-cell">
      <style:table-cell-properties fo:background-color="#ffffff" fo:padding="0.097cm" fo:border-left="none" fo:border-right="none" fo:border-top="none" fo:border-bottom="0.05pt solid #000000">
        <style:background-image/>
      </style:table-cell-properties>
    </style:style>
    <style:style style:name="Databaseaverage.B5" style:family="table-cell">
      <style:table-cell-properties fo:background-color="#ffffff" fo:padding="0.097cm" fo:border-left="none" fo:border-right="none" fo:border-top="none" fo:border-bottom="0.05pt solid #000000">
        <style:background-image/>
      </style:table-cell-properties>
    </style:style>
    <style:style style:name="Databaseaverage.A6" style:family="table-cell">
      <style:table-cell-properties fo:background-color="#ffffff" fo:padding="0.097cm" fo:border-left="none" fo:border-right="none" fo:border-top="none" fo:border-bottom="0.05pt solid #000000">
        <style:background-image/>
      </style:table-cell-properties>
    </style:style>
    <style:style style:name="Databaseaverage.B6" style:family="table-cell">
      <style:table-cell-properties fo:background-color="#ffffff" fo:padding="0.097cm" fo:border-left="none" fo:border-right="none" fo:border-top="none" fo:border-bottom="0.05pt solid #000000">
        <style:background-image/>
      </style:table-cell-properties>
    </style:style>
    <style:style style:name="Databaseaverage.A7" style:family="table-cell">
      <style:table-cell-properties fo:background-color="#ffffff" fo:padding="0.097cm" fo:border-left="none" fo:border-right="none" fo:border-top="none" fo:border-bottom="0.05pt solid #000000">
        <style:background-image/>
      </style:table-cell-properties>
    </style:style>
    <style:style style:name="Databaseaverage.B7" style:family="table-cell">
      <style:table-cell-properties fo:background-color="#ffffff" fo:padding="0.097cm" fo:border-left="none" fo:border-right="none" fo:border-top="none" fo:border-bottom="0.05pt solid #000000">
        <style:background-image/>
      </style:table-cell-properties>
    </style:style>
    <style:style style:name="Databaseaverage.A8" style:family="table-cell">
      <style:table-cell-properties fo:background-color="#ffffff" fo:padding="0.097cm" fo:border-left="none" fo:border-right="none" fo:border-top="none" fo:border-bottom="0.05pt solid #000000">
        <style:background-image/>
      </style:table-cell-properties>
    </style:style>
    <style:style style:name="Databaseaverage.B8" style:family="table-cell">
      <style:table-cell-properties fo:background-color="#ffffff" fo:padding="0.097cm" fo:border-left="none" fo:border-right="none" fo:border-top="none" fo:border-bottom="0.05pt solid #000000">
        <style:background-image/>
      </style:table-cell-properties>
    </style:style>
    <style:style style:name="Databaseaverage.A9" style:family="table-cell">
      <style:table-cell-properties fo:background-color="#ffffff" fo:padding="0.097cm" fo:border-left="none" fo:border-right="none" fo:border-top="none" fo:border-bottom="0.05pt solid #000000">
        <style:background-image/>
      </style:table-cell-properties>
    </style:style>
    <style:style style:name="Databaseaverage.B9" style:family="table-cell">
      <style:table-cell-properties fo:background-color="#ffffff" fo:padding="0.097cm" fo:border-left="none" fo:border-right="none" fo:border-top="none" fo:border-bottom="0.05pt solid #000000">
        <style:background-image/>
      </style:table-cell-properties>
    </style:style>
    <style:style style:name="Databaseaverage.A10" style:family="table-cell">
      <style:table-cell-properties fo:background-color="#ffffff" fo:padding="0.097cm" fo:border-left="none" fo:border-right="none" fo:border-top="none" fo:border-bottom="0.05pt solid #000000">
        <style:background-image/>
      </style:table-cell-properties>
    </style:style>
    <style:style style:name="Databaseaverage.B10" style:family="table-cell">
      <style:table-cell-properties fo:background-color="#ffffff" fo:padding="0.097cm" fo:border-left="none" fo:border-right="none" fo:border-top="none" fo:border-bottom="0.05pt solid #000000">
        <style:background-image/>
      </style:table-cell-properties>
    </style:style>
    <style:style style:name="Databaseaverage.A11" style:family="table-cell">
      <style:table-cell-properties fo:background-color="#ffffff" fo:padding="0.097cm" fo:border-left="none" fo:border-right="none" fo:border-top="none" fo:border-bottom="0.05pt solid #000000">
        <style:background-image/>
      </style:table-cell-properties>
    </style:style>
    <style:style style:name="Databaseaverage.B11" style:family="table-cell">
      <style:table-cell-properties fo:background-color="#ffffff" fo:padding="0.097cm" fo:border-left="none" fo:border-right="none" fo:border-top="none" fo:border-bottom="0.05pt solid #000000">
        <style:background-image/>
      </style:table-cell-properties>
    </style:style>
    <style:style style:name="Databaseaverage.A12" style:family="table-cell">
      <style:table-cell-properties fo:background-color="#ffffff" fo:padding="0.097cm" fo:border-left="none" fo:border-right="none" fo:border-top="none" fo:border-bottom="0.05pt solid #000000">
        <style:background-image/>
      </style:table-cell-properties>
    </style:style>
    <style:style style:name="Databaseaverage.B12" style:family="table-cell">
      <style:table-cell-properties fo:background-color="#ffffff" fo:padding="0.097cm" fo:border-left="none" fo:border-right="none" fo:border-top="none" fo:border-bottom="0.05pt solid #000000">
        <style:background-image/>
      </style:table-cell-properties>
    </style:style>
    <style:style style:name="Databaseaverage.A13" style:family="table-cell">
      <style:table-cell-properties fo:background-color="#ffffff" fo:padding="0.097cm" fo:border-left="none" fo:border-right="none" fo:border-top="none" fo:border-bottom="0.05pt solid #000000">
        <style:background-image/>
      </style:table-cell-properties>
    </style:style>
    <style:style style:name="Databaseaverage.B13" style:family="table-cell">
      <style:table-cell-properties fo:background-color="#ffffff" fo:padding="0.097cm" fo:border-left="none" fo:border-right="none" fo:border-top="none" fo:border-bottom="0.05pt solid #000000">
        <style:background-image/>
      </style:table-cell-properties>
    </style:style>
    <style:style style:name="Arrayfunctions" style:family="table">
      <style:table-properties style:width="17cm" fo:margin-left="0cm" fo:margin-right="0cm" table:align="margins" fo:keep-with-next="auto"/>
    </style:style>
    <style:style style:name="Arrayfunctions.A" style:family="table-column">
      <style:table-column-properties style:column-width="5.523cm" style:rel-column-width="21289*"/>
    </style:style>
    <style:style style:name="Arrayfunctions.B" style:family="table-column">
      <style:table-column-properties style:column-width="11.478cm" style:rel-column-width="44246*"/>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e6e6e6" fo:padding="0.097cm" fo:border-left="none" fo:border-right="none" fo:border-top="0.05pt solid #000000" fo:border-bottom="0.05pt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Arrayfunctions.B2" style:family="table-cell">
      <style:table-cell-properties fo:background-color="#ffffff" fo:padding="0.097cm" fo:border-left="none" fo:border-right="none" fo:border-top="none" fo:border-bottom="0.05pt solid #000000">
        <style:background-image/>
      </style:table-cell-properties>
    </style:style>
    <style:style style:name="Arrayfunctions.A3" style:family="table-cell">
      <style:table-cell-properties fo:background-color="#ffffff" fo:padding="0.097cm" fo:border-left="none" fo:border-right="none" fo:border-top="none" fo:border-bottom="0.05pt solid #000000">
        <style:background-image/>
      </style:table-cell-properties>
    </style:style>
    <style:style style:name="Arrayfunctions.B3" style:family="table-cell">
      <style:table-cell-properties fo:background-color="#ffffff" fo:padding="0.097cm" fo:border-left="none" fo:border-right="none" fo:border-top="none" fo:border-bottom="0.05pt solid #000000">
        <style:background-image/>
      </style:table-cell-properties>
    </style:style>
    <style:style style:name="Arrayfunctions.A4" style:family="table-cell">
      <style:table-cell-properties fo:background-color="#ffffff" fo:padding="0.097cm" fo:border-left="none" fo:border-right="none" fo:border-top="none" fo:border-bottom="0.05pt solid #000000">
        <style:background-image/>
      </style:table-cell-properties>
    </style:style>
    <style:style style:name="Arrayfunctions.B4" style:family="table-cell">
      <style:table-cell-properties fo:background-color="#ffffff" fo:padding="0.097cm" fo:border-left="none" fo:border-right="none" fo:border-top="none" fo:border-bottom="0.05pt solid #000000">
        <style:background-image/>
      </style:table-cell-properties>
    </style:style>
    <style:style style:name="Arrayfunctions.A5" style:family="table-cell">
      <style:table-cell-properties fo:background-color="#ffffff" fo:padding="0.097cm" fo:border-left="none" fo:border-right="none" fo:border-top="none" fo:border-bottom="0.05pt solid #000000">
        <style:background-image/>
      </style:table-cell-properties>
    </style:style>
    <style:style style:name="Arrayfunctions.B5" style:family="table-cell">
      <style:table-cell-properties fo:background-color="#ffffff" fo:padding="0.097cm" fo:border-left="none" fo:border-right="none" fo:border-top="none" fo:border-bottom="0.05pt solid #000000">
        <style:background-image/>
      </style:table-cell-properties>
    </style:style>
    <style:style style:name="Arrayfunctions.A6" style:family="table-cell">
      <style:table-cell-properties fo:background-color="#ffffff" fo:padding="0.097cm" fo:border-left="none" fo:border-right="none" fo:border-top="none" fo:border-bottom="0.05pt solid #000000">
        <style:background-image/>
      </style:table-cell-properties>
    </style:style>
    <style:style style:name="Arrayfunctions.B6" style:family="table-cell">
      <style:table-cell-properties fo:background-color="#ffffff" fo:padding="0.097cm" fo:border-left="none" fo:border-right="none" fo:border-top="none" fo:border-bottom="0.05pt solid #000000">
        <style:background-image/>
      </style:table-cell-properties>
    </style:style>
    <style:style style:name="Arrayfunctions.A7" style:family="table-cell">
      <style:table-cell-properties fo:background-color="#ffffff" fo:padding="0.097cm" fo:border-left="none" fo:border-right="none" fo:border-top="none" fo:border-bottom="0.05pt solid #000000">
        <style:background-image/>
      </style:table-cell-properties>
    </style:style>
    <style:style style:name="Arrayfunctions.B7" style:family="table-cell">
      <style:table-cell-properties fo:background-color="#ffffff" fo:padding="0.097cm" fo:border-left="none" fo:border-right="none" fo:border-top="none" fo:border-bottom="0.05pt solid #000000">
        <style:background-image/>
      </style:table-cell-properties>
    </style:style>
    <style:style style:name="Arrayfunctions.A8" style:family="table-cell">
      <style:table-cell-properties fo:background-color="#ffffff" fo:padding="0.097cm" fo:border-left="none" fo:border-right="none" fo:border-top="none" fo:border-bottom="0.05pt solid #000000">
        <style:background-image/>
      </style:table-cell-properties>
    </style:style>
    <style:style style:name="Arrayfunctions.B8" style:family="table-cell">
      <style:table-cell-properties fo:background-color="#ffffff" fo:padding="0.097cm" fo:border-left="none" fo:border-right="none" fo:border-top="none" fo:border-bottom="0.05pt solid #000000">
        <style:background-image/>
      </style:table-cell-properties>
    </style:style>
    <style:style style:name="Arrayfunctions.A9" style:family="table-cell">
      <style:table-cell-properties fo:background-color="#ffffff" fo:padding="0.097cm" fo:border-left="none" fo:border-right="none" fo:border-top="none" fo:border-bottom="0.05pt solid #000000">
        <style:background-image/>
      </style:table-cell-properties>
    </style:style>
    <style:style style:name="Arrayfunctions.B9" style:family="table-cell">
      <style:table-cell-properties fo:background-color="#ffffff" fo:padding="0.097cm" fo:border-left="none" fo:border-right="none" fo:border-top="none" fo:border-bottom="0.05pt solid #000000">
        <style:background-image/>
      </style:table-cell-properties>
    </style:style>
    <style:style style:name="Arrayfunctions.A10" style:family="table-cell">
      <style:table-cell-properties fo:background-color="#ffffff" fo:padding="0.097cm" fo:border-left="none" fo:border-right="none" fo:border-top="none" fo:border-bottom="0.05pt solid #000000">
        <style:background-image/>
      </style:table-cell-properties>
    </style:style>
    <style:style style:name="Arrayfunctions.B10" style:family="table-cell">
      <style:table-cell-properties fo:background-color="#ffffff" fo:padding="0.097cm" fo:border-left="none" fo:border-right="none" fo:border-top="none" fo:border-bottom="0.05pt solid #000000">
        <style:background-image/>
      </style:table-cell-properties>
    </style:style>
    <style:style style:name="Arrayfunctions.A11" style:family="table-cell">
      <style:table-cell-properties fo:background-color="#ffffff" fo:padding="0.097cm" fo:border-left="none" fo:border-right="none" fo:border-top="none" fo:border-bottom="0.05pt solid #000000">
        <style:background-image/>
      </style:table-cell-properties>
    </style:style>
    <style:style style:name="Arrayfunctions.B11" style:family="table-cell">
      <style:table-cell-properties fo:background-color="#ffffff" fo:padding="0.097cm" fo:border-left="none" fo:border-right="none" fo:border-top="none" fo:border-bottom="0.05pt solid #000000">
        <style:background-image/>
      </style:table-cell-properties>
    </style:style>
    <style:style style:name="Arrayfunctions.A12" style:family="table-cell">
      <style:table-cell-properties fo:background-color="#ffffff" fo:padding="0.097cm" fo:border-left="none" fo:border-right="none" fo:border-top="none" fo:border-bottom="0.05pt solid #000000">
        <style:background-image/>
      </style:table-cell-properties>
    </style:style>
    <style:style style:name="Arrayfunctions.B12" style:family="table-cell">
      <style:table-cell-properties fo:background-color="#ffffff" fo:padding="0.097cm" fo:border-left="none" fo:border-right="none" fo:border-top="none" fo:border-bottom="0.05pt solid #000000">
        <style:background-image/>
      </style:table-cell-properties>
    </style:style>
    <style:style style:name="Arrayfunctions.A13" style:family="table-cell">
      <style:table-cell-properties fo:background-color="#ffffff" fo:padding="0.097cm" fo:border-left="none" fo:border-right="none" fo:border-top="none" fo:border-bottom="0.05pt solid #000000">
        <style:background-image/>
      </style:table-cell-properties>
    </style:style>
    <style:style style:name="Arrayfunctions.B13" style:family="table-cell">
      <style:table-cell-properties fo:background-color="#ffffff" fo:padding="0.097cm" fo:border-left="none" fo:border-right="none" fo:border-top="none" fo:border-bottom="0.05pt solid #000000">
        <style:background-image/>
      </style:table-cell-properties>
    </style:style>
    <style:style style:name="Arrayfunctions.A14" style:family="table-cell">
      <style:table-cell-properties fo:background-color="#ffffff" fo:padding="0.097cm" fo:border-left="none" fo:border-right="none" fo:border-top="none" fo:border-bottom="0.05pt solid #000000">
        <style:background-image/>
      </style:table-cell-properties>
    </style:style>
    <style:style style:name="Arrayfunctions.B14" style:family="table-cell">
      <style:table-cell-properties fo:background-color="#ffffff" fo:padding="0.097cm" fo:border-left="none" fo:border-right="none" fo:border-top="none" fo:border-bottom="0.05pt solid #000000">
        <style:background-image/>
      </style:table-cell-properties>
    </style:style>
    <style:style style:name="Arrayfunctions.A15" style:family="table-cell">
      <style:table-cell-properties fo:background-color="#ffffff" fo:padding="0.097cm" fo:border-left="none" fo:border-right="none" fo:border-top="none" fo:border-bottom="0.05pt solid #000000">
        <style:background-image/>
      </style:table-cell-properties>
    </style:style>
    <style:style style:name="Arrayfunctions.B15" style:family="table-cell">
      <style:table-cell-properties fo:background-color="#ffffff" fo:padding="0.097cm" fo:border-left="none" fo:border-right="none" fo:border-top="none" fo:border-bottom="0.05pt solid #000000">
        <style:background-image/>
      </style:table-cell-properties>
    </style:style>
    <style:style style:name="Spreadsheetfunctions" style:family="table">
      <style:table-properties style:width="16.99cm" fo:margin-left="0cm" fo:margin-right="0.011cm" fo:margin-top="0cm" fo:margin-bottom="0.6cm" table:align="margins" fo:keep-with-next="auto"/>
    </style:style>
    <style:style style:name="Spreadsheetfunctions.A" style:family="table-column">
      <style:table-column-properties style:column-width="6.643cm" style:rel-column-width="25622*"/>
    </style:style>
    <style:style style:name="Spreadsheetfunctions.B" style:family="table-column">
      <style:table-column-properties style:column-width="10.347cm"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e6e6e6" fo:padding="0.097cm" fo:border-left="none" fo:border-right="none" fo:border-top="0.05pt solid #000000" fo:border-bottom="0.05pt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Spreadsheetfunctions.B2" style:family="table-cell">
      <style:table-cell-properties fo:background-color="#ffffff" fo:padding="0.097cm" fo:border-left="none" fo:border-right="none" fo:border-top="none" fo:border-bottom="0.05pt solid #000000">
        <style:background-image/>
      </style:table-cell-properties>
    </style:style>
    <style:style style:name="Spreadsheetfunctions.B3" style:family="table-cell">
      <style:table-cell-properties fo:background-color="#ffffff" fo:padding="0.097cm" fo:border-left="none" fo:border-right="none" fo:border-top="none" fo:border-bottom="0.05pt solid #000000">
        <style:background-image/>
      </style:table-cell-properties>
    </style:style>
    <style:style style:name="Spreadsheetfunctions.B4" style:family="table-cell">
      <style:table-cell-properties fo:background-color="#ffffff" fo:padding="0.097cm" fo:border-left="none" fo:border-right="none" fo:border-top="none" fo:border-bottom="0.05pt solid #000000">
        <style:background-image/>
      </style:table-cell-properties>
    </style:style>
    <style:style style:name="Spreadsheetfunctions.B5" style:family="table-cell">
      <style:table-cell-properties fo:background-color="#ffffff" fo:padding="0.097cm" fo:border-left="none" fo:border-right="none" fo:border-top="none" fo:border-bottom="0.05pt solid #000000">
        <style:background-image/>
      </style:table-cell-properties>
    </style:style>
    <style:style style:name="Spreadsheetfunctions.B6" style:family="table-cell">
      <style:table-cell-properties fo:background-color="#ffffff" fo:padding="0.097cm" fo:border-left="none" fo:border-right="none" fo:border-top="none" fo:border-bottom="0.05pt solid #000000">
        <style:background-image/>
      </style:table-cell-properties>
    </style:style>
    <style:style style:name="Spreadsheetfunctions.B7" style:family="table-cell">
      <style:table-cell-properties fo:background-color="#ffffff" fo:padding="0.097cm" fo:border-left="none" fo:border-right="none" fo:border-top="none" fo:border-bottom="0.05pt solid #000000">
        <style:background-image/>
      </style:table-cell-properties>
    </style:style>
    <style:style style:name="Spreadsheetfunctions.B8" style:family="table-cell">
      <style:table-cell-properties fo:background-color="#ffffff" fo:padding="0.097cm" fo:border-left="none" fo:border-right="none" fo:border-top="none" fo:border-bottom="0.05pt solid #000000">
        <style:background-image/>
      </style:table-cell-properties>
    </style:style>
    <style:style style:name="Spreadsheetfunctions.B9" style:family="table-cell">
      <style:table-cell-properties fo:background-color="#ffffff" fo:padding="0.097cm" fo:border-left="none" fo:border-right="none" fo:border-top="none" fo:border-bottom="0.05pt solid #000000">
        <style:background-image/>
      </style:table-cell-properties>
    </style:style>
    <style:style style:name="Spreadsheetfunctions.B10" style:family="table-cell">
      <style:table-cell-properties fo:background-color="#ffffff" fo:padding="0.097cm" fo:border-left="none" fo:border-right="none" fo:border-top="none" fo:border-bottom="0.05pt solid #000000">
        <style:background-image/>
      </style:table-cell-properties>
    </style:style>
    <style:style style:name="Spreadsheetfunctions.B11" style:family="table-cell">
      <style:table-cell-properties fo:background-color="#ffffff" fo:padding="0.097cm" fo:border-left="none" fo:border-right="none" fo:border-top="none" fo:border-bottom="0.05pt solid #000000">
        <style:background-image/>
      </style:table-cell-properties>
    </style:style>
    <style:style style:name="Spreadsheetfunctions.B12" style:family="table-cell">
      <style:table-cell-properties fo:background-color="#ffffff" fo:padding="0.097cm" fo:border-left="none" fo:border-right="none" fo:border-top="none" fo:border-bottom="0.05pt solid #000000">
        <style:background-image/>
      </style:table-cell-properties>
    </style:style>
    <style:style style:name="Spreadsheetfunctions.B13" style:family="table-cell">
      <style:table-cell-properties fo:background-color="#ffffff" fo:padding="0.097cm" fo:border-left="none" fo:border-right="none" fo:border-top="none" fo:border-bottom="0.05pt solid #000000">
        <style:background-image/>
      </style:table-cell-properties>
    </style:style>
    <style:style style:name="Spreadsheetfunctions.A14" style:family="table-cell">
      <style:table-cell-properties fo:background-color="#ffffff" fo:padding="0.097cm" fo:border-left="none" fo:border-right="none" fo:border-top="none" fo:border-bottom="0.05pt solid #000000">
        <style:background-image/>
      </style:table-cell-properties>
    </style:style>
    <style:style style:name="Spreadsheetfunctions.B14" style:family="table-cell">
      <style:table-cell-properties fo:background-color="#ffffff" fo:padding="0.097cm" fo:border-left="none" fo:border-right="none" fo:border-top="none" fo:border-bottom="0.05pt solid #000000">
        <style:background-image/>
      </style:table-cell-properties>
    </style:style>
    <style:style style:name="Spreadsheetfunctions.A15" style:family="table-cell">
      <style:table-cell-properties fo:background-color="#ffffff" fo:padding="0.097cm" fo:border-left="none" fo:border-right="none" fo:border-top="none" fo:border-bottom="0.05pt solid #000000">
        <style:background-image/>
      </style:table-cell-properties>
    </style:style>
    <style:style style:name="Spreadsheetfunctions.B15" style:family="table-cell">
      <style:table-cell-properties fo:background-color="#ffffff" fo:padding="0.097cm" fo:border-left="none" fo:border-right="none" fo:border-top="none" fo:border-bottom="0.05pt solid #000000">
        <style:background-image/>
      </style:table-cell-properties>
    </style:style>
    <style:style style:name="Spreadsheetfunctions.A16" style:family="table-cell">
      <style:table-cell-properties fo:background-color="#ffffff" fo:padding="0.097cm" fo:border-left="none" fo:border-right="none" fo:border-top="none" fo:border-bottom="0.05pt solid #000000">
        <style:background-image/>
      </style:table-cell-properties>
    </style:style>
    <style:style style:name="Spreadsheetfunctions.B16" style:family="table-cell">
      <style:table-cell-properties fo:background-color="#ffffff" fo:padding="0.097cm" fo:border-left="none" fo:border-right="none" fo:border-top="none" fo:border-bottom="0.05pt solid #000000">
        <style:background-image/>
      </style:table-cell-properties>
    </style:style>
    <style:style style:name="Spreadsheetfunctions.A17" style:family="table-cell">
      <style:table-cell-properties fo:background-color="#ffffff" fo:padding="0.097cm" fo:border-left="none" fo:border-right="none" fo:border-top="none" fo:border-bottom="0.05pt solid #000000">
        <style:background-image/>
      </style:table-cell-properties>
    </style:style>
    <style:style style:name="Spreadsheetfunctions.B17" style:family="table-cell">
      <style:table-cell-properties fo:background-color="#ffffff" fo:padding="0.097cm" fo:border-left="none" fo:border-right="none" fo:border-top="none" fo:border-bottom="0.05pt solid #000000">
        <style:background-image/>
      </style:table-cell-properties>
    </style:style>
    <style:style style:name="Spreadsheetfunctions.A18" style:family="table-cell">
      <style:table-cell-properties fo:background-color="#ffffff" fo:padding="0.097cm" fo:border-left="none" fo:border-right="none" fo:border-top="none" fo:border-bottom="0.05pt solid #000000">
        <style:background-image/>
      </style:table-cell-properties>
    </style:style>
    <style:style style:name="Spreadsheetfunctions.B18" style:family="table-cell">
      <style:table-cell-properties fo:background-color="#ffffff" fo:padding="0.097cm" fo:border-left="none" fo:border-right="none" fo:border-top="none" fo:border-bottom="0.05pt solid #000000">
        <style:background-image/>
      </style:table-cell-properties>
    </style:style>
    <style:style style:name="Spreadsheetfunctions.A19" style:family="table-cell">
      <style:table-cell-properties fo:background-color="#ffffff" fo:padding="0.097cm" fo:border-left="none" fo:border-right="none" fo:border-top="none" fo:border-bottom="0.05pt solid #000000">
        <style:background-image/>
      </style:table-cell-properties>
    </style:style>
    <style:style style:name="Spreadsheetfunctions.B19" style:family="table-cell">
      <style:table-cell-properties fo:background-color="#ffffff" fo:padding="0.097cm" fo:border-left="none" fo:border-right="none" fo:border-top="none" fo:border-bottom="0.05pt solid #000000">
        <style:background-image/>
      </style:table-cell-properties>
    </style:style>
    <style:style style:name="Spreadsheetfunctions.A20" style:family="table-cell">
      <style:table-cell-properties fo:background-color="#ffffff" fo:padding="0.097cm" fo:border-left="none" fo:border-right="none" fo:border-top="none" fo:border-bottom="0.05pt solid #000000">
        <style:background-image/>
      </style:table-cell-properties>
    </style:style>
    <style:style style:name="Spreadsheetfunctions.B20" style:family="table-cell">
      <style:table-cell-properties fo:background-color="#ffffff" fo:padding="0.097cm" fo:border-left="none" fo:border-right="none" fo:border-top="none" fo:border-bottom="0.05pt solid #000000">
        <style:background-image/>
      </style:table-cell-properties>
    </style:style>
    <style:style style:name="Spreadsheetfunctions.A21" style:family="table-cell">
      <style:table-cell-properties fo:background-color="#ffffff" fo:padding="0.097cm" fo:border-left="none" fo:border-right="none" fo:border-top="none" fo:border-bottom="0.05pt solid #000000">
        <style:background-image/>
      </style:table-cell-properties>
    </style:style>
    <style:style style:name="Spreadsheetfunctions.B21" style:family="table-cell">
      <style:table-cell-properties fo:background-color="#ffffff" fo:padding="0.097cm" fo:border-left="none" fo:border-right="none" fo:border-top="none" fo:border-bottom="0.05pt solid #000000">
        <style:background-image/>
      </style:table-cell-properties>
    </style:style>
    <style:style style:name="Spreadsheetfunctions.A22" style:family="table-cell">
      <style:table-cell-properties fo:background-color="#ffffff" fo:padding="0.097cm" fo:border-left="none" fo:border-right="none" fo:border-top="none" fo:border-bottom="0.05pt solid #000000">
        <style:background-image/>
      </style:table-cell-properties>
    </style:style>
    <style:style style:name="Spreadsheetfunctions.B22" style:family="table-cell">
      <style:table-cell-properties fo:background-color="#ffffff" fo:padding="0.097cm" fo:border-left="none" fo:border-right="none" fo:border-top="none" fo:border-bottom="0.05pt solid #000000">
        <style:background-image/>
      </style:table-cell-properties>
    </style:style>
    <style:style style:name="Textfunctions" style:family="table">
      <style:table-properties style:width="16.99cm" fo:margin-left="0cm" fo:margin-right="0.011cm" fo:margin-top="0cm" fo:margin-bottom="0.6cm" table:align="margins" fo:keep-with-next="auto"/>
    </style:style>
    <style:style style:name="Textfunctions.A" style:family="table-column">
      <style:table-column-properties style:column-width="6.174cm" style:rel-column-width="23811*"/>
    </style:style>
    <style:style style:name="Textfunctions.B" style:family="table-column">
      <style:table-column-properties style:column-width="10.816cm"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e6e6e6" fo:padding="0.097cm" fo:border-left="none" fo:border-right="none" fo:border-top="0.05pt solid #000000" fo:border-bottom="0.05pt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Textfunctions.B2" style:family="table-cell">
      <style:table-cell-properties fo:background-color="#ffffff" fo:padding="0.097cm" fo:border-left="none" fo:border-right="none" fo:border-top="none" fo:border-bottom="0.05pt solid #000000">
        <style:background-image/>
      </style:table-cell-properties>
    </style:style>
    <style:style style:name="Textfunctions.B3" style:family="table-cell">
      <style:table-cell-properties fo:background-color="#ffffff" fo:padding="0.097cm" fo:border-left="none" fo:border-right="none" fo:border-top="none" fo:border-bottom="0.05pt solid #000000">
        <style:background-image/>
      </style:table-cell-properties>
    </style:style>
    <style:style style:name="Textfunctions.B4" style:family="table-cell">
      <style:table-cell-properties fo:background-color="#ffffff" fo:padding="0.097cm" fo:border-left="none" fo:border-right="none" fo:border-top="none" fo:border-bottom="0.05pt solid #000000">
        <style:background-image/>
      </style:table-cell-properties>
    </style:style>
    <style:style style:name="Textfunctions.B5" style:family="table-cell">
      <style:table-cell-properties fo:background-color="#ffffff" fo:padding="0.097cm" fo:border-left="none" fo:border-right="none" fo:border-top="none" fo:border-bottom="0.05pt solid #000000">
        <style:background-image/>
      </style:table-cell-properties>
    </style:style>
    <style:style style:name="Textfunctions.B6" style:family="table-cell">
      <style:table-cell-properties fo:background-color="#ffffff" fo:padding="0.097cm" fo:border-left="none" fo:border-right="none" fo:border-top="none" fo:border-bottom="0.05pt solid #000000">
        <style:background-image/>
      </style:table-cell-properties>
    </style:style>
    <style:style style:name="Textfunctions.B7" style:family="table-cell">
      <style:table-cell-properties fo:background-color="#ffffff" fo:padding="0.097cm" fo:border-left="none" fo:border-right="none" fo:border-top="none" fo:border-bottom="0.05pt solid #000000">
        <style:background-image/>
      </style:table-cell-properties>
    </style:style>
    <style:style style:name="Textfunctions.B8" style:family="table-cell">
      <style:table-cell-properties fo:background-color="#ffffff" fo:padding="0.097cm" fo:border-left="none" fo:border-right="none" fo:border-top="none" fo:border-bottom="0.05pt solid #000000">
        <style:background-image/>
      </style:table-cell-properties>
    </style:style>
    <style:style style:name="Textfunctions.B9" style:family="table-cell">
      <style:table-cell-properties fo:background-color="#ffffff" fo:padding="0.097cm" fo:border-left="none" fo:border-right="none" fo:border-top="none" fo:border-bottom="0.05pt solid #000000">
        <style:background-image/>
      </style:table-cell-properties>
    </style:style>
    <style:style style:name="Textfunctions.B10" style:family="table-cell">
      <style:table-cell-properties fo:background-color="#ffffff" fo:padding="0.097cm" fo:border-left="none" fo:border-right="none" fo:border-top="none" fo:border-bottom="0.05pt solid #000000">
        <style:background-image/>
      </style:table-cell-properties>
    </style:style>
    <style:style style:name="Textfunctions.B11" style:family="table-cell">
      <style:table-cell-properties fo:background-color="#ffffff" fo:padding="0.097cm" fo:border-left="none" fo:border-right="none" fo:border-top="none" fo:border-bottom="0.05pt solid #000000">
        <style:background-image/>
      </style:table-cell-properties>
    </style:style>
    <style:style style:name="Textfunctions.B12" style:family="table-cell">
      <style:table-cell-properties fo:background-color="#ffffff" fo:padding="0.097cm" fo:border-left="none" fo:border-right="none" fo:border-top="none" fo:border-bottom="0.05pt solid #000000">
        <style:background-image/>
      </style:table-cell-properties>
    </style:style>
    <style:style style:name="Textfunctions.B13" style:family="table-cell">
      <style:table-cell-properties fo:background-color="#ffffff" fo:padding="0.097cm" fo:border-left="none" fo:border-right="none" fo:border-top="none" fo:border-bottom="0.05pt solid #000000">
        <style:background-image/>
      </style:table-cell-properties>
    </style:style>
    <style:style style:name="Textfunctions.B14" style:family="table-cell">
      <style:table-cell-properties fo:background-color="#ffffff" fo:padding="0.097cm" fo:border-left="none" fo:border-right="none" fo:border-top="none" fo:border-bottom="0.05pt solid #000000">
        <style:background-image/>
      </style:table-cell-properties>
    </style:style>
    <style:style style:name="Textfunctions.B15" style:family="table-cell">
      <style:table-cell-properties fo:background-color="#ffffff" fo:padding="0.097cm" fo:border-left="none" fo:border-right="none" fo:border-top="none" fo:border-bottom="0.05pt solid #000000">
        <style:background-image/>
      </style:table-cell-properties>
    </style:style>
    <style:style style:name="Textfunctions.B16" style:family="table-cell">
      <style:table-cell-properties fo:background-color="#ffffff" fo:padding="0.097cm" fo:border-left="none" fo:border-right="none" fo:border-top="none" fo:border-bottom="0.05pt solid #000000">
        <style:background-image/>
      </style:table-cell-properties>
    </style:style>
    <style:style style:name="Textfunctions.A17" style:family="table-cell">
      <style:table-cell-properties fo:background-color="#ffffff" fo:padding="0.097cm" fo:border-left="none" fo:border-right="none" fo:border-top="none" fo:border-bottom="0.05pt solid #000000">
        <style:background-image/>
      </style:table-cell-properties>
    </style:style>
    <style:style style:name="Textfunctions.B17" style:family="table-cell">
      <style:table-cell-properties fo:background-color="#ffffff" fo:padding="0.097cm" fo:border-left="none" fo:border-right="none" fo:border-top="none" fo:border-bottom="0.05pt solid #000000">
        <style:background-image/>
      </style:table-cell-properties>
    </style:style>
    <style:style style:name="Textfunctions.A18" style:family="table-cell">
      <style:table-cell-properties fo:background-color="#ffffff" fo:padding="0.097cm" fo:border-left="none" fo:border-right="none" fo:border-top="none" fo:border-bottom="0.05pt solid #000000">
        <style:background-image/>
      </style:table-cell-properties>
    </style:style>
    <style:style style:name="Textfunctions.B18" style:family="table-cell">
      <style:table-cell-properties fo:background-color="#ffffff" fo:padding="0.097cm" fo:border-left="none" fo:border-right="none" fo:border-top="none" fo:border-bottom="0.05pt solid #000000">
        <style:background-image/>
      </style:table-cell-properties>
    </style:style>
    <style:style style:name="Textfunctions.A19" style:family="table-cell">
      <style:table-cell-properties fo:background-color="#ffffff" fo:padding="0.097cm" fo:border-left="none" fo:border-right="none" fo:border-top="none" fo:border-bottom="0.05pt solid #000000">
        <style:background-image/>
      </style:table-cell-properties>
    </style:style>
    <style:style style:name="Textfunctions.B19" style:family="table-cell">
      <style:table-cell-properties fo:background-color="#ffffff" fo:padding="0.097cm" fo:border-left="none" fo:border-right="none" fo:border-top="none" fo:border-bottom="0.05pt solid #000000">
        <style:background-image/>
      </style:table-cell-properties>
    </style:style>
    <style:style style:name="Textfunctions.A20" style:family="table-cell">
      <style:table-cell-properties fo:background-color="#ffffff" fo:padding="0.097cm" fo:border-left="none" fo:border-right="none" fo:border-top="none" fo:border-bottom="0.05pt solid #000000">
        <style:background-image/>
      </style:table-cell-properties>
    </style:style>
    <style:style style:name="Textfunctions.B20" style:family="table-cell">
      <style:table-cell-properties fo:background-color="#ffffff" fo:padding="0.097cm" fo:border-left="none" fo:border-right="none" fo:border-top="none" fo:border-bottom="0.05pt solid #000000">
        <style:background-image/>
      </style:table-cell-properties>
    </style:style>
    <style:style style:name="Textfunctions.A21" style:family="table-cell">
      <style:table-cell-properties fo:background-color="#ffffff" fo:padding="0.097cm" fo:border-left="none" fo:border-right="none" fo:border-top="none" fo:border-bottom="0.05pt solid #000000">
        <style:background-image/>
      </style:table-cell-properties>
    </style:style>
    <style:style style:name="Textfunctions.B21" style:family="table-cell">
      <style:table-cell-properties fo:background-color="#ffffff" fo:padding="0.097cm" fo:border-left="none" fo:border-right="none" fo:border-top="none" fo:border-bottom="0.05pt solid #000000">
        <style:background-image/>
      </style:table-cell-properties>
    </style:style>
    <style:style style:name="Textfunctions.A22" style:family="table-cell">
      <style:table-cell-properties fo:background-color="#ffffff" fo:padding="0.097cm" fo:border-left="none" fo:border-right="none" fo:border-top="none" fo:border-bottom="0.05pt solid #000000">
        <style:background-image/>
      </style:table-cell-properties>
    </style:style>
    <style:style style:name="Textfunctions.B22" style:family="table-cell">
      <style:table-cell-properties fo:background-color="#ffffff" fo:padding="0.097cm" fo:border-left="none" fo:border-right="none" fo:border-top="none" fo:border-bottom="0.05pt solid #000000">
        <style:background-image/>
      </style:table-cell-properties>
    </style:style>
    <style:style style:name="Textfunctions.A23" style:family="table-cell">
      <style:table-cell-properties fo:background-color="#ffffff" fo:padding="0.097cm" fo:border-left="none" fo:border-right="none" fo:border-top="none" fo:border-bottom="0.05pt solid #000000">
        <style:background-image/>
      </style:table-cell-properties>
    </style:style>
    <style:style style:name="Textfunctions.B23" style:family="table-cell">
      <style:table-cell-properties fo:background-color="#ffffff" fo:padding="0.097cm" fo:border-left="none" fo:border-right="none" fo:border-top="none" fo:border-bottom="0.05pt solid #000000">
        <style:background-image/>
      </style:table-cell-properties>
    </style:style>
    <style:style style:name="Textfunctions.A24" style:family="table-cell">
      <style:table-cell-properties fo:background-color="#ffffff" fo:padding="0.097cm" fo:border-left="none" fo:border-right="none" fo:border-top="none" fo:border-bottom="0.05pt solid #000000">
        <style:background-image/>
      </style:table-cell-properties>
    </style:style>
    <style:style style:name="Textfunctions.B24" style:family="table-cell">
      <style:table-cell-properties fo:background-color="#ffffff" fo:padding="0.097cm" fo:border-left="none" fo:border-right="none" fo:border-top="none" fo:border-bottom="0.05pt solid #000000">
        <style:background-image/>
      </style:table-cell-properties>
    </style:style>
    <style:style style:name="Textfunctions.A25" style:family="table-cell">
      <style:table-cell-properties fo:background-color="#ffffff" fo:padding="0.097cm" fo:border-left="none" fo:border-right="none" fo:border-top="none" fo:border-bottom="0.05pt solid #000000">
        <style:background-image/>
      </style:table-cell-properties>
    </style:style>
    <style:style style:name="Textfunctions.B25" style:family="table-cell">
      <style:table-cell-properties fo:background-color="#ffffff" fo:padding="0.097cm" fo:border-left="none" fo:border-right="none" fo:border-top="none" fo:border-bottom="0.05pt solid #000000">
        <style:background-image/>
      </style:table-cell-properties>
    </style:style>
    <style:style style:name="Textfunctions.A26" style:family="table-cell">
      <style:table-cell-properties fo:background-color="#ffffff" fo:padding="0.097cm" fo:border-left="none" fo:border-right="none" fo:border-top="none" fo:border-bottom="0.05pt solid #000000">
        <style:background-image/>
      </style:table-cell-properties>
    </style:style>
    <style:style style:name="Textfunctions.B26" style:family="table-cell">
      <style:table-cell-properties fo:background-color="#ffffff" fo:padding="0.097cm" fo:border-left="none" fo:border-right="none" fo:border-top="none" fo:border-bottom="0.05pt solid #000000">
        <style:background-image/>
      </style:table-cell-properties>
    </style:style>
    <style:style style:name="Textfunctions.A27" style:family="table-cell">
      <style:table-cell-properties fo:background-color="#ffffff" fo:padding="0.097cm" fo:border-left="none" fo:border-right="none" fo:border-top="none" fo:border-bottom="0.05pt solid #000000">
        <style:background-image/>
      </style:table-cell-properties>
    </style:style>
    <style:style style:name="Textfunctions.B27" style:family="table-cell">
      <style:table-cell-properties fo:background-color="#ffffff" fo:padding="0.097cm" fo:border-left="none" fo:border-right="none" fo:border-top="none" fo:border-bottom="0.05pt solid #000000">
        <style:background-image/>
      </style:table-cell-properties>
    </style:style>
    <style:style style:name="Textfunctions.A28" style:family="table-cell">
      <style:table-cell-properties fo:background-color="#ffffff" fo:padding="0.097cm" fo:border-left="none" fo:border-right="none" fo:border-top="none" fo:border-bottom="0.05pt solid #000000">
        <style:background-image/>
      </style:table-cell-properties>
    </style:style>
    <style:style style:name="Textfunctions.B28" style:family="table-cell">
      <style:table-cell-properties fo:background-color="#ffffff" fo:padding="0.097cm" fo:border-left="none" fo:border-right="none" fo:border-top="none" fo:border-bottom="0.05pt solid #000000">
        <style:background-image/>
      </style:table-cell-properties>
    </style:style>
    <style:style style:name="Textfunctions.A29" style:family="table-cell">
      <style:table-cell-properties fo:background-color="#ffffff" fo:padding="0.097cm" fo:border-left="none" fo:border-right="none" fo:border-top="none" fo:border-bottom="0.05pt solid #000000">
        <style:background-image/>
      </style:table-cell-properties>
    </style:style>
    <style:style style:name="Textfunctions.B29" style:family="table-cell">
      <style:table-cell-properties fo:background-color="#ffffff" fo:padding="0.097cm" fo:border-left="none" fo:border-right="none" fo:border-top="none" fo:border-bottom="0.05pt solid #000000">
        <style:background-image/>
      </style:table-cell-properties>
    </style:style>
    <style:style style:name="Textfunctions.A30" style:family="table-cell">
      <style:table-cell-properties fo:background-color="#ffffff" fo:padding="0.097cm" fo:border-left="none" fo:border-right="none" fo:border-top="none" fo:border-bottom="0.05pt solid #000000">
        <style:background-image/>
      </style:table-cell-properties>
    </style:style>
    <style:style style:name="Textfunctions.B30" style:family="table-cell">
      <style:table-cell-properties fo:background-color="#ffffff" fo:padding="0.097cm" fo:border-left="none" fo:border-right="none" fo:border-top="none" fo:border-bottom="0.05pt solid #000000">
        <style:background-image/>
      </style:table-cell-properties>
    </style:style>
    <style:style style:name="Textfunctions.A31" style:family="table-cell">
      <style:table-cell-properties fo:background-color="#ffffff" fo:padding="0.097cm" fo:border-left="none" fo:border-right="none" fo:border-top="none" fo:border-bottom="0.05pt solid #000000">
        <style:background-image/>
      </style:table-cell-properties>
    </style:style>
    <style:style style:name="Textfunctions.B31" style:family="table-cell">
      <style:table-cell-properties fo:background-color="#ffffff" fo:padding="0.097cm" fo:border-left="none" fo:border-right="none" fo:border-top="none" fo:border-bottom="0.05pt solid #000000">
        <style:background-image/>
      </style:table-cell-properties>
    </style:style>
    <style:style style:name="Textfunctions.A32" style:family="table-cell">
      <style:table-cell-properties fo:background-color="#ffffff" fo:padding="0.097cm" fo:border-left="none" fo:border-right="none" fo:border-top="none" fo:border-bottom="0.05pt solid #000000">
        <style:background-image/>
      </style:table-cell-properties>
    </style:style>
    <style:style style:name="Textfunctions.B32" style:family="table-cell">
      <style:table-cell-properties fo:background-color="#ffffff" fo:padding="0.097cm" fo:border-left="none" fo:border-right="none" fo:border-top="none" fo:border-bottom="0.05pt solid #000000">
        <style:background-image/>
      </style:table-cell-properties>
    </style:style>
    <style:style style:name="Textfunctions.A33" style:family="table-cell">
      <style:table-cell-properties fo:background-color="#ffffff" fo:padding="0.097cm" fo:border-left="none" fo:border-right="none" fo:border-top="none" fo:border-bottom="0.05pt solid #000000">
        <style:background-image/>
      </style:table-cell-properties>
    </style:style>
    <style:style style:name="Textfunctions.B33" style:family="table-cell">
      <style:table-cell-properties fo:background-color="#ffffff" fo:padding="0.097cm" fo:border-left="none" fo:border-right="none" fo:border-top="none" fo:border-bottom="0.05pt solid #000000">
        <style:background-image/>
      </style:table-cell-properties>
    </style:style>
    <style:style style:name="Textfunctions.A34" style:family="table-cell">
      <style:table-cell-properties fo:background-color="#ffffff" fo:padding="0.097cm" fo:border-left="none" fo:border-right="none" fo:border-top="none" fo:border-bottom="0.05pt solid #000000">
        <style:background-image/>
      </style:table-cell-properties>
    </style:style>
    <style:style style:name="Textfunctions.B34" style:family="table-cell">
      <style:table-cell-properties fo:background-color="#ffffff" fo:padding="0.097cm" fo:border-left="none" fo:border-right="none" fo:border-top="none" fo:border-bottom="0.05pt solid #000000">
        <style:background-image/>
      </style:table-cell-properties>
    </style:style>
    <style:style style:name="_3a_Add-infunctions" style:display-name=":Add-infunctions" style:family="table">
      <style:table-properties style:width="16.99cm" fo:margin-left="0cm" fo:margin-right="0.011cm" table:align="margins" fo:keep-with-next="auto"/>
    </style:style>
    <style:style style:name="_3a_Add-infunctions.A" style:display-name=":Add-infunctions.A" style:family="table-column">
      <style:table-column-properties style:column-width="6.731cm" style:rel-column-width="25963*"/>
    </style:style>
    <style:style style:name="_3a_Add-infunctions.B" style:display-name=":Add-infunctions.B" style:family="table-column">
      <style:table-column-properties style:column-width="10.259cm" style:rel-column-width="39572*"/>
    </style:style>
    <style:style style:name="_3a_Add-infunctions.1" style:display-name=":Add-infunctions.1" style:family="table-row">
      <style:table-row-properties fo:background-color="#e6e6e6" style:keep-together="false" fo:keep-together="always">
        <style:background-image/>
      </style:table-row-properties>
    </style:style>
    <style:style style:name="_3a_Add-infunctions.A1" style:display-name=":Add-infunctions.A1" style:family="table-cell">
      <style:table-cell-properties fo:background-color="#e6e6e6" fo:padding="0.097cm"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style:keep-together="false" fo:keep-together="always">
        <style:background-image/>
      </style:table-row-properties>
    </style:style>
    <style:style style:name="_3a_Add-infunctions.A2" style:display-name=":Add-infunctions.A2" style:family="table-cell">
      <style:table-cell-properties style:vertical-align="top" fo:background-color="#ffffff" fo:padding="0.097cm"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97cm"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97cm"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97cm"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97cm"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97cm"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97cm"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97cm"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97cm"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97cm"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97cm"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97cm"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97cm"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97cm"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97cm"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97cm"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97cm"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97cm"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97cm"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97cm"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97cm"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97cm"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97cm"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97cm"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97cm"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97cm"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97cm"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97cm"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97cm"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97cm"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97cm"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97cm"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97cm"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97cm"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97cm"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97cm"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97cm"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97cm"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97cm"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97cm"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97cm"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97cm"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97cm"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97cm"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97cm"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97cm"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97cm"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97cm"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97cm"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97cm"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97cm"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97cm"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97cm"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97cm"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97cm"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97cm"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97cm"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97cm"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97cm"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97cm"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97cm"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97cm"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97cm"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97cm"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97cm"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97cm"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97cm"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97cm"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97cm"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97cm"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97cm"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97cm"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97cm"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97cm"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97cm"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97cm"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OOoFooter">
      <style:text-properties fo:language="pt" fo:country="BR"/>
    </style:style>
    <style:style style:name="P2" style:family="paragraph" style:parent-style-name="OOoFooter">
      <style:paragraph-properties>
        <style:tab-stops>
          <style:tab-stop style:position="12.928cm" style:type="center"/>
          <style:tab-stop style:position="25.7cm" style:type="right"/>
        </style:tab-stops>
      </style:paragraph-properties>
      <style:text-properties fo:language="pt" fo:country="BR"/>
    </style:style>
    <style:style style:name="P3" style:family="paragraph" style:parent-style-name="OOoFooter">
      <style:paragraph-properties fo:text-align="end" style:justify-single-word="false"/>
    </style:style>
    <style:style style:name="P4" style:family="paragraph" style:parent-style-name="OOoTableText">
      <style:paragraph-properties fo:text-align="justify" style:justify-single-word="false"/>
    </style:style>
    <style:style style:name="P5" style:family="paragraph" style:parent-style-name="OOoTableText">
      <style:text-properties fo:language="pt" fo:country="BR"/>
    </style:style>
    <style:style style:name="P6" style:family="paragraph" style:parent-style-name="OOoTableText">
      <style:paragraph-properties fo:text-align="justify" style:justify-single-word="false"/>
      <style:text-properties fo:language="pt" fo:country="BR"/>
    </style:style>
    <style:style style:name="P7" style:family="paragraph" style:parent-style-name="OOoTableText">
      <style:text-properties fo:language="pt" fo:country="BR" style:text-underline-style="none"/>
    </style:style>
    <style:style style:name="P8" style:family="paragraph" style:parent-style-name="OOoTableText">
      <style:paragraph-properties>
        <style:tab-stops>
          <style:tab-stop style:position="3.572cm"/>
        </style:tab-stops>
      </style:paragraph-properties>
      <style:text-properties fo:language="pt" fo:country="BR" style:text-underline-style="none"/>
    </style:style>
    <style:style style:name="P9" style:family="paragraph" style:parent-style-name="OOoTableText">
      <style:text-properties fo:language="pt" fo:country="BR" style:text-underline-style="none" fo:background-color="#ffff00"/>
    </style:style>
    <style:style style:name="P10" style:family="paragraph" style:parent-style-name="OOoTableText">
      <style:paragraph-properties fo:text-align="start" style:justify-single-word="false"/>
      <style:text-properties fo:language="pt" fo:country="BR"/>
    </style:style>
    <style:style style:name="P11" style:family="paragraph" style:parent-style-name="OOoTableText">
      <style:paragraph-properties fo:text-align="center" style:justify-single-word="false"/>
      <style:text-properties fo:language="pt" fo:country="BR"/>
    </style:style>
    <style:style style:name="P12" style:family="paragraph" style:parent-style-name="OOoTableText">
      <style:text-properties fo:language="pt" fo:country="BR" fo:font-style="italic" style:font-style-asian="italic" style:font-style-complex="italic"/>
    </style:style>
    <style:style style:name="P13" style:family="paragraph" style:parent-style-name="OOoTableText">
      <style:text-properties fo:language="pt" fo:country="BR" fo:font-style="normal" style:font-style-asian="normal" style:font-style-complex="normal"/>
    </style:style>
    <style:style style:name="P14" style:family="paragraph" style:parent-style-name="OOoTableText">
      <style:text-properties fo:language="pt" fo:country="BR" fo:background-color="#ffff00"/>
    </style:style>
    <style:style style:name="P15" style:family="paragraph" style:parent-style-name="OOoTableText">
      <style:text-properties style:use-window-font-color="true" fo:language="pt" fo:country="BR"/>
    </style:style>
    <style:style style:name="P16" style:family="paragraph" style:parent-style-name="OOoTableText">
      <style:text-properties style:use-window-font-color="true" fo:language="pt" fo:country="BR" style:text-underline-style="none"/>
    </style:style>
    <style:style style:name="P17" style:family="paragraph" style:parent-style-name="OOoTableText">
      <style:text-properties fo:color="#ff0000" fo:language="pt" fo:country="BR" style:text-underline-style="none"/>
    </style:style>
    <style:style style:name="P18" style:family="paragraph" style:parent-style-name="OOoTableText">
      <style:text-properties style:font-name="Liberation Sans4" fo:font-size="10.5pt" fo:language="pt" fo:country="BR" style:font-size-asian="10.5pt" style:font-size-complex="10.5pt"/>
    </style:style>
    <style:style style:name="P19" style:family="paragraph" style:parent-style-name="OOoTableText">
      <style:paragraph-properties fo:text-align="start" style:justify-single-word="false"/>
    </style:style>
    <style:style style:name="P20" style:family="paragraph" style:parent-style-name="OOoTableText">
      <style:text-properties fo:font-weight="bold" style:font-weight-asian="bold" style:font-weight-complex="bold"/>
    </style:style>
    <style:style style:name="P21" style:family="paragraph" style:parent-style-name="OOoTextBody">
      <style:paragraph-properties fo:text-align="justify" style:justify-single-word="false"/>
    </style:style>
    <style:style style:name="P22" style:family="paragraph" style:parent-style-name="OOoTextBody">
      <style:paragraph-properties fo:text-align="justify" style:justify-single-word="false">
        <style:tab-stops>
          <style:tab-stop style:position="6.001cm"/>
          <style:tab-stop style:position="11cm"/>
        </style:tab-stops>
      </style:paragraph-properties>
    </style:style>
    <style:style style:name="P23" style:family="paragraph" style:parent-style-name="OOoTextBody">
      <style:text-properties fo:language="pt" fo:country="BR"/>
    </style:style>
    <style:style style:name="P24" style:family="paragraph" style:parent-style-name="OOoTextBody">
      <style:paragraph-properties fo:text-align="justify" style:justify-single-word="false"/>
      <style:text-properties fo:language="pt" fo:country="BR"/>
    </style:style>
    <style:style style:name="P25" style:family="paragraph" style:parent-style-name="OOoTextBody">
      <style:paragraph-properties>
        <style:tab-stops>
          <style:tab-stop style:position="5.001cm"/>
          <style:tab-stop style:position="9.999cm"/>
        </style:tab-stops>
      </style:paragraph-properties>
      <style:text-properties fo:language="pt" fo:country="BR"/>
    </style:style>
    <style:style style:name="P26" style:family="paragraph" style:parent-style-name="OOoTextBody">
      <style:paragraph-properties fo:text-align="justify" style:justify-single-word="false"/>
      <style:text-properties style:use-window-font-color="true" fo:language="pt" fo:country="BR"/>
    </style:style>
    <style:style style:name="P27" style:family="paragraph" style:parent-style-name="OOoTextBody">
      <style:paragraph-properties>
        <style:tab-stops>
          <style:tab-stop style:position="6.001cm"/>
          <style:tab-stop style:position="11cm"/>
        </style:tab-stops>
      </style:paragraph-properties>
    </style:style>
    <style:style style:name="P28" style:family="paragraph" style:parent-style-name="OOoTableHeader">
      <style:text-properties fo:language="pt" fo:country="BR"/>
    </style:style>
    <style:style style:name="P29" style:family="paragraph" style:parent-style-name="OOoTableHeader">
      <style:paragraph-properties>
        <style:tab-stops>
          <style:tab-stop style:position="0.82cm"/>
        </style:tab-stops>
      </style:paragraph-properties>
      <style:text-properties fo:language="pt" fo:country="BR"/>
    </style:style>
    <style:style style:name="P30" style:family="paragraph" style:parent-style-name="OOoTableCaption">
      <style:text-properties fo:language="pt" fo:country="BR"/>
    </style:style>
    <style:style style:name="P31" style:family="paragraph" style:parent-style-name="OOoTableCaption">
      <style:paragraph-properties fo:text-align="justify" style:justify-single-word="false"/>
      <style:text-properties fo:language="pt" fo:country="BR"/>
    </style:style>
    <style:style style:name="P32" style:family="paragraph" style:parent-style-name="OOoTableCaption" style:master-page-name="">
      <style:paragraph-properties style:page-number="auto" fo:keep-with-next="auto"/>
      <style:text-properties fo:language="pt" fo:country="BR"/>
    </style:style>
    <style:style style:name="P33" style:family="paragraph" style:parent-style-name="OOoTextBody" style:master-page-name="">
      <style:paragraph-properties fo:text-align="justify" style:justify-single-word="false" style:page-number="auto" fo:keep-with-next="always">
        <style:tab-stops/>
      </style:paragraph-properties>
      <style:text-properties style:use-window-font-color="true" fo:language="pt" fo:country="BR"/>
    </style:style>
    <style:style style:name="P34" style:family="paragraph" style:parent-style-name="OOoTextBody" style:master-page-name="">
      <style:paragraph-properties fo:text-align="justify" style:justify-single-word="false" style:page-number="auto" fo:keep-with-next="always"/>
      <style:text-properties fo:language="pt" fo:country="BR"/>
    </style:style>
    <style:style style:name="P35" style:family="paragraph" style:parent-style-name="OOoTextBody" style:master-page-name="">
      <style:paragraph-properties fo:text-align="justify" style:justify-single-word="false" style:page-number="auto" fo:keep-with-next="always">
        <style:tab-stops/>
      </style:paragraph-properties>
      <style:text-properties fo:language="pt" fo:country="BR"/>
    </style:style>
    <style:style style:name="P36" style:family="paragraph" style:parent-style-name="OOoTextBody" style:master-page-name="">
      <style:paragraph-properties style:page-number="auto">
        <style:tab-stops>
          <style:tab-stop style:position="5.001cm"/>
          <style:tab-stop style:position="9.999cm"/>
        </style:tab-stops>
      </style:paragraph-properties>
      <style:text-properties fo:language="pt" fo:country="BR"/>
    </style:style>
    <style:style style:name="P37" style:family="paragraph" style:parent-style-name="OOoTip_2f_Note_2f_Caution">
      <style:text-properties fo:language="pt" fo:country="BR"/>
    </style:style>
    <style:style style:name="P38" style:family="paragraph" style:parent-style-name="OOoPageBreak">
      <style:text-properties fo:language="pt" fo:country="BR"/>
    </style:style>
    <style:style style:name="P39" style:family="paragraph" style:parent-style-name="OOoGuideName">
      <style:text-properties fo:language="pt" fo:country="BR"/>
    </style:style>
    <style:style style:name="P40" style:family="paragraph" style:parent-style-name="OOoTextBody">
      <style:paragraph-properties fo:margin-top="0cm" fo:margin-bottom="0.15cm" fo:text-align="justify" style:justify-single-word="false"/>
      <style:text-properties fo:language="pt" fo:country="BR"/>
    </style:style>
    <style:style style:name="P41" style:family="paragraph" style:parent-style-name="OOoTextBody">
      <style:paragraph-properties fo:margin-top="0cm" fo:margin-bottom="0.15cm" fo:text-align="justify" style:justify-single-word="false"/>
    </style:style>
    <style:style style:name="P42" style:family="paragraph" style:parent-style-name="OOoTextBody">
      <style:paragraph-properties fo:text-align="justify" style:justify-single-word="false" fo:keep-with-next="always"/>
      <style:text-properties fo:language="pt" fo:country="BR"/>
    </style:style>
    <style:style style:name="P43" style:family="paragraph" style:parent-style-name="OOoTextBody">
      <style:paragraph-properties fo:margin-left="0cm" fo:margin-right="0.026cm" fo:text-align="justify" style:justify-single-word="false" fo:text-indent="0cm" style:auto-text-indent="false"/>
      <style:text-properties fo:language="pt" fo:country="BR"/>
    </style:style>
    <style:style style:name="P44" style:family="paragraph" style:parent-style-name="OOoTextBody">
      <style:paragraph-properties fo:margin-left="0cm" fo:margin-right="0.026cm" fo:text-align="justify" style:justify-single-word="false" fo:text-indent="0cm" style:auto-text-indent="false"/>
      <style:text-properties style:use-window-font-color="true" fo:language="pt" fo:country="BR" fo:font-weight="normal" style:font-weight-asian="normal" style:font-weight-complex="normal"/>
    </style:style>
    <style:style style:name="P45" style:family="paragraph" style:parent-style-name="Text_20_body">
      <style:paragraph-properties fo:margin-left="-0.018cm" fo:margin-right="0.22cm" fo:text-align="justify" style:justify-single-word="false" fo:text-indent="0cm" style:auto-text-indent="false"/>
      <style:text-properties style:use-window-font-color="true" fo:language="pt" fo:country="BR" fo:font-weight="normal" style:font-weight-asian="normal" style:font-weight-complex="normal"/>
    </style:style>
    <style:style style:name="P46" style:family="paragraph" style:parent-style-name="Standard">
      <style:paragraph-properties fo:margin-left="0.21cm" fo:margin-right="0.21cm" fo:margin-top="0.071cm" fo:margin-bottom="0.071cm" fo:text-indent="0cm" style:auto-text-indent="false"/>
    </style:style>
    <style:style style:name="P47" style:family="paragraph" style:parent-style-name="Standard">
      <style:paragraph-properties fo:margin-left="0.21cm" fo:margin-right="0.21cm" fo:margin-top="0.071cm" fo:margin-bottom="0.071cm" fo:text-align="justify" style:justify-single-word="false" fo:text-indent="0cm" style:auto-text-indent="false"/>
    </style:style>
    <style:style style:name="P48" style:family="paragraph" style:parent-style-name="Standard">
      <style:paragraph-properties fo:margin-left="0.21cm" fo:margin-right="0.21cm" fo:margin-top="0.071cm" fo:margin-bottom="0.071cm" fo:text-indent="0cm" style:auto-text-indent="false"/>
      <style:text-properties style:font-name="Liberation Sans4" fo:font-size="10.3000001907349pt" style:font-size-asian="10.3000001907349pt" style:font-size-complex="10.3000001907349pt"/>
    </style:style>
    <style:style style:name="P49" style:family="paragraph" style:parent-style-name="Standard">
      <style:paragraph-properties fo:margin-left="0.21cm" fo:margin-right="0.21cm" fo:margin-top="0.071cm" fo:margin-bottom="0.071cm" fo:text-align="justify" style:justify-single-word="false" fo:text-indent="0cm" style:auto-text-indent="false"/>
      <style:text-properties style:font-name="Liberation Sans4" fo:font-size="10.3000001907349pt" style:font-size-asian="10.3000001907349pt" style:font-size-complex="10.3000001907349pt"/>
    </style:style>
    <style:style style:name="P50" style:family="paragraph" style:parent-style-name="Standard">
      <style:paragraph-properties fo:margin-left="0.21cm" fo:margin-right="0.21cm" fo:margin-top="0.071cm" fo:margin-bottom="0.071cm" fo:text-align="justify" style:justify-single-word="false" fo:text-indent="0cm" style:auto-text-indent="false"/>
      <style:text-properties style:font-name="Liberation Sans4" fo:font-size="10.3000001907349pt" fo:language="pt" fo:country="BR" style:font-size-asian="10.3000001907349pt" style:font-size-complex="10.3000001907349pt"/>
    </style:style>
    <style:style style:name="P51" style:family="paragraph" style:parent-style-name="Standard">
      <style:paragraph-properties fo:margin-left="0.21cm" fo:margin-right="0.21cm" fo:margin-top="0.071cm" fo:margin-bottom="0.071cm" fo:text-align="justify" style:justify-single-word="false" fo:text-indent="0cm" style:auto-text-indent="false"/>
      <style:text-properties style:font-name="Liberation Sans4" fo:font-size="10.3000001907349pt" fo:language="pt" fo:country="BR" fo:font-weight="normal" style:font-size-asian="10.3000001907349pt" style:font-weight-asian="normal" style:font-size-complex="10.3000001907349pt" style:font-weight-complex="normal"/>
    </style:style>
    <style:style style:name="P52" style:family="paragraph" style:parent-style-name="Standard">
      <style:paragraph-properties fo:margin-left="0.21cm" fo:margin-right="0.21cm" fo:margin-top="0.071cm" fo:margin-bottom="0.071cm" fo:text-indent="0cm" style:auto-text-indent="false"/>
      <style:text-properties fo:language="pt" fo:country="BR"/>
    </style:style>
    <style:style style:name="P53" style:family="paragraph" style:parent-style-name="Standard">
      <style:paragraph-properties fo:margin-left="0.21cm" fo:margin-right="0.21cm" fo:margin-top="0.071cm" fo:margin-bottom="0.071cm" fo:text-align="justify" style:justify-single-word="false" fo:text-indent="0cm" style:auto-text-indent="false"/>
      <style:text-properties fo:language="pt" fo:country="BR"/>
    </style:style>
    <style:style style:name="P54" style:family="paragraph" style:parent-style-name="Standard">
      <style:paragraph-properties fo:margin-left="0.21cm" fo:margin-right="0.21cm" fo:margin-top="0.071cm" fo:margin-bottom="0.071cm" fo:text-align="justify" style:justify-single-word="false" fo:text-indent="0cm" style:auto-text-indent="false"/>
      <style:text-properties fo:language="pt" fo:country="BR" fo:font-weight="normal" style:font-weight-asian="normal" style:font-weight-complex="normal"/>
    </style:style>
    <style:style style:name="P55" style:family="paragraph" style:parent-style-name="Text_20_body">
      <style:paragraph-properties fo:margin-left="0.21cm" fo:margin-right="0.21cm" fo:margin-top="0.071cm" fo:margin-bottom="0.071cm" fo:text-align="justify" style:justify-single-word="false" fo:text-indent="0cm" style:auto-text-indent="false"/>
    </style:style>
    <style:style style:name="P56" style:family="paragraph" style:parent-style-name="Text_20_body">
      <style:paragraph-properties fo:margin-left="0.21cm" fo:margin-right="0.21cm" fo:margin-top="0.071cm" fo:margin-bottom="0.071cm" fo:text-align="justify" style:justify-single-word="false" fo:text-indent="0cm" style:auto-text-indent="false" fo:background-color="transparent">
        <style:background-image/>
      </style:paragraph-properties>
    </style:style>
    <style:style style:name="P57" style:family="paragraph" style:parent-style-name="OOoTableText">
      <style:paragraph-properties fo:margin-left="0.21cm" fo:margin-right="0.21cm" fo:margin-top="0.071cm" fo:margin-bottom="0.071cm" fo:text-align="justify" style:justify-single-word="false" fo:text-indent="0cm" style:auto-text-indent="false"/>
    </style:style>
    <style:style style:name="P58" style:family="paragraph" style:parent-style-name="OOoTableText">
      <style:paragraph-properties fo:margin-left="0.21cm" fo:margin-right="0.21cm" fo:margin-top="0.071cm" fo:margin-bottom="0.071cm" fo:text-align="justify" style:justify-single-word="false" fo:text-indent="0cm" style:auto-text-indent="false"/>
      <style:text-properties fo:language="pt" fo:country="BR"/>
    </style:style>
    <style:style style:name="P59" style:family="paragraph" style:parent-style-name="Standard">
      <style:paragraph-properties fo:margin-left="0.21cm" fo:margin-right="0.21cm" fo:margin-top="0.071cm" fo:margin-bottom="0.071cm" fo:text-align="justify" style:justify-single-word="false" fo:text-indent="0cm" style:auto-text-indent="false" style:writing-mode="lr-tb"/>
    </style:style>
    <style:style style:name="P60" style:family="paragraph" style:parent-style-name="OOoTableText">
      <style:paragraph-properties fo:margin-left="0.21cm" fo:margin-right="0.21cm" fo:margin-top="0.071cm" fo:margin-bottom="0.071cm" fo:text-align="justify" style:justify-single-word="false" fo:text-indent="0cm" style:auto-text-indent="false" style:writing-mode="lr-tb"/>
      <style:text-properties fo:language="pt" fo:country="BR"/>
    </style:style>
    <style:style style:name="P61" style:family="paragraph" style:parent-style-name="Standard">
      <style:paragraph-properties fo:margin-left="0.22cm" fo:margin-right="-0.018cm" fo:text-indent="0cm" style:auto-text-indent="false"/>
    </style:style>
    <style:style style:name="P62" style:family="paragraph" style:parent-style-name="Text_20_body">
      <style:paragraph-properties fo:margin-left="0.22cm" fo:margin-right="0.009cm" fo:text-indent="0cm" style:auto-text-indent="false"/>
      <style:text-properties fo:language="pt" fo:country="BR"/>
    </style:style>
    <style:style style:name="P63" style:family="paragraph" style:parent-style-name="Standard">
      <style:paragraph-properties fo:text-align="justify" style:justify-single-word="false"/>
    </style:style>
    <style:style style:name="P64" style:family="paragraph" style:parent-style-name="OOoTextBody">
      <style:paragraph-properties fo:margin-top="0cm" fo:margin-bottom="0.101cm" fo:text-align="justify" style:justify-single-word="false">
        <style:tab-stops/>
      </style:paragraph-properties>
      <style:text-properties fo:language="pt" fo:country="BR"/>
    </style:style>
    <style:style style:name="P65" style:family="paragraph" style:parent-style-name="OOoTextBody">
      <style:paragraph-properties fo:margin-top="0cm" fo:margin-bottom="0.199cm" fo:text-align="justify" style:justify-single-word="false"/>
      <style:text-properties fo:language="pt" fo:country="BR"/>
    </style:style>
    <style:style style:name="P66" style:family="paragraph" style:parent-style-name="OOoCopyrightPage">
      <style:paragraph-properties fo:margin-top="0cm" fo:margin-bottom="0.199cm" fo:text-align="justify" style:justify-single-word="false"/>
      <style:text-properties fo:language="pt" fo:country="BR"/>
    </style:style>
    <style:style style:name="P67" style:family="paragraph" style:parent-style-name="OOoTextBody" style:master-page-name="">
      <style:paragraph-properties fo:margin-top="0cm" fo:margin-bottom="0cm" fo:text-align="justify" style:justify-single-word="false" style:page-number="auto">
        <style:tab-stops>
          <style:tab-stop style:position="6.001cm"/>
          <style:tab-stop style:position="11cm"/>
        </style:tab-stops>
      </style:paragraph-properties>
      <style:text-properties fo:language="pt" fo:country="BR"/>
    </style:style>
    <style:style style:name="P68" style:family="paragraph" style:parent-style-name="OOoTextBody" style:master-page-name="">
      <style:paragraph-properties fo:margin-top="0cm" fo:margin-bottom="0cm" fo:text-align="justify" style:justify-single-word="false" style:page-number="auto">
        <style:tab-stops>
          <style:tab-stop style:position="5.001cm"/>
          <style:tab-stop style:position="9.999cm"/>
        </style:tab-stops>
      </style:paragraph-properties>
      <style:text-properties fo:language="pt" fo:country="BR"/>
    </style:style>
    <style:style style:name="P69" style:family="paragraph" style:parent-style-name="OOoTextBody" style:master-page-name="">
      <style:paragraph-properties fo:margin-top="0cm" fo:margin-bottom="0cm" fo:text-align="start" style:justify-single-word="false" style:page-number="auto"/>
      <style:text-properties fo:language="pt" fo:country="BR"/>
    </style:style>
    <style:style style:name="P70" style:family="paragraph" style:parent-style-name="OOoTextBody">
      <style:paragraph-properties fo:margin-top="0.199cm" fo:margin-bottom="0.199cm" fo:text-align="justify" style:justify-single-word="false"/>
    </style:style>
    <style:style style:name="P71" style:family="paragraph" style:parent-style-name="OOoCopyrightPage">
      <style:paragraph-properties fo:margin-top="0.199cm" fo:margin-bottom="0.199cm" fo:text-align="justify" style:justify-single-word="false"/>
      <style:text-properties fo:language="pt" fo:country="BR"/>
    </style:style>
    <style:style style:name="P72" style:family="paragraph" style:parent-style-name="OOoTableHeader">
      <style:paragraph-properties fo:text-align="center" style:justify-single-word="false" fo:background-color="#e6e6e6" style:shadow="none">
        <style:background-image/>
      </style:paragraph-properties>
      <style:text-properties fo:color="#000000" fo:language="pt" fo:country="BR"/>
    </style:style>
    <style:style style:name="P73" style:family="paragraph" style:parent-style-name="OOoTextBody">
      <style:text-properties fo:language="pt" fo:country="BR" fo:background-color="#ffff00"/>
    </style:style>
    <style:style style:name="P74" style:family="paragraph" style:parent-style-name="OOoList_20_1_20_Start">
      <style:paragraph-properties fo:text-align="justify" style:justify-single-word="false"/>
      <style:text-properties fo:language="pt" fo:country="BR"/>
    </style:style>
    <style:style style:name="P75" style:family="paragraph" style:parent-style-name="OOoList_20_1_20_Start">
      <style:paragraph-properties fo:margin-left="0cm" fo:margin-right="0.026cm" fo:text-align="justify" style:justify-single-word="false" fo:text-indent="0cm" style:auto-text-indent="false"/>
    </style:style>
    <style:style style:name="P76" style:family="paragraph" style:parent-style-name="OOoContents_20_2">
      <style:paragraph-properties>
        <style:tab-stops>
          <style:tab-stop style:position="16.501cm" style:type="right" style:leader-style="dotted" style:leader-text="."/>
        </style:tab-stops>
      </style:paragraph-properties>
    </style:style>
    <style:style style:name="P77" style:family="paragraph" style:parent-style-name="OOoHeading_20_2">
      <style:paragraph-properties fo:text-align="justify" style:justify-single-word="false"/>
      <style:text-properties fo:language="pt" fo:country="BR"/>
    </style:style>
    <style:style style:name="P78" style:family="paragraph" style:parent-style-name="OOoToCHead" style:master-page-name="OOoFrontMatter">
      <style:paragraph-properties style:page-number="auto"/>
      <style:text-properties fo:language="pt" fo:country="BR"/>
    </style:style>
    <style:style style:name="P79" style:family="paragraph" style:parent-style-name="OOoList_20_1_20_Cont.">
      <style:paragraph-properties fo:text-align="justify" style:justify-single-word="false"/>
      <style:text-properties fo:language="pt" fo:country="BR"/>
    </style:style>
    <style:style style:name="P80" style:family="paragraph" style:parent-style-name="OOoList_20_1_20_Cont.">
      <style:paragraph-properties fo:margin-left="0cm" fo:margin-right="0.026cm" fo:text-align="justify" style:justify-single-word="false" fo:text-indent="0cm" style:auto-text-indent="false"/>
      <style:text-properties fo:language="pt" fo:country="BR"/>
    </style:style>
    <style:style style:name="P81" style:family="paragraph" style:parent-style-name="OOoHeading_20_1">
      <style:text-properties fo:language="pt" fo:country="BR"/>
    </style:style>
    <style:style style:name="P82" style:family="paragraph" style:parent-style-name="OOoHeading_20_1">
      <style:paragraph-properties fo:text-align="justify" style:justify-single-word="false"/>
      <style:text-properties fo:language="pt" fo:country="BR"/>
    </style:style>
    <style:style style:name="P83" style:family="paragraph" style:parent-style-name="OOoHeading_20_1" style:master-page-name="">
      <style:paragraph-properties fo:text-align="justify" style:justify-single-word="false" style:page-number="auto"/>
      <style:text-properties fo:language="pt" fo:country="BR"/>
    </style:style>
    <style:style style:name="P84" style:family="paragraph" style:parent-style-name="OOoHeading_20_1" style:master-page-name="">
      <style:paragraph-properties style:page-number="auto" fo:break-before="auto" fo:break-after="auto"/>
      <style:text-properties fo:language="pt" fo:country="BR"/>
    </style:style>
    <style:style style:name="P85" style:family="paragraph" style:parent-style-name="OOoHeading_20_1" style:master-page-name="">
      <style:paragraph-properties fo:text-align="justify" style:justify-single-word="false" style:page-number="auto" fo:break-before="auto" fo:break-after="auto"/>
      <style:text-properties fo:language="pt" fo:country="BR"/>
    </style:style>
    <style:style style:name="P86" style:family="paragraph" style:parent-style-name="OOoHeading_20_1" style:master-page-name="">
      <style:paragraph-properties fo:margin-left="0cm" fo:margin-right="0cm" fo:margin-top="0.199cm" fo:margin-bottom="0.199cm" fo:text-indent="0cm" style:auto-text-indent="false" style:page-number="auto" fo:break-before="auto" fo:break-after="auto"/>
      <style:text-properties fo:language="pt" fo:country="BR"/>
    </style:style>
    <style:style style:name="P87" style:family="paragraph" style:parent-style-name="OOoHeading_20_1" style:master-page-name="OOoPageStyle">
      <style:paragraph-properties fo:text-align="justify" style:justify-single-word="false" style:page-number="auto" fo:break-before="auto" fo:break-after="auto"/>
      <style:text-properties fo:language="pt" fo:country="BR"/>
    </style:style>
    <style:style style:name="P88" style:family="paragraph" style:parent-style-name="OOoNewChapter" style:master-page-name="OOoFirstPage">
      <style:paragraph-properties style:page-number="auto"/>
      <style:text-properties fo:language="pt" fo:country="BR" fo:background-color="#ffff00"/>
    </style:style>
    <style:style style:name="P89" style:family="paragraph" style:parent-style-name="OOoContents_20_1">
      <style:paragraph-properties>
        <style:tab-stops>
          <style:tab-stop style:position="17cm" style:type="right" style:leader-style="dotted" style:leader-text="."/>
        </style:tab-stops>
      </style:paragraph-properties>
    </style:style>
    <style:style style:name="P90" style:family="paragraph" style:parent-style-name="OOoList_20_1_20_End">
      <style:paragraph-properties fo:text-align="justify" style:justify-single-word="false"/>
      <style:text-properties fo:language="pt" fo:country="BR"/>
    </style:style>
    <style:style style:name="P91" style:family="paragraph" style:parent-style-name="OOoList_20_1_20_End" style:list-style-name="OOoBullets_20_1">
      <style:paragraph-properties fo:text-align="justify" style:justify-single-word="false"/>
      <style:text-properties fo:language="pt" fo:country="BR"/>
    </style:style>
    <style:style style:name="P92" style:family="paragraph" style:parent-style-name="OOoList_20_1_20_End">
      <style:paragraph-properties fo:margin-left="0cm" fo:margin-right="0.026cm" fo:text-align="justify" style:justify-single-word="false" fo:text-indent="0cm" style:auto-text-indent="false"/>
      <style:text-properties fo:language="pt" fo:country="BR"/>
    </style:style>
    <style:style style:name="P9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font-size="10pt" fo:language="pt" fo:country="BR" style:font-size-asian="10pt" style:font-size-complex="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name="Wingdings"/>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style:use-window-font-color="true"/>
    </style:style>
    <style:style style:name="T11" style:family="text">
      <style:text-properties style:use-window-font-color="true" fo:font-weight="bold" style:font-weight-asian="bold" style:font-weight-complex="bold"/>
    </style:style>
    <style:style style:name="T12" style:family="text">
      <style:text-properties style:use-window-font-color="true" fo:font-weight="normal" style:font-weight-asian="normal" style:font-weight-complex="normal"/>
    </style:style>
    <style:style style:name="T13" style:family="text">
      <style:text-properties style:use-window-font-color="true" style:text-underline-style="solid" style:text-underline-width="auto" style:text-underline-color="font-color" fo:font-weight="bold" style:font-weight-asian="bold" style:font-weight-complex="bold"/>
    </style:style>
    <style:style style:name="T14" style:family="text">
      <style:text-properties style:use-window-font-color="true" style:text-underline-style="none" fo:font-weight="bold" style:font-weight-asian="bold" style:font-weight-complex="bold"/>
    </style:style>
    <style:style style:name="T15" style:family="text">
      <style:text-properties style:use-window-font-color="true" style:text-underline-style="none" fo:font-weight="normal" style:font-weight-asian="normal" style:font-weight-complex="normal"/>
    </style:style>
    <style:style style:name="T16" style:family="text">
      <style:text-properties style:use-window-font-color="true" fo:language="pt" fo:country="BR"/>
    </style:style>
    <style:style style:name="T17" style:family="text">
      <style:text-properties style:font-name="Times New Roman" fo:font-size="11pt" fo:language="pt" fo:country="BR" style:font-size-asian="11pt" style:font-size-complex="11pt"/>
    </style:style>
    <style:style style:name="T18" style:family="text">
      <style:text-properties style:font-name="Times New Roman" fo:language="pt" fo:country="BR"/>
    </style:style>
    <style:style style:name="T19" style:family="text">
      <style:text-properties style:font-name="Times New Roman1" fo:font-size="11pt"/>
    </style:style>
    <style:style style:name="T20" style:family="text">
      <style:text-properties style:font-name="Times New Roman1" fo:font-size="11pt" fo:language="pt" fo:country="BR"/>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style:font-name="Liberation Sans" fo:font-size="11pt"/>
    </style:style>
    <style:style style:name="T26" style:family="text">
      <style:text-properties fo:font-size="11pt" fo:language="pt" fo:country="BR"/>
    </style:style>
    <style:style style:name="T27" style:family="text">
      <style:text-properties fo:color="#000000" fo:font-style="italic" style:font-style-asian="italic" style:font-style-complex="italic"/>
    </style:style>
    <style:style style:name="T28" style:family="text">
      <style:text-properties fo:color="#000000" fo:font-style="normal" style:font-style-asian="normal" style:font-style-complex="normal"/>
    </style:style>
    <style:style style:name="T29" style:family="text">
      <style:text-properties style:font-name="Liberation Sans4" fo:font-size="10.3999996185303pt" style:font-size-asian="10.3999996185303pt" style:font-size-complex="10.3999996185303pt"/>
    </style:style>
    <style:style style:name="T30" style:family="text">
      <style:text-properties style:font-name="Liberation Sans4" fo:font-size="10.3000001907349pt" fo:language="pt" fo:country="BR" fo:font-weight="bold" style:font-size-asian="10.3000001907349pt" style:font-size-complex="10.3000001907349pt"/>
    </style:style>
    <style:style style:name="T31" style:family="text">
      <style:text-properties style:font-name="Liberation Sans4" fo:font-size="10.3000001907349pt" fo:language="pt" fo:country="BR" fo:font-weight="normal" style:font-size-asian="10.3000001907349pt" style:font-weight-asian="normal" style:font-size-complex="10.3000001907349pt" style:font-weight-complex="normal"/>
    </style:style>
    <style:style style:name="T32" style:family="text">
      <style:text-properties fo:font-weight="normal" style:font-weight-asian="normal" style:font-weight-complex="normal"/>
    </style:style>
    <style:style style:name="T33" style:family="text">
      <style:text-properties fo:font-weight="normal" fo:background-color="transparent" style:font-weight-asian="normal" style:font-weight-complex="normal"/>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style:text-underline-style="none" fo:font-weight="bold" style:font-weight-asian="bold" style:font-weight-complex="bold"/>
    </style:style>
    <style:style style:name="T37" style:family="text">
      <style:text-properties fo:language="pt" fo:country="BR"/>
    </style:style>
    <style:style style:name="T38" style:family="text">
      <style:text-properties fo:language="pt" fo:country="BR" fo:font-weight="bold"/>
    </style:style>
    <style:style style:name="T39" style:family="text">
      <style:text-properties fo:language="pt" fo:country="BR" fo:font-weight="bold" style:font-weight-asian="bold" style:font-weight-complex="bold"/>
    </style:style>
    <style:style style:name="T40" style:family="text">
      <style:text-properties fo:language="pt" fo:country="BR" fo:font-weight="bold" style:font-weight-asian="normal" style:font-weight-complex="normal"/>
    </style:style>
    <style:style style:name="T41" style:family="text">
      <style:text-properties fo:language="pt" fo:country="BR" fo:font-weight="normal" style:font-weight-asian="normal" style:font-weight-complex="normal"/>
    </style:style>
    <style:style style:name="T42" style:family="text">
      <style:text-properties fo:language="pt" fo:country="BR" fo:font-style="italic" style:font-style-asian="italic" style:font-style-complex="italic"/>
    </style:style>
    <style:style style:name="T43" style:family="text">
      <style:text-properties fo:language="pt" fo:country="BR" fo:font-style="normal" style:font-style-asian="normal" style:font-style-complex="normal"/>
    </style:style>
    <style:style style:name="T44" style:family="text">
      <style:text-properties style:font-name="Cumberland AMT"/>
    </style:style>
    <style:style style:name="T45" style:family="text">
      <style:text-properties style:font-name="Cumberland AMT" fo:language="pt" fo:country="BR"/>
    </style:style>
    <style:style style:name="T46" style:family="text">
      <style:text-properties fo:language="en" fo:country="US"/>
    </style:style>
    <style:style style:name="T47" style:family="text">
      <style:text-properties style:font-name="DejaVu Sans" fo:font-size="10pt" fo:font-style="normal" fo:font-weight="bold" style:font-name-asian="DejaVu Sans1" style:font-size-asian="10pt" style:font-style-asian="normal" style:font-weight-asian="bold" style:font-name-complex="DejaVu Sans1" style:font-size-complex="10pt" style:font-style-complex="normal" style:font-weight-complex="bold"/>
    </style:style>
    <style:style style:name="T48" style:family="text">
      <style:text-properties fo:background-color="#ff0000"/>
    </style:style>
    <style:style style:name="T49" style:family="text">
      <style:text-properties fo:background-color="#ffff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background"/>
    </style:style>
    <style:style style:name="gr3" style:family="graphic">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background"/>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http://office.microsoft.com/pt-br/sharepoint-server-help/funcao-dist-qui-HA010379935.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1" draw:name="graphics3" text:anchor-type="paragraph" svg:x="1.062cm" svg:y="1.164cm" svg:width="13.284cm" svg:height="3.378cm" draw:z-index="1"><draw:image xlink:href="Pictures/10000201000007D0000001FDE3A2A0C3.png" xlink:type="simple" xlink:show="embed" xlink:actuate="onLoad"/></draw:frame>Última pg. Ocorrências a serem resolvidas, revisar total por favor</text:p>
      <text:p text:style-name="P39">Guia do Calc<text:hidden-paragraph text:condition="ooow:MD!=0"/></text:p>
      <text:p text:style-name="OOoHeading_20_0"><text:span text:style-name="T37">Apêndice </text:span><text:span text:style-name="OOoChapterNumber"><text:span text:style-name="T37">B <text:s/></text:span></text:span><text:span text:style-name="T37"><text:line-break/>Descrição de Funções</text:span></text:p>
      <text:p text:style-name="P38"/>
      <text:section text:style-name="Sect1" text:name="Section1" text:condition="ooow:MD !=0" text:display="condition">
        <text:h text:style-name="P83" text:outline-level="1"><text:bookmark text:name="__RefHeading__15244_971367539"/>Direitos autorais<text:bookmark-end text:name="__RefHeading__15244_971367539"/></text:h>
        <text:p text:style-name="P41"><text:span text:style-name="T37">Este documento é protegido por Copyright </text:span><text:span text:style-name="T18">©</text:span><text:span text:style-name="T37"> 2010 por seus contribuidores listados abaixo. Você pode distribuir e/ou modificar este trabalho, tanto sob os termos da Licença Pública Geral GNU (</text:span><text:a xlink:type="simple" xlink:href="http://www.gnu.org/licenses/gpl.html">http://www.gnu.org/licenses/gpl.html</text:a><text:span text:style-name="T37">), versão 3 ou posterior, ou da Licença de Atribuição Creative Commons (</text:span><text:a xlink:type="simple" xlink:href="http://creativecommons.org/licenses/by/3.0/">http://creativecommons.org/licenses/by/3.</text:a><text:a xlink:type="simple" xlink:href="http://creativecommons.org/licenses/by/3.0/">0/</text:a><text:span text:style-name="T37">), versão 3.0 ou posterior.</text:span></text:p>
        <text:p text:style-name="P65">Todas as marcas comerciais dentro desse guia pertencem aos seus respectivos donos.</text:p>
        <text:p text:style-name="P66">Contribuidores</text:p>
        <text:p text:style-name="P64">A versão original em inglês deste capítulo teve como autor </text:p>
        <table:table table:name="Tabela2" table:style-name="Tabela2">
          <table:table-column table:style-name="Tabela2.A"/>
          <table:table-column table:style-name="Tabela2.B"/>
          <table:table-column table:style-name="Tabela2.C"/>
          <table:table-row>
            <table:table-cell table:style-name="Tabela2.A1" office:value-type="string">
              <text:p text:style-name="P67">Barbara Duprey</text:p>
            </table:table-cell>
            <table:table-cell table:style-name="Tabela2.A1" office:value-type="string">
              <text:p text:style-name="P67">Hal Parker</text:p>
            </table:table-cell>
            <table:table-cell table:style-name="Tabela2.C1" office:value-type="string">
              <text:p text:style-name="P67">Simon Brydon</text:p>
            </table:table-cell>
          </table:table-row>
        </table:table>
        <text:p text:style-name="P64"/>
        <text:p text:style-name="P69">A tradução e localização deste capítulo teve como colaboradores: </text:p>
        <text:p text:style-name="P27"><text:span text:style-name="T39">Raul Pacheco da Silva</text:span><text:span text:style-name="T37">.<text:line-break/><text:line-break/>Comentários e sugestões</text:span></text:p>
        <text:p text:style-name="P70"><text:span text:style-name="T37">Qualquer comentário ou sugestão sobre este documento pode ser enviado para a lista:<text:line-break/></text:span><text:a xlink:type="simple" xlink:href="mailto:documentation@libreoffice.org">docs@pt-br.libreoffice.org</text:a></text:p>
        <text:p text:style-name="P71">Agradecimentos</text:p>
        <text:p text:style-name="P22"><text:span text:style-name="OOoDefault"><text:span text:style-name="T37">Este capítulo foi baseado na versão em inglês do Apêndice B do</text:span></text:span><text:span text:style-name="OOoDefault"><text:span text:style-name="T26"> </text:span></text:span><text:span text:style-name="OOoEmphasis"><text:span text:style-name="T26">OpenOffice.org 3.3 Calc Guide</text:span></text:span><text:span text:style-name="T37">. Os contribuidores para este apêndice são</text:span><text:span text:style-name="OOoDefault"><text:span text:style-name="T37">:</text:span></text:span></text:p>
        <table:table table:name="Tabela3" table:style-name="Tabela3">
          <table:table-column table:style-name="Tabela3.A"/>
          <table:table-column table:style-name="Tabela3.B"/>
          <table:table-column table:style-name="Tabela3.C"/>
          <table:table-row>
            <table:table-cell table:style-name="Tabela3.A1" office:value-type="string">
              <text:p text:style-name="P68">Magnus Adielsson</text:p>
              <text:p text:style-name="P68">Iain Roberts</text:p>
            </table:table-cell>
            <table:table-cell table:style-name="Tabela3.A1" office:value-type="string">
              <text:p text:style-name="P68">Richard Barnes</text:p>
              <text:p text:style-name="P68">Jean Hollis Weber</text:p>
            </table:table-cell>
            <table:table-cell table:style-name="Tabela3.C1" office:value-type="string">
              <text:p text:style-name="P68">Peter Kupfer</text:p>
            </table:table-cell>
          </table:table-row>
        </table:table>
        <text:p text:style-name="P36"><text:tab/><text:tab/><text:line-break/>Data de publicação e versão do software</text:p>
        <text:p text:style-name="P25">Publicado em 5 de maio 2011. Baseado no <text:span text:style-name="T25">LibreOffice</text:span> 3.5.</text:p>
        <text:h text:style-name="P86" text:outline-level="1"><text:bookmark text:name="__RefHeading__15246_971367539"/>Nota para usuários de Mac<text:bookmark-end text:name="__RefHeading__15246_971367539"/></text:h>
        <text:p text:style-name="P21"><text:span text:style-name="OOoDefault"><text:span text:style-name="T37">Algumas teclas de atalho e itens de menu são diferentes, na plataforma Mac, daquelas utilizadas nas plataformas Windows e Linux. A tabela abaixo apresenta uma lista comparativa de alguns caminhos e teclas utilizados neste capítulo. Para uma lista completa, veja a ajuda do LibreOffice.</text:span></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2">Windows/Linux</text:p>
              </table:table-cell>
              <table:table-cell table:style-name="Table15.A1" office:value-type="string">
                <text:p text:style-name="P72">Equivalente no Mac</text:p>
              </table:table-cell>
              <table:table-cell table:style-name="Table15.A1" office:value-type="string">
                <text:p text:style-name="P72">Resultado</text:p>
              </table:table-cell>
            </table:table-row>
          </table:table-header-rows>
          <table:table-row table:style-name="Table15.2">
            <table:table-cell table:style-name="Table15.A2" office:value-type="string">
              <text:p text:style-name="P19"><text:span text:style-name="T41">Seleção do menu<text:line-break/></text:span><text:span text:style-name="T39">Ferramentas </text:span><text:span text:style-name="OOoComputerCode"><text:span text:style-name="T39">→</text:span></text:span><text:span text:style-name="T39"> Opções</text:span></text:p>
            </table:table-cell>
            <table:table-cell table:style-name="Table15.A2" office:value-type="string">
              <text:p text:style-name="P20"><text:span text:style-name="T37">LibreOffice </text:span><text:span text:style-name="OOoComputerCode"><text:span text:style-name="T37">→</text:span></text:span><text:span text:style-name="T37"> Preferências</text:span></text:p>
            </table:table-cell>
            <table:table-cell table:style-name="Table15.A2" office:value-type="string">
              <text:p text:style-name="P5">Acessa as opções de configuração</text:p>
            </table:table-cell>
          </table:table-row>
          <table:table-row table:style-name="Table15.1">
            <table:table-cell table:style-name="Table15.A2" office:value-type="string">
              <text:p text:style-name="P12">Clique com botão direito</text:p>
            </table:table-cell>
            <table:table-cell table:style-name="Table15.A2" office:value-type="string">
              <text:p text:style-name="P12">Control+clique</text:p>
            </table:table-cell>
            <table:table-cell table:style-name="Table15.A2" office:value-type="string">
              <text:p text:style-name="P5">Abre o menu de contexto</text:p>
            </table:table-cell>
          </table:table-row>
          <table:table-row table:style-name="Table15.2">
            <table:table-cell table:style-name="Table15.A2" office:value-type="string">
              <text:p text:style-name="P12">Ctrl (Control)</text:p>
            </table:table-cell>
            <table:table-cell table:style-name="Table15.A2" office:value-type="string">
              <text:p text:style-name="P5"><text:span text:style-name="T47">⌘</text:span> <text:span text:style-name="T6">(Comando)</text:span></text:p>
            </table:table-cell>
            <table:table-cell table:style-name="Table15.A2" office:value-type="string">
              <text:p text:style-name="P5">Utilizada com outras teclas</text:p>
            </table:table-cell>
          </table:table-row>
          <table:table-row table:style-name="Table15.1">
            <table:table-cell table:style-name="Table15.A2" office:value-type="string">
              <text:p text:style-name="P12">F5</text:p>
            </table:table-cell>
            <table:table-cell table:style-name="Table15.A2" office:value-type="string">
              <text:p text:style-name="P12">Shift+<text:span text:style-name="T47">⌘</text:span>+F5</text:p>
            </table:table-cell>
            <table:table-cell table:style-name="Table15.A2" office:value-type="string">
              <text:p text:style-name="P5">Abre o Navegador</text:p>
            </table:table-cell>
          </table:table-row>
          <table:table-row table:style-name="Table15.2">
            <table:table-cell table:style-name="Table15.A2" office:value-type="string">
              <text:p text:style-name="P12">F11</text:p>
            </table:table-cell>
            <table:table-cell table:style-name="Table15.A2" office:value-type="string">
              <text:p text:style-name="P13"><text:span text:style-name="T5">z</text:span>+<text:span text:style-name="T6">T</text:span></text:p>
            </table:table-cell>
            <table:table-cell table:style-name="Table15.A2" office:value-type="string">
              <text:p text:style-name="P5">Abre a janela de Estilos e formatação</text:p>
            </table:table-cell>
          </table:table-row>
        </table:table>
        <text:p text:style-name="P73">OBS: está em ordem alfabética conforme o assistente de funções, verificar e corrigir erros, na última pg indicações</text:p>
        <text:p text:style-name="P78">Conteúdo</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15244_971367539" text:style-name="Internet_20_link" text:visited-style-name="Internet_20_link">Direitos autorais<text:tab/>2</text:a></text:p>
            <text:p text:style-name="P89"><text:a xlink:type="simple" xlink:href="#__RefHeading__15246_971367539" text:style-name="Internet_20_link" text:visited-style-name="Internet_20_link">Nota para usuários de Mac<text:tab/>2</text:a></text:p>
            <text:p text:style-name="P89"><text:a xlink:type="simple" xlink:href="#__RefHeading__6918_1924864864" text:style-name="Internet_20_link" text:visited-style-name="Internet_20_link">Funções disponíveis no Calc<text:tab/>4</text:a></text:p>
            <text:p text:style-name="P76"><text:a xlink:type="simple" xlink:href="#__RefHeading__6920_1924864864" text:style-name="Internet_20_link" text:visited-style-name="Internet_20_link">Terminologia: números e argumentos<text:tab/>4</text:a></text:p>
            <text:p text:style-name="P89"><text:a xlink:type="simple" xlink:href="#__RefHeading__6922_1924864864" text:style-name="Internet_20_link" text:visited-style-name="Internet_20_link">Funções Matemáticas<text:tab/>5</text:a></text:p>
            <text:p text:style-name="P89"><text:a xlink:type="simple" xlink:href="#__RefHeading__6924_1924864864" text:style-name="Internet_20_link" text:visited-style-name="Internet_20_link">funções de Análises Financeiras<text:tab/>10</text:a></text:p>
            <text:p text:style-name="P76"><text:a xlink:type="simple" xlink:href="#__RefHeading__6926_1924864864" text:style-name="Internet_20_link" text:visited-style-name="Internet_20_link">Uma nota sobre <text:s/>datas<text:tab/>10</text:a></text:p>
            <text:p text:style-name="P76"><text:a xlink:type="simple" xlink:href="#__RefHeading__6928_1924864864" text:style-name="Internet_20_link" text:visited-style-name="Internet_20_link">Uma nota sobre taxas de juros<text:tab/>10</text:a></text:p>
            <text:p text:style-name="P89"><text:a xlink:type="simple" xlink:href="#__RefHeading__6930_1924864864" text:style-name="Internet_20_link" text:visited-style-name="Internet_20_link">funções de Análises Estatísticas<text:tab/>20</text:a></text:p>
            <text:p text:style-name="P89"><text:a xlink:type="simple" xlink:href="#__RefHeading__6932_1924864864" text:style-name="Internet_20_link" text:visited-style-name="Internet_20_link">funções de Data e Hora<text:tab/>29</text:a></text:p>
            <text:p text:style-name="P89"><text:a xlink:type="simple" xlink:href="#__RefHeading__6934_1924864864" text:style-name="Internet_20_link" text:visited-style-name="Internet_20_link">funções Lógicas<text:tab/>32</text:a></text:p>
            <text:p text:style-name="P89"><text:a xlink:type="simple" xlink:href="#__RefHeading__6936_1924864864" text:style-name="Internet_20_link" text:visited-style-name="Internet_20_link">Funções de Informações<text:tab/>33</text:a></text:p>
            <text:p text:style-name="P89"><text:a xlink:type="simple" xlink:href="#__RefHeading__6938_1924864864" text:style-name="Internet_20_link" text:visited-style-name="Internet_20_link">Funções de Banco de Dados<text:tab/>35</text:a></text:p>
            <text:p text:style-name="P89"><text:a xlink:type="simple" xlink:href="#__RefHeading__6940_1924864864" text:style-name="Internet_20_link" text:visited-style-name="Internet_20_link">Funções de Matriz<text:tab/>37</text:a></text:p>
            <text:p text:style-name="P89"><text:a xlink:type="simple" xlink:href="#__RefHeading__6942_1924864864" text:style-name="Internet_20_link" text:visited-style-name="Internet_20_link">Funções de Planilha<text:tab/>38</text:a></text:p>
            <text:p text:style-name="P89"><text:a xlink:type="simple" xlink:href="#__RefHeading__6944_1924864864" text:style-name="Internet_20_link" text:visited-style-name="Internet_20_link">funções <text:s/>de <text:s/>Texto<text:tab/>44</text:a></text:p>
            <text:p text:style-name="P89"><text:a xlink:type="simple" xlink:href="#__RefHeading__39130_1770245710" text:style-name="Internet_20_link" text:visited-style-name="Internet_20_link">funções Suplementos<text:tab/>47</text:a></text:p>
          </text:index-body>
        </text:table-of-content>
        <text:p text:style-name="P23"/>
      </text:section>
      <text:h text:style-name="P87" text:outline-level="1"><text:bookmark text:name="__RefHeading__6918_1924864864"/>Funções disponíveis no Calc<text:bookmark-end text:name="__RefHeading__6918_1924864864"/></text:h>
      <text:p text:style-name="P21"><text:span text:style-name="T16">O Calc fornece todas as funções comumente usadas e encontradas em modernas aplicações de planilhas. Uma vez que muitas das funções do Calc requerem argumentos específicos e cuidadosamente calculados, as descrições neste apêndice não devem ser consideradas referências completas para cada função. Consulte a Ajuda do aplicativo ou o wiki LibreOffice para detalhes e exemplos de todas as funções. No wiki, comece procurando no site de Ajuda do LibreOffice em </text:span><text:a xlink:type="simple" xlink:href="http://help.libreoffice.org/Calc/Functions_by_Category"><text:span text:style-name="T37">http://help.libreoffice.org/Calc/Functions_by_Category</text:span></text:a></text:p>
      <text:p text:style-name="P26">Mais de 300 funções padrão estão disponíveis no Calc. Mais podem ser adicionadas através de extensões para o Calc (veja o Capítulo 14. As seguintes listas de tabelas de funções do Calc estão organizadas em onze categorias.</text:p>
      <table:table table:name="Table1" table:style-name="Table1">
        <table:table-column table:style-name="Table1.A"/>
        <table:table-column table:style-name="Table1.B"/>
        <table:table-row>
          <table:table-cell table:style-name="Table1.A1" office:value-type="string">
            <text:p text:style-name="P37">Nota</text:p>
          </table:table-cell>
          <table:table-cell table:style-name="Table1.B1" office:value-type="string">
            <text:p text:style-name="P6"><text:span text:style-name="T10">Funções cujos nomes terminam com </text:span><text:span text:style-name="T11">_ADD</text:span><text:span text:style-name="T12"> são fornecidas para compatibilidade com funções Microsoft Excel. Elas retornam os mesmos resultados que as funções correspondentes no Excel (sem o sufixo), que embora possam ser correto, não se baseiam em padrões internacionais.</text:span></text:p>
          </table:table-cell>
        </table:table-row>
      </table:table>
      <text:h text:style-name="P77" text:outline-level="2"><text:bookmark text:name="__RefHeading__6920_1924864864"/><text:alphabetical-index-mark text:string-value="terminologia" text:key1="funções"/>Terminologia: números e <text:alphabetical-index-mark-start text:id="IMark157795460"/><text:alphabetical-index-mark-start text:id="IMark157903532" text:key1="funções"/>argumentos<text:bookmark-end text:name="__RefHeading__6920_1924864864"/><text:alphabetical-index-mark-end text:id="IMark157903532"/><text:alphabetical-index-mark-end text:id="IMark157795460"/></text:h>
      <text:p text:style-name="P43">Algumas das descrições neste apêndice define limitações nos valores de números ou argumentos que podem ser passados para a função. Especificamente, funções que se referem aos seguintes argumentos, podem levar a confusão.</text:p>
      <text:list xml:id="list38658804" text:style-name="OOoBullets_20_1">
        <text:list-item>
          <text:p text:style-name="P75"><text:span text:style-name="OOoStrongEmphasis"><text:span text:style-name="T37">Número_1; número_2... número_30</text:span></text:span></text:p>
        </text:list-item>
        <text:list-item>
          <text:p text:style-name="P80">Número de 1 a 30</text:p>
        </text:list-item>
        <text:list-item>
          <text:p text:style-name="P92">uma lista de até 30 números</text:p>
        </text:list-item>
      </text:list>
      <text:p text:style-name="P43">Há uma diferença significativa entre uma <text:span text:style-name="T6">lista de números</text:span><text:span text:style-name="T22"> (ou inteiros) e o </text:span><text:span text:style-name="T27">argumento do número</text:span><text:span text:style-name="T28"> que uma função aceitará. Por exemplo, a função </text:span><text:span text:style-name="T27">SOMA</text:span><text:span text:style-name="T28"> irá somente aceitar um máximo de 30 argumentos. Este limite não significa que podemos apenas somar 30 números, mas que podemos somente passar 30 argumentos separados para a função.</text:span></text:p>
      <text:p text:style-name="P43">Argumentos são valores separados por ponto e vírgula, e podemos incluir faixas que muitas vezes se referem a vários valores. Portanto um argumento pode referir a vários valores, e uma função que limita entrada para 30 argumentos podem na verdade aceitar mais que 30 valores numéricos distintos.</text:p>
      <text:p text:style-name="P43"><text:span text:style-name="T10">Este apêndice tenta esclarecer esta situação usando o termo </text:span><text:span text:style-name="T11">argumentos</text:span><text:span text:style-name="T12">, em vez de qualquer uma das outras frases.</text:span></text:p>
      <text:p text:style-name="P44"/>
      <table:table table:name="Tabela1" table:style-name="Tabela1">
        <table:table-column table:style-name="Tabela1.A"/>
        <table:table-column table:style-name="Tabela1.B"/>
        <table:table-row>
          <table:table-cell table:style-name="Tabela1.A1" office:value-type="string">
            <text:p text:style-name="P37">Nota</text:p>
          </table:table-cell>
          <table:table-cell table:style-name="Tabela1.B1" office:value-type="string">
            <text:p text:style-name="P45">Nas funções do Calc do LibreOffice, os parâmetros marcados como "opcionais" podem ser ignorados apenas quando não se seguir um parâmetro. Por exemplo, em uma função com quatro parâmetros, em que os últimos dois estão marcados como “opcionais”, você pode ignorar o parâmetro 4 ou os parâmetros 3 e 4, mas não pode ignorar apenas o parâmetro 3. </text:p>
          </table:table-cell>
        </table:table-row>
      </table:table>
      <text:h text:style-name="P81" text:outline-level="1"><text:bookmark text:name="__RefHeading__6922_1924864864"/><text:soft-page-break/>Funções <text:alphabetical-index-mark text:string-value="funções matemáticas"/><text:alphabetical-index-mark text:string-value="matemáticas" text:key1="funções"/>Matemáticas<text:bookmark-end text:name="__RefHeading__6922_1924864864"/></text:h>
      <text:p text:style-name="P30">Tabela <text:sequence text:ref-name="refTable0" text:name="Table" text:formula="ooow:Table+1" style:num-format="1">1</text:sequence>: Funções Matemática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P28">Sintaxe</text:p>
            </table:table-cell>
            <table:table-cell table:style-name="Mathematicalfunctions.A1" office:value-type="string">
              <text:p text:style-name="P28">Descrição</text:p>
            </table:table-cell>
          </table:table-row>
        </table:table-header-rows>
        <table:table-row table:style-name="Mathematicalfunctions.2">
          <table:table-cell table:style-name="Mathematicalfunctions.A2" office:value-type="string">
            <text:p text:style-name="P5">ABS(Número)</text:p>
          </table:table-cell>
          <table:table-cell table:style-name="Mathematicalfunctions.B2" office:value-type="string">
            <text:p text:style-name="P6">Retorna o valor absoluto de um <text:span text:style-name="T3">número </text:span><text:span text:style-name="T32">dado. O valor absoluto é o valor do número sem o sinal de + ou -.</text:span></text:p>
          </table:table-cell>
        </table:table-row>
        <table:table-row table:style-name="Mathematicalfunctions.1">
          <table:table-cell table:style-name="Mathematicalfunctions.A2" office:value-type="string">
            <text:p text:style-name="P5">ACOS(Número)</text:p>
          </table:table-cell>
          <table:table-cell table:style-name="Mathematicalfunctions.B3" office:value-type="string">
            <text:p text:style-name="P6">Retorna o cosseno inverso (arco cosseno) do um <text:span text:style-name="T3">número</text:span><text:span text:style-name="T32"> dado em radianos, o ângulo retornado está entre 0 e PI. Para obter o ângulo em graus, utilize a a função GRAUS.</text:span></text:p>
          </table:table-cell>
        </table:table-row>
        <table:table-row table:style-name="Mathematicalfunctions.2">
          <table:table-cell table:style-name="Mathematicalfunctions.A2" office:value-type="string">
            <text:p text:style-name="P5">ACOSH(Número)</text:p>
          </table:table-cell>
          <table:table-cell table:style-name="Mathematicalfunctions.B4" office:value-type="string">
            <text:p text:style-name="P6">Retorna o cosseno hiperbólico inverso (arco cosseno hiperbólico) de um <text:span text:style-name="T3">número</text:span><text:span text:style-name="T32"> dado em radianos, o número deve ser maior ou igual a 1.</text:span></text:p>
          </table:table-cell>
        </table:table-row>
        <table:table-row table:style-name="Mathematicalfunctions.1">
          <table:table-cell table:style-name="Mathematicalfunctions.A2" office:value-type="string">
            <text:p text:style-name="P5">ACOT(Número)</text:p>
          </table:table-cell>
          <table:table-cell table:style-name="Mathematicalfunctions.B5" office:value-type="string">
            <text:p text:style-name="P6">Retorna o cotangente inverso (arco cotangente) de um <text:span text:style-name="T3">número </text:span><text:span text:style-name="T32">dado em radianos, o ângulo retornado está entre 0 e PI. Para obter o ângulo em graus, utilize a a função GRAUS.</text:span></text:p>
          </table:table-cell>
        </table:table-row>
        <table:table-row table:style-name="Mathematicalfunctions.2">
          <table:table-cell table:style-name="Mathematicalfunctions.A2" office:value-type="string">
            <text:p text:style-name="P7">ACOTH(Número)</text:p>
          </table:table-cell>
          <table:table-cell table:style-name="Mathematicalfunctions.B6" office:value-type="string">
            <text:p text:style-name="P6">Retorna a cotangente hiperbólica inversa (arco cotangente hiperbólico) de um <text:span text:style-name="T3">número</text:span><text:span text:style-name="T32"> dado em radianos, ocorrerá um erro caso Número estiver entre -1 e +1 inclusive.</text:span></text:p>
          </table:table-cell>
        </table:table-row>
        <table:table-row table:style-name="Mathematicalfunctions.1">
          <table:table-cell table:style-name="Mathematicalfunctions.A2" office:value-type="string">
            <text:p text:style-name="P5">ALEATÓRIO()</text:p>
          </table:table-cell>
          <table:table-cell table:style-name="Mathematicalfunctions.B7" office:value-type="string">
            <text:p text:style-name="P6">Retorna um número aleatório entre 0 e 1. Este número irá recalcular toda vez que os dados são inseridos ou <text:span text:style-name="T6">F9</text:span><text:span text:style-name="T22"> é pressionado.</text:span></text:p>
          </table:table-cell>
        </table:table-row>
        <table:table-row table:style-name="Mathematicalfunctions.2">
          <table:table-cell table:style-name="Mathematicalfunctions.A2" office:value-type="string">
            <text:p text:style-name="P5">ALEATÓRIOENTRE(Inferior; Superior)</text:p>
          </table:table-cell>
          <table:table-cell table:style-name="Mathematicalfunctions.B8" office:value-type="string">
            <text:p text:style-name="P6">Retorna um número inteiro aleatório entre <text:span text:style-name="T3">Inferior</text:span><text:span text:style-name="T32"> e </text:span><text:span text:style-name="T3">Superior</text:span><text:span text:style-name="T32"> (inclusive). Este número irá recalcular quando a combinação das teclas </text:span><text:span text:style-name="T7">Control+Shift+F9</text:span><text:span text:style-name="T23"> é pressionada.</text:span></text:p>
          </table:table-cell>
        </table:table-row>
        <table:table-row table:style-name="Mathematicalfunctions.1">
          <table:table-cell table:style-name="Mathematicalfunctions.A2" office:value-type="string">
            <text:p text:style-name="P5">ARRED(número; contagem)</text:p>
          </table:table-cell>
          <table:table-cell table:style-name="Mathematicalfunctions.B9" office:value-type="string">
            <text:p text:style-name="P6">Arredonda o <text:span text:style-name="T3">número</text:span><text:span text:style-name="T32"> fornecido para um certo número de casas decimais para validar critérios matemáticos. </text:span><text:span text:style-name="T3">Contagem</text:span><text:span text:style-name="T32"> (opcional) é o número de casas ao qual o valor deve ser arredondado. Se o parâmetro </text:span><text:span text:style-name="T3">contagem</text:span><text:span text:style-name="T32"> é negativo, somente a parte inteira do número é arredondada. É arredondado é para as casas indicado pela contagem. </text:span></text:p>
          </table:table-cell>
        </table:table-row>
        <table:table-row table:style-name="Mathematicalfunctions.2">
          <table:table-cell table:style-name="Mathematicalfunctions.A2" office:value-type="string">
            <text:p text:style-name="P15">ARREDMULTB(Número; Significância; Modo)</text:p>
          </table:table-cell>
          <table:table-cell table:style-name="Mathematicalfunctions.B10" office:value-type="string">
            <text:p text:style-name="P6">Arredonda o <text:span text:style-name="T3">número</text:span><text:span text:style-name="T32"> fornecido para baixo para o múltiplo mais próximo de </text:span><text:span text:style-name="T3">significância</text:span><text:span text:style-name="T32">. </text:span><text:span text:style-name="T3">Significância</text:span><text:span text:style-name="T32"> e o valor cujo múltiplo de 10 o número deve ser arredondado para baixo (.01, .1, 1, 10, etc). </text:span><text:span text:style-name="T3">Modo</text:span><text:span text:style-name="T32"> (opcional) se for indicado e não zero e se o número e significância são negativos, arredonda para cima <text:s/>é realizado com base neste valor.</text:span></text:p>
          </table:table-cell>
        </table:table-row>
        <table:table-row table:style-name="Mathematicalfunctions.1">
          <table:table-cell table:style-name="Mathematicalfunctions.A2" office:value-type="string">
            <text:p text:style-name="P6">ARREDONDAR.PARA.BAIXO (número; contagem)</text:p>
          </table:table-cell>
          <table:table-cell table:style-name="Mathematicalfunctions.B11" office:value-type="string">
            <text:p text:style-name="P6">Arredonda o <text:span text:style-name="T3">número</text:span><text:span text:style-name="T32"> fornecido para baixo. </text:span><text:span text:style-name="T3">Contagem</text:span><text:span text:style-name="T32"> (opcional) é o número de dígitos a ser arredondado para baixo. Se o parâmetro </text:span><text:span text:style-name="T3">contagem</text:span><text:span text:style-name="T32"> é negativo, somente a parte inteira do número é arredondada. É arredondada para as casas indicadas pela contagem.</text:span></text:p>
          </table:table-cell>
        </table:table-row>
        <table:table-row table:style-name="Mathematicalfunctions.2">
          <table:table-cell table:style-name="Mathematicalfunctions.A71" office:value-type="string">
            <text:p text:style-name="P6">ARREDONDAR.PARA.CIMA (número; contagem)</text:p>
          </table:table-cell>
          <table:table-cell table:style-name="Mathematicalfunctions.B12" office:value-type="string">
            <text:p text:style-name="P6">Arredonda o número fornecido para cima. <text:span text:style-name="T3">Contagem</text:span><text:span text:style-name="T32"> (opcional) é o número de dígitos para o qual o arredondamento deve ser feito. Se o parâmetro </text:span><text:span text:style-name="T3">contagem</text:span><text:span text:style-name="T32"> é negativo, somente a parte do número inteiro é arredondado. É arredondado para as casas indicado pela contagem.</text:span></text:p>
          </table:table-cell>
        </table:table-row>
        <text:soft-page-break/>
        <table:table-row table:style-name="Mathematicalfunctions.1">
          <table:table-cell table:style-name="Mathematicalfunctions.A71" office:value-type="string">
            <text:p text:style-name="P7">ASEN(Número)</text:p>
          </table:table-cell>
          <table:table-cell table:style-name="Mathematicalfunctions.B13" office:value-type="string">
            <text:p text:style-name="P6">Retorna o seno inverso (arco seno) de um <text:span text:style-name="T3">número</text:span><text:span text:style-name="T32"> dado em radianos. O ângulo retornado está entre -PI/2 e +PI/2, para obter o ângulo em graus, utilize a função GRAUS.</text:span></text:p>
          </table:table-cell>
        </table:table-row>
        <table:table-row table:style-name="Mathematicalfunctions.2">
          <table:table-cell table:style-name="Mathematicalfunctions.A71" office:value-type="string">
            <text:p text:style-name="P7">ASENH(Número)</text:p>
          </table:table-cell>
          <table:table-cell table:style-name="Mathematicalfunctions.B14" office:value-type="string">
            <text:p text:style-name="P6">Retorna o seno hiperbólico inverso (arco seno hiperbólico) de um <text:span text:style-name="T3">número</text:span><text:span text:style-name="T32"> dado em radianos.</text:span></text:p>
          </table:table-cell>
        </table:table-row>
        <table:table-row table:style-name="Mathematicalfunctions.1">
          <table:table-cell table:style-name="Mathematicalfunctions.A71" office:value-type="string">
            <text:p text:style-name="P7">ATAN(Número)</text:p>
          </table:table-cell>
          <table:table-cell table:style-name="Mathematicalfunctions.B15" office:value-type="string">
            <text:p text:style-name="P6">Retorna a tangente inversa (arco tangente) de um <text:span text:style-name="T3">número</text:span><text:span text:style-name="T32"> dado em radianos. O ângulo retornado está entre -PI/2 e +PI/2, para obter o ângulo em graus, utilize a função GRAUS.</text:span></text:p>
          </table:table-cell>
        </table:table-row>
        <table:table-row table:style-name="Mathematicalfunctions.2">
          <table:table-cell table:style-name="Mathematicalfunctions.A71" office:value-type="string">
            <text:p text:style-name="P7">ATAN2(número_x; número_y)</text:p>
          </table:table-cell>
          <table:table-cell table:style-name="Mathematicalfunctions.B16" office:value-type="string">
            <text:p text:style-name="P6">Retorna a tangente inversa (arco tangente) das coordenadas específicas x e y. <text:span text:style-name="T3"><text:s/>Número_x</text:span><text:span text:style-name="T32"> e o valor para a coordenada x. </text:span><text:span text:style-name="T3">Número_y</text:span><text:span text:style-name="T32"> é o valor para a coordenada y. O ângulo retornado está entre -PI e +PI, para obter o ângulo em graus, utilize a função GRAUS.</text:span></text:p>
          </table:table-cell>
        </table:table-row>
        <table:table-row table:style-name="Mathematicalfunctions.1">
          <table:table-cell table:style-name="Mathematicalfunctions.A17" office:value-type="string">
            <text:p text:style-name="P7">ATANH(Número)</text:p>
          </table:table-cell>
          <table:table-cell table:style-name="Mathematicalfunctions.B17" office:value-type="string">
            <text:p text:style-name="P6">Retorna a tangente hiperbólica inversa (arco tangente hiperbólica) de um número dado. (ângulo é retornado em radianos). Número deve obedecer a condição -1 &lt; número &lt; 1</text:p>
          </table:table-cell>
        </table:table-row>
        <table:table-row table:style-name="Mathematicalfunctions.1">
          <table:table-cell table:style-name="Mathematicalfunctions.A71" office:value-type="string">
            <text:p text:style-name="P7">BIT.DESLOC.DIR (Número; Deslocamento)</text:p>
          </table:table-cell>
          <table:table-cell table:style-name="Mathematicalfunctions.B22" office:value-type="string">
            <text:p text:style-name="P6">Desloca um <text:span text:style-name="T3">número</text:span><text:span text:style-name="T32"> para a direita em n bits. </text:span><text:span text:style-name="T3">Número</text:span><text:span text:style-name="T32"> é qualquer inteiro positivo menor que 2^48 (281 474 976 710 656). </text:span><text:span text:style-name="T3">Deslocamento</text:span><text:span text:style-name="T32"> é o número de posições que os bits serão movidos para a direita.</text:span></text:p>
          </table:table-cell>
        </table:table-row>
        <table:table-row table:style-name="Mathematicalfunctions.1">
          <table:table-cell table:style-name="Mathematicalfunctions.A71" office:value-type="string">
            <text:p text:style-name="P7">BIT.DESLOC.ESQ (Número; Deslocamento)</text:p>
          </table:table-cell>
          <table:table-cell table:style-name="Mathematicalfunctions.B22" office:value-type="string">
            <text:p text:style-name="P6">Desloca um <text:span text:style-name="T3">número</text:span><text:span text:style-name="T32"> para a esquerda em n bits. </text:span><text:span text:style-name="T3">Número</text:span><text:span text:style-name="T32"> é qualquer inteiro positivo menor que 2^48 (281 474 976 710 656). </text:span><text:span text:style-name="T3">Deslocamento</text:span><text:span text:style-name="T32"> é o número de posições que os bits serão movidos para a esquerda.</text:span></text:p>
          </table:table-cell>
        </table:table-row>
        <table:table-row table:style-name="Mathematicalfunctions.1">
          <table:table-cell table:style-name="Mathematicalfunctions.A71" office:value-type="string">
            <text:p text:style-name="P7">BIT.E (Número; Número)</text:p>
          </table:table-cell>
          <table:table-cell table:style-name="Mathematicalfunctions.B22" office:value-type="string">
            <text:p text:style-name="P6">Retorna um “<text:span text:style-name="T6">e</text:span><text:span text:style-name="T22">” lógico bit a bit dos parâmetros. </text:span><text:span text:style-name="T21">Números</text:span><text:span text:style-name="T23"> são inteiros positivos menores que 2^48 (281 474 976 710 656).</text:span></text:p>
          </table:table-cell>
        </table:table-row>
        <table:table-row table:style-name="Mathematicalfunctions.1">
          <table:table-cell table:style-name="Mathematicalfunctions.A71" office:value-type="string">
            <text:p text:style-name="P7">BIT.OU (Número; Número)</text:p>
          </table:table-cell>
          <table:table-cell table:style-name="Mathematicalfunctions.B22" office:value-type="string">
            <text:p text:style-name="P6">Retorna um “<text:span text:style-name="T6">ou</text:span><text:span text:style-name="T22">” lógico bit a bit dos parâmetros. </text:span><text:span text:style-name="T21">Números</text:span><text:span text:style-name="T23"> são inteiros positivos menores que 2^48 (281 474 976 710 656).</text:span></text:p>
          </table:table-cell>
        </table:table-row>
        <table:table-row table:style-name="Mathematicalfunctions.1">
          <table:table-cell table:style-name="Mathematicalfunctions.A71" office:value-type="string">
            <text:p text:style-name="P7">BIT.XOU (Número; Número)</text:p>
          </table:table-cell>
          <table:table-cell table:style-name="Mathematicalfunctions.B22" office:value-type="string">
            <text:p text:style-name="P6">Retorna um “<text:span text:style-name="T6">OU Exclusivo</text:span><text:span text:style-name="T22">” lógico bit a bit dos parâmetros. </text:span><text:span text:style-name="T21">Números</text:span><text:span text:style-name="T23"> são inteiros positivos menores que 2^48 (281 474 976 710 656).</text:span></text:p>
          </table:table-cell>
        </table:table-row>
        <table:table-row table:style-name="Mathematicalfunctions.2">
          <table:table-cell table:style-name="Mathematicalfunctions.A71" office:value-type="string">
            <text:p text:style-name="P7">COMBIN(número_1; número_2)</text:p>
          </table:table-cell>
          <table:table-cell table:style-name="Mathematicalfunctions.B23" office:value-type="string">
            <text:p text:style-name="P6">Retorna o número de combinações para um número dado de objetos. <text:span text:style-name="T3">Cont_1</text:span><text:span text:style-name="T32"> é o número total de elementos. </text:span><text:span text:style-name="T3">Cont_2</text:span><text:span text:style-name="T32"> é a contagem selecionada de elementos. Isto é o mesmo que a função nCr em uma calculadora.</text:span></text:p>
          </table:table-cell>
        </table:table-row>
        <table:table-row table:style-name="Mathematicalfunctions.1">
          <table:table-cell table:style-name="Mathematicalfunctions.A71" office:value-type="string">
            <text:p text:style-name="P7">COMBINA(número_1; número_2)</text:p>
          </table:table-cell>
          <table:table-cell table:style-name="Mathematicalfunctions.B24" office:value-type="string">
            <text:p text:style-name="P6">Retorna o número de combinações para um número dado de objetos (incluindo repetições). <text:span text:style-name="T3">Cont_1</text:span><text:span text:style-name="T32"> é o número total de elementos. </text:span><text:span text:style-name="T3">Cont_2</text:span><text:span text:style-name="T32"> é a contagem selecionada de elementos.</text:span> <text:s/></text:p>
          </table:table-cell>
        </table:table-row>
        <table:table-row table:style-name="Mathematicalfunctions.2">
          <table:table-cell table:style-name="Mathematicalfunctions.A71" office:value-type="string">
            <text:p text:style-name="P7">CONT.SE(intervalo;critérios) <text:s text:c="2"/></text:p>
          </table:table-cell>
          <table:table-cell table:style-name="Mathematicalfunctions.B25" office:value-type="string">
            <text:p text:style-name="P6">Retorna o número de elementos que cumprem determinados critérios dentro de um intervalo de células. <text:span text:style-name="T3">Intervalo</text:span><text:span text:style-name="T32"> é o intervalo em que os critérios devem ser aplicados. </text:span><text:span text:style-name="T3">Critérios</text:span><text:span text:style-name="T32"> indica o critério na forma de um número uma expressão regular, ou uma cadeia de caracteres pelo qual as células são contadas.</text:span></text:p>
          </table:table-cell>
        </table:table-row>
        <table:table-row table:style-name="Mathematicalfunctions.1">
          <table:table-cell table:style-name="Mathematicalfunctions.A71" office:value-type="string">
            <text:p text:style-name="P7">CONTAR.VAZIO(intervalo)</text:p>
          </table:table-cell>
          <table:table-cell table:style-name="Mathematicalfunctions.B26" office:value-type="string">
            <text:p text:style-name="P6">Retorna o número de células vazias. <text:span text:style-name="T3">Intervalo</text:span><text:span text:style-name="T32"> é o intervalo de células em que as células vazias são contadas.</text:span></text:p>
          </table:table-cell>
        </table:table-row>
        <text:soft-page-break/>
        <table:table-row table:style-name="Mathematicalfunctions.2">
          <table:table-cell table:style-name="Mathematicalfunctions.A27" office:value-type="string">
            <text:p text:style-name="P7">CONVERTER(valor; "texto"; "texto")</text:p>
          </table:table-cell>
          <table:table-cell table:style-name="Mathematicalfunctions.B27" office:value-type="string">
            <text:p text:style-name="P6">Converte um valor monetário de uma moeda para outro valor monetário de moeda. <text:span text:style-name="T3">Valor</text:span><text:span text:style-name="T32"> é o montante em moeda a ser convertido. </text:span><text:span text:style-name="T3">Texto</text:span><text:span text:style-name="T32"> é a abreviação oficial para a moeda em questão (por exemplo, “EUR”). O primeiro parâmetro </text:span><text:span text:style-name="T3">Texto</text:span><text:span text:style-name="T32"> dá o valor de origem a ser convertido; o segundo parâmetro </text:span><text:span text:style-name="T3">Texto</text:span><text:span text:style-name="T32"> da o valor de destino. Ambos os argumentos </text:span><text:span text:style-name="T3">Texto</text:span><text:span text:style-name="T32"> devem estar dentro de aspas. Para conversão de moedas para EURO, utilize a nova função CONVERTEREURO</text:span></text:p>
          </table:table-cell>
        </table:table-row>
        <table:table-row table:style-name="Mathematicalfunctions.2">
          <table:table-cell table:style-name="Mathematicalfunctions.A71" office:value-type="string">
            <text:p text:style-name="P7">CONVERTEREURO(valor; ”da_moeda”; ”para_moeda”; precisão_total; precisão_triangulação)</text:p>
          </table:table-cell>
          <table:table-cell table:style-name="Mathematicalfunctions.B28" office:value-type="string">
            <text:p text:style-name="P6">Converte antigas moedas dos países europeus para Euros e vice versa. <text:span text:style-name="T3">Valor</text:span><text:span text:style-name="T32"> é o montante em moeda a ser convertido. </text:span><text:span text:style-name="T3">Da_moeda</text:span><text:span text:style-name="T32"> e </text:span><text:span text:style-name="T3">para_moeda</text:span><text:span text:style-name="T32"> são as unidades a serem convertidas em Euros ou vice versa; estes três primeiros argumentos são como os da função CONVERTER. </text:span><text:span text:style-name="T3">Precisão_total</text:span><text:span text:style-name="T32"> é opcional; se omitido ou falso, o valor e arredondado com decimais da moeda destino, se não o valor não é arredondado. </text:span><text:span text:style-name="T3">Precisão_triangulação</text:span><text:span text:style-name="T32"> é opcional; se fornecida e &gt; =3 resulta o intermediário de conversão triangular (moeda1,EUR,moeda2) será arredondado para esta precisão, se omitida o resultado intermediário não é arredondado. </text:span></text:p>
          </table:table-cell>
        </table:table-row>
        <table:table-row table:style-name="Mathematicalfunctions.1">
          <table:table-cell table:style-name="Mathematicalfunctions.A71" office:value-type="string">
            <text:p text:style-name="P7">COS(número)</text:p>
          </table:table-cell>
          <table:table-cell table:style-name="Mathematicalfunctions.B29" office:value-type="string">
            <text:p text:style-name="P6">Retorna o cosseno de um <text:span text:style-name="T3">número</text:span><text:span text:style-name="T32"> dado (ângulo em radianos), para retornar o resultado em graus, utilize a função GRAUS.</text:span></text:p>
          </table:table-cell>
        </table:table-row>
        <table:table-row table:style-name="Mathematicalfunctions.2">
          <table:table-cell table:style-name="Mathematicalfunctions.A30" office:value-type="string">
            <text:p text:style-name="P9">COSECH(Ângulo)</text:p>
          </table:table-cell>
          <table:table-cell table:style-name="Mathematicalfunctions.B30" office:value-type="string">
            <text:p text:style-name="P6"><text:span text:style-name="T32">Retorna a cossecante hiperbólica de um ângulo hiperbólico. COSECH(x)=1/SENH(x). </text:span><text:span text:style-name="T3">Ângulo</text:span><text:span text:style-name="T32"> é o ângulo hiperbólico, em radianos, para calcular a cossecante hiperbólica.</text:span></text:p>
          </table:table-cell>
        </table:table-row>
        <table:table-row table:style-name="Mathematicalfunctions.2">
          <table:table-cell table:style-name="Mathematicalfunctions.A71" office:value-type="string">
            <text:p text:style-name="P7">COSH(Número)</text:p>
          </table:table-cell>
          <table:table-cell table:style-name="Mathematicalfunctions.B31" office:value-type="string">
            <text:p text:style-name="P6">Retorna o cosseno hiperbólico de um <text:span text:style-name="T3">número</text:span><text:span text:style-name="T32"> dado (ângulo em radianos).</text:span></text:p>
          </table:table-cell>
        </table:table-row>
        <table:table-row table:style-name="Mathematicalfunctions.1">
          <table:table-cell table:style-name="Mathematicalfunctions.A71" office:value-type="string">
            <text:p text:style-name="P7">COT(Número)</text:p>
          </table:table-cell>
          <table:table-cell table:style-name="Mathematicalfunctions.B32" office:value-type="string">
            <text:p text:style-name="P6">Retornar a cotangente de um <text:span text:style-name="T3">número</text:span><text:span text:style-name="T32"> dado (ângulo em radianos). Para obter a cotangente de um ângulo em graus, utilize a função RADIANOS</text:span></text:p>
          </table:table-cell>
        </table:table-row>
        <table:table-row table:style-name="Mathematicalfunctions.2">
          <table:table-cell table:style-name="Mathematicalfunctions.A71" office:value-type="string">
            <text:p text:style-name="P7">COTH(Número)</text:p>
          </table:table-cell>
          <table:table-cell table:style-name="Mathematicalfunctions.B33" office:value-type="string">
            <text:p text:style-name="P6">Retorna a cotangente hiperbólica de um <text:span text:style-name="T3">número </text:span><text:span text:style-name="T32">dado (ângulo em radianos).</text:span></text:p>
          </table:table-cell>
        </table:table-row>
        <table:table-row table:style-name="Mathematicalfunctions.1">
          <table:table-cell table:style-name="Mathematicalfunctions.A71" office:value-type="string">
            <text:p text:style-name="P7">ÉIMPAR(valor)</text:p>
          </table:table-cell>
          <table:table-cell table:style-name="Mathematicalfunctions.B34" office:value-type="string">
            <text:p text:style-name="P6">Retorna VERDADEIRO se o <text:span text:style-name="T3">valor </text:span><text:span text:style-name="T32">dado é um número inteiro impar, ou FALSO se o </text:span><text:span text:style-name="T3">valor</text:span><text:span text:style-name="T32"> é par. </text:span><text:span text:style-name="T7">Se o </text:span><text:span text:style-name="T21">valor</text:span><text:span text:style-name="T7"> não é um número inteiro, a função avalia somente a parte inteira do </text:span><text:span text:style-name="T21">valor</text:span><text:span text:style-name="T23">. O sinal do </text:span><text:span text:style-name="T21">valor</text:span><text:span text:style-name="T23"> também será ignorado.</text:span></text:p>
          </table:table-cell>
        </table:table-row>
        <table:table-row table:style-name="Mathematicalfunctions.2">
          <table:table-cell table:style-name="Mathematicalfunctions.A71" office:value-type="string">
            <text:p text:style-name="P7">ÉPAR(valor)</text:p>
          </table:table-cell>
          <table:table-cell table:style-name="Mathematicalfunctions.B35" office:value-type="string">
            <text:p text:style-name="P6">Retorna VERDADEIRO<text:span text:style-name="T32"> se o </text:span><text:span text:style-name="T3">valor</text:span><text:span text:style-name="T32"> dado é um número inteiro par, ou FALSO se o </text:span><text:span text:style-name="T3">valor</text:span><text:span text:style-name="T32"> é impar. </text:span><text:span text:style-name="T7">Se o </text:span><text:span text:style-name="T21">valor</text:span><text:span text:style-name="T7"> não é um número inteiro, a função avalia somente a parte inteira do </text:span><text:span text:style-name="T21">valor</text:span><text:span text:style-name="T23">. O sinal do </text:span><text:span text:style-name="T21">valor</text:span><text:span text:style-name="T23"> também será ignorado.</text:span></text:p>
          </table:table-cell>
        </table:table-row>
        <table:table-row table:style-name="Mathematicalfunctions.1">
          <table:table-cell table:style-name="Mathematicalfunctions.A71" office:value-type="string">
            <text:p text:style-name="P7">EXP(Número)</text:p>
          </table:table-cell>
          <table:table-cell table:style-name="Mathematicalfunctions.B36" office:value-type="string">
            <text:p text:style-name="P6">Retorna “<text:span text:style-name="T6">e</text:span><text:span text:style-name="T22">” elevado a potência do </text:span><text:span text:style-name="T21">número</text:span><text:span text:style-name="T23"> dado; “e” vale aproximadamente 2,71828182845904, que é a constante matemática na precisão numérica do Calc.</text:span></text:p>
          </table:table-cell>
        </table:table-row>
        <table:table-row table:style-name="Mathematicalfunctions.2">
          <table:table-cell table:style-name="Mathematicalfunctions.A71" office:value-type="string">
            <text:p text:style-name="P8">FATORIAL(Número)</text:p>
          </table:table-cell>
          <table:table-cell table:style-name="Mathematicalfunctions.B37" office:value-type="string">
            <text:p text:style-name="P6">Retorna o fatorial do <text:span text:style-name="T3">número</text:span><text:span text:style-name="T32"> dado; </text:span><text:span text:style-name="T3">número</text:span><text:span text:style-name="T32"> deve ser maior que 1 e inteiro, se </text:span><text:span text:style-name="T3">número</text:span><text:span text:style-name="T32"> for negativo, retorna “Erro:502”.</text:span></text:p>
          </table:table-cell>
        </table:table-row>
        <table:table-row table:style-name="Mathematicalfunctions.1">
          <table:table-cell table:style-name="Mathematicalfunctions.A71" office:value-type="string">
            <text:p text:style-name="P7">GRAUS(Número)</text:p>
          </table:table-cell>
          <table:table-cell table:style-name="Mathematicalfunctions.B38" office:value-type="string">
            <text:p text:style-name="P6">Converte o <text:span text:style-name="T3">número</text:span><text:span text:style-name="T32"> dado de radianos para graus.</text:span></text:p>
          </table:table-cell>
        </table:table-row>
        <table:table-row table:style-name="Mathematicalfunctions.2">
          <table:table-cell table:style-name="Mathematicalfunctions.A71" office:value-type="string">
            <text:p text:style-name="P7">ÍMPAR(Número)</text:p>
          </table:table-cell>
          <table:table-cell table:style-name="Mathematicalfunctions.B39" office:value-type="string">
            <text:p text:style-name="P6">Arredonda o <text:span text:style-name="T3">número </text:span><text:span text:style-name="T32">dado até o inteiro ímpar mais próximo superior se positivo, se </text:span><text:span text:style-name="T3">número</text:span><text:span text:style-name="T32"> for negativo, arredonda para o inteiro impar mais próximo inferior.</text:span></text:p>
          </table:table-cell>
        </table:table-row>
        <text:soft-page-break/>
        <table:table-row table:style-name="Mathematicalfunctions.1">
          <table:table-cell table:style-name="Mathematicalfunctions.A71" office:value-type="string">
            <text:p text:style-name="P7">INT(Número)</text:p>
          </table:table-cell>
          <table:table-cell table:style-name="Mathematicalfunctions.B40" office:value-type="string">
            <text:p text:style-name="P6">Arredonda o <text:span text:style-name="T3">número </text:span><text:span text:style-name="T32">dados para baixo para o inteiro mais próximo, se </text:span><text:span text:style-name="T3">número </text:span><text:span text:style-name="T32">for negativo, é arredondado para o inteiro inferior.</text:span></text:p>
          </table:table-cell>
        </table:table-row>
        <table:table-row table:style-name="Mathematicalfunctions.2">
          <table:table-cell table:style-name="Mathematicalfunctions.A71" office:value-type="string">
            <text:p text:style-name="P7">LN(Número)</text:p>
          </table:table-cell>
          <table:table-cell table:style-name="Mathematicalfunctions.B41" office:value-type="string">
            <text:p text:style-name="P6">Retorna o logaritmo natural baseado na constante “<text:span text:style-name="T6">e</text:span><text:span text:style-name="T22">”</text:span><text:span text:style-name="T6"> </text:span><text:span text:style-name="T22">do </text:span><text:span text:style-name="T21">número </text:span><text:span text:style-name="T23">dado, “</text:span><text:span text:style-name="T7">e</text:span><text:span text:style-name="T23">” vale aproximadamente 2, 71828182845904.</text:span></text:p>
          </table:table-cell>
        </table:table-row>
        <table:table-row table:style-name="Mathematicalfunctions.1">
          <table:table-cell table:style-name="Mathematicalfunctions.A71" office:value-type="string">
            <text:p text:style-name="P7">LOG(Número; Base)</text:p>
          </table:table-cell>
          <table:table-cell table:style-name="Mathematicalfunctions.B42" office:value-type="string">
            <text:p text:style-name="P6">Retorna o logaritmo de um <text:span text:style-name="T3">número </text:span><text:span text:style-name="T32">dado para a base especificada. </text:span><text:span text:style-name="T3">Base</text:span><text:span text:style-name="T32"> (opcional) é a base para o calculo do logaritmo. Se omitida, a base 10 será considerada; se queremos o número na base 10, utiliza a função LOG10.</text:span></text:p>
          </table:table-cell>
        </table:table-row>
        <table:table-row table:style-name="Mathematicalfunctions.2">
          <table:table-cell table:style-name="Mathematicalfunctions.A43" office:value-type="string">
            <text:p text:style-name="P7">LOG10(Número)</text:p>
          </table:table-cell>
          <table:table-cell table:style-name="Mathematicalfunctions.B43" office:value-type="string">
            <text:p text:style-name="P6">Retorna o logaritmo de base 10 do <text:span text:style-name="T3">número</text:span><text:span text:style-name="T32"> dado.</text:span></text:p>
          </table:table-cell>
        </table:table-row>
        <table:table-row table:style-name="Mathematicalfunctions.2">
          <table:table-cell table:style-name="Mathematicalfunctions.A71" office:value-type="string">
            <text:p text:style-name="P7">MARRED(Número; Múltiplo)</text:p>
          </table:table-cell>
          <table:table-cell table:style-name="Mathematicalfunctions.B44" office:value-type="string">
            <text:p text:style-name="P6">Retorna um <text:span text:style-name="T3">número</text:span><text:span text:style-name="T32"> arredondado ao mais próximo múltiplo de </text:span><text:span text:style-name="T3">múltiplo</text:span><text:span text:style-name="T32">. Uma implantação alternativa poderia ser </text:span><text:span text:style-name="T7">Múltiplo*ARRED</text:span><text:span text:style-name="T23"> (Número / Múltiplo).</text:span></text:p>
          </table:table-cell>
        </table:table-row>
        <table:table-row table:style-name="Mathematicalfunctions.1">
          <table:table-cell table:style-name="Mathematicalfunctions.A45" office:value-type="string">
            <text:p text:style-name="P7">MDC(Inteiro1; Inteiro2; ...)</text:p>
          </table:table-cell>
          <table:table-cell table:style-name="Mathematicalfunctions.B45" office:value-type="string">
            <text:p text:style-name="P6">Retorna o máximo divisor comum de um ou mais <text:span text:style-name="T32">inteiros. </text:span><text:span text:style-name="T3">Números</text:span><text:span text:style-name="T32"> é uma lista de até 30 números cujo maior divisor comum deve ser calculado, separados por ponto e vírgula.</text:span></text:p>
          </table:table-cell>
        </table:table-row>
        <table:table-row table:style-name="Mathematicalfunctions.1">
          <table:table-cell table:style-name="Mathematicalfunctions.A46" office:value-type="string">
            <text:p text:style-name="P7">MDC_ADD(Número(s); Número(s)1; Número(s)2; ...)</text:p>
          </table:table-cell>
          <table:table-cell table:style-name="Mathematicalfunctions.B46" office:value-type="string">
            <text:p text:style-name="P4"><text:span text:style-name="OOoStrongEmphasis"><text:span text:style-name="T41">Retorna o máximo divisor comum de uma lista de números. </text:span></text:span><text:span text:style-name="OOoStrongEmphasis"><text:span text:style-name="T39">Números</text:span></text:span><text:span text:style-name="OOoStrongEmphasis"><text:span text:style-name="T41"> é uma lista de até 30 números separados por ponto e vírgula.</text:span></text:span></text:p>
          </table:table-cell>
        </table:table-row>
        <table:table-row table:style-name="Mathematicalfunctions.1">
          <table:table-cell table:style-name="Mathematicalfunctions.A47" office:value-type="string">
            <text:p text:style-name="P7">MMC(Inteiro1; Inteiro2; ...)</text:p>
          </table:table-cell>
          <table:table-cell table:style-name="Mathematicalfunctions.B47" office:value-type="string">
            <text:p text:style-name="P6">Retorna o mínimo múltiplo comum de um ou mais números inteiros. <text:s text:c="3"/><text:span text:style-name="T3">Inteiro1; inteiro2;...</text:span><text:span text:style-name="T32"> são números inteiros cujo menor múltiplo comum deve ser calculado.</text:span></text:p>
          </table:table-cell>
        </table:table-row>
        <table:table-row table:style-name="Mathematicalfunctions.1">
          <table:table-cell table:style-name="Mathematicalfunctions.A48" office:value-type="string">
            <text:p text:style-name="P7">MMC_ADD(Número(s); Número(s)1; Número(s)2; ...)</text:p>
          </table:table-cell>
          <table:table-cell table:style-name="Mathematicalfunctions.B48" office:value-type="string">
            <text:p text:style-name="P4"><text:span text:style-name="OOoStrongEmphasis"><text:span text:style-name="T37">Números</text:span></text:span><text:span text:style-name="OOoStrongEmphasis"><text:span text:style-name="T41"> é uma lista de até 30 números separados por ponto e vírgula. O resultado é o mínimo múltiplo comum da lista de números.</text:span></text:span></text:p>
          </table:table-cell>
        </table:table-row>
        <table:table-row table:style-name="Mathematicalfunctions.1">
          <table:table-cell table:style-name="Mathematicalfunctions.A49" office:value-type="string">
            <text:p text:style-name="P7">MOD(Dividendo; Divisor)</text:p>
          </table:table-cell>
          <table:table-cell table:style-name="Mathematicalfunctions.B49" office:value-type="string">
            <text:p text:style-name="P6">Retorna o resto depois de um número ser dividido por um divisor. <text:span text:style-name="T3">Dividendo</text:span><text:span text:style-name="T32"> é o número que será dividido pelo divisor. </text:span><text:span text:style-name="T3">Divisor</text:span><text:span text:style-name="T32"> é o número pelo qual se divide o dividendo.</text:span></text:p>
          </table:table-cell>
        </table:table-row>
        <table:table-row table:style-name="Mathematicalfunctions.1">
          <table:table-cell table:style-name="Mathematicalfunctions.A71" office:value-type="string">
            <text:p text:style-name="P7">MULT(Número1; Número2; ...)</text:p>
          </table:table-cell>
          <table:table-cell table:style-name="Mathematicalfunctions.B50" office:value-type="string">
            <text:p text:style-name="P6">Multiplica todos os números dados como argumentos e retorna o produto. <text:span text:style-name="T3">Número 1 ao número 30</text:span><text:span text:style-name="T32"> são até 30 </text:span><text:span text:style-name="T7">argumentos</text:span><text:span text:style-name="T23"> cujo produto deve ser calculado, separados por ponto e vírgula.</text:span></text:p>
          </table:table-cell>
        </table:table-row>
        <table:table-row table:style-name="Mathematicalfunctions.2">
          <table:table-cell table:style-name="Mathematicalfunctions.A71" office:value-type="string">
            <text:p text:style-name="P7">MULTINOMIAL (Número(s); Número(s)1; Número(s)2; ...)</text:p>
          </table:table-cell>
          <table:table-cell table:style-name="Mathematicalfunctions.B51" office:value-type="string">
            <text:p text:style-name="P6">Retorna o fatorial da soma de argumentos dividido pelo produto dos fatoriais dos argumentos. <text:span text:style-name="T3">Número(s)</text:span><text:span text:style-name="T32"> é uma lista de <text:s/>até 30 números separados por ponto e vírgula.</text:span></text:p>
          </table:table-cell>
        </table:table-row>
        <table:table-row table:style-name="Mathematicalfunctions.1">
          <table:table-cell table:style-name="Mathematicalfunctions.A71" office:value-type="string">
            <text:p text:style-name="P5">PAR(Número)</text:p>
          </table:table-cell>
          <table:table-cell table:style-name="Mathematicalfunctions.B52" office:value-type="string">
            <text:p text:style-name="P6">Arredonda o <text:span text:style-name="T3">número</text:span><text:span text:style-name="T32"> dado até o mais próximo inteiro par superior; se o </text:span><text:span text:style-name="T3">número</text:span><text:span text:style-name="T32"> dado é negativo, arredonda até o mais próximo inteiro par inferior.</text:span> <text:s/></text:p>
          </table:table-cell>
        </table:table-row>
        <table:table-row table:style-name="Mathematicalfunctions.2">
          <table:table-cell table:style-name="Mathematicalfunctions.A71" office:value-type="string">
            <text:p text:style-name="P7">PI()</text:p>
          </table:table-cell>
          <table:table-cell table:style-name="Mathematicalfunctions.B53" office:value-type="string">
            <text:p text:style-name="P6">Retorna o valor PI a quatorze casas decimais, cujo valor é 3,14159265358979.</text:p>
          </table:table-cell>
        </table:table-row>
        <table:table-row table:style-name="Mathematicalfunctions.1">
          <table:table-cell table:style-name="Mathematicalfunctions.A71" office:value-type="string">
            <text:p text:style-name="P7">POTÊNCIA(Base; Expoente) </text:p>
          </table:table-cell>
          <table:table-cell table:style-name="Mathematicalfunctions.B54" office:value-type="string">
            <text:p text:style-name="P6">Retorna o resultado de um número elevado a uma potência. <text:span text:style-name="T3">Base</text:span><text:span text:style-name="T32"> é o número que está a ser elevado à potência dada. </text:span><text:span text:style-name="T3">Expoente</text:span><text:span text:style-name="T32"> é o expoente ao qual a base é para ser elevada.</text:span></text:p>
          </table:table-cell>
        </table:table-row>
        <table:table-row table:style-name="Mathematicalfunctions.2">
          <table:table-cell table:style-name="Mathematicalfunctions.A71" office:value-type="string">
            <text:p text:style-name="P5">QUOCIENTE(Numerador; Denominador)</text:p>
          </table:table-cell>
          <table:table-cell table:style-name="Mathematicalfunctions.B55" office:value-type="string">
            <text:p text:style-name="P6">Retorna o resultado inteiro de uma operação de divisão <text:span text:style-name="T3">Numerador</text:span><text:span text:style-name="T32"> é o número que será dividido. </text:span><text:span text:style-name="T3">Denominador</text:span><text:span text:style-name="T32"> é o número que o numerador será dividido.</text:span></text:p>
          </table:table-cell>
        </table:table-row>
        <text:soft-page-break/>
        <table:table-row table:style-name="Mathematicalfunctions.1">
          <table:table-cell table:style-name="Mathematicalfunctions.A71" office:value-type="string">
            <text:p text:style-name="P5">RADIANOS(Número)</text:p>
          </table:table-cell>
          <table:table-cell table:style-name="Mathematicalfunctions.B56" office:value-type="string">
            <text:p text:style-name="P6">Converte o <text:span text:style-name="T3">número </text:span><text:span text:style-name="T32"><text:s/>fornecido de graus para radianos.</text:span></text:p>
          </table:table-cell>
        </table:table-row>
        <table:table-row table:style-name="Mathematicalfunctions.2">
          <table:table-cell table:style-name="Mathematicalfunctions.A71" office:value-type="string">
            <text:p text:style-name="P5">RAIZ(Número)</text:p>
          </table:table-cell>
          <table:table-cell table:style-name="Mathematicalfunctions.B57" office:value-type="string">
            <text:p text:style-name="P6">Retorna a raiz quadrada positiva de um <text:span text:style-name="T3">número </text:span><text:span text:style-name="T32">fornecido. O valor do </text:span><text:span text:style-name="T3">número</text:span><text:span text:style-name="T32"> deve ser positivo; se </text:span><text:span text:style-name="T3">número</text:span><text:span text:style-name="T32"> for negativo, retorna “Erro:502”.</text:span></text:p>
          </table:table-cell>
        </table:table-row>
        <table:table-row table:style-name="Mathematicalfunctions.1">
          <table:table-cell table:style-name="Mathematicalfunctions.A58" office:value-type="string">
            <text:p text:style-name="P5">RAIZPI(Número)</text:p>
          </table:table-cell>
          <table:table-cell table:style-name="Mathematicalfunctions.B58" office:value-type="string">
            <text:p text:style-name="P6">Retorna a raiz quadrada da multiplicação de um <text:span text:style-name="T3">número </text:span><text:span text:style-name="T32">fornecido por PI.</text:span></text:p>
          </table:table-cell>
        </table:table-row>
        <table:table-row table:style-name="Mathematicalfunctions.1">
          <table:table-cell table:style-name="Mathematicalfunctions.A59" office:value-type="string">
            <text:p text:style-name="P14">SEC(Ângulo)</text:p>
          </table:table-cell>
          <table:table-cell table:style-name="Mathematicalfunctions.B59" office:value-type="string">
            <text:p text:style-name="P6">Retorna a secante de um ângulo. SEC(x)=1/COS(x). <text:span text:style-name="T3">Ângulo </text:span><text:span text:style-name="T32">é o ângulo, em radianos, para calcular a secante.</text:span></text:p>
          </table:table-cell>
        </table:table-row>
        <table:table-row table:style-name="Mathematicalfunctions.1">
          <table:table-cell table:style-name="Mathematicalfunctions.A71" office:value-type="string">
            <text:p text:style-name="P14">SECH(Ângulo)</text:p>
          </table:table-cell>
          <table:table-cell table:style-name="Mathematicalfunctions.B60" office:value-type="string">
            <text:p text:style-name="P6">Retorna a secante hiperbólica de um ângulo hiperbólico. SECH(x)=1/COSH(s). <text:span text:style-name="T3">Ângulo</text:span><text:span text:style-name="T32"> é o ângulo hiperbólico, em radianos, para calcular a secante hiperbólica.</text:span></text:p>
          </table:table-cell>
        </table:table-row>
        <table:table-row table:style-name="Mathematicalfunctions.2">
          <table:table-cell table:style-name="Mathematicalfunctions.A71" office:value-type="string">
            <text:p text:style-name="P5">SEN(número)</text:p>
          </table:table-cell>
          <table:table-cell table:style-name="Mathematicalfunctions.B61" office:value-type="string">
            <text:p text:style-name="P6">Retorna o seno de um <text:span text:style-name="T3">número</text:span><text:span text:style-name="T32"> fornecido (ângulo em radianos); para retornar o seno em graus, utilize a função GRAUS).</text:span></text:p>
          </table:table-cell>
        </table:table-row>
        <table:table-row table:style-name="Mathematicalfunctions.1">
          <table:table-cell table:style-name="Mathematicalfunctions.A71" office:value-type="string">
            <text:p text:style-name="P5">SENH(número)</text:p>
          </table:table-cell>
          <table:table-cell table:style-name="Mathematicalfunctions.B62" office:value-type="string">
            <text:p text:style-name="P6">Retorna o seno hiperbólico do <text:span text:style-name="T3">número </text:span><text:span text:style-name="T32">fornecido (ângulo em radianos).</text:span></text:p>
          </table:table-cell>
        </table:table-row>
        <table:table-row table:style-name="Mathematicalfunctions.2">
          <table:table-cell table:style-name="Mathematicalfunctions.A71" office:value-type="string">
            <text:p text:style-name="P5">SINAL(Número)</text:p>
          </table:table-cell>
          <table:table-cell table:style-name="Mathematicalfunctions.B63" office:value-type="string">
            <text:p text:style-name="P6">Retorna o sinal de um <text:span text:style-name="T3">número </text:span><text:span text:style-name="T32">fornecido. A função retora o resultado 1 para um sinal positivo, -1 para um sinal negativo, e 0 para zero.</text:span></text:p>
          </table:table-cell>
        </table:table-row>
        <table:table-row table:style-name="Mathematicalfunctions.1">
          <table:table-cell table:style-name="Mathematicalfunctions.A64" office:value-type="string">
            <text:p text:style-name="P5">SOMA(número 1; número 2; ...)</text:p>
          </table:table-cell>
          <table:table-cell table:style-name="Mathematicalfunctions.B64" office:value-type="string">
            <text:p text:style-name="P6">Soma todos os números em um intervalo de células. <text:span text:style-name="T3">Número 1; número 2; ...</text:span><text:span text:style-name="T32"> são até 30 argumentos cuja soma deve ser calculada. Também podemos digitar um intervalo de células usando referência de células.</text:span></text:p>
          </table:table-cell>
        </table:table-row>
        <table:table-row table:style-name="Mathematicalfunctions.2">
          <table:table-cell table:style-name="Mathematicalfunctions.A71" office:value-type="string">
            <text:p text:style-name="P18">SOMAQUAD(número 1; número 2; ...)</text:p>
          </table:table-cell>
          <table:table-cell table:style-name="Mathematicalfunctions.B65" office:value-type="string">
            <text:p text:style-name="P6">Calcula a soma do quadrado dos números (totalizando o quadrado dos argumentos) <text:span text:style-name="T3">número 1; número 2; ...</text:span><text:span text:style-name="T32"> são até 30 argumentos, cuja soma dos quadrados deve ser calculada.</text:span></text:p>
          </table:table-cell>
        </table:table-row>
        <table:table-row table:style-name="Mathematicalfunctions.1">
          <table:table-cell table:style-name="Mathematicalfunctions.A71" office:value-type="string">
            <text:p text:style-name="P5"><text:span text:style-name="T29">SOMA</text:span><text:span text:style-name="T29">SE</text:span>(intervalo; critérios; soma_intervalo)</text:p>
          </table:table-cell>
          <table:table-cell table:style-name="Mathematicalfunctions.B66" office:value-type="string">
            <text:p text:style-name="P6">Soma as células específicas por um determinado critério. A pesquisa suporta expressões regulares. <text:span text:style-name="T3">Intervalo</text:span><text:span text:style-name="T32"> é o intervalo em que os critérios devem ser aplicados. </text:span><text:span text:style-name="T3">Critério</text:span><text:span text:style-name="T32"> é a célula na qual o critério de pesquisa é exibido, ou o critério de pesquisa em si. </text:span><text:span text:style-name="T3">Soma_intervalo</text:span><text:span text:style-name="T32"> é o intervalo de valores que são somados; se ele não foi indicado, os valores encontrados no </text:span><text:span text:style-name="T3">Intervalo</text:span><text:span text:style-name="T32"> são somados.</text:span></text:p>
          </table:table-cell>
        </table:table-row>
        <table:table-row table:style-name="Mathematicalfunctions.2">
          <table:table-cell table:style-name="Mathematicalfunctions.A71" office:value-type="string">
            <text:p text:style-name="P5">SOMASEQUÊNCIA(X; N; M; Coeficientes)</text:p>
          </table:table-cell>
          <table:table-cell table:style-name="Mathematicalfunctions.B67" office:value-type="string">
            <text:p text:style-name="P6">Retorna a soma das potências do número x de acordo com a seguinte fórmula:</text:p>
            <text:p text:style-name="P10">SOMASEQUÊNCIA(x;n;m;coeficientes) = coeficiente_1*x^n + coeficiente_2*x^(n+m) + coeficiente_3*x^(n+2m) +...+ coeficiente_i*x^(n+(i-1)m).</text:p>
            <text:p text:style-name="P4"><text:span text:style-name="OOoStrongEmphasis"><text:span text:style-name="T37">x</text:span></text:span><text:span text:style-name="T37"> é o número como uma variável independente. </text:span><text:span text:style-name="T39">n</text:span><text:span text:style-name="T41"> é a potência inicial. </text:span><text:span text:style-name="T39">m</text:span><text:span text:style-name="T41"> é o incremento. </text:span><text:span text:style-name="T39">Coeficientes</text:span><text:span text:style-name="T41"> é uma série de coeficientes. Para cada coeficiente a soma da série é estendida por uma seção. Só podemos inserir </text:span><text:span text:style-name="T39">coeficientes</text:span><text:span text:style-name="T41"> usando células de referências.</text:span></text:p>
          </table:table-cell>
        </table:table-row>
        <table:table-row table:style-name="Mathematicalfunctions.1">
          <table:table-cell table:style-name="Mathematicalfunctions.A71" office:value-type="string">
            <text:p text:style-name="P5">SUBTOTAL(Função; intervalo)</text:p>
          </table:table-cell>
          <table:table-cell table:style-name="Mathematicalfunctions.B68" office:value-type="string">
            <text:p text:style-name="P6">Calcula subtotais. Se um intervalo já contém subtotais, estes não são usados para outros cálculos.<text:span text:style-name="T3"> Função</text:span><text:span text:style-name="T32"> é um valor que significa para outras funções como Média, Contar, Mín, Soma, Var. </text:span><text:span text:style-name="T3">Intervalo</text:span><text:span text:style-name="T32"> é o intervalo cujas células estão incluídas.</text:span></text:p>
          </table:table-cell>
        </table:table-row>
        <text:soft-page-break/>
        <table:table-row table:style-name="Mathematicalfunctions.2">
          <table:table-cell table:style-name="Mathematicalfunctions.A71" office:value-type="string">
            <text:p text:style-name="P5">TAN(número)</text:p>
          </table:table-cell>
          <table:table-cell table:style-name="Mathematicalfunctions.B69" office:value-type="string">
            <text:p text:style-name="P6">Retorna a tangente do <text:span text:style-name="T3">número </text:span><text:span text:style-name="T32">fornecido (ângulo em radianos); para retornar a tangente em graus, utilize a função GRAUS.</text:span></text:p>
          </table:table-cell>
        </table:table-row>
        <table:table-row table:style-name="Mathematicalfunctions.1">
          <table:table-cell table:style-name="Mathematicalfunctions.A71" office:value-type="string">
            <text:p text:style-name="P5">TANH(número)</text:p>
          </table:table-cell>
          <table:table-cell table:style-name="Mathematicalfunctions.B70" office:value-type="string">
            <text:p text:style-name="P6">Retorna a tangente hiperbólica de um <text:span text:style-name="T3">número </text:span><text:span text:style-name="T32">fornecido (ângulo em radianos).</text:span></text:p>
          </table:table-cell>
        </table:table-row>
        <table:table-row table:style-name="Mathematicalfunctions.2">
          <table:table-cell table:style-name="Mathematicalfunctions.A71" office:value-type="string">
            <text:p text:style-name="P16">TETO(Número; Significância; Modo)</text:p>
            <text:p text:style-name="P17"/>
          </table:table-cell>
          <table:table-cell table:style-name="Mathematicalfunctions.B71" office:value-type="string">
            <text:p text:style-name="P6">Arredonda o <text:span text:style-name="T3">número</text:span><text:span text:style-name="T32"> fornecido ao inteiro mais próximo ou múltiplo de significância. </text:span><text:span text:style-name="T3">Significância</text:span><text:span text:style-name="T32"> é o valor cujo múltiplo de dez o valor e ser arredondado para cima (.01, .1, 1, 10, etc.). </text:span><text:span text:style-name="T3">Modo</text:span><text:span text:style-name="T32"> é um valor opcional. Se é indicado não zero e se o número e significância são negativos, arredonda para cima e efetua com base neste valor.</text:span> </text:p>
          </table:table-cell>
        </table:table-row>
        <table:table-row table:style-name="Mathematicalfunctions.1">
          <table:table-cell table:style-name="Mathematicalfunctions.A72" office:value-type="string">
            <text:p text:style-name="P5">TRUNCAR(número; contagem)</text:p>
          </table:table-cell>
          <table:table-cell table:style-name="Mathematicalfunctions.B72" office:value-type="string">
            <text:p text:style-name="P6">Trunca um número para um inteiro removendo a parte fracionária do número de acordo com a precisão especificada em <text:span text:style-name="T3">Fe</text:span><text:span text:style-name="T34">r</text:span><text:span text:style-name="T36">ramentas → </text:span><text:span text:style-name="T34">O</text:span><text:span text:style-name="T36">pções → LibreOffice Calc → Calcular</text:span><text:span text:style-name="T35">. </text:span><text:span text:style-name="T36">Número</text:span><text:span text:style-name="T35"> é o número cujas casas decimais que não devem ser cortadas.</text:span></text:p>
          </table:table-cell>
        </table:table-row>
      </table:table>
      <text:h text:style-name="P83" text:outline-level="1"><text:bookmark text:name="__RefHeading__6924_1924864864"/>funções de Análises <text:alphabetical-index-mark text:string-value="funções de análises financeiras"/><text:alphabetical-index-mark text:string-value="análises financeiras" text:key1="funções"/>Financeiras<text:bookmark-end text:name="__RefHeading__6924_1924864864"/></text:h>
      <text:h text:style-name="P77" text:outline-level="2"><text:bookmark text:name="__RefHeading__6926_1924864864"/>Uma nota sobre <text:s/><text:alphabetical-index-mark text:string-value="formatos datas" text:key1="funções"/>datas<text:bookmark-end text:name="__RefHeading__6926_1924864864"/></text:h>
      <text:p text:style-name="P24">Valores data usado como parâmetro para funções financeiras do Calc devem ser inseridas de uma maneira específica. Por exemplo, uma data (inserida na forma EUA) deve estar entre aspas e com períodos separando cada valor. Para representar 06 de agosto de 2004, ou 6/8/04, devemos digitar “08.06.2004”. Se não digitarmos os valores de data, conforme o exigido pela função, não vamos obter o resultado correto. Formatos data são específicos da localidade; verifique a Ajuda para a formatação aceitável.</text:p>
      <text:h text:style-name="P77" text:outline-level="2"><text:bookmark text:name="__RefHeading__6928_1924864864"/>Uma nota sobre <text:alphabetical-index-mark-start text:id="IMark157795700"/>taxas de juros<text:bookmark-end text:name="__RefHeading__6928_1924864864"/><text:alphabetical-index-mark-end text:id="IMark157795700"/></text:h>
      <text:p text:style-name="P40">Podemos inserir taxas de juros em uma destas duas formas:</text:p>
      <text:list xml:id="list38727493" text:continue-numbering="true" text:style-name="OOoBullets_20_1">
        <text:list-item>
          <text:p text:style-name="P74">Como um decimal. Para inserir taxas de juros como um decimal, divida-o em 100 antes de inseri-lo na função. Por exemplo, para calcular um empréstimo com uma taxa de juros de 3,25%, insira <text:span text:style-name="T6">0,0325</text:span><text:span text:style-name="T22"> para a função.</text:span></text:p>
        </text:list-item>
        <text:list-item>
          <text:p text:style-name="P90">Como uma porcentagem. Para inserir taxas de juros como uma porcentagem, digite a taxa de juros seguida do sinal <text:span text:style-name="T6">%</text:span><text:span text:style-name="T22">. Por exemplo, para calcular um empréstimo com uma taxa de juros de 3,25%, insira </text:span><text:span text:style-name="T6">3,25%</text:span><text:span text:style-name="T22"> para a função.</text:span></text:p>
        </text:list-item>
      </text:list>
      <text:p text:style-name="P21"><text:span text:style-name="OOoDefault"><text:span text:style-name="T37">Se inserirmos como </text:span></text:span><text:span text:style-name="OOoDefault"><text:span text:style-name="T42">3,25</text:span></text:span><text:span text:style-name="OOoDefault"><text:span text:style-name="T43">, a função irá tratá-la como uma taxa de juros de </text:span></text:span><text:span text:style-name="OOoDefault"><text:span text:style-name="T42">325%</text:span></text:span><text:span text:style-name="OOoDefault"><text:span text:style-name="T43">.</text:span></text:span></text:p>
      <text:p text:style-name="P24">Sistemas de contabilidade variam em número de dias em um mês ou um ano em cálculos. As tabelas a seguir apresenta os números inteiros usados no parâmetro de <text:span text:style-name="T3">base</text:span><text:span text:style-name="T32"> usados em algumas funções de análise financeira.</text:span></text:p>
      <text:p text:style-name="P31"><text:soft-page-break/>Tabela <text:sequence text:ref-name="refTable1" text:name="Table" text:formula="ooow:Table+1" style:num-format="1">2</text:sequence>: Tipos de bases de cálculo</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P28">Base</text:p>
            </table:table-cell>
            <table:table-cell table:style-name="Basiscalculation.A1" office:value-type="string">
              <text:p text:style-name="P29">Cálculo</text:p>
            </table:table-cell>
          </table:table-row>
        </table:table-header-rows>
        <table:table-row table:style-name="Basiscalculation.2">
          <table:table-cell table:style-name="Basiscalculation.A2" office:value-type="string">
            <text:p text:style-name="P5">0 ou ausente</text:p>
          </table:table-cell>
          <table:table-cell table:style-name="Basiscalculation.B6" office:value-type="string">
            <text:p text:style-name="P5">Método EUA (NASD), 12 meses de 30 dias cada.</text:p>
          </table:table-cell>
        </table:table-row>
        <table:table-row table:style-name="Basiscalculation.1">
          <table:table-cell table:style-name="Basiscalculation.A6" office:value-type="string">
            <text:p text:style-name="P5">1</text:p>
          </table:table-cell>
          <table:table-cell table:style-name="Basiscalculation.B6" office:value-type="string">
            <text:p text:style-name="P5">Número exato de dias no mês, número exato de dias no ano.</text:p>
          </table:table-cell>
        </table:table-row>
        <table:table-row table:style-name="Basiscalculation.2">
          <table:table-cell table:style-name="Basiscalculation.A6" office:value-type="string">
            <text:p text:style-name="P5">2</text:p>
          </table:table-cell>
          <table:table-cell table:style-name="Basiscalculation.B6" office:value-type="string">
            <text:p text:style-name="P5">Número exato de dias no mês, ano tem 360 dias.</text:p>
          </table:table-cell>
        </table:table-row>
        <table:table-row table:style-name="Basiscalculation.1">
          <table:table-cell table:style-name="Basiscalculation.A6" office:value-type="string">
            <text:p text:style-name="P5">3</text:p>
          </table:table-cell>
          <table:table-cell table:style-name="Basiscalculation.B6" office:value-type="string">
            <text:p text:style-name="P5">Número exato de dias no mês, ano tem 365 dias.</text:p>
          </table:table-cell>
        </table:table-row>
        <table:table-row table:style-name="Basiscalculation.2">
          <table:table-cell table:style-name="Basiscalculation.A6" office:value-type="string">
            <text:p text:style-name="P5">4</text:p>
          </table:table-cell>
          <table:table-cell table:style-name="Basiscalculation.B6" office:value-type="string">
            <text:p text:style-name="P5">Método europeu, 12 meses de 30 dias cada.</text:p>
          </table:table-cell>
        </table:table-row>
      </table:table>
      <text:p text:style-name="P32">Tabela <text:sequence text:ref-name="refTable2" text:name="Table" text:formula="ooow:Table+1" style:num-format="1">3</text:sequence>: funções de Análises Financeira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P28">Sintaxe</text:p>
            </table:table-cell>
            <table:table-cell table:style-name="Financialanalysisfunctions.A1" office:value-type="string">
              <text:p text:style-name="P28">Descrição</text:p>
            </table:table-cell>
          </table:table-row>
        </table:table-header-rows>
        <table:table-row table:style-name="Financialanalysisfunctions.2">
          <table:table-cell table:style-name="Financialanalysisfunctions.A2" office:value-type="string">
            <text:p text:style-name="P5">AMORDEGRC(Custo; Data de compra; Primeiro período; Resgate; Período; Taxa; Base)</text:p>
          </table:table-cell>
          <table:table-cell table:style-name="Financialanalysisfunctions.B2" office:value-type="string">
            <text:p text:style-name="P4"><text:span text:style-name="T37">Calcula o valor da depreciação para um período de amortização decrescente. Ao contrário de AMORLINC, um coeficiente de depreciação que é independente da vida depreciável é usado aqui. </text:span><text:span text:style-name="T39">Custo</text:span><text:span text:style-name="T41"> é o custo de aquisição. </text:span><text:span text:style-name="T39">Data de compra</text:span><text:span text:style-name="T41"> é a data de aquisição. </text:span><text:span text:style-name="T39">Primeiro período</text:span><text:span text:style-name="T41"> é a data final do primeiro período de liquidação. </text:span><text:span text:style-name="T39">Resgate</text:span><text:span text:style-name="T41"> é o valor de resgate do capital do ativo no fim da vida depreciável. </text:span><text:span text:style-name="T39">Período</text:span><text:span text:style-name="T41"> é o período de liquidação a ser considerado. </text:span><text:span text:style-name="T39">Taxa</text:span><text:span text:style-name="T41"> é a taxa de depreciação. </text:span><text:span text:style-name="T39">Base</text:span><text:span text:style-name="T41"> indica como o ano será calculado em uma lista de opções.</text:span></text:p>
          </table:table-cell>
        </table:table-row>
        <table:table-row table:style-name="Financialanalysisfunctions.1">
          <table:table-cell table:style-name="Financialanalysisfunctions.A2" office:value-type="string">
            <text:p text:style-name="P5">AMORLINC(Custo; Data de compra; Primeiro período; Resgate; Período; Taxa; Base)</text:p>
          </table:table-cell>
          <table:table-cell table:style-name="Financialanalysisfunctions.B3" office:value-type="string">
            <text:p text:style-name="P4"><text:span text:style-name="T37">Calcula o valor de depreciação para um período de liquidação de amortização linear. Se o ativo de capital é adquirido durante o período de liquidação, o valor proporcional de depreciação é considerado. </text:span><text:span text:style-name="T39">Custo</text:span><text:span text:style-name="T41"> é a custo de aquisição. </text:span><text:span text:style-name="T39">Data de compra</text:span><text:span text:style-name="T41"> é a data de aquisição. </text:span><text:span text:style-name="T39"><text:s/>Primeiro período</text:span><text:span text:style-name="T41"> é a data final do primeiro período de liquidação. </text:span><text:span text:style-name="T39">Resgate</text:span><text:span text:style-name="T41"> é o valor de resgate do capital ativo no fim da vida depreciável. </text:span><text:span text:style-name="T39">Período</text:span><text:span text:style-name="T41"> é o período de liquidação a ser considerado. </text:span><text:span text:style-name="T39">Taxa</text:span><text:span text:style-name="T41"> é a taxa de depreciação. </text:span><text:span text:style-name="T39">Base</text:span><text:span text:style-name="T41"> indica como o ano será calculado em uma lista de opções.</text:span></text:p>
          </table:table-cell>
        </table:table-row>
        <table:table-row table:style-name="Financialanalysisfunctions.2">
          <table:table-cell table:style-name="Financialanalysisfunctions.A2" office:value-type="string">
            <text:p text:style-name="P5">BD(Custo; Resgate; Vida; Período; mês)</text:p>
          </table:table-cell>
          <table:table-cell table:style-name="Financialanalysisfunctions.B4" office:value-type="string">
            <text:p text:style-name="P4"><text:span text:style-name="T37">Retorna a depreciação de um ativo por um período especificado usando o método de saldo de declínio duplo. </text:span><text:span text:style-name="T39">Custo</text:span><text:span text:style-name="T41"> é o custo inicial de um ativo. </text:span><text:span text:style-name="T39">Resgate</text:span><text:span text:style-name="T41"> é o valor de um ativo no fim da depreciação. </text:span><text:span text:style-name="T39">Vida</text:span><text:span text:style-name="T41"> define o período sobre o qual um ativo é depreciado. </text:span><text:span text:style-name="T39">Período</text:span><text:span text:style-name="T41"> é a duração de cada período. A vida deve ser inserida na mesma unidade de data que o período de depreciação. </text:span><text:span text:style-name="T39">Mês</text:span><text:span text:style-name="T41"> (opcional) denota o número de meses para o primeiro ano de depreciação.</text:span></text:p>
          </table:table-cell>
        </table:table-row>
        <table:table-row table:style-name="Financialanalysisfunctions.2">
          <table:table-cell table:style-name="Financialanalysisfunctions.A2" office:value-type="string">
            <text:p text:style-name="P5">BDD(Custo; Resgate; Vida; Período; Fator)</text:p>
          </table:table-cell>
          <table:table-cell table:style-name="Financialanalysisfunctions.B5" office:value-type="string">
            <text:p text:style-name="P4"><text:span text:style-name="T37">Retorna a depreciação de um ativo por um período específico usando o método aritmético em declínio. Note que o valor contábil nunca vai chegar a zero neste tipo de cálculo. </text:span><text:span text:style-name="T39">Custo</text:span><text:span text:style-name="T41"> fixa o custo inicial de um ativo. </text:span><text:span text:style-name="T39">Resgate</text:span><text:span text:style-name="T41"> fixa o valor de um ativo no final de sua vida. </text:span><text:span text:style-name="T39">Vida</text:span><text:span text:style-name="T41"> é o número de períodos (por exemplo anos ou meses) que define quanto tempo o ativo deve ser utilizado. </text:span><text:span text:style-name="T39">Período</text:span><text:span text:style-name="T41"> define a duração do período. O período deve ser inserido na mesma unidade de tempo que a vida. </text:span><text:span text:style-name="T39">Fator</text:span><text:span text:style-name="T41"> (opcional) é o fator pelo qual a depreciação diminui. Se não for inserido um valor, o padrão será fator 2.</text:span></text:p>
          </table:table-cell>
        </table:table-row>
        <text:soft-page-break/>
        <table:table-row table:style-name="Financialanalysisfunctions.2">
          <table:table-cell table:style-name="Financialanalysisfunctions.A2" office:value-type="string">
            <text:p text:style-name="P5">BDV(Custo; Resgate; Vida; I; fim; Fator; Tipo)</text:p>
          </table:table-cell>
          <table:table-cell table:style-name="Financialanalysisfunctions.B6" office:value-type="string">
            <text:p text:style-name="P4"><text:span text:style-name="T37">Retorna a depreciação de um ativo para um período específico ou parcial usando um método de declínio de saldo variável. </text:span><text:span text:style-name="T39">Custo</text:span><text:span text:style-name="T41"> é o valor inicial de um ativo. </text:span><text:span text:style-name="T39">Resgate</text:span><text:span text:style-name="T41"> é o valor de um ativo ao final da depreciação. </text:span><text:span text:style-name="T39">Vida</text:span><text:span text:style-name="T41"> é a duração da depreciação do ativo. </text:span><text:span text:style-name="T39">I</text:span><text:span text:style-name="T41"> é o início da depreciação e deve estar na mesma unidade de tempo de Vida. </text:span><text:span text:style-name="T39">Fim</text:span><text:span text:style-name="T41"> é o fim da depreciação. </text:span><text:span text:style-name="T39">Fator</text:span><text:span text:style-name="T41"> (opcional) é o fator de depreciação. Fator = 2 é a taxa dupla de depreciação. </text:span><text:span text:style-name="T39">Tipo</text:span><text:span text:style-name="T41"> (opcional) define se o pagamento é devido no início, que altera para a depreciação linear (1), ou ao final do período, onde não há alteração (0).</text:span></text:p>
          </table:table-cell>
        </table:table-row>
        <table:table-row table:style-name="Financialanalysisfunctions.2">
          <table:table-cell table:style-name="Financialanalysisfunctions.A2" office:value-type="string">
            <text:p text:style-name="P5">CUPDATAANT(Pagamento; <text:s/>Vencimento; Frequência; Base)</text:p>
          </table:table-cell>
          <table:table-cell table:style-name="Financialanalysisfunctions.B7" office:value-type="string">
            <text:p text:style-name="P4"><text:span text:style-name="T37">Retorna a data de juros </text:span><text:span text:style-name="T39">antes</text:span><text:span text:style-name="T37"> da data de liquidação, e formata o resultado como uma data. </text:span><text:span text:style-name="T39">Pagamento</text:span><text:span text:style-name="T41"> é a data de compra do título. </text:span><text:span text:style-name="T39">Vencimento</text:span><text:span text:style-name="T41"> é a data em que o título vence (expira). </text:span><text:span text:style-name="T39">Frequência</text:span><text:span text:style-name="T41"> é o número de pagamentos de juros por ano (1, 2 ou 4). </text:span><text:span text:style-name="T39">Base</text:span><text:span text:style-name="T41"> indica como o ano será calculado.</text:span></text:p>
          </table:table-cell>
        </table:table-row>
        <table:table-row table:style-name="Financialanalysisfunctions.2">
          <table:table-cell table:style-name="Financialanalysisfunctions.A2" office:value-type="string">
            <text:p text:style-name="P5">CUPDATAPRÓX(Pagamento; <text:s/>Vencimento; Frequência; Base)</text:p>
          </table:table-cell>
          <table:table-cell table:style-name="Financialanalysisfunctions.B8" office:value-type="string">
            <text:p text:style-name="P4"><text:span text:style-name="T37">Retorna a data de juros </text:span><text:span text:style-name="T39">após</text:span><text:span text:style-name="T37"> a data de liquidação, e formata o resultado como uma data. </text:span><text:span text:style-name="T39">Pagamento</text:span><text:span text:style-name="T41"> é a data de compra do título. </text:span><text:span text:style-name="T39">Vencimento</text:span><text:span text:style-name="T41"> é a data em que o título vence (expira). </text:span><text:span text:style-name="T39">Frequência</text:span><text:span text:style-name="T41"> é o número de pagamentos de juros por ano (1, 2 ou 4). </text:span><text:span text:style-name="T39">Base</text:span><text:span text:style-name="T41"> indica como o ano será calculado.</text:span></text:p>
          </table:table-cell>
        </table:table-row>
        <table:table-row table:style-name="Financialanalysisfunctions.2">
          <table:table-cell table:style-name="Financialanalysisfunctions.A2" office:value-type="string">
            <text:p text:style-name="P5">CUPDIAS(Pagamento; <text:s/>Vencimento; Frequência; Base)</text:p>
          </table:table-cell>
          <table:table-cell table:style-name="Financialanalysisfunctions.B9" office:value-type="string">
            <text:p text:style-name="P4"><text:span text:style-name="T37">Retorna o número de dias no período de juros atual em que a data de liquidação cairá. </text:span><text:span text:style-name="T39">Pagamento </text:span><text:span text:style-name="T41">é a data de compra do título. </text:span><text:span text:style-name="T39">Vencimento</text:span><text:span text:style-name="T41"> é a data em que o título vence (expira). </text:span><text:span text:style-name="T39">Frequência</text:span><text:span text:style-name="T41"> é o número de pagamentos de juros por ano (1, 2 ou 4). </text:span><text:span text:style-name="T39">Base</text:span><text:span text:style-name="T41"> indica como o ano será calculado.</text:span></text:p>
          </table:table-cell>
        </table:table-row>
        <table:table-row table:style-name="Financialanalysisfunctions.2">
          <table:table-cell table:style-name="Financialanalysisfunctions.A2" office:value-type="string">
            <text:p text:style-name="P5">CUPDIASINLIQ(Pagamento; <text:s/>Vencimento; Frequência; Base)</text:p>
          </table:table-cell>
          <table:table-cell table:style-name="Financialanalysisfunctions.B10" office:value-type="string">
            <text:p text:style-name="P4"><text:span text:style-name="T37">Retorna o número de dias para o primeiro dia de pagamento de juros de um título até a data de liquidação. </text:span><text:span text:style-name="T39">Pagamento</text:span><text:span text:style-name="T41"> é a data da compra do título. </text:span><text:span text:style-name="T39">Vencimento</text:span><text:span text:style-name="T41"> é a data em que o título vence (expira). </text:span><text:span text:style-name="T39">Frequência</text:span><text:span text:style-name="T41"> é o número de pagamentos de juros por ano. (1, 2 ou 4). </text:span><text:span text:style-name="T39">Base</text:span><text:span text:style-name="T41"> indica como o ano será calculado.</text:span></text:p>
          </table:table-cell>
        </table:table-row>
        <table:table-row table:style-name="Financialanalysisfunctions.2">
          <table:table-cell table:style-name="Financialanalysisfunctions.A2" office:value-type="string">
            <text:p text:style-name="P5">CUPDIASPRÓX(Pagamento; <text:s/>Vencimento; Frequência; Base)</text:p>
          </table:table-cell>
          <table:table-cell table:style-name="Financialanalysisfunctions.B11" office:value-type="string">
            <text:p text:style-name="P4"><text:span text:style-name="T37">Retorna o número de dias para a data de liquidação até a próxima data de juros. </text:span><text:span text:style-name="T39">Pagamento</text:span><text:span text:style-name="T41"> é a data de compra do título. </text:span><text:span text:style-name="T39">Vencimento</text:span><text:span text:style-name="T41"> é a data em que o título vence (expira). </text:span><text:span text:style-name="T39">Frequência</text:span><text:span text:style-name="T41"> é o número de pagamentos de juros por ano (1, 2 ou 4). </text:span><text:span text:style-name="T39">Base</text:span><text:span text:style-name="T41"> indica como o ano será calculado.</text:span></text:p>
          </table:table-cell>
        </table:table-row>
        <table:table-row table:style-name="Financialanalysisfunctions.2">
          <table:table-cell table:style-name="Financialanalysisfunctions.A2" office:value-type="string">
            <text:p text:style-name="P5">CUPNÚM(Pagamento; <text:s/>Vencimento; Frequência; Base)</text:p>
          </table:table-cell>
          <table:table-cell table:style-name="Financialanalysisfunctions.B12" office:value-type="string">
            <text:p text:style-name="P4"><text:span text:style-name="T37">Retorna o número de cupons (pagamento de juros) entre a data de liquidação e a data de vencimento. </text:span><text:span text:style-name="T39">Pagamento</text:span><text:span text:style-name="T41"> é a data de compra do título. </text:span><text:span text:style-name="T39">Vencimento</text:span><text:span text:style-name="T41"> é a data em que o título vence (expira). </text:span><text:span text:style-name="T39">Frequência</text:span><text:span text:style-name="T41"> é o número de pagamentos de juros por ano (1, 2 ou 4). </text:span><text:span text:style-name="T39">Base</text:span><text:span text:style-name="T41"> indica como o ano será calculado.</text:span></text:p>
          </table:table-cell>
        </table:table-row>
        <table:table-row table:style-name="Financialanalysisfunctions.2">
          <table:table-cell table:style-name="Financialanalysisfunctions.A2" office:value-type="string">
            <text:p text:style-name="P5">DESC(Pagamento; Vencimento; Preço; Resgate; Base)</text:p>
          </table:table-cell>
          <table:table-cell table:style-name="Financialanalysisfunctions.B13" office:value-type="string">
            <text:p text:style-name="P4"><text:span text:style-name="T37">Calcula o reembolso (desconte de um título como uma porcentagem. </text:span><text:span text:style-name="T39">Pagamento</text:span><text:span text:style-name="T41"> é a data de compra do título. </text:span><text:span text:style-name="T39">Vencimento</text:span><text:span text:style-name="T41"> é a data em que o título vence (expira). </text:span><text:span text:style-name="T39">Preço</text:span><text:span text:style-name="T41"> é o preço do título por 100 unidades monetárias do valo nominal. </text:span><text:span text:style-name="T39">Resgate</text:span><text:span text:style-name="T41"> é o valor de reembolso do título por 100 unidades monetárias do valor nominal. </text:span><text:span text:style-name="T39">Base</text:span><text:span text:style-name="T41"> indica como o ano será calculado.</text:span></text:p>
          </table:table-cell>
        </table:table-row>
        <text:soft-page-break/>
        <table:table-row table:style-name="Financialanalysisfunctions.2">
          <table:table-cell table:style-name="Financialanalysisfunctions.A2" office:value-type="string">
            <text:p text:style-name="P5">DPD(Custo; Resgate; Vida)</text:p>
          </table:table-cell>
          <table:table-cell table:style-name="Financialanalysisfunctions.B14" office:value-type="string">
            <text:p text:style-name="P4"><text:span text:style-name="T37">Retorna a depreciação linear de um ativo para um período. A quantia da depreciação é constante durante um período de depreciação.</text:span><text:span text:style-name="T39"> Custo</text:span><text:span text:style-name="T41"> é o custo inicial de um ativo. </text:span><text:span text:style-name="T39">Resgate</text:span><text:span text:style-name="T41"> é o valor de um ativo no final da depreciação. </text:span><text:span text:style-name="T39">Vida</text:span><text:span text:style-name="T41"> é o período de depreciação, determinando o número de períodos da depreciação do ativo.</text:span></text:p>
          </table:table-cell>
        </table:table-row>
        <table:table-row table:style-name="Financialanalysisfunctions.2">
          <table:table-cell table:style-name="Financialanalysisfunctions.A2" office:value-type="string">
            <text:p text:style-name="P5">DURAÇÃO(TAXA; vp; VF)</text:p>
          </table:table-cell>
          <table:table-cell table:style-name="Financialanalysisfunctions.B15" office:value-type="string">
            <text:p text:style-name="P4"><text:span text:style-name="T37">Calcula o número de períodos necessários de um investimento para atingir o valor desejado.</text:span><text:span text:style-name="T39"> Taxa</text:span><text:span text:style-name="T41"> (uma constante) é a taxa de juros a ser calculada para toda a duração. Entrando a taxa de juros dividida pelos períodos por ano, pode calcular os juros depois de cada período. </text:span><text:span text:style-name="T39">Vp</text:span><text:span text:style-name="T41"> é o valor presente. </text:span><text:span text:style-name="T39">VF</text:span><text:span text:style-name="T41"> é o valor futuro esperado de um investimento.</text:span></text:p>
          </table:table-cell>
        </table:table-row>
        <table:table-row table:style-name="Financialanalysisfunctions.2">
          <table:table-cell table:style-name="Financialanalysisfunctions.A2" office:value-type="string">
            <text:p text:style-name="P6">DURAÇÃO_ADD(Pagamento; Vencimento; Cupom; Lucro; Frequência; Base)</text:p>
          </table:table-cell>
          <table:table-cell table:style-name="Financialanalysisfunctions.B16" office:value-type="string">
            <text:p text:style-name="P4"><text:span text:style-name="T37">Calcula a duração de um título de juros em anos. </text:span><text:span text:style-name="T39">Pagamento</text:span><text:span text:style-name="T41"> é a data de compra do título. </text:span><text:span text:style-name="T39">Vencimento</text:span><text:span text:style-name="T41"> é a data de vencimento do título (expiração). </text:span><text:span text:style-name="T39">Cupom</text:span><text:span text:style-name="T41"> é a taxa anual de juros do cupom (taxa de juros nominal). </text:span><text:span text:style-name="T39">Lucro</text:span><text:span text:style-name="T41"> é o lucro anual do título. </text:span><text:span text:style-name="T39">Frequência</text:span><text:span text:style-name="T41"> é o número de pagamentos de de juros por ano (1, 2 ou 4). </text:span><text:span text:style-name="T39">Base</text:span><text:span text:style-name="T41"> indica como o ano será calculado, através de uma lista de opções.</text:span></text:p>
          </table:table-cell>
        </table:table-row>
        <table:table-row table:style-name="Financialanalysisfunctions.2">
          <table:table-cell table:style-name="Financialanalysisfunctions.A2" office:value-type="string">
            <text:p text:style-name="P10">EFETIVA_ADD(Taxa <text:s/>nominal; N_per_ano)</text:p>
          </table:table-cell>
          <table:table-cell table:style-name="Financialanalysisfunctions.B17" office:value-type="string">
            <text:p text:style-name="P4"><text:span text:style-name="T37">Calcula a taxa anual efetiva de juros sobre a base da taxa de juros nominal e o número de pagamentos de juros por ano. Juros nominal refere-se ao montante dos juros devidos no final de um período de cálculo. </text:span><text:span text:style-name="T39">Taxa nominal</text:span><text:span text:style-name="T41"> é a taxa anual nominal de juros. </text:span><text:span text:style-name="T39">N_per_ano</text:span><text:span text:style-name="T41"> é o número de pagamentos de juros por ano.</text:span></text:p>
          </table:table-cell>
        </table:table-row>
        <table:table-row table:style-name="Financialanalysisfunctions.2">
          <table:table-cell table:style-name="Financialanalysisfunctions.A2" office:value-type="string">
            <text:p text:style-name="P10">ÉPGTO(taxa; Período; períodos_totais; investimento)</text:p>
          </table:table-cell>
          <table:table-cell table:style-name="Financialanalysisfunctions.B18" office:value-type="string">
            <text:p text:style-name="P4"><text:span text:style-name="T37">Calcula o nível de juros para parcelas de amortização inalterado. </text:span><text:span text:style-name="T39">Taxa</text:span><text:span text:style-name="T41"> define a taxa de juros periódica. </text:span><text:span text:style-name="T39">Períodos_totais</text:span><text:span text:style-name="T41"> é o número total de períodos de prestação. </text:span><text:span text:style-name="T39">Investimento</text:span><text:span text:style-name="T41"> é o montante do investimento.</text:span></text:p>
          </table:table-cell>
        </table:table-row>
        <table:table-row table:style-name="Financialanalysisfunctions.1">
          <table:table-cell table:style-name="Financialanalysisfunctions.A2" office:value-type="string">
            <text:p text:style-name="P5">IPGTO(Taxa; Período; NPER; vp; VF; Tipo)</text:p>
          </table:table-cell>
          <table:table-cell table:style-name="Financialanalysisfunctions.B19" office:value-type="string">
            <text:p text:style-name="P4"><text:span text:style-name="T37">Calcula a amortização periódica de um investimento com pagamentos regulares e uma taxa de juros constantes. </text:span><text:span text:style-name="T39">Taxa</text:span><text:span text:style-name="T41"> é a taxa de juros periódica. </text:span><text:span text:style-name="T39">Período</text:span><text:span text:style-name="T41"> é o período para a qual a taxa de juros compostos é calculado.</text:span><text:span text:style-name="T39"> NPER</text:span><text:span text:style-name="T41"> é o número total de períodos, durante o qual a anuidade é paga. </text:span><text:span text:style-name="T39">Período=NPER</text:span><text:span text:style-name="T41">, se os juros compostos para o último período for calculado. </text:span><text:span text:style-name="T39">Vp</text:span><text:span text:style-name="T41"> é o valor a vista presente na sequência de pagamentos.</text:span><text:span text:style-name="T39"> VF</text:span><text:span text:style-name="T41"> (opcional) é o valor desejado (valor futuro) no final dos períodos. </text:span><text:span text:style-name="T39">Tipo</text:span><text:span text:style-name="T41"> (opcional) define se o pagamento é feito no início (1) ou no fim (0) de um período.</text:span></text:p>
          </table:table-cell>
        </table:table-row>
        <table:table-row table:style-name="Financialanalysisfunctions.2">
          <table:table-cell table:style-name="Financialanalysisfunctions.A2" office:value-type="string">
            <text:p text:style-name="P5">IPGTO.CUM(Taxa; NPER; vp; I; F; Tipo) </text:p>
          </table:table-cell>
          <table:table-cell table:style-name="Financialanalysisfunctions.B20" office:value-type="string">
            <text:p text:style-name="P4"><text:span text:style-name="T37">Calcula os pagamentos de juros cumulativos (o total de juros) para um investimento baseado em uma taxa de juros constantes. </text:span><text:span text:style-name="T39">Taxa</text:span><text:span text:style-name="T41"> é a taxa de juros periódica. </text:span><text:span text:style-name="T39">NPER</text:span><text:span text:style-name="T41"> é o período de pagamento com o número total de períodos. NPER também pode ser um valor não integral. A </text:span><text:span text:style-name="T39">taxa </text:span><text:span text:style-name="T41">e </text:span><text:span text:style-name="T39">NPER</text:span><text:span text:style-name="T41"> deve se referir a mesma unidade , e, portanto, ambos devem ser calculados anualmente ou mensalmente. </text:span><text:span text:style-name="T39">Vp</text:span><text:span text:style-name="T41"> é o valor atual na sequência de pagamentos. </text:span><text:span text:style-name="T39">I</text:span><text:span text:style-name="T41"> é o primeiro período. </text:span><text:span text:style-name="T39">F</text:span><text:span text:style-name="T41"> é o último período.</text:span><text:span text:style-name="T39"> Tipo</text:span><text:span text:style-name="T41"> é a data de vencimento do pagamento no início (1) ou final (0) de cada período.</text:span></text:p>
          </table:table-cell>
        </table:table-row>
        <text:soft-page-break/>
        <table:table-row table:style-name="Financialanalysisfunctions.1">
          <table:table-cell table:style-name="Financialanalysisfunctions.A2" office:value-type="string">
            <text:p text:style-name="P6">IPGTO.CUM_ADD(Taxa; Nper; Vp; Período inicial; Período final; Tipo)</text:p>
          </table:table-cell>
          <table:table-cell table:style-name="Financialanalysisfunctions.B21" office:value-type="string">
            <text:p text:style-name="P4"><text:span text:style-name="T37">Calcula os juros acumulados por um período. </text:span><text:span text:style-name="T39">Taxa</text:span><text:span text:style-name="T41"> é a taxa de juros para cada período. </text:span><text:span text:style-name="T39">Nper</text:span><text:span text:style-name="T41"> é o número total de períodos de pagamentos. A </text:span><text:span text:style-name="T39">taxa </text:span><text:span text:style-name="T41">e </text:span><text:span text:style-name="T39">Nper</text:span><text:span text:style-name="T41"> deve se referir a mesma unidade, e portanto, ambos devem ser calculados anualmente ou mensalmente. </text:span><text:span text:style-name="T39">Vp</text:span><text:span text:style-name="T41"> é o valor atual.</text:span><text:span text:style-name="T39"> Período inicial</text:span><text:span text:style-name="T41"> é o primeiro período de pagamento para o cálculo. </text:span><text:span text:style-name="T39">Período final</text:span><text:span text:style-name="T41"> é o último período para o cálculo. </text:span><text:span text:style-name="T39">Tipo</text:span><text:span text:style-name="T41"> é <text:s/>a data de vencimento do pagamento no início (1) ou final (0) de cada período.</text:span></text:p>
          </table:table-cell>
        </table:table-row>
        <table:table-row table:style-name="Financialanalysisfunctions.2">
          <table:table-cell table:style-name="Financialanalysisfunctions.A2" office:value-type="string">
            <text:p text:style-name="P5">JUROSACUM(Emissão; Primeiro <text:s/>juro; Pagamento; Taxa; Nominal; Frequência; base)</text:p>
          </table:table-cell>
          <table:table-cell table:style-name="Financialanalysisfunctions.B22" office:value-type="string">
            <text:p text:style-name="P4"><text:span text:style-name="T37">Calcula os juros acumulados de um título, no caso de pagamentos periódicos. </text:span><text:span text:style-name="T39">Emissão</text:span><text:span text:style-name="T41"> é a data de emissão do título. </text:span><text:span text:style-name="T39">Primeiro juro</text:span><text:span text:style-name="T41"> é a data do primeiro juro do título. </text:span><text:span text:style-name="T39">Pagamento</text:span><text:span text:style-name="T41"> é a data do vencimento. </text:span><text:span text:style-name="T39">Taxa</text:span><text:span text:style-name="T41"> é a taxa de juros nominais anual (taxa de juros do cupom). </text:span><text:span text:style-name="T39">Nominal</text:span><text:span text:style-name="T41"> é o valor nominal do título. </text:span><text:span text:style-name="T39">Frequência</text:span><text:span text:style-name="T41"> é o número de pagamentos de juros por ano (1, 2 ou 4). </text:span><text:span text:style-name="T39">Base</text:span><text:span text:style-name="T41"> indica como o ano deve ser calculado, com base em uma lista de opções.</text:span></text:p>
          </table:table-cell>
        </table:table-row>
        <table:table-row table:style-name="Financialanalysisfunctions.1">
          <table:table-cell table:style-name="Financialanalysisfunctions.A2" office:value-type="string">
            <text:p text:style-name="P5">JUROSACUMV(emissão; pagamento; taxa; nominal; base)</text:p>
          </table:table-cell>
          <table:table-cell table:style-name="Financialanalysisfunctions.B23" office:value-type="string">
            <text:p text:style-name="P4"><text:span text:style-name="T37">Calcula os juros acumulados de um título no caso de pagamento único na data de liquidação. </text:span><text:span text:style-name="T39">Emissão</text:span><text:span text:style-name="T41"> é a data de emissão do título. </text:span><text:span text:style-name="T39">Pagamento</text:span><text:span text:style-name="T41"> é a data de vencimento. </text:span><text:span text:style-name="T39">Taxa</text:span><text:span text:style-name="T41"> é a taxa nominal anual de juros (taxa de juros do cupom). </text:span><text:span text:style-name="T39">Nominal</text:span><text:span text:style-name="T41"> é o valor nominal do título. </text:span><text:span text:style-name="T39">Base</text:span><text:span text:style-name="T41"> indica como o ano é para ser calculado, com base em uma lista de opções.</text:span></text:p>
          </table:table-cell>
        </table:table-row>
        <table:table-row table:style-name="Financialanalysisfunctions.2">
          <table:table-cell table:style-name="Financialanalysisfunctions.A2" office:value-type="string">
            <text:p text:style-name="P10">LUCRO(Pagamento; Vencimento; Taxa; Preço; Resgate; <text:s/>Frequência; Base)</text:p>
          </table:table-cell>
          <table:table-cell table:style-name="Financialanalysisfunctions.B24" office:value-type="string">
            <text:p text:style-name="P4"><text:span text:style-name="T37">Calcula o rendimento de um título. </text:span><text:span text:style-name="T39">Pagamento</text:span><text:span text:style-name="T41"> é a data de compra do título. </text:span><text:span text:style-name="T39">Vencimento</text:span><text:span text:style-name="T41"> é a data em que o título vence (expira) </text:span><text:span text:style-name="T39">Taxa</text:span><text:span text:style-name="T41"> é a taxa de juros anual. </text:span><text:span text:style-name="T39">Preço</text:span><text:span text:style-name="T41"> é o preço (preó de aquisição) do título por 100 unidades monetárias do valor nominal. </text:span><text:span text:style-name="T39">Resgate</text:span><text:span text:style-name="T41"> é o valor do resgate por 100 unidades monetárias do valor nominal. </text:span><text:span text:style-name="T39">Frequência</text:span><text:span text:style-name="T41"> é o número de pagamentos de juros por ano (1, 2 ou 4).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10">LUCRODESC(Pagamento; Vencimento; Preço; Resgate; Base)</text:p>
          </table:table-cell>
          <table:table-cell table:style-name="Financialanalysisfunctions.B25" office:value-type="string">
            <text:p text:style-name="P4"><text:span text:style-name="T37">Calcula o lucro anual de um título sem juros. </text:span><text:span text:style-name="T39">Pagamento</text:span><text:span text:style-name="T41"> é a data de aquisição do título. </text:span><text:span text:style-name="T39"><text:s/>Vencimento</text:span><text:span text:style-name="T41"> é a data em que o título vence (expira). </text:span><text:span text:style-name="T39">Preço</text:span><text:span text:style-name="T41"> é o preço (preço de compra) de título por 100 unidades monetárias de valor nominal. </text:span><text:span text:style-name="T39">Resgate</text:span><text:span text:style-name="T41"> é o valor de resgate por 100 unidades monetárias do valor nominal.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LUCROPRIMINC(Pagamento; Vencimento; Emissão; Primeiro cupom; Taxa; Preço; Resgate; Frequência; Base)</text:p>
          </table:table-cell>
          <table:table-cell table:style-name="Financialanalysisfunctions.B26" office:value-type="string">
            <text:p text:style-name="P6">Calcula o rendimento de um título se a primeira data de juros ocorrer de maneira irregular. <text:span text:style-name="T3">Pagamento</text:span><text:span text:style-name="T32"> é a data de aquisição do título. </text:span><text:span text:style-name="T3">Vencimento</text:span><text:span text:style-name="T32"> é a data do vencimento do título; </text:span><text:span text:style-name="T3">Emissão</text:span><text:span text:style-name="T32"> é a data de emissão do título. </text:span><text:span text:style-name="T3">Primeiro cupom</text:span><text:span text:style-name="T32"> é o primeiro período de juros do título. </text:span><text:span text:style-name="T3">Taxa</text:span><text:span text:style-name="T32"> é a taxa anual de juros. </text:span><text:span text:style-name="T3"><text:s/>Preço</text:span><text:span text:style-name="T32"> é o preço do título. </text:span><text:span text:style-name="T3">Resgate</text:span><text:span text:style-name="T32"> é o valor de resgate do título por 100 unidades monetárias do valor nominal. </text:span><text:span text:style-name="T3">Frequência</text:span><text:span text:style-name="T32"> é o número de pagamentos de juros por ano (1, 2 ou 4). </text:span><text:span text:style-name="T3">Base</text:span><text:span text:style-name="T32"> indica como o ano será calculado, com base em uma lista de opções.</text:span></text:p>
          </table:table-cell>
        </table:table-row>
        <text:soft-page-break/>
        <table:table-row table:style-name="Financialanalysisfunctions.1">
          <table:table-cell table:style-name="Financialanalysisfunctions.A2" office:value-type="string">
            <text:p text:style-name="P5">LUCROÚLTINC(Pagamento; Vencimento; Juros finais; Taxa; Preço; Resgate; Frequência; Base)</text:p>
          </table:table-cell>
          <table:table-cell table:style-name="Financialanalysisfunctions.B27" office:value-type="string">
            <text:p text:style-name="P6"><text:span text:style-name="T37">Calcula o rendimento de um título se a última data de juros ocorrer de maneira irregular. </text:span><text:span text:style-name="T3">Pagamento</text:span><text:span text:style-name="T32"> é a data de aquisição do título. </text:span><text:span text:style-name="T3">Vencimento</text:span><text:span text:style-name="T32"> é a data do vencimento do título; </text:span><text:span text:style-name="T3">Juros finais</text:span><text:span text:style-name="T32"> é a data do último juro do título. </text:span><text:span text:style-name="T3">Taxa</text:span><text:span text:style-name="T32"> é a taxa anual de juros. </text:span><text:span text:style-name="T3"><text:s/>Preço</text:span><text:span text:style-name="T32"> é o preço do título. </text:span><text:span text:style-name="T3">Resgate</text:span><text:span text:style-name="T32"> é o valor de resgate do título por 100 unidades monetárias do valor nominal. </text:span><text:span text:style-name="T3">Frequência</text:span><text:span text:style-name="T32"> é o número de pagamentos de juros por ano (1, 2 ou 4). </text:span><text:span text:style-name="T3">Base</text:span><text:span text:style-name="T32"> indica como o ano será calculado, com base em uma lista de opções.</text:span></text:p>
          </table:table-cell>
        </table:table-row>
        <table:table-row table:style-name="Financialanalysisfunctions.1">
          <table:table-cell table:style-name="Financialanalysisfunctions.A2" office:value-type="string">
            <text:p text:style-name="P10">LUCROVENC(Pagamento; Vencimento; Emissão; Taxa; Preço; Base)</text:p>
          </table:table-cell>
          <table:table-cell table:style-name="Financialanalysisfunctions.B28" office:value-type="string">
            <text:p text:style-name="P4"><text:span text:style-name="T37">Calcula o lucro anual de um título, do qual os juros são pagos na data do vencimento. </text:span><text:span text:style-name="T39">Pagamento</text:span><text:span text:style-name="T41"> é a data de aquisição do título. </text:span><text:span text:style-name="T39">Vencimento</text:span><text:span text:style-name="T41"> é a data em que o título vence (expira). </text:span><text:span text:style-name="T39">Emissão</text:span><text:span text:style-name="T41"> é a data de emissão do título. </text:span><text:span text:style-name="T39">Taxa</text:span><text:span text:style-name="T41"> é a taxa de juros do título na data da emissão. </text:span><text:span text:style-name="T39">Preço</text:span><text:span text:style-name="T41"> é o preço (preço de compra) do título por 100 unidades monetárias do valor nominal.</text:span><text:span text:style-name="T39"> Base</text:span><text:span text:style-name="T37"> </text:span><text:span text:style-name="T41">indica como o ano será calculado, com base em uma lista de opções.</text:span></text:p>
          </table:table-cell>
        </table:table-row>
        <table:table-row table:style-name="Financialanalysisfunctions.1">
          <table:table-cell table:style-name="Financialanalysisfunctions.A2" office:value-type="string">
            <text:p text:style-name="P5">MDURAÇÃO(Pagamento; Vencimento; Cupom; Lucro; Frequência; Base)</text:p>
          </table:table-cell>
          <table:table-cell table:style-name="Financialanalysisfunctions.B29" office:value-type="string">
            <text:p text:style-name="P4"><text:span text:style-name="T37">Calcula a duração modificada de Macauley de um título com juros fixos, em anos. </text:span><text:span text:style-name="T39">Pagamento</text:span><text:span text:style-name="T41"> é a data de aquisição do título. </text:span><text:span text:style-name="T39">Vencimento</text:span><text:span text:style-name="T41"> é a data em que o título vence (expira). </text:span><text:span text:style-name="T39">Cupom</text:span><text:span text:style-name="T41"> é a taxa de juros nominais anual (taxa de juros do cupom). </text:span><text:span text:style-name="T39">Lucro</text:span><text:span text:style-name="T41"> é o lucro anual do título. </text:span><text:span text:style-name="T39">Frequência</text:span><text:span text:style-name="T41"> é o número de pagamentos de juros por ano (1, 2 ou 4).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MOEDADEC(Moeda fracionária; Fração)</text:p>
          </table:table-cell>
          <table:table-cell table:style-name="Financialanalysisfunctions.B30" office:value-type="string">
            <text:p text:style-name="P4"><text:span text:style-name="T37">Converte uma cotação que foi dada como uma fração decimal para um número decimal. </text:span><text:span text:style-name="T39">Moeda fracionária</text:span><text:span text:style-name="T41"> é um número dado como uma fração decimal (neste número, o valor decimal é o numerador da fração). </text:span><text:span text:style-name="T39">Fração</text:span><text:span text:style-name="T41"> é um número inteiro que é usado para o denominador da fração decimal.</text:span></text:p>
          </table:table-cell>
        </table:table-row>
        <table:table-row table:style-name="Financialanalysisfunctions.1">
          <table:table-cell table:style-name="Financialanalysisfunctions.A2" office:value-type="string">
            <text:p text:style-name="P5">MOEDAFRA(Moeda decimal; Fração)</text:p>
          </table:table-cell>
          <table:table-cell table:style-name="Financialanalysisfunctions.B31" office:value-type="string">
            <text:p text:style-name="P4"><text:span text:style-name="T37">Converte uma cotação que foi dado como um número decimal em uma fração decimal mista. O decimal do resultado é o numerador da fração que tem a fração como denominador. </text:span><text:span text:style-name="T39">Moeda decimal</text:span><text:span text:style-name="T41"> é um número decimal. </text:span><text:span text:style-name="T39">Fração</text:span><text:span text:style-name="T41"> é um número inteiro que é usado como o denominador da fração decimal.</text:span></text:p>
          </table:table-cell>
        </table:table-row>
        <table:table-row table:style-name="Financialanalysisfunctions.1">
          <table:table-cell table:style-name="Financialanalysisfunctions.A2" office:value-type="string">
            <text:p text:style-name="P5">MTIR(Valores; investimento; taxa_reinvestimento)</text:p>
          </table:table-cell>
          <table:table-cell table:style-name="Financialanalysisfunctions.B32" office:value-type="string">
            <text:p text:style-name="P4"><text:span text:style-name="T37">Calcula a taxa interna de retorno modificada de uma série de investimentos. </text:span><text:span text:style-name="T39">Valores</text:span><text:span text:style-name="T41"> corresponde à matriz ou a referência de célula para células que cujo conteúdo corresponde aos pagamentos. </text:span><text:span text:style-name="T39">Investimento</text:span><text:span text:style-name="T41"> é a taxa de juros do investimento (os valores negativos da matriz). </text:span><text:span text:style-name="T39">Taxa_reinvestimento</text:span><text:span text:style-name="T41"> é a taxa de juros do reinvestimento (os valores positivos da matriz).</text:span></text:p>
          </table:table-cell>
        </table:table-row>
        <table:table-row table:style-name="Financialanalysisfunctions.1">
          <table:table-cell table:style-name="Financialanalysisfunctions.A2" office:value-type="string">
            <text:p text:style-name="P5">NOMINAL(taxa efetiva; N_per_ano)</text:p>
          </table:table-cell>
          <table:table-cell table:style-name="Financialanalysisfunctions.B33" office:value-type="string">
            <text:p text:style-name="P4"><text:span text:style-name="T37">Calcula a taxa de juros nominais anual, dada a taxa <text:s/>efetiva e o número de períodos compostos por ano. </text:span><text:span text:style-name="T39">Taxa efetiva</text:span><text:span text:style-name="T41"> é a taxa de juros efetivos. </text:span><text:span text:style-name="T39">N_per_ano</text:span><text:span text:style-name="T41"> é o número de pagamentos períodos de juros por ano.</text:span></text:p>
          </table:table-cell>
        </table:table-row>
        <text:soft-page-break/>
        <table:table-row table:style-name="Financialanalysisfunctions.1">
          <table:table-cell table:style-name="Financialanalysisfunctions.A2" office:value-type="string">
            <text:p text:style-name="P5">NOMINAL_ADD(taxa efetiva; N_per_ano)</text:p>
          </table:table-cell>
          <table:table-cell table:style-name="Financialanalysisfunctions.B34" office:value-type="string">
            <text:p text:style-name="P4"><text:span text:style-name="T37">Calcula a taxa de juros nominais anual com base na taxa efetiva e o número de pagamentos de juros por ano. </text:span><text:span text:style-name="T39">Taxa efetiva</text:span><text:span text:style-name="T41"> é a taxa anual efetiva de juros. </text:span><text:span text:style-name="T39">N_per_ano</text:span><text:span text:style-name="T41"> é o número de pagamentos periódicos de juros por ano.</text:span></text:p>
          </table:table-cell>
        </table:table-row>
        <table:table-row table:style-name="Financialanalysisfunctions.1">
          <table:table-cell table:style-name="Financialanalysisfunctions.A2" office:value-type="string">
            <text:p text:style-name="P5">NPER(Taxa; PGTO; VP; VF; Tipo)</text:p>
          </table:table-cell>
          <table:table-cell table:style-name="Financialanalysisfunctions.B35" office:value-type="string">
            <text:p text:style-name="P4"><text:span text:style-name="T37">Retorna o número de períodos de um investimento baseado em pagamentos constantes e periódicos, e uma taxa de juros constantes. </text:span><text:span text:style-name="T39">Taxa</text:span><text:span text:style-name="T41"> é a taxa de juros periódicos. </text:span><text:span text:style-name="T39">PGTO</text:span><text:span text:style-name="T41"> é é a anuidade constante, paga em cada período. </text:span><text:span text:style-name="T39">VP</text:span><text:span text:style-name="T41"> é o valor presente (valor a vista) em uma sequência de pagamentos. </text:span><text:span text:style-name="T39">FV</text:span><text:span text:style-name="T41"> (opcional) é o valor futuro, que será alcançado ao final do último período. </text:span><text:span text:style-name="T39">Tipo</text:span><text:span text:style-name="T41">(opcional) define se o pagamento é devido no início (1) ou no fim (0) de um período.</text:span></text:p>
          </table:table-cell>
        </table:table-row>
        <table:table-row table:style-name="Financialanalysisfunctions.1">
          <table:table-cell table:style-name="Financialanalysisfunctions.A2" office:value-type="string">
            <text:p text:style-name="P5">OTN(Pagamento; Vencimento; Desconto)</text:p>
          </table:table-cell>
          <table:table-cell table:style-name="Financialanalysisfunctions.B36" office:value-type="string">
            <text:p text:style-name="P4"><text:span text:style-name="T37">Calcula o retorno anual de uma letra do tesouro. <text:s/>Uma letra do tesouro é comprada na data da liquidação e vendida pelo valor de par total na data de vencimento, que deve ocorrer no mesmo ano. </text:span><text:span text:style-name="T39">Pagamento</text:span><text:span text:style-name="T41"> é a data de aquisição do título. </text:span><text:span text:style-name="T39">Vencimento</text:span><text:span text:style-name="T41"> é a data em que o título vence (expira). </text:span><text:span text:style-name="T39">Desconto</text:span><text:span text:style-name="T41"> é o desconto percentual na aquisição do título.</text:span></text:p>
          </table:table-cell>
        </table:table-row>
        <table:table-row table:style-name="Financialanalysisfunctions.1">
          <table:table-cell table:style-name="Financialanalysisfunctions.A2" office:value-type="string">
            <text:p text:style-name="P5">OTNLUCRO(Pagamento; Vencimento; Preço)</text:p>
          </table:table-cell>
          <table:table-cell table:style-name="Financialanalysisfunctions.B37" office:value-type="string">
            <text:p text:style-name="P4"><text:span text:style-name="T37">Calcula o rendimento de uma letra do tesouro. </text:span><text:span text:style-name="T39">Pagamento</text:span><text:span text:style-name="T41"> é a data de aquisição do título. </text:span><text:span text:style-name="T39">Vencimento</text:span><text:span text:style-name="T41"> é a data em que o título vence (expira). </text:span><text:span text:style-name="T39">Preço </text:span><text:span text:style-name="T41">e o preço (preço de aquisição) da letra do tesouro por 100 unidades monetárias do valor nominal.</text:span></text:p>
          </table:table-cell>
        </table:table-row>
        <table:table-row table:style-name="Financialanalysisfunctions.1">
          <table:table-cell table:style-name="Financialanalysisfunctions.A2" office:value-type="string">
            <text:p text:style-name="P5">OTNVALOR(Pagamento; Vencimento; Desconto)</text:p>
          </table:table-cell>
          <table:table-cell table:style-name="Financialanalysisfunctions.B38" office:value-type="string">
            <text:p text:style-name="P4"><text:span text:style-name="T37">Calcula o preço de uma letra do tesouro por 100 unidades monetárias, </text:span><text:span text:style-name="T39">Pagamento</text:span><text:span text:style-name="T41"> é a data de aquisição do título. </text:span><text:span text:style-name="T39">Vencimento</text:span><text:span text:style-name="T41"> é a data em que o título vence (expira). </text:span><text:span text:style-name="T39">Desconto</text:span><text:span text:style-name="T41"> é o desconto percentual na aquisição do título.z'</text:span></text:p>
          </table:table-cell>
        </table:table-row>
        <table:table-row table:style-name="Financialanalysisfunctions.1">
          <table:table-cell table:style-name="Financialanalysisfunctions.A2" office:value-type="string">
            <text:p text:style-name="P5">PGTO(Taxa; NPER; VP; VF; Tipo)</text:p>
          </table:table-cell>
          <table:table-cell table:style-name="Financialanalysisfunctions.B39" office:value-type="string">
            <text:p text:style-name="P4"><text:span text:style-name="T37">Retorna o pagamento periódico para uma anuidade com taxas de juros constantes. </text:span><text:span text:style-name="T39">Taxa</text:span><text:span text:style-name="T41"> é a taxa de juros periódicos. </text:span><text:span text:style-name="T39">NPER</text:span><text:span text:style-name="T41"> é o número de períodos em que a anuidade é paga. </text:span><text:span text:style-name="T39">VP</text:span><text:span text:style-name="T41"> é o valor presente (valor à vista) na sequência de pagamentos. </text:span><text:span text:style-name="T39">VF</text:span><text:span text:style-name="T41"> (opcional) é o valor desejado (valor futuro) a ser alcançado no final dos períodos de pagamentos. </text:span><text:span text:style-name="T39">Tipo</text:span><text:span text:style-name="T41">(opcional) define se o pagamento é devido no início (1) ou no final (0) de um período.</text:span></text:p>
          </table:table-cell>
        </table:table-row>
        <table:table-row table:style-name="Financialanalysisfunctions.1">
          <table:table-cell table:style-name="Financialanalysisfunctions.A2" office:value-type="string">
            <text:p text:style-name="P5">PGTOCAPACUM_ADD(Taxa; Nper; Vp; Período inicial; Período final; Tipo)</text:p>
          </table:table-cell>
          <table:table-cell table:style-name="Financialanalysisfunctions.B40" office:value-type="string">
            <text:p text:style-name="P4">Retorna o montante acumulado sobre um empréstimo a ser pago entre dois períodos. <text:span text:style-name="T3">Taxa</text:span><text:span text:style-name="T32"> define a taxa de juros de cada período. </text:span><text:span text:style-name="T3">Nper</text:span><text:span text:style-name="T32"> é o número total de períodos de pagamentos.</text:span><text:span text:style-name="T3"> Taxa </text:span><text:span text:style-name="T32">e </text:span><text:span text:style-name="T3">Nper</text:span><text:span text:style-name="T32"> devem se referir a mesma unidade, e portanto são calculadas anualmente ou mensalmente. </text:span><text:span text:style-name="T3">Período inicial</text:span><text:span text:style-name="T32"> é o primeiro pagamento para o cálculo. </text:span><text:span text:style-name="T3">Período final</text:span><text:span text:style-name="T32"> é o último período de pagamento para o cálculo. </text:span><text:span text:style-name="T3"><text:s/>Tipo </text:span><text:span text:style-name="T41">define se o pagamento é devido no início (1) ou no final (0) de um período.</text:span></text:p>
          </table:table-cell>
        </table:table-row>
        <text:soft-page-break/>
        <table:table-row table:style-name="Financialanalysisfunctions.1">
          <table:table-cell table:style-name="Financialanalysisfunctions.A2" office:value-type="string">
            <text:p text:style-name="P5">PGTOPRINC(Taxa; NPER; VP; I; F; Tipo)</text:p>
          </table:table-cell>
          <table:table-cell table:style-name="Financialanalysisfunctions.B41" office:value-type="string">
            <text:p text:style-name="P4">Retorna os juros cumulativos pagos para um período de investimento com taxa de juros constantes. <text:span text:style-name="T3">Taxa</text:span><text:span text:style-name="T32"> define a taxa de juros de cada período. </text:span><text:span text:style-name="T3">Nper</text:span><text:span text:style-name="T32"> é o número total de períodos de pagamentos (pode ser um número fracionário). <text:s/></text:span><text:span text:style-name="T39">VP</text:span><text:span text:style-name="T41"> é o valor presente (valor à vista) na sequência de pagamentos. </text:span><text:span text:style-name="T39">I </text:span><text:span text:style-name="T41">é o primeiro período. </text:span><text:span text:style-name="T39">F</text:span><text:span text:style-name="T41"> é o último período. </text:span><text:span text:style-name="T39">Tipo ´</text:span><text:span text:style-name="T41">é a data de vencimento do pagamento no início ou no final de cada período.</text:span></text:p>
          </table:table-cell>
        </table:table-row>
        <table:table-row table:style-name="Financialanalysisfunctions.1">
          <table:table-cell table:style-name="Financialanalysisfunctions.A2" office:value-type="string">
            <text:p text:style-name="P5">PPGTO(Taxa; Período; NPER; VP; VF; Tipo)</text:p>
          </table:table-cell>
          <table:table-cell table:style-name="Financialanalysisfunctions.B42" office:value-type="string">
            <text:p text:style-name="P4"><text:span text:style-name="T37">Retorna para um determinado período o pagamento sobre o principal para um investimento que é baseado em pagamentos constantes e periódicos, e uma taxa de juros constantes. </text:span><text:span text:style-name="T39">Taxa</text:span><text:span text:style-name="T41"> é a taxa de juros periódicos. </text:span><text:span text:style-name="T39">Período</text:span><text:span text:style-name="T41"> é o período de amortização. </text:span><text:span text:style-name="T39">NPER</text:span><text:span text:style-name="T41"> é o número total de períodos, durante a qual a anuidade é paga. </text:span><text:span text:style-name="T39">VP</text:span><text:span text:style-name="T41"> é o valor à vista presente na sequência de pagamentos. </text:span><text:span text:style-name="T39">VF</text:span><text:span text:style-name="T41"> (opcional) é o valor (futuro) desejado. </text:span><text:span text:style-name="T39">Tipo</text:span><text:span text:style-name="T41"> (opcional) define se o pagamento é devido no início (1) ou no final (0) de um período.</text:span></text:p>
          </table:table-cell>
        </table:table-row>
        <table:table-row table:style-name="Financialanalysisfunctions.1">
          <table:table-cell table:style-name="Financialanalysisfunctions.A2" office:value-type="string">
            <text:p text:style-name="P5">PREÇO(Pagamento; Vencimento; Taxa; Lucro; Resgate; Frequência; Base)</text:p>
          </table:table-cell>
          <table:table-cell table:style-name="Financialanalysisfunctions.B47" office:value-type="string">
            <text:p text:style-name="P4"><text:span text:style-name="T37">Calcula o valor de mercado de um título de juros fixos com um valor nominal de 100 unidades monetárias como uma função de lucro previsto. </text:span><text:span text:style-name="T39">Pagamento</text:span><text:span text:style-name="T41"> é a data de aquisição do título. </text:span><text:span text:style-name="T39">Vencimento</text:span><text:span text:style-name="T41"> é a data de vencimento do título. </text:span><text:span text:style-name="T39">Taxa</text:span><text:span text:style-name="T41"> é a taxa de juros nominal anual (taxa de juros do cupom). </text:span><text:span text:style-name="T39">Lucro</text:span><text:span text:style-name="T41"> é o lucro anual do título.</text:span><text:span text:style-name="T39"> Resgate</text:span><text:span text:style-name="T41"> é o valor de resgate do título por 100 unidades monetárias do valor nominal. </text:span><text:span text:style-name="T39">Frequência</text:span><text:span text:style-name="T41"> é o número de pagamentos de juros por ano</text:span></text:p>
          </table:table-cell>
        </table:table-row>
        <table:table-row table:style-name="Financialanalysisfunctions.1">
          <table:table-cell table:style-name="Financialanalysisfunctions.A2" office:value-type="string">
            <text:p text:style-name="P5">PREÇODESC(Pagamento; Vencimento; Desconto; Resgate; Base)</text:p>
          </table:table-cell>
          <table:table-cell table:style-name="Financialanalysisfunctions.B47" office:value-type="string">
            <text:p text:style-name="P4"><text:span text:style-name="T37">Calcula o preço por 100 unidades monetárias de valor nominal de um título não remunerado (sem juros associados). </text:span><text:span text:style-name="T39">Pagamento</text:span><text:span text:style-name="T41"> é a data de aquisição do título. </text:span><text:span text:style-name="T39">Vencimento</text:span><text:span text:style-name="T41"> é a data em que o título vence (expira). </text:span><text:span text:style-name="T39">Desconto</text:span><text:span text:style-name="T41"> é o desconto de um título como uma porcentagem. </text:span><text:span text:style-name="T39">Resgate</text:span><text:span text:style-name="T41"> é o valor de resgate do título por 100 unidades monetárias do valor nominal.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PREÇOPRIMINC(Pagamento; Vencimento; Emissão; Primeiro cupom; Taxa; Lucro; Resgate; Frequência; Base)</text:p>
          </table:table-cell>
          <table:table-cell table:style-name="Financialanalysisfunctions.B47" office:value-type="string">
            <text:p text:style-name="P4"><text:span text:style-name="T37">Calcula o preço por 100 unidades monetárias de um título, se a </text:span><text:span text:style-name="T39">primeira</text:span><text:span text:style-name="T37"> data de juros ocorrer de maneira irregular. </text:span><text:span text:style-name="T39">Pagamento</text:span><text:span text:style-name="T41"> é a data de aquisição do título. </text:span><text:span text:style-name="T39">Vencimento </text:span><text:span text:style-name="T41"><text:s/>é a data em que o título vence (expira). </text:span><text:span text:style-name="T39">Emissão</text:span><text:span text:style-name="T41"> é a data de emissão do título. </text:span><text:span text:style-name="T39">Primeiro cupom</text:span><text:span text:style-name="T41"> é a data do primeiro juro do título. </text:span><text:span text:style-name="T39">Taxa</text:span><text:span text:style-name="T41"> é a taxa de juros anuais. </text:span><text:span text:style-name="T39"><text:s/>Lucro</text:span><text:span text:style-name="T41"> é o lucro anual do título. </text:span><text:span text:style-name="T39">Resgate</text:span><text:span text:style-name="T41"> é o valor de resgate por 100 unidades monetárias do valor nominal. </text:span><text:span text:style-name="T39">Frequência </text:span><text:span text:style-name="T41">é o número de pagamentos de juros por ano (1, 2 ou 4). </text:span><text:span text:style-name="T39">Base</text:span><text:span text:style-name="T41"> indica como o ano será calculado, com base em uma lista de opções.</text:span><text:span text:style-name="T37"> <text:s text:c="2"/></text:span></text:p>
          </table:table-cell>
        </table:table-row>
        <text:soft-page-break/>
        <table:table-row table:style-name="Financialanalysisfunctions.1">
          <table:table-cell table:style-name="Financialanalysisfunctions.A2" office:value-type="string">
            <text:p text:style-name="P5">PREÇOÚLTINC(Pagamento; Vencimento; Juros finais; Taxa Lucro; Resgate; Frequência; Base)</text:p>
          </table:table-cell>
          <table:table-cell table:style-name="Financialanalysisfunctions.B47" office:value-type="string">
            <text:p text:style-name="P4"><text:span text:style-name="T37">Calcula o preço por 100 unidades monetárias de um título se a </text:span><text:span text:style-name="T39">última</text:span><text:span text:style-name="T41"> data de juros ocorrer de maneira irregular. </text:span><text:span text:style-name="T39">Pagamento</text:span><text:span text:style-name="T41"> é a data de aquisição do título. </text:span><text:span text:style-name="T39">Vencimento</text:span><text:span text:style-name="T41"> é a data em que o título vence (expira). </text:span><text:span text:style-name="T39">Juros finais</text:span><text:span text:style-name="T41"> é a é a data do último juro do título.</text:span><text:span text:style-name="T39"> Taxa </text:span><text:span text:style-name="T41">é a taxa de juros anuais. <text:s/></text:span><text:span text:style-name="T39"><text:s/>Lucro</text:span><text:span text:style-name="T41"> é o lucro anual do título. </text:span><text:span text:style-name="T39">Resgate</text:span><text:span text:style-name="T41"> é o valor de resgate por 100 unidades monetárias do valor nominal. </text:span><text:span text:style-name="T39">Frequência </text:span><text:span text:style-name="T41">é o número de pagamentos de juros por ano (1, 2 ou 4).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PREÇOVENC(Pagamento; Vencimento; Emissão; Taxa; Lucro; <text:span text:style-name="T32">Base)</text:span></text:p>
          </table:table-cell>
          <table:table-cell table:style-name="Financialanalysisfunctions.B47" office:value-type="string">
            <text:p text:style-name="P4"><text:span text:style-name="T37">Calcula o preço por 100 unidades monetárias do valor nominal de um título, que paga juros na data do vencimento.</text:span><text:span text:style-name="T39"> Pagamento</text:span><text:span text:style-name="T41"> é a data de aquisição do título. </text:span><text:span text:style-name="T39">Vencimento</text:span><text:span text:style-name="T41"> é a data em que o título vence (expira). </text:span><text:span text:style-name="T39">Emissão</text:span><text:span text:style-name="T41"> é a data de emissão do título. </text:span><text:span text:style-name="T39">Taxa</text:span><text:span text:style-name="T41"> é a taxa de juros do título na data de emissão. </text:span><text:span text:style-name="T39">Lucro</text:span><text:span text:style-name="T41"> é o lucro anual do título.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RECEBER(Pagamento; Vencimento; Investimento; Desconto; Base)</text:p>
          </table:table-cell>
          <table:table-cell table:style-name="Financialanalysisfunctions.B48" office:value-type="string">
            <text:p text:style-name="P4"><text:span text:style-name="T37">Calcula o montante recebido, que é pago por um título com juros fixos em uma data especifica. </text:span><text:span text:style-name="T39">Pagamento</text:span><text:span text:style-name="T41"> é a data de aquisição do título. </text:span><text:span text:style-name="T39">Vencimento</text:span><text:span text:style-name="T41"> é a data em que o título vence (expira). </text:span><text:span text:style-name="T39">Investimento </text:span><text:span text:style-name="T41">é o total da compra. </text:span><text:span text:style-name="T39">Desconto</text:span><text:span text:style-name="T41"> é o desconto percentual na aquisição do título.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RINV(P; vp; VF)</text:p>
          </table:table-cell>
          <table:table-cell table:style-name="Financialanalysisfunctions.B49" office:value-type="string">
            <text:p text:style-name="P4"><text:span text:style-name="T37">Calcula a taxa de juros resultantes do lucro (retorno) de um investimento. </text:span><text:span text:style-name="T39">P</text:span><text:span text:style-name="T41"> é o número de períodos necessários para calcular a taxa de juros. </text:span><text:span text:style-name="T39">Vp</text:span><text:span text:style-name="T41"> é o valor atual (deve ser &gt;0). </text:span><text:span text:style-name="T39">FV</text:span><text:span text:style-name="T41"> determina o valor a vista desejado do depósito.</text:span></text:p>
          </table:table-cell>
        </table:table-row>
        <table:table-row table:style-name="Financialanalysisfunctions.2">
          <table:table-cell table:style-name="Financialanalysisfunctions.A50" office:value-type="string">
            <text:p text:style-name="P5">SDA(Custo; Resgate; Vida; Período)</text:p>
          </table:table-cell>
          <table:table-cell table:style-name="Financialanalysisfunctions.B50" office:value-type="string">
            <text:p text:style-name="P4"><text:span text:style-name="T37">Retorna a taxa de depreciação aritmética em declínio. Use esta função para calcular o montante de depreciação para um período em relação ao período total de depreciação de um objeto. A depreciação aritmética em declínio reduz o montante da depreciação de período em período em uma soma fixa. </text:span><text:span text:style-name="T39">Custo</text:span><text:span text:style-name="T41"> é o custo inicial de um ativo. </text:span><text:span text:style-name="T39">Resgate</text:span><text:span text:style-name="T41"> é o valor de um ativo após a depreciação. </text:span><text:span text:style-name="T39">Vida</text:span><text:span text:style-name="T41"> é o período que fixa o intervalo de tempo durante o qual o ativo será depreciado. </text:span><text:span text:style-name="T39">Período</text:span><text:span text:style-name="T41"> define o período para o qual a depreciação deverá ser calculada.</text:span></text:p>
          </table:table-cell>
        </table:table-row>
        <table:table-row table:style-name="Financialanalysisfunctions.2">
          <table:table-cell table:style-name="Financialanalysisfunctions.A2" office:value-type="string">
            <text:p text:style-name="P5">TAXA(NPER; PGTO; VP; VF; Tipo; Estimativa)</text:p>
          </table:table-cell>
          <table:table-cell table:style-name="Financialanalysisfunctions.B51" office:value-type="string">
            <text:p text:style-name="P4"><text:span text:style-name="T37">Retorna a taxa de juros constantes por período de uma anuidade. </text:span><text:span text:style-name="T39">NPER</text:span><text:span text:style-name="T41"> é o número total de períodos, durante o quais são feitos os pagamentos (período de pagamento)</text:span><text:span text:style-name="T37"> <text:s/>. </text:span><text:span text:style-name="T39">PGTO</text:span><text:span text:style-name="T41"> é o pagamento constante (anuidade) paga durante cada período. </text:span><text:span text:style-name="T39">VP</text:span><text:span text:style-name="T41"> é o valor à vista na sequência de pagamentos. </text:span><text:span text:style-name="T39">VF</text:span><text:span text:style-name="T41"> (opcional) é o valor futuro, que será alcançado ao final dos pagamentos periódicos. </text:span><text:span text:style-name="T39">Tipo</text:span><text:span text:style-name="T41"> (opcional) define se o pagamento é devido no início (1) ou no final (0) de um período. </text:span><text:span text:style-name="T39">Estimativa </text:span><text:span text:style-name="T41">(opcional) determina uma estimativa de valor dos juros com cálculo interativo.</text:span></text:p>
          </table:table-cell>
        </table:table-row>
        <text:soft-page-break/>
        <table:table-row table:style-name="Financialanalysisfunctions.1">
          <table:table-cell table:style-name="Financialanalysisfunctions.A2" office:value-type="string">
            <text:p text:style-name="P5">TAXA.EFETIVO(NOM; P)</text:p>
          </table:table-cell>
          <table:table-cell table:style-name="Financialanalysisfunctions.B52" office:value-type="string">
            <text:p text:style-name="P4"><text:span text:style-name="T37">Calcula a taxa efetiva de juros sobre a base de taxa de juros nominais e o número de pagamentos de juros por ano. Juros nominais referem-se à quantia de juros devidos no final do período de cálculo. </text:span><text:span text:style-name="T39">NOM</text:span><text:span text:style-name="T41"> é o juro nominal. </text:span><text:span text:style-name="T39">P</text:span><text:span text:style-name="T41"> é o número de períodos de pagamento de juros por ano.</text:span></text:p>
          </table:table-cell>
        </table:table-row>
        <table:table-row table:style-name="Financialanalysisfunctions.1">
          <table:table-cell table:style-name="Financialanalysisfunctions.A2" office:value-type="string">
            <text:p text:style-name="P5">TAXAJUROS(Pagamento; Vencimento; Investimento; Resgate; Base)</text:p>
          </table:table-cell>
          <table:table-cell table:style-name="Financialanalysisfunctions.B57" office:value-type="string">
            <text:p text:style-name="P4"><text:span text:style-name="T37">Calcula a taxa de juros anuais que resulta quando um título (ou outro item) é comprado com um valor de investimento e vendido com um valor de reembolso, sem o pagamento de juros. </text:span><text:span text:style-name="T39">Pagamento</text:span><text:span text:style-name="T41"> é a data de compra do título. </text:span><text:span text:style-name="T39">Vencimento </text:span><text:span text:style-name="T41">é a data de venda do título. </text:span><text:span text:style-name="T39">Investimento</text:span><text:span text:style-name="T41"> é o preço de compra. </text:span><text:span text:style-name="T39">Resgate</text:span><text:span text:style-name="T41"> é o preço de venda. </text:span><text:span text:style-name="T39">Base</text:span><text:span text:style-name="T41"> indica como o ano será calculado, com base em uma lista de opções.</text:span></text:p>
          </table:table-cell>
        </table:table-row>
        <table:table-row table:style-name="Financialanalysisfunctions.1">
          <table:table-cell table:style-name="Financialanalysisfunctions.A2" office:value-type="string">
            <text:p text:style-name="P5">TIR(Valores; Estimativa)</text:p>
          </table:table-cell>
          <table:table-cell table:style-name="Financialanalysisfunctions.B57" office:value-type="string">
            <text:p text:style-name="P4"><text:span text:style-name="T37">Calcula a taxa interna de retorno para um investimento. Os valores representam valores de fluxo de caixa em intervalos regulares; pelo menos um valor deve ser negativo (pagamentos), e pelo menos um valor deve ser positivo (receita). </text:span><text:span text:style-name="T39">Valores</text:span><text:span text:style-name="T41"> é uma matriz que contém os valores. </text:span><text:span text:style-name="T39">Estimativa</text:span><text:span text:style-name="T41"> (opcional) é o valor estimado. Se puder fornecer alguns valores, devemos fornecer uma estimativa inicial para permitir a interação. </text:span><text:span text:style-name="T39">Valores</text:span><text:span text:style-name="T41"> é uma matriz que contém os valores. </text:span><text:span text:style-name="T39">Estimativa</text:span><text:span text:style-name="T41"> (opcional) é o valor estimado. Se somente pudermos fornecer alguns valores, devemos fornecer uma estimativa inicial para permitir a interação. </text:span><text:span text:style-name="T37"><text:s text:c="2"/></text:span></text:p>
          </table:table-cell>
        </table:table-row>
        <table:table-row table:style-name="Financialanalysisfunctions.1">
          <table:table-cell table:style-name="Financialanalysisfunctions.A2" office:value-type="string">
            <text:p text:style-name="P5">VF(Taxa; NPER; PGTO; VP; Tipo)</text:p>
          </table:table-cell>
          <table:table-cell table:style-name="Financialanalysisfunctions.B57" office:value-type="string">
            <text:p text:style-name="P4"><text:span text:style-name="T37">Retorna o valor futuro de um investimento baseado em pagamentos periódicos e constantes, e uma taxa de juros constante (Valor futuro). </text:span><text:span text:style-name="T39">Taxa</text:span><text:span text:style-name="T41"> é a taxa de juros periódica. </text:span><text:span text:style-name="T39">NPER</text:span><text:span text:style-name="T41"> é o número total de períodos (períodos de pagamento). </text:span><text:span text:style-name="T39">PMT</text:span><text:span text:style-name="T41"> é a anuidade paga regularmente no período. </text:span><text:span text:style-name="T39">PV</text:span><text:span text:style-name="T41"> (opcional) é o valor presente de um investimento. </text:span><text:span text:style-name="T39"><text:s/>Tipo</text:span><text:span text:style-name="T41"> (opcional) define se o pagamento é devido no início (1) ou no final (0) de um período.</text:span></text:p>
          </table:table-cell>
        </table:table-row>
        <table:table-row table:style-name="Financialanalysisfunctions.1">
          <table:table-cell table:style-name="Financialanalysisfunctions.A2" office:value-type="string">
            <text:p text:style-name="P5">VFPLANO(Capital; Cronograma)</text:p>
          </table:table-cell>
          <table:table-cell table:style-name="Financialanalysisfunctions.B57" office:value-type="string">
            <text:p text:style-name="P4"><text:span text:style-name="T37">Calcula o valor acumulado do capital inicial para uma série de taxas de juros com variação periódica. </text:span><text:span text:style-name="T39">Capital</text:span><text:span text:style-name="T41"> é o capital inicial. </text:span><text:span text:style-name="T39">Cronograma</text:span><text:span text:style-name="T41"> é uma série de taxas de juros, tem que ser inserida com referências de células.</text:span></text:p>
          </table:table-cell>
        </table:table-row>
        <table:table-row table:style-name="Financialanalysisfunctions.1">
          <table:table-cell table:style-name="Financialanalysisfunctions.A2" office:value-type="string">
            <text:p text:style-name="P5">VP(Taxa; NPER; Pgto; VF; Tipo)</text:p>
          </table:table-cell>
          <table:table-cell table:style-name="Financialanalysisfunctions.B57" office:value-type="string">
            <text:p text:style-name="P4"><text:span text:style-name="T37">Retorna o valor real de um investimento resultante de uma série de pagamentos regulares.</text:span><text:span text:style-name="T39"> Taxa</text:span><text:span text:style-name="T41"> define a taxa de juros por período. </text:span><text:span text:style-name="T39">NPER</text:span><text:span text:style-name="T41"> é o número total de pagamentos periódicos. </text:span><text:span text:style-name="T39">Pgto</text:span><text:span text:style-name="T41"> é o pagamento regular feito por período. </text:span><text:span text:style-name="T39">VF</text:span><text:span text:style-name="T41"> (opcional) define o valor futuro restante após o pagamento da última parcela.</text:span><text:span text:style-name="T39"> Tipo</text:span><text:span text:style-name="T41"> (opcional) define se o pagamento é devido no início (1) ou no final (0) de um período.</text:span></text:p>
          </table:table-cell>
        </table:table-row>
        <table:table-row table:style-name="Financialanalysisfunctions.2">
          <table:table-cell table:style-name="Financialanalysisfunctions.A2" office:value-type="string">
            <text:p text:style-name="P5">VPL(Taxa; valor 1; valor 2; ...)</text:p>
          </table:table-cell>
          <table:table-cell table:style-name="Financialanalysisfunctions.B58" office:value-type="string">
            <text:p text:style-name="P4"><text:span text:style-name="T37">Retorna o valor atual de um investimento baseado em uma série de fluxos de caixa periódicos e em uma taxa de desconto. </text:span><text:span text:style-name="T39">Taxa</text:span><text:span text:style-name="T41"> é a taxa de desconto para um período. </text:span><text:span text:style-name="T39">Valor 1; valor 2; …</text:span><text:span text:style-name="T41"> são valores que representam depósitos ou retiradas (máximo de 30 valores).</text:span></text:p>
          </table:table-cell>
        </table:table-row>
        <text:soft-page-break/>
        <table:table-row table:style-name="Financialanalysisfunctions.1">
          <table:table-cell table:style-name="Financialanalysisfunctions.A2" office:value-type="string">
            <text:p text:style-name="P5">XTIR(Valores; Datas; Estimativa)</text:p>
          </table:table-cell>
          <table:table-cell table:style-name="Financialanalysisfunctions.B59" office:value-type="string">
            <text:p text:style-name="P4"><text:span text:style-name="T37">Calcula a taxa interna de retorno para um lista de pagamentos que ocorrem em datas diferentes. O cálculo é baseado em 365 dias por ano, ignorando anos bissextos. Se os pagamentos ocorrerem em intervalos regulares, use a função TIR. </text:span><text:span text:style-name="T39">Valores</text:span><text:span text:style-name="T41"> e </text:span><text:span text:style-name="T39">Datas</text:span><text:span text:style-name="T41"> referem-se a uma série de pagamentos é uma série de datas associadas, inseridos como referência de células.</text:span><text:span text:style-name="T39"> Estimativa</text:span><text:span text:style-name="T41"> (opcional) é uma <text:s/>estimativa para a taxa interna de retorno. O padrão é 10%.</text:span></text:p>
          </table:table-cell>
        </table:table-row>
        <table:table-row table:style-name="Financialanalysisfunctions.2">
          <table:table-cell table:style-name="Financialanalysisfunctions.A2" office:value-type="string">
            <text:p text:style-name="P5">XVPL(Taxa; Valores; Datas)</text:p>
          </table:table-cell>
          <table:table-cell table:style-name="Financialanalysisfunctions.B60" office:value-type="string">
            <text:p text:style-name="P4"><text:span text:style-name="T37">Calcula o valor do capital (valor líquido presente) para uma lista de pagamentos que ocorreram em datas diferentes. O cálculo é baseado em 365 dias por ano, ignorando anos bissextos. Se os pagamentos ocorrerem em intervalos regulares, utilize a função VPL.</text:span><text:span text:style-name="T39"> Taxa</text:span><text:span text:style-name="T41"> é a taxa interna de retorno para os pagamentos. </text:span><text:span text:style-name="T39">Valores</text:span><text:span text:style-name="T41"> e </text:span><text:span text:style-name="T39">Datas</text:span><text:span text:style-name="T41"> são uma série de pagamentos e suas datas associadas inseridas como referências de células.</text:span></text:p>
          </table:table-cell>
        </table:table-row>
      </table:table>
      <text:h text:style-name="P85" text:outline-level="1"><text:bookmark text:name="__RefHeading__6930_1924864864"/>funções de Análises <text:alphabetical-index-mark text:string-value="funções de análises estatísticas"/><text:alphabetical-index-mark text:string-value="análises estatísticas" text:key1="funções"/>Estatísticas<text:bookmark-end text:name="__RefHeading__6930_1924864864"/></text:h>
      <text:p text:style-name="P33">O Calc fornece mais 70 funções estatísticas que permitem a avaliação de dados de cálculos aritméticos simples, tais como média, distribuição avançada e cálculos de probabilidade. Várias outras estatísticas baseadas em funções estão disponíveis através de suplementos que são observados no final deste apêndice.</text:p>
      <text:p text:style-name="P31">Tabela <text:sequence text:ref-name="refTable3" text:name="Table" text:formula="ooow:Table+1" style:num-format="1">4</text:sequence>: funções de Análises Estatística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P28">Sintaxe</text:p>
            </table:table-cell>
            <table:table-cell table:style-name="Statisticalanalysisfunctions.A1" office:value-type="string">
              <text:p text:style-name="P28">Descrição</text:p>
            </table:table-cell>
          </table:table-row>
        </table:table-header-rows>
        <table:table-row table:style-name="Statisticalanalysisfunctions.2">
          <table:table-cell table:style-name="Statisticalanalysisfunctions.A2" office:value-type="string">
            <text:p text:style-name="P5"><text:span text:style-name="T48">A</text:span>(tentativas; PS; T_1; T_2)</text:p>
            <text:p text:style-name="P5"/>
            <text:p text:style-name="P5">Certo <text:span text:style-name="T49">B</text:span></text:p>
          </table:table-cell>
          <table:table-cell table:style-name="Statisticalanalysisfunctions.B2" office:value-type="string">
            <text:p text:style-name="P57"><text:span text:style-name="T37">Retorna a probabilidade de uma amostra com distribuição binomial. </text:span><text:span text:style-name="T39">Tentativas</text:span><text:span text:style-name="T41"> é o número de tentativas independentes. </text:span><text:span text:style-name="T39">PS</text:span><text:span text:style-name="T41"> é a probabilidade de sucessos em cada tentativa. </text:span><text:span text:style-name="T39">T_1</text:span><text:span text:style-name="T41"> define o limite inferior para o número de tentativas. </text:span><text:span text:style-name="T39">T_2</text:span><text:span text:style-name="T41"> (opcional) define o limite inferior para o número de tentativas.</text:span></text:p>
          </table:table-cell>
        </table:table-row>
        <table:table-row table:style-name="Statisticalanalysisfunctions.2">
          <table:table-cell table:style-name="Statisticalanalysisfunctions.A2" office:value-type="string">
            <text:p text:style-name="P5">BETA.CUM.INV(número; alfa; beta; Início; Fim)</text:p>
          </table:table-cell>
          <table:table-cell table:style-name="Statisticalanalysisfunctions.B3" office:value-type="string">
            <text:p text:style-name="P57"><text:span text:style-name="T37">Retorna o inverso da função de densidade de probabilidade beta acumulada. </text:span><text:span text:style-name="T39">Número</text:span><text:span text:style-name="T41"> é o valor entre </text:span><text:span text:style-name="T39">Início</text:span><text:span text:style-name="T41"> e </text:span><text:span text:style-name="T39">Fim</text:span><text:span text:style-name="T41"> no qual se avalia a função. </text:span><text:span text:style-name="T39">Alfa</text:span><text:span text:style-name="T41"> é um parâmetro para a distribuição. </text:span><text:span text:style-name="T39">Beta</text:span><text:span text:style-name="T41"> é um parâmetro da distribuição. <text:s/></text:span><text:span text:style-name="T39">Início</text:span><text:span text:style-name="T41"> (opcional) é o limite inferior para </text:span><text:span text:style-name="T39">Número</text:span><text:span text:style-name="T41">. </text:span><text:span text:style-name="T39">Fim</text:span><text:span text:style-name="T41"> (opcional) é o limite superior para </text:span><text:span text:style-name="T39">Número</text:span><text:span text:style-name="T41">.</text:span></text:p>
          </table:table-cell>
        </table:table-row>
        <table:table-row table:style-name="Statisticalanalysisfunctions.2">
          <table:table-cell table:style-name="Statisticalanalysisfunctions.A2" office:value-type="string">
            <text:p text:style-name="P5">CONT.NÚM(valor 1; valor 2; ...)</text:p>
          </table:table-cell>
          <table:table-cell table:style-name="Statisticalanalysisfunctions.B4" office:value-type="string">
            <text:p text:style-name="P57"><text:span text:style-name="T37">Conta quantos números estão na lista de de argumentos. As entradas de texto são ignoradas. </text:span><text:span text:style-name="T39">Valor 1; valor 2; …</text:span><text:span text:style-name="T41"> são valores ou intervalos que devem ser contados (máximo de 30 valores).</text:span></text:p>
          </table:table-cell>
        </table:table-row>
        <text:soft-page-break/>
        <table:table-row table:style-name="Statisticalanalysisfunctions.2">
          <table:table-cell table:style-name="Statisticalanalysisfunctions.A2" office:value-type="string">
            <text:p text:style-name="P5">CONT.VALORES(valor 1; valor 2; ...)</text:p>
          </table:table-cell>
          <table:table-cell table:style-name="Statisticalanalysisfunctions.B5" office:value-type="string">
            <text:p text:style-name="P57"><text:span text:style-name="T37">Conta o número de valores que estão na lista de argumentos. As entradas de texto também são contadas, mesmo quando elas contém uma cadeia de caracteres vazia cujo comprimento é 0. Se um argumento for uma matriz ou uma referência, as células vazias que estiverem dentro da matriz ou da referência serão ignoradas. </text:span><text:span text:style-name="T39">Valor 1; valor 2; …</text:span><text:span text:style-name="T41"> são até 30 argumentos, que representam <text:s/>os valores a serem contados.</text:span></text:p>
          </table:table-cell>
        </table:table-row>
        <table:table-row table:style-name="Statisticalanalysisfunctions.2">
          <table:table-cell table:style-name="Statisticalanalysisfunctions.A2" office:value-type="string">
            <text:p text:style-name="P5">CORREL(Dados_1; Dados_2)</text:p>
          </table:table-cell>
          <table:table-cell table:style-name="Statisticalanalysisfunctions.B6" office:value-type="string">
            <text:p text:style-name="P57"><text:span text:style-name="T37">Retorna o coeficiente da correlação entre dois conjuntos de dados. </text:span><text:span text:style-name="T39">Data_1</text:span><text:span text:style-name="T41"> é o primeiro conjunto de dados. </text:span><text:span text:style-name="T39">Dados_2</text:span><text:span text:style-name="T41"> é o segundo conjunto de dados.</text:span></text:p>
          </table:table-cell>
        </table:table-row>
        <table:table-row table:style-name="Statisticalanalysisfunctions.2">
          <table:table-cell table:style-name="Statisticalanalysisfunctions.A2" office:value-type="string">
            <text:p text:style-name="P5">COVAR(Dados_1; Dados_2)</text:p>
          </table:table-cell>
          <table:table-cell table:style-name="Statisticalanalysisfunctions.B7" office:value-type="string">
            <text:p text:style-name="P57"><text:span text:style-name="T37">Retorna a covariância do produto de pares de desvio. </text:span><text:span text:style-name="T39">Data_1</text:span><text:span text:style-name="T41"> é o primeiro conjunto de dados. </text:span><text:span text:style-name="T39">Dados_2</text:span><text:span text:style-name="T41"> é o segundo conjunto de dados.</text:span></text:p>
          </table:table-cell>
        </table:table-row>
        <table:table-row table:style-name="Statisticalanalysisfunctions.2">
          <table:table-cell table:style-name="Statisticalanalysisfunctions.A2" office:value-type="string">
            <text:p text:style-name="P5">CRIT.BINOM(tentativas; PS; alfa)</text:p>
          </table:table-cell>
          <table:table-cell table:style-name="Statisticalanalysisfunctions.B8" office:value-type="string">
            <text:p text:style-name="P57"><text:span text:style-name="T37">Retorna o menor valor para a distribuição binomial acumulada seja menor ou igual ao valor de critério. </text:span><text:span text:style-name="T39">Tentativas</text:span><text:span text:style-name="T41"> é o número total de tentativas. </text:span><text:span text:style-name="T39">PS</text:span><text:span text:style-name="T41"> é a probabilidade de sucesso de uma tentativa.</text:span><text:span text:style-name="T39"> Alfa</text:span><text:span text:style-name="T41"> à a probabilidade limite a ser atingida ou excedida.</text:span></text:p>
          </table:table-cell>
        </table:table-row>
        <table:table-row table:style-name="Statisticalanalysisfunctions.2">
          <table:table-cell table:style-name="Statisticalanalysisfunctions.A2" office:value-type="string">
            <text:p text:style-name="P5">CURT(número 1; número 2; ...)</text:p>
          </table:table-cell>
          <table:table-cell table:style-name="Statisticalanalysisfunctions.B9" office:value-type="string">
            <text:p text:style-name="P57"><text:span text:style-name="T37">Retorna o valor de curtose de um conjunto de dados (são necessários ao menos 4 valores). </text:span><text:span text:style-name="T39">Número 1; número 2; …</text:span><text:span text:style-name="T41"> (máximo de 30) são argumentos numéricos ou intervalos que representam uma amostra aleatória de distribuição.</text:span></text:p>
          </table:table-cell>
        </table:table-row>
        <table:table-row table:style-name="Statisticalanalysisfunctions.2">
          <table:table-cell table:style-name="Statisticalanalysisfunctions.A2" office:value-type="string">
            <text:p text:style-name="P5">DESV.MÉDIO(número 1; número 2; ...)</text:p>
          </table:table-cell>
          <table:table-cell table:style-name="Statisticalanalysisfunctions.B10" office:value-type="string">
            <text:p text:style-name="P57"><text:span text:style-name="T37">Retorna a média dos desvios absolutos dos pontos de dados de suas respectivas médias. Exibe a difusão em um conjunto de dados. </text:span><text:span text:style-name="T39">Número 1; número 2; …</text:span><text:span text:style-name="T41"> (máximo de 30) são valores ou intervalos que representam uma amostra. Cada número também pode ser substituído por uma referência.</text:span></text:p>
          </table:table-cell>
        </table:table-row>
        <table:table-row table:style-name="Statisticalanalysisfunctions.2">
          <table:table-cell table:style-name="Statisticalanalysisfunctions.A2" office:value-type="string">
            <text:p text:style-name="P5">DESVPAD(número 1; número 2; ...)</text:p>
          </table:table-cell>
          <table:table-cell table:style-name="Statisticalanalysisfunctions.B11" office:value-type="string">
            <text:p text:style-name="P57"><text:span text:style-name="T37">Estima o desvio padrão com base em uma amostra. </text:span><text:span text:style-name="T39">Número 1; número 2; …</text:span><text:span text:style-name="T41"> (máximo de 30) são valores numéricos ou intervalos representando uma amostra com base na população inteira.</text:span></text:p>
          </table:table-cell>
        </table:table-row>
        <table:table-row table:style-name="Statisticalanalysisfunctions.2">
          <table:table-cell table:style-name="Statisticalanalysisfunctions.A2" office:value-type="string">
            <text:p text:style-name="P5">DESVPADA(valor 1; valor 2; ...)</text:p>
          </table:table-cell>
          <table:table-cell table:style-name="Statisticalanalysisfunctions.B12" office:value-type="string">
            <text:p text:style-name="P57"><text:span text:style-name="T37">Calcula o desvio padrão de uma estimativa com base em uma amostra.</text:span><text:span text:style-name="T39"> Valor 1; valor 2; … </text:span><text:span text:style-name="T41">são valores ou intervalos representando uma amostra derivada de uma população inteira. Textos tem valor 0.</text:span></text:p>
          </table:table-cell>
        </table:table-row>
        <table:table-row table:style-name="Statisticalanalysisfunctions.2">
          <table:table-cell table:style-name="Statisticalanalysisfunctions.A2" office:value-type="string">
            <text:p text:style-name="P5">DESVPADP(valor 1; valor 2; ...)</text:p>
            <text:p text:style-name="P5"/>
          </table:table-cell>
          <table:table-cell table:style-name="Statisticalanalysisfunctions.B13" office:value-type="string">
            <text:p text:style-name="P57"><text:span text:style-name="T37">Calcula o desvio padrão com base na população inteira. </text:span><text:span text:style-name="T39">Número 1; número 2; …</text:span><text:span text:style-name="T41"> (máximo de 30) são valores numéricos ou intervalos representando uma amostra com base na população inteira.</text:span></text:p>
          </table:table-cell>
        </table:table-row>
        <table:table-row table:style-name="Statisticalanalysisfunctions.2">
          <table:table-cell table:style-name="Statisticalanalysisfunctions.A2" office:value-type="string">
            <text:p text:style-name="P5">DESVPADPA(valor 1; valor 2; ...)</text:p>
          </table:table-cell>
          <table:table-cell table:style-name="Statisticalanalysisfunctions.B14" office:value-type="string">
            <text:p text:style-name="P57"><text:span text:style-name="T37">Calcula o desvio padrão com base na população inteira. <text:s text:c="2"/></text:span><text:span text:style-name="T39"><text:s/>Valor 1; valor 2; … </text:span><text:span text:style-name="T41">são valores ou intervalos representando uma amostra derivada de uma população inteira. Textos tem valor 0.</text:span></text:p>
          </table:table-cell>
        </table:table-row>
        <table:table-row table:style-name="Statisticalanalysisfunctions.2">
          <table:table-cell table:style-name="Statisticalanalysisfunctions.A2" office:value-type="string">
            <text:p text:style-name="P5">DESVQ(número 1; número 2; …)</text:p>
          </table:table-cell>
          <table:table-cell table:style-name="Statisticalanalysisfunctions.B15" office:value-type="string">
            <text:p text:style-name="P57"><text:span text:style-name="T37">Retorna a soma dos quadrados dos desvios com base em uma média das amostras. </text:span><text:span text:style-name="T39">Número 1; número 2; …</text:span><text:span text:style-name="T41"> são valores numéricos ou intervalos representando uma amostra.</text:span></text:p>
          </table:table-cell>
        </table:table-row>
        <text:soft-page-break/>
        <table:table-row table:style-name="Statisticalanalysisfunctions.2">
          <table:table-cell table:style-name="Statisticalanalysisfunctions.A2" office:value-type="string">
            <text:p text:style-name="P5">DIST.BIN.NEG(X; S; PS)</text:p>
          </table:table-cell>
          <table:table-cell table:style-name="Statisticalanalysisfunctions.B16" office:value-type="string">
            <text:p text:style-name="P57"><text:span text:style-name="T37">Retorna a distribuição binomial negativa. </text:span><text:span text:style-name="T39">X</text:span><text:span text:style-name="T41"> é o valor retornado para testes que não tiveram exito. </text:span><text:span text:style-name="T39">S</text:span><text:span text:style-name="T37"> é o valor retornado para testes bem sucedidos. </text:span><text:span text:style-name="T39">PS</text:span><text:span text:style-name="T41"> é a probabilidade de sucesso para uma tentativa.</text:span></text:p>
          </table:table-cell>
        </table:table-row>
        <table:table-row table:style-name="Statisticalanalysisfunctions.2">
          <table:table-cell table:style-name="Statisticalanalysisfunctions.A2" office:value-type="string">
            <text:p text:style-name="P5">DIST.HIPERGEOM(X; amostra_n; sucessos; população_n)</text:p>
          </table:table-cell>
          <table:table-cell table:style-name="Statisticalanalysisfunctions.B17" office:value-type="string">
            <text:p text:style-name="P57"><text:span text:style-name="T37">Retorna a distribuição hipergeométrica.</text:span><text:span text:style-name="T39"> X</text:span><text:span text:style-name="T41"> é o número alcançado na amostra aleatória.</text:span><text:span text:style-name="T39"> Amostra_n</text:span><text:span text:style-name="T41"> é o tamanho da amostra aleatória.</text:span><text:span text:style-name="T39"> Sucessos</text:span><text:span text:style-name="T41"> é o número de resultados possíveis na população total.</text:span><text:span text:style-name="T39"> População_n</text:span><text:span text:style-name="T41"> é o tamanho da população total.</text:span></text:p>
          </table:table-cell>
        </table:table-row>
        <table:table-row table:style-name="Statisticalanalysisfunctions.2">
          <table:table-cell table:style-name="Statisticalanalysisfunctions.A2" office:value-type="string">
            <text:p text:style-name="P5">DIST.LOGNORMAL(Número; média; DESPAD; Acumulada)</text:p>
          </table:table-cell>
          <table:table-cell table:style-name="Statisticalanalysisfunctions.B18" office:value-type="string">
            <text:p text:style-name="P57"><text:span text:style-name="T37">Retorna a distribuição acumulada lognormal para o número dado. </text:span><text:span text:style-name="T39">Número</text:span><text:span text:style-name="T41"> é o valor da probabilidade para o qual será calculado o inverso da distribuição logarítmica padrão. </text:span><text:span text:style-name="T39">Média</text:span><text:span text:style-name="T41"> é a média aritmética da distribuição logarítmica padrão. </text:span><text:span text:style-name="T39"><text:s/>DESPAD</text:span><text:span text:style-name="T41"> (opcional) é o desvio padrão da distribuição logarítmica padrão. </text:span><text:span text:style-name="T39">Acumulada</text:span><text:span text:style-name="T41"> (opcional) =0 calcula a função densidade, =1 calcula a função distribuição.</text:span></text:p>
          </table:table-cell>
        </table:table-row>
        <table:table-row table:style-name="Statisticalanalysisfunctions.2">
          <table:table-cell table:style-name="Statisticalanalysisfunctions.A2" office:value-type="string">
            <text:p text:style-name="P5">DIST.NORM(Número; Média; DESPAD; A)</text:p>
          </table:table-cell>
          <table:table-cell table:style-name="Statisticalanalysisfunctions.B19" office:value-type="string">
            <text:p text:style-name="P57"><text:span text:style-name="T37">Retorna a função de densidade ou a distribuição acumulada normal. </text:span><text:span text:style-name="T39">Número</text:span><text:span text:style-name="T41"> é o valor da distribuição para calcular a distribuição normal.</text:span><text:span text:style-name="T39"> Média</text:span><text:span text:style-name="T41"> é o valor da média da distribuição. </text:span><text:span text:style-name="T39">DESPAD</text:span><text:span text:style-name="T41"> é o desvio padrão da distribuição. </text:span><text:span text:style-name="T39">A</text:span><text:span text:style-name="T41"> (opcional) =0 calcula a função densidade, =1 calcula a função distribuição.</text:span></text:p>
          </table:table-cell>
        </table:table-row>
        <table:table-row table:style-name="Statisticalanalysisfunctions.2">
          <table:table-cell table:style-name="Statisticalanalysisfunctions.A2" office:value-type="string">
            <text:p text:style-name="P5">DIST.NORMP(Número)</text:p>
          </table:table-cell>
          <table:table-cell table:style-name="Statisticalanalysisfunctions.B20" office:value-type="string">
            <text:p text:style-name="P57"><text:span text:style-name="T37">Retorna a função de distribuição acumulada normal padrão. A distribuição tem uma média de zero e um desvio padrão de um. </text:span><text:span text:style-name="T39">Número</text:span><text:span text:style-name="T41"> é o valor para o qual a distribuição acumulada normal padrão é calculada.</text:span></text:p>
          </table:table-cell>
        </table:table-row>
        <table:table-row table:style-name="Statisticalanalysisfunctions.2">
          <table:table-cell table:style-name="Statisticalanalysisfunctions.A21" office:value-type="string">
            <text:p text:style-name="P5">DIST.QUI(Número; graus_liberdade)</text:p>
          </table:table-cell>
          <table:table-cell table:style-name="Statisticalanalysisfunctions.B21" office:value-type="string">
            <text:p text:style-name="P55">Retorna o valor de probabilidade de que uma hipótese seja confirmada a partir do qui ao quadrado indicado. A função DIST.QUI compara o valor do qui ao quadrado de um exemplo aleatório, que será calculado a partir da soma do (valor observado - valor esperado)^2/valor esperado para todos os valores com a distribuição teórica qui ao quadrado, e determina a partir desse cálculo a probabilidade de erro da hipótese que será testada. <text:span text:style-name="T32">A probabilidade determinada pela função DIST.QUI também pode ser determinada pela função TESTE.QUI. </text:span><text:span text:style-name="T3">Número</text:span><text:span text:style-name="T32"> é o valor de qui-quadrado da amostra aleatória utilizada para determinar a probabilidade de erro. </text:span><text:span text:style-name="T4">Graus_liberdade</text:span><text:span text:style-name="T32"> são os graus de liberdade do experimento.</text:span></text:p>
          </table:table-cell>
        </table:table-row>
        <table:table-row table:style-name="Statisticalanalysisfunctions.2">
          <table:table-cell table:style-name="Statisticalanalysisfunctions.A2" office:value-type="string">
            <text:p text:style-name="P5">DIST.QUI.QUAD(Número; Graus de liberdade; Acumulada)</text:p>
          </table:table-cell>
          <table:table-cell table:style-name="Statisticalanalysisfunctions.B22" office:value-type="string">
            <text:p text:style-name="P56">Retora o valor da função densidade de probabilidade ou a função distribuição acumulada para a distribuição de qui-quadrado. <text:span text:style-name="T2">Número</text:span> é o numero para calcular a função. <text:span text:style-name="T2">Graus de liberdade</text:span> é o grau de liberdade para a função qui-quadrado. <text:span text:style-name="T2">Acumulada</text:span> (opcional): 0 ou Falso calcula o função densidade de probabilidade. Outros valores, Verdadeiro ou se omitido, calcula a função distribuição acumulada</text:p>
          </table:table-cell>
        </table:table-row>
        <table:table-row table:style-name="Statisticalanalysisfunctions.2">
          <table:table-cell table:style-name="Statisticalanalysisfunctions.A2" office:value-type="string">
            <text:p text:style-name="P5">DISTBETA(número; alfa; beta; Início; Fim; Acumulada)</text:p>
          </table:table-cell>
          <table:table-cell table:style-name="Statisticalanalysisfunctions.B23" office:value-type="string">
            <text:p text:style-name="P55"><text:span text:style-name="T37">Retorna a função beta. </text:span><text:span text:style-name="T38">Número</text:span><text:span text:style-name="T37"> é o valor entre </text:span><text:span text:style-name="T38">Início</text:span><text:span text:style-name="T37"> e </text:span><text:span text:style-name="T38">Fim</text:span><text:span text:style-name="T37"> no qual a função será avaliada. </text:span><text:span text:style-name="T2">Alfa</text:span> é um parâmetro para a distribuição. <text:span text:style-name="T2">Beta</text:span> é um parâmetro da distribuição. <text:span text:style-name="T2">Início</text:span> (opcional) é o limite inferior para <text:span text:style-name="T2">Número</text:span>. <text:span text:style-name="T2">Fim</text:span> (opcional) é o limite superior para <text:span text:style-name="T3">n</text:span><text:span text:style-name="T2">úmero</text:span>. <text:span text:style-name="T38">Acumulada</text:span><text:span text:style-name="T37"> (opcional) pode ser 0 ou Falso para calcular a função densidade de probabilidade. Pode ser qualquer outro valor ou Verdadeiro ou até omitida, para calcular a função distribuição acumulada.</text:span></text:p>
          </table:table-cell>
        </table:table-row>
        <text:soft-page-break/>
        <table:table-row table:style-name="Statisticalanalysisfunctions.2">
          <table:table-cell table:style-name="Statisticalanalysisfunctions.A2" office:value-type="string">
            <text:p text:style-name="P5">DISTEXPON(Número; lambda; A)</text:p>
          </table:table-cell>
          <table:table-cell table:style-name="Statisticalanalysisfunctions.B24" office:value-type="string">
            <text:p text:style-name="P55"><text:span text:style-name="T37">Retorna a distribuição exponencial. </text:span><text:span text:style-name="T38">Número</text:span><text:span text:style-name="T37"> é o valor da função. </text:span><text:span text:style-name="T2">Lambda</text:span> é o valor do parâmetro. <text:span text:style-name="T38">C</text:span><text:span text:style-name="T37"> é um valor lógico que determina a forma da função. </text:span><text:span text:style-name="T38">C = 0</text:span><text:span text:style-name="T37"> calcula a função densidade e </text:span><text:span text:style-name="T38">C = 1</text:span><text:span text:style-name="T37"> calcula a distribuição.</text:span></text:p>
          </table:table-cell>
        </table:table-row>
        <table:table-row table:style-name="Statisticalanalysisfunctions.2">
          <table:table-cell table:style-name="Statisticalanalysisfunctions.A2" office:value-type="string">
            <text:p text:style-name="P6">DISTF(Número; graus_liberdade_1; graus_liberdade_2)</text:p>
          </table:table-cell>
          <table:table-cell table:style-name="Statisticalanalysisfunctions.B25" office:value-type="string">
            <text:p text:style-name="P55">Calcula os valores de uma distribuição F. <text:span text:style-name="T2">Número</text:span> é o valor para o qual deverá ser calculada a distribuição F. <text:span text:style-name="T2">Graus_liberdade_1</text:span> é o grau de liberdade no numerador na distribuição F. <text:span text:style-name="T2">Graus_liberdade_2</text:span> é o grau de liberdade no denominador na distribuição F.</text:p>
          </table:table-cell>
        </table:table-row>
        <table:table-row table:style-name="Statisticalanalysisfunctions.2">
          <table:table-cell table:style-name="Statisticalanalysisfunctions.A2" office:value-type="string">
            <text:p text:style-name="P5">DISTGAMA(Número; alfa; beta; Acumulada)</text:p>
          </table:table-cell>
          <table:table-cell table:style-name="Statisticalanalysisfunctions.B26" office:value-type="string">
            <text:p text:style-name="P55">Retorna os valores de uma distribuição Gama. <text:span text:style-name="T37">A função inversa é INVGAMA. </text:span><text:span text:style-name="T38">Número</text:span><text:span text:style-name="T37"> é o valor para o qual deverá ser calculada a distribuição Gama. </text:span><text:span text:style-name="T2">Alfa</text:span> é o parâmetro Alfa da distribuição Gama. <text:span text:style-name="T2">Beta</text:span> é o parâmetro Beta da distribuição Gama. <text:span text:style-name="T3">Acumulada</text:span><text:span text:style-name="T37"> (opcional) = 0 ou Falso calcula a função densidade, se </text:span><text:span text:style-name="T37"><text:s/>= 1 ou Verdadeiro calcula a distribuição.</text:span></text:p>
          </table:table-cell>
        </table:table-row>
        <table:table-row table:style-name="Statisticalanalysisfunctions.2">
          <table:table-cell table:style-name="Statisticalanalysisfunctions.A2" office:value-type="string">
            <text:p text:style-name="P5">DISTORÇÃO(número 1; número 2; …)</text:p>
          </table:table-cell>
          <table:table-cell table:style-name="Statisticalanalysisfunctions.B27" office:value-type="string">
            <text:p text:style-name="P55">Retorna a distorção de uma distribuição. <text:span text:style-name="T3">Número 1; número 2; …</text:span><text:span text:style-name="T32"> são valores numéricos ou intervalos.</text:span></text:p>
          </table:table-cell>
        </table:table-row>
        <table:table-row table:style-name="Statisticalanalysisfunctions.2">
          <table:table-cell table:style-name="Statisticalanalysisfunctions.A2" office:value-type="string">
            <text:p text:style-name="P5">DISTRBINOM(X; tentativas; PS; A)</text:p>
          </table:table-cell>
          <table:table-cell table:style-name="Statisticalanalysisfunctions.B28" office:value-type="string">
            <text:p text:style-name="P47"><text:span text:style-name="T37">Retorna a probabilidade de distribuição binomial de um termo individual. </text:span><text:span text:style-name="T38">X</text:span><text:span text:style-name="T37"> é o número de sucessos em uma série de tentativas. </text:span><text:span text:style-name="T2">Tentativas</text:span> é o número de tentativas independentes. <text:span text:style-name="T2">PS</text:span> é a probabilidade de sucesso em cada tentativa. <text:span text:style-name="T2">A</text:span> = 0 calcula a probabilidade de um evento singular e <text:span text:style-name="T2">C</text:span> = 1 calcula a probabilidade acumulada.</text:p>
          </table:table-cell>
        </table:table-row>
        <table:table-row table:style-name="Statisticalanalysisfunctions.2">
          <table:table-cell table:style-name="Statisticalanalysisfunctions.A2" office:value-type="string">
            <text:p text:style-name="P5">DISTT(Número; graus_liberdade; modo)</text:p>
          </table:table-cell>
          <table:table-cell table:style-name="Statisticalanalysisfunctions.B29" office:value-type="string">
            <text:p text:style-name="P47"><text:span text:style-name="T37">Retorna a distribuição t. </text:span><text:span text:style-name="T38">Número</text:span><text:span text:style-name="T37"> é o valor para o qual a distribuição t será calculada. </text:span><text:span text:style-name="T2">Graus_liberdade</text:span> é o número de graus de liberdade para a distribuição t. <text:span text:style-name="T2">Modo</text:span> = 1 retornará o teste unicaudal, <text:span text:style-name="T2">Modo</text:span> = 2 retornará o teste bicaudal.</text:p>
          </table:table-cell>
        </table:table-row>
        <table:table-row table:style-name="Statisticalanalysisfunctions.2">
          <table:table-cell table:style-name="Statisticalanalysisfunctions.A2" office:value-type="string">
            <text:p text:style-name="P5">EPADYX(dados_Y; dados_X)</text:p>
          </table:table-cell>
          <table:table-cell table:style-name="Statisticalanalysisfunctions.B30" office:value-type="string">
            <text:p text:style-name="P47"><text:span text:style-name="T37">Retorna o erro padrão do valor y previsto para todos os valores x da regressão.</text:span><text:span text:style-name="T37"> <text:s/></text:span><text:span text:style-name="T38">Dados_Y</text:span><text:span text:style-name="T37"> é a matriz de dados Y. </text:span><text:span text:style-name="T2">Dados_X</text:span> é a matriz de dados X.</text:p>
          </table:table-cell>
        </table:table-row>
        <table:table-row table:style-name="Statisticalanalysisfunctions.2">
          <table:table-cell table:style-name="Statisticalanalysisfunctions.A2" office:value-type="string">
            <text:p text:style-name="P5">FI(número)</text:p>
          </table:table-cell>
          <table:table-cell table:style-name="Statisticalanalysisfunctions.B31" office:value-type="string">
            <text:p text:style-name="P47"><text:span text:style-name="T37">Retorna os valores da função de distribuição para uma distribuição normal padrão. </text:span><text:span text:style-name="T38">Número</text:span><text:span text:style-name="T37"> representa o argumento para a distribuição normal padrão.</text:span></text:p>
          </table:table-cell>
        </table:table-row>
        <table:table-row table:style-name="Statisticalanalysisfunctions.2">
          <table:table-cell table:style-name="Statisticalanalysisfunctions.A2" office:value-type="string">
            <text:p text:style-name="P5">FISHER(Número)</text:p>
          </table:table-cell>
          <table:table-cell table:style-name="Statisticalanalysisfunctions.B32" office:value-type="string">
            <text:p text:style-name="P47"><text:span text:style-name="T37">Retorna a transformação de Fisher para x e cria uma função próxima a uma distribuição normal.</text:span><text:span text:style-name="T37"> </text:span><text:span text:style-name="T38">Número</text:span><text:span text:style-name="T37"> é o valor que será transformado.</text:span></text:p>
          </table:table-cell>
        </table:table-row>
        <table:table-row table:style-name="Statisticalanalysisfunctions.2">
          <table:table-cell table:style-name="Statisticalanalysisfunctions.A2" office:value-type="string">
            <text:p text:style-name="P5">FISHERINV(Número)</text:p>
          </table:table-cell>
          <table:table-cell table:style-name="Statisticalanalysisfunctions.B33" office:value-type="string">
            <text:p text:style-name="P47"><text:span text:style-name="T20">Retorna o inverso da transformação de Fisher para x e cria uma função próxima a uma distribuição normal.</text:span><text:span text:style-name="T20"> </text:span>Número<text:span text:style-name="T20"> é o valor que deverá sofrer a transformação inversa.</text:span></text:p>
          </table:table-cell>
        </table:table-row>
        <table:table-row table:style-name="Statisticalanalysisfunctions.2">
          <table:table-cell table:style-name="Statisticalanalysisfunctions.A2" office:value-type="string">
            <text:p text:style-name="P5">GAMA(Número)</text:p>
          </table:table-cell>
          <table:table-cell table:style-name="Statisticalanalysisfunctions.B34" office:value-type="string">
            <text:p text:style-name="P47">Retorna o valor da função Gama. Note que INVGAMA não é a inversa de GAMA, mas de DISTGAMA. <text:span text:style-name="T2">Número</text:span> é o argumento para calcular a função Gama.</text:p>
          </table:table-cell>
        </table:table-row>
        <table:table-row table:style-name="Statisticalanalysisfunctions.2">
          <table:table-cell table:style-name="Statisticalanalysisfunctions.A2" office:value-type="string">
            <text:p text:style-name="P5">GAUSS(Número)</text:p>
          </table:table-cell>
          <table:table-cell table:style-name="Statisticalanalysisfunctions.B35" office:value-type="string">
            <text:p text:style-name="P47"><text:span text:style-name="T37">Retorna a distribuição acumulada normal padrão.</text:span><text:span text:style-name="T37"> </text:span><text:span text:style-name="T38">Número</text:span><text:span text:style-name="T37"> é o valor para o qual o valor da distribuição normal padrão será calculado.</text:span></text:p>
          </table:table-cell>
        </table:table-row>
        <table:table-row table:style-name="Statisticalanalysisfunctions.2">
          <table:table-cell table:style-name="Statisticalanalysisfunctions.A2" office:value-type="string">
            <text:p text:style-name="P5">INCLINAÇÃO(dados_Y; dados_X)</text:p>
          </table:table-cell>
          <table:table-cell table:style-name="Statisticalanalysisfunctions.B36" office:value-type="string">
            <text:p text:style-name="P47"><text:span text:style-name="T37">Retorna a inclinação da linha da regressão linear. A inclinação é adaptada aos pontos de dados definidos nos valores y e x. <text:s/></text:span><text:span text:style-name="T39">D</text:span><text:span text:style-name="T38">ados_Y</text:span><text:span text:style-name="T37"> é a matriz de dados Y. </text:span><text:span text:style-name="T2">Dados_X</text:span> é a matriz de dados X.</text:p>
          </table:table-cell>
        </table:table-row>
        <text:soft-page-break/>
        <table:table-row table:style-name="Statisticalanalysisfunctions.2">
          <table:table-cell table:style-name="Statisticalanalysisfunctions.A2" office:value-type="string">
            <text:p text:style-name="P5">INT.CONFIANÇA(alfa; DESVPAD; tamanho)</text:p>
          </table:table-cell>
          <table:table-cell table:style-name="Statisticalanalysisfunctions.B37" office:value-type="string">
            <text:p text:style-name="P47"><text:span text:style-name="T37">Retorna o intervalo de confiança (1-alfa) para uma distribuição normal. </text:span><text:span text:style-name="T38">Alfa</text:span><text:span text:style-name="T37"> é o nível do intervalo de confiança. </text:span><text:span text:style-name="T2">DESVPAD</text:span> é o desvio padrão para a população total. <text:span text:style-name="T2">Tamanho</text:span> é o tamanho da população total.</text:p>
          </table:table-cell>
        </table:table-row>
        <table:table-row table:style-name="Statisticalanalysisfunctions.2">
          <table:table-cell table:style-name="Statisticalanalysisfunctions.A2" office:value-type="string">
            <text:p text:style-name="P6">INTERCEPÇÃO(dados_Y; dados_X)</text:p>
          </table:table-cell>
          <table:table-cell table:style-name="Statisticalanalysisfunctions.B38" office:value-type="string">
            <text:p text:style-name="P47"><text:span text:style-name="T37">Calcula o ponto no qual uma linha fará a interseção dos valores Y utilizando os valores X e Y conhecidos. </text:span><text:span text:style-name="T38">Dados_Y</text:span><text:span text:style-name="T37"> é o conjunto dependente de observações ou dados. </text:span><text:span text:style-name="T2">Dados_X</text:span> é o conjunto independente de observações ou dados.</text:p>
            <text:p text:style-name="P46">Nomes, matrizes ou referencias contendo números devem ser utilizados aqui. Números podem também ser inseridos diretamente.</text:p>
          </table:table-cell>
        </table:table-row>
        <table:table-row table:style-name="Statisticalanalysisfunctions.2">
          <table:table-cell table:style-name="Statisticalanalysisfunctions.A2" office:value-type="string">
            <text:p text:style-name="P5">INV.NORM(número; média; DESPAD)</text:p>
          </table:table-cell>
          <table:table-cell table:style-name="Statisticalanalysisfunctions.B39" office:value-type="string">
            <text:p text:style-name="P47"><text:span text:style-name="T37">Retorna o inverso da distribuição acumulada normal. </text:span><text:span text:style-name="T38">Número</text:span><text:span text:style-name="T37"> representa o valor de probabilidade utilizado para determinar a distribuição normal inversa. </text:span><text:span text:style-name="T2">Média</text:span> representa o valor da média na distribuição normal. <text:span text:style-name="T2">DESVPAD</text:span> representa o desvio padrão da distribuição normal.</text:p>
          </table:table-cell>
        </table:table-row>
        <table:table-row table:style-name="Statisticalanalysisfunctions.2">
          <table:table-cell table:style-name="Statisticalanalysisfunctions.A2" office:value-type="string">
            <text:p text:style-name="P5">INV.NORMP(número)</text:p>
          </table:table-cell>
          <table:table-cell table:style-name="Statisticalanalysisfunctions.B40" office:value-type="string">
            <text:p text:style-name="P47"><text:span text:style-name="T37">Retorna o inverso da distribuição acumulada normal padrão. </text:span><text:span text:style-name="T39">N</text:span><text:span text:style-name="T38">úmero</text:span><text:span text:style-name="T37"> é a probabilidade para o qual a distribuição normal padrão inversa será calculada.</text:span></text:p>
          </table:table-cell>
        </table:table-row>
        <table:table-row table:style-name="Statisticalanalysisfunctions.2">
          <table:table-cell table:style-name="Statisticalanalysisfunctions.A2" office:value-type="string">
            <text:p text:style-name="P5">INV.QUI(número; graus_liberdade)</text:p>
          </table:table-cell>
          <table:table-cell table:style-name="Statisticalanalysisfunctions.B41" office:value-type="string">
            <text:p text:style-name="P47">Retorna o inverso da probabilidade unicaudal da distribuição qui ao quadrado. <text:span text:style-name="T2">Número</text:span> é o valor da probabilidade de erro. <text:span text:style-name="T2">Graus_liberdade</text:span> é o grau de liberdade do experimento.</text:p>
          </table:table-cell>
        </table:table-row>
        <table:table-row table:style-name="Statisticalanalysisfunctions.2">
          <table:table-cell table:style-name="Statisticalanalysisfunctions.A2" office:value-type="string">
            <text:p text:style-name="P5">INV.QUI.QUAD(Probabilidade; Graus de liberdade)</text:p>
          </table:table-cell>
          <table:table-cell table:style-name="Statisticalanalysisfunctions.B42" office:value-type="string">
            <text:p text:style-name="P47">Retorna a inversa de DIST.QUI. <text:span text:style-name="T2">Probabilidade</text:span> é o valor da probabilidade para o qual a inversa da distribuição qui-quadrado será calculada. <text:span text:style-name="T2">Graus de liberdade</text:span> é o grau de liberdade para a função qui-quadrado.</text:p>
            <text:p text:style-name="P47"/>
          </table:table-cell>
        </table:table-row>
        <table:table-row table:style-name="Statisticalanalysisfunctions.2">
          <table:table-cell table:style-name="Statisticalanalysisfunctions.A2" office:value-type="string">
            <text:p text:style-name="P5">INVF(número; graus_liberdade_1; graus_liberdade_2)</text:p>
          </table:table-cell>
          <table:table-cell table:style-name="Statisticalanalysisfunctions.B43" office:value-type="string">
            <text:p text:style-name="P47"><text:span text:style-name="T37">Retorna o inverso da distribuição de probabilidade F. A distribuição F é usada para realizar testes F de modo a definir a relação entre dois conjuntos de dados diferentes. </text:span><text:span text:style-name="T38">Número</text:span><text:span text:style-name="T37"> é o valor de probabilidade para o qual deverá ser calculada a distribuição inversa F.</text:span><text:span text:style-name="T37"> </text:span><text:span text:style-name="T38">Graus_liberdade_1</text:span><text:span text:style-name="T37"> é o número de graus de liberdade no numerador na distribuição F.</text:span><text:span text:style-name="T37"> </text:span><text:span text:style-name="T38">Graus_liberdade_2</text:span><text:span text:style-name="T37"> é o grau de liberdade no denominador na distribuição F.</text:span></text:p>
          </table:table-cell>
        </table:table-row>
        <table:table-row table:style-name="Statisticalanalysisfunctions.2">
          <table:table-cell table:style-name="Statisticalanalysisfunctions.A2" office:value-type="string">
            <text:p text:style-name="P5">INVGAMA(Número; alfa; beta)</text:p>
          </table:table-cell>
          <table:table-cell table:style-name="Statisticalanalysisfunctions.B44" office:value-type="string">
            <text:p text:style-name="P47"><text:span text:style-name="T37">Retorna o inverso da distribuição acumulada DISTGAMA. Esta função permite procurar por variáveis com diferentes distribuições.</text:span><text:span text:style-name="T37"> </text:span><text:span text:style-name="T38">Número</text:span><text:span text:style-name="T37"> é o valor de probabilidade para o qual será calculada a distribuição Gama inversa.</text:span><text:span text:style-name="T37"> </text:span><text:span text:style-name="T38">Alfa</text:span><text:span text:style-name="T37"> é o parâmetro Alfa da distribuição gama.</text:span><text:span text:style-name="T37"> </text:span><text:span text:style-name="T38">Beta</text:span><text:span text:style-name="T37"> é o parâmetro Beta da distribuição Gama.</text:span></text:p>
          </table:table-cell>
        </table:table-row>
        <table:table-row table:style-name="Statisticalanalysisfunctions.2">
          <table:table-cell table:style-name="Statisticalanalysisfunctions.A2" office:value-type="string">
            <text:p text:style-name="P5">INVLOG(número; média; DESVPAD)</text:p>
          </table:table-cell>
          <table:table-cell table:style-name="Statisticalanalysisfunctions.B45" office:value-type="string">
            <text:p text:style-name="P47"><text:span text:style-name="T37">Retorna o inverso da distribuição lognormal. </text:span><text:span text:style-name="T38">Número</text:span><text:span text:style-name="T37"> é o valor da probabilidade para o qual será calculado o inverso da distribuição logarítmica padrão.</text:span><text:span text:style-name="T37"> </text:span><text:span text:style-name="T38">Média</text:span><text:span text:style-name="T37"> é a média aritmética da distribuição logarítmica padrão.</text:span><text:span text:style-name="T37"> </text:span><text:span text:style-name="T38">DESVPAD</text:span><text:span text:style-name="T37"> é o desvio padrão da distribuição logarítmica padrão.</text:span></text:p>
          </table:table-cell>
        </table:table-row>
        <table:table-row table:style-name="Statisticalanalysisfunctions.2">
          <table:table-cell table:style-name="Statisticalanalysisfunctions.A2" office:value-type="string">
            <text:p text:style-name="P5">INVT(número; graus_liberdade)</text:p>
          </table:table-cell>
          <table:table-cell table:style-name="Statisticalanalysisfunctions.B46" office:value-type="string">
            <text:p text:style-name="P47"><text:span text:style-name="T37">Retorna o inverso da distribuição t. </text:span><text:span text:style-name="T38">Número</text:span><text:span text:style-name="T37"> é a probabilidade associada à distribuição t bicaudal.</text:span><text:span text:style-name="T37"> </text:span><text:span text:style-name="T38">Graus_liberdade</text:span><text:span text:style-name="T37"> é o número de graus de liberdade para a distribuição t.</text:span></text:p>
          </table:table-cell>
        </table:table-row>
        <text:soft-page-break/>
        <table:table-row table:style-name="Statisticalanalysisfunctions.2">
          <table:table-cell table:style-name="Statisticalanalysisfunctions.A2" office:value-type="string">
            <text:p text:style-name="P5">LNGAMA(Número)</text:p>
          </table:table-cell>
          <table:table-cell table:style-name="Statisticalanalysisfunctions.B47" office:value-type="string">
            <text:p text:style-name="P47"><text:span text:style-name="T37">Retorna o logaritmo natural da função Gama: G(x).</text:span><text:span text:style-name="T37"> </text:span><text:span text:style-name="T38">Número</text:span><text:span text:style-name="T37"> é o valor para o qual deverá ser calculado o logaritmo natural da função Gama.</text:span></text:p>
          </table:table-cell>
        </table:table-row>
        <table:table-row table:style-name="Statisticalanalysisfunctions.2">
          <table:table-cell table:style-name="Statisticalanalysisfunctions.A2" office:value-type="string">
            <text:p text:style-name="P5">MAIOR(dados; Posição_c)</text:p>
          </table:table-cell>
          <table:table-cell table:style-name="Statisticalanalysisfunctions.B48" office:value-type="string">
            <text:p text:style-name="P47"><text:span text:style-name="T37">Retorna o maior valor na enésima posição da Posição_c de um conjunto de dados. </text:span><text:span text:style-name="T38">Dados</text:span><text:span text:style-name="T37"> é o intervalo de dados.</text:span><text:span text:style-name="T37"> </text:span><text:span text:style-name="T39">Posição_</text:span><text:span text:style-name="T38">C</text:span><text:span text:style-name="T37"> é a posição do valor.</text:span></text:p>
          </table:table-cell>
        </table:table-row>
        <table:table-row table:style-name="Statisticalanalysisfunctions.2">
          <table:table-cell table:style-name="Statisticalanalysisfunctions.A2" office:value-type="string">
            <text:p text:style-name="P5">MÁXIMO(número 1; número 2; ...)</text:p>
          </table:table-cell>
          <table:table-cell table:style-name="Statisticalanalysisfunctions.B49" office:value-type="string">
            <text:p text:style-name="P47"><text:span text:style-name="T37">Retorna o maior valor de uma lista de argumentos. </text:span><text:span text:style-name="T38">Número 1; número 2; ...</text:span><text:span text:style-name="T37"> são valores numéricos ou intervalos.</text:span></text:p>
            <text:p text:style-name="P53">Retorna 0 se nenhum valor numérico for encontrado no(s) intervalo(s) de célula(s) passado(s) como referência(s) de célula. Células de texto serão ignoradas pela função MÍNIMO() e MÁXIMO(). As funções MÍNIMOA() e MÁXIMOA() retornam 0 se não houver valor (numérico ou de texto) e não ocorrer um erro. Passar um argumento de texto literal para MÍNIMO() ou MÁXIMO(), e.g. MÍNIMO("string"), ainda resulta em um erro.</text:p>
          </table:table-cell>
        </table:table-row>
        <table:table-row table:style-name="Statisticalanalysisfunctions.2">
          <table:table-cell table:style-name="Statisticalanalysisfunctions.A2" office:value-type="string">
            <text:p text:style-name="P5">MÁXIMAA(valor 1; valor 2; ...)</text:p>
          </table:table-cell>
          <table:table-cell table:style-name="Statisticalanalysisfunctions.B50" office:value-type="string">
            <text:p text:style-name="P49"><text:span text:style-name="T37">Retorna o valor máximo de uma lista de argumentos. Ao contrário da função MÁXIMO, você pode inserir um texto nesta função. O valor do texto é 0. </text:span><text:span text:style-name="T38">Valor 1; valor2; ...</text:span><text:span text:style-name="T37"> são valores ou intervalos. Os textos tem valor 0.</text:span></text:p>
            <text:p text:style-name="P50">As funções MÍNIMOA() e MÁXIMOA() retornam 0 se não houver uma valor (numérico ou de texto) e se não ocorrer um erro.</text:p>
          </table:table-cell>
        </table:table-row>
        <table:table-row table:style-name="Statisticalanalysisfunctions.2">
          <table:table-cell table:style-name="Statisticalanalysisfunctions.A2" office:value-type="string">
            <text:p text:style-name="P5">MED(número 1; número 2;...)</text:p>
          </table:table-cell>
          <table:table-cell table:style-name="Statisticalanalysisfunctions.B51" office:value-type="string">
            <text:p text:style-name="P47"><text:span text:style-name="T37">Retorna a mediana de um conjunto de números. Em um conjunto contendo um número ímpar de valores, a mediana será o número do meio do conjunto e, em um conjunto contendo um número par de valores, ela será a média dos dois valores do meio do conjunto. </text:span><text:span text:style-name="T38">Número 1, número 2;...</text:span><text:span text:style-name="T37"> são valores ou intervalos, que representam uma amostra. Cada número pode ser também substituído por uma referência.</text:span></text:p>
          </table:table-cell>
        </table:table-row>
        <table:table-row table:style-name="Statisticalanalysisfunctions.2">
          <table:table-cell table:style-name="Statisticalanalysisfunctions.A2" office:value-type="string">
            <text:p text:style-name="P5">MÉDIA(número 1; número 2; ...)</text:p>
          </table:table-cell>
          <table:table-cell table:style-name="Statisticalanalysisfunctions.B52" office:value-type="string">
            <text:p text:style-name="P46"><text:span text:style-name="T37">Retorna a média dos argumentos. </text:span><text:span text:style-name="T38">Número 1; número 2; ...</text:span><text:span text:style-name="T37"> são valores numéricos ou intervalos.</text:span></text:p>
          </table:table-cell>
        </table:table-row>
        <table:table-row table:style-name="Statisticalanalysisfunctions.2">
          <table:table-cell table:style-name="Statisticalanalysisfunctions.A2" office:value-type="string">
            <text:p text:style-name="P5">MÉDIA.GEOMÉTRICA(número 1; número 2; ...)</text:p>
          </table:table-cell>
          <table:table-cell table:style-name="Statisticalanalysisfunctions.B53" office:value-type="string">
            <text:p text:style-name="P47"><text:span text:style-name="T37">Retorna a média geométrica de uma amostra. </text:span><text:span text:style-name="T38">Número 1; número 2; ... </text:span><text:span text:style-name="T37">são argumentos numéricos ou intervalos que representam uma amostra aleatória.</text:span></text:p>
          </table:table-cell>
        </table:table-row>
        <table:table-row table:style-name="Statisticalanalysisfunctions.2">
          <table:table-cell table:style-name="Statisticalanalysisfunctions.A2" office:value-type="string">
            <text:p text:style-name="P5">MÉDIA.HARMÔNICA(número 1; número 2; ...)</text:p>
          </table:table-cell>
          <table:table-cell table:style-name="Statisticalanalysisfunctions.B54" office:value-type="string">
            <text:p text:style-name="P47"><text:span text:style-name="T37">Retorna a média harmônica de um conjunto de dados. </text:span><text:span text:style-name="T38">Número 1; número 2; ...</text:span><text:span text:style-name="T37"> são até 30 valores ou intervalos que podem ser usados para calcular a média harmônica.</text:span></text:p>
          </table:table-cell>
        </table:table-row>
        <table:table-row table:style-name="Statisticalanalysisfunctions.2">
          <table:table-cell table:style-name="Statisticalanalysisfunctions.A2" office:value-type="string">
            <text:p text:style-name="P5">MÉDIA.INTERNA(dados; Alfa)</text:p>
          </table:table-cell>
          <table:table-cell table:style-name="Statisticalanalysisfunctions.B55" office:value-type="string">
            <text:p text:style-name="P47"><text:span text:style-name="T37">Retorna a média de um conjunto de dados sem o percentual Alfa dos dados nas margens. </text:span><text:span text:style-name="T38">Dados</text:span><text:span text:style-name="T37"> é a matriz de dados na amostra.</text:span><text:span text:style-name="T37"> </text:span><text:span text:style-name="T38">Alfa</text:span><text:span text:style-name="T37"> é a porcentagem dos dados marginais que não serão considerados.</text:span></text:p>
          </table:table-cell>
        </table:table-row>
        <table:table-row table:style-name="Statisticalanalysisfunctions.2">
          <table:table-cell table:style-name="Statisticalanalysisfunctions.A2" office:value-type="string">
            <text:p text:style-name="P5">MÉDIAA(valor 1; valor 2; ...)</text:p>
          </table:table-cell>
          <table:table-cell table:style-name="Statisticalanalysisfunctions.B56" office:value-type="string">
            <text:p text:style-name="P47"><text:span text:style-name="T37">Retorna a média dos argumentos. O valor de um texto é 0. </text:span><text:span text:style-name="T30">Valor 1; valor2; … </text:span><text:span text:style-name="T31">são valores ou intervalos. Os textos tem valor 0.</text:span></text:p>
          </table:table-cell>
        </table:table-row>
        <table:table-row table:style-name="Statisticalanalysisfunctions.1">
          <table:table-cell table:style-name="Statisticalanalysisfunctions.A2" office:value-type="string">
            <text:p text:style-name="P5">MENOR(dados; Posição_c)</text:p>
          </table:table-cell>
          <table:table-cell table:style-name="Statisticalanalysisfunctions.B57" office:value-type="string">
            <text:p text:style-name="P47"><text:span text:style-name="T37">Retorna o menor valor na enésima posição Posição_c de um conjunto de dados. </text:span><text:span text:style-name="T38">Dados</text:span><text:span text:style-name="T37"> é o intervalo de dados.</text:span><text:span text:style-name="T37"> </text:span><text:span text:style-name="T39">Posição_c</text:span><text:span text:style-name="T37"> é a posição do valor.</text:span></text:p>
          </table:table-cell>
        </table:table-row>
        <text:soft-page-break/>
        <table:table-row table:style-name="Statisticalanalysisfunctions.1">
          <table:table-cell table:style-name="Statisticalanalysisfunctions.A2" office:value-type="string">
            <text:p text:style-name="P5">MÍNIMO(número 1; número 2; ...)</text:p>
          </table:table-cell>
          <table:table-cell table:style-name="Statisticalanalysisfunctions.B58" office:value-type="string">
            <text:p text:style-name="P47"><text:span text:style-name="T37">Retorna o valor mínimo de uma lista de argumentos. </text:span><text:span text:style-name="T38">Número 1; número 2; ...</text:span><text:span text:style-name="T37"> são valores numéricos ou intervalos.</text:span></text:p>
            <text:p text:style-name="P53">Retorna 0 se nenhum valor numérico for encontrado no(s) intervalo(s) de célula(s) passado(s) como referência(s) de célula. Células de texto serão ignoradas pela função MÍNIMO() e MÁXIMO(). As funções MÍNIMOA() e MÁXIMOA() retornam 0 se não houver valor (numérico ou de texto) e não ocorrer um erro. Passar um argumento de texto literal para MÍNIMO() ou MÁXIMO(), e.g. MÍNIMO("string"), ainda resulta em um erro.</text:p>
          </table:table-cell>
        </table:table-row>
        <table:table-row table:style-name="Statisticalanalysisfunctions.1">
          <table:table-cell table:style-name="Statisticalanalysisfunctions.A2" office:value-type="string">
            <text:p text:style-name="P5">MÍNIMOA(valor 1; valor 2; ...)</text:p>
          </table:table-cell>
          <table:table-cell table:style-name="Statisticalanalysisfunctions.B59" office:value-type="string">
            <text:p text:style-name="P47"><text:span text:style-name="T37">Retorna o valor mínimo de uma lista de argumentos. Você também pode inserir texto nesta função. O valor do texto é 0. </text:span><text:span text:style-name="T30">Valor 1; valor 2; … </text:span><text:span text:style-name="T31">são valores ou intervalos. Os textos tem valor 0.</text:span></text:p>
            <text:p text:style-name="P51">As funções MÍNIMOA() e MÁXIMOA() retornam 0 se não houver um valor (numérico ou de texto) e se não ocorrer um erro.</text:p>
          </table:table-cell>
        </table:table-row>
        <table:table-row table:style-name="Statisticalanalysisfunctions.1">
          <table:table-cell table:style-name="Statisticalanalysisfunctions.A2" office:value-type="string">
            <text:p text:style-name="P5">MODO(número 1; número 2; ...)</text:p>
          </table:table-cell>
          <table:table-cell table:style-name="Statisticalanalysisfunctions.B60" office:value-type="string">
            <text:p text:style-name="P47"><text:span text:style-name="T37">Retorna o valor mais comum em um conjunto de dados. Se houver vários valores com a mesma frequência, o menor valor será retornado. Um erro ocorre quando um valor não aparece duas vezes. </text:span><text:span text:style-name="T38">Número 1; número 2; … </text:span><text:span text:style-name="T41">são valores numéricos ou intervalos.</text:span></text:p>
          </table:table-cell>
        </table:table-row>
        <table:table-row table:style-name="Statisticalanalysisfunctions.1">
          <table:table-cell table:style-name="Statisticalanalysisfunctions.A2" office:value-type="string">
            <text:p text:style-name="P5">ORDEM(valor; Dados; Tipo)</text:p>
          </table:table-cell>
          <table:table-cell table:style-name="Statisticalanalysisfunctions.B61" office:value-type="string">
            <text:p text:style-name="P47"><text:span text:style-name="T37">Retorna a ordem de um número em uma amostra.</text:span><text:span text:style-name="T37"> </text:span><text:span text:style-name="T38">Valor</text:span><text:span text:style-name="T37"> é o valor cuja ordem deverá ser determinada. </text:span><text:span text:style-name="T38">Dados</text:span><text:span text:style-name="T37"> é a matriz ou o intervalo de dados na amostra. </text:span><text:span text:style-name="T38">Tipo</text:span><text:span text:style-name="T37"> (opcional) é a ordem da sequência.</text:span></text:p>
            <text:p text:style-name="P47"><text:span text:style-name="T37">Tipo = 0 significa decrescente do último item da matriz para o primeiro (este é o padrão), </text:span><text:span text:style-name="T37"><text:s/></text:span><text:span text:style-name="T37">Tipo = 1 significa crescente do primeiro item do intervalo para o último.</text:span></text:p>
          </table:table-cell>
        </table:table-row>
        <table:table-row table:style-name="Statisticalanalysisfunctions.1">
          <table:table-cell table:style-name="Statisticalanalysisfunctions.A2" office:value-type="string">
            <text:p text:style-name="P5">ORDEM.PERCENTUAL(dados; valor)</text:p>
          </table:table-cell>
          <table:table-cell table:style-name="Statisticalanalysisfunctions.B62" office:value-type="string">
            <text:p text:style-name="P49"><text:span text:style-name="T37">Retorna a ordem percentual de um valor em uma amostra. </text:span><text:span text:style-name="T38">Dados</text:span><text:span text:style-name="T37"> representa a matriz de dados em uma amostra.</text:span><text:span text:style-name="T37"> </text:span><text:span text:style-name="T38">Valor</text:span><text:span text:style-name="T37"> representa o valor cuja ordem percentil será determinada.</text:span></text:p>
          </table:table-cell>
        </table:table-row>
        <table:table-row table:style-name="Statisticalanalysisfunctions.1">
          <table:table-cell table:style-name="Statisticalanalysisfunctions.A2" office:value-type="string">
            <text:p text:style-name="P5">PADRONIZAR(Número; média; DESVPAD)</text:p>
          </table:table-cell>
          <table:table-cell table:style-name="Statisticalanalysisfunctions.B63" office:value-type="string">
            <text:p text:style-name="P47"><text:span text:style-name="T37">Converte uma variável aleatória em um valor normalizado. </text:span><text:span text:style-name="T38">Número</text:span><text:span text:style-name="T37"> é o valor que deverá ser padronizado. </text:span><text:span text:style-name="T38">Média</text:span><text:span text:style-name="T37"> é a média aritmética da distribuição. </text:span><text:span text:style-name="T38">DESVPAD</text:span><text:span text:style-name="T37"> é o desvio padrão da distribuição.</text:span></text:p>
          </table:table-cell>
        </table:table-row>
        <table:table-row table:style-name="Statisticalanalysisfunctions.1">
          <table:table-cell table:style-name="Statisticalanalysisfunctions.A2" office:value-type="string">
            <text:p text:style-name="P5">PEARSON(Dados_1; Dados_2)</text:p>
          </table:table-cell>
          <table:table-cell table:style-name="Statisticalanalysisfunctions.B64" office:value-type="string">
            <text:p text:style-name="P47"><text:span text:style-name="T37">Retorna o coeficiente de correlação r do momento do produto Pearson. </text:span><text:span text:style-name="T38">Dados_1</text:span><text:span text:style-name="T37"> representa a matriz do primeiro conjunto de dados. </text:span><text:span text:style-name="T38">Dados_2</text:span><text:span text:style-name="T37"> representa a matriz do segundo conjunto de dados.</text:span></text:p>
          </table:table-cell>
        </table:table-row>
        <table:table-row table:style-name="Statisticalanalysisfunctions.1">
          <table:table-cell table:style-name="Statisticalanalysisfunctions.A2" office:value-type="string">
            <text:p text:style-name="P5">PERCENTIL(dados; Alfa)</text:p>
          </table:table-cell>
          <table:table-cell table:style-name="Statisticalanalysisfunctions.B65" office:value-type="string">
            <text:p text:style-name="P47"><text:span text:style-name="T37">Retorna o alfa-percentil dos valores dos dados em uma matriz. Um percentil retorna o valor de escala para uma série de dados que vai do menor (Alfa=0) ao maior valor (Alfa=1) de uma série de dados. Para </text:span>Alfa<text:span text:style-name="T37"> = 25%, o percentil significa o quartil; </text:span>Alfa<text:span text:style-name="T37"> = 50% é a MED.</text:span><text:span text:style-name="T37"> </text:span><text:span text:style-name="T38">Dados</text:span><text:span text:style-name="T37"> representa a matriz dos dados.</text:span><text:span text:style-name="T37"> </text:span><text:span text:style-name="T38">Alfa</text:span><text:span text:style-name="T37"> representa a porcentagem da escala entre 0 e 1.</text:span></text:p>
          </table:table-cell>
        </table:table-row>
        <table:table-row table:style-name="Statisticalanalysisfunctions.1">
          <table:table-cell table:style-name="Statisticalanalysisfunctions.A2" office:value-type="string">
            <text:p text:style-name="P5">PERMUTAÇÃOA(Contagem_1; <text:s/>Contagem_2)</text:p>
          </table:table-cell>
          <table:table-cell table:style-name="Statisticalanalysisfunctions.B66" office:value-type="string">
            <text:p text:style-name="P47"><text:span text:style-name="T37">Retorna o número de permutações para um número de objetos determinado (repetição permitida). </text:span><text:span text:style-name="T38">Contagem_1</text:span><text:span text:style-name="T37"> é o número total de objetos. </text:span><text:span text:style-name="T38">Contagem_2</text:span><text:span text:style-name="T37"> é o número de objetos em cada permutação.</text:span></text:p>
          </table:table-cell>
        </table:table-row>
        <text:soft-page-break/>
        <table:table-row table:style-name="Statisticalanalysisfunctions.1">
          <table:table-cell table:style-name="Statisticalanalysisfunctions.A2" office:value-type="string">
            <text:p text:style-name="P5">PERMUTAR(Contagem_1; <text:s/>Contagem_2)</text:p>
          </table:table-cell>
          <table:table-cell table:style-name="Statisticalanalysisfunctions.B67" office:value-type="string">
            <text:p text:style-name="P47"><text:span text:style-name="T37">Retorna o número de permutações para um determinado número de objetos. </text:span><text:span text:style-name="T38">Contagem_1</text:span><text:span text:style-name="T37"> é o número total de objetos. </text:span><text:span text:style-name="T38">Contagem_2</text:span><text:span text:style-name="T37"> é o número de objetos em cada permutação.</text:span></text:p>
          </table:table-cell>
        </table:table-row>
        <table:table-row table:style-name="Statisticalanalysisfunctions.1">
          <table:table-cell table:style-name="Statisticalanalysisfunctions.A2" office:value-type="string">
            <text:p text:style-name="P5">POISSON(Número; média; Acumulada)</text:p>
          </table:table-cell>
          <table:table-cell table:style-name="Statisticalanalysisfunctions.B68" office:value-type="string">
            <text:p text:style-name="P47"><text:span text:style-name="T37">Retorna a distribuição de Poisson. </text:span><text:span text:style-name="T38">Número</text:span><text:span text:style-name="T37"> representa o valor que serve de base para o cálculo da distribuição de Poisson. </text:span><text:span text:style-name="T38">Média</text:span><text:span text:style-name="T37"> representa o valor do meio da distribuição de Poisson. </text:span><text:span text:style-name="T38">Acumulada</text:span><text:span text:style-name="T37"> (opcional) = 0 ou Falso calcula a função densidade; </text:span><text:span text:style-name="T38">Acumulada</text:span><text:span text:style-name="T37"> = 1 ou Verdadeiro calcula a distribuição.</text:span></text:p>
            <text:p text:style-name="P53">Se omitido, o valor padrão Verdadeiro será inserido ao salvar o documento, para melhor compatibilidade com outros programas e versões antigas do LibreOffice.</text:p>
          </table:table-cell>
        </table:table-row>
        <table:table-row table:style-name="Statisticalanalysisfunctions.1">
          <table:table-cell table:style-name="Statisticalanalysisfunctions.A2" office:value-type="string">
            <text:p text:style-name="P5">PREVISÃO(valor; dados_Y; dados_X)</text:p>
          </table:table-cell>
          <table:table-cell table:style-name="Statisticalanalysisfunctions.B69" office:value-type="string">
            <text:p text:style-name="P47"><text:span text:style-name="T37">Extrapola valores futuros com base em valores x e y existentes. </text:span><text:span text:style-name="T38">Valor</text:span><text:span text:style-name="T37"> é o valor x para o qual quer-se o valor y obtido da regressão linear.</text:span><text:span text:style-name="T37"> </text:span><text:span text:style-name="T38">Dados_Y</text:span><text:span text:style-name="T37"> é uma matriz ou intervalo de pontos y conhecidos.</text:span><text:span text:style-name="T37"> </text:span><text:span text:style-name="T38">Dados_X</text:span><text:span text:style-name="T37"> é uma matriz ou intervalo de pontos x conhecidos.</text:span></text:p>
          </table:table-cell>
        </table:table-row>
        <table:table-row table:style-name="Statisticalanalysisfunctions.1">
          <table:table-cell table:style-name="Statisticalanalysisfunctions.A2" office:value-type="string">
            <text:p text:style-name="P5">PROB(dados; probabilidade; Início; Fim)</text:p>
          </table:table-cell>
          <table:table-cell table:style-name="Statisticalanalysisfunctions.B70" office:value-type="string">
            <text:p text:style-name="P47"><text:span text:style-name="T37">Retorna a probabilidade de que valores em um intervalo estão entre dois limites. Se não houver um valor de </text:span>Fim<text:span text:style-name="T37">, essa função calcula a probabilidade baseada no princípio de que os valores em Dados são iguais ao valor de </text:span>Início<text:span text:style-name="T37">.</text:span><text:span text:style-name="T37"> </text:span><text:span text:style-name="T38">Dados</text:span><text:span text:style-name="T37"> é a matriz ou o intervalo de dados na amostra.</text:span><text:span text:style-name="T37"> </text:span><text:span text:style-name="T38">Probabilidade</text:span><text:span text:style-name="T37"> representa a matriz ou o intervalo das probabilidades correspondentes.</text:span><text:span text:style-name="T37"> </text:span><text:span text:style-name="T38">Início</text:span><text:span text:style-name="T37"> é o início do intervalo de valores cujas probabilidades deverão ser somadas.</text:span><text:span text:style-name="T37"> </text:span><text:span text:style-name="T38">Fim</text:span><text:span text:style-name="T37"> (opcional) é o final do intervalo de valores cujas probabilidades deverão ser somadas. Se este parâmetro estiver ausente, será calculada a probabilidade para o valor de </text:span><text:span text:style-name="T38">Início</text:span><text:span text:style-name="T37">.</text:span></text:p>
          </table:table-cell>
        </table:table-row>
        <table:table-row table:style-name="Statisticalanalysisfunctions.1">
          <table:table-cell table:style-name="Statisticalanalysisfunctions.A2" office:value-type="string">
            <text:p text:style-name="P61">QUARTIL(dados; Tipo)</text:p>
          </table:table-cell>
          <table:table-cell table:style-name="Statisticalanalysisfunctions.B71" office:value-type="string">
            <text:p text:style-name="P47"><text:span text:style-name="T37">Retorna o quartil de um conjunto de dados.</text:span><text:span text:style-name="T37"> </text:span><text:span text:style-name="T38">Dados</text:span><text:span text:style-name="T37"> representa a matriz de dados em uma amostra.</text:span><text:span text:style-name="T37"> </text:span><text:span text:style-name="T38">Tipo</text:span><text:span text:style-name="T37"> representa o tipo de quartil. (0 = MÍNIMO, 1 = 25%, 2 = 50% (MED), 3 = 75% e 4 = MÁXIMO.)</text:span></text:p>
          </table:table-cell>
        </table:table-row>
        <table:table-row table:style-name="Statisticalanalysisfunctions.1">
          <table:table-cell table:style-name="Statisticalanalysisfunctions.A2" office:value-type="string">
            <text:p text:style-name="P5">RQUAD(dados_Y; dados_X)</text:p>
          </table:table-cell>
          <table:table-cell table:style-name="Statisticalanalysisfunctions.B72" office:value-type="string">
            <text:p text:style-name="P47"><text:span text:style-name="T37">Retorna o quadrado do coeficiente de correlação de Pearson com base nos valores fornecidos. A função RQUAD (também chamada de coeficiente de determinação) é uma medida utilizada para obter a exatidão de um ajuste e pode ser utilizada para produzir uma análise de regressão. </text:span><text:span text:style-name="T38">Dados_Y</text:span><text:span text:style-name="T37"> é uma matriz ou intervalo de pontos de dados.</text:span><text:span text:style-name="T37"> </text:span><text:span text:style-name="T38">Dados_X</text:span><text:span text:style-name="T37"> é uma matriz ou intervalo de pontos de dados.</text:span></text:p>
          </table:table-cell>
        </table:table-row>
        <table:table-row table:style-name="Statisticalanalysisfunctions.1">
          <table:table-cell table:style-name="Statisticalanalysisfunctions.A2" office:value-type="string">
            <text:p text:style-name="P5">TESTE.QUI(Dados_B; dados_E)</text:p>
          </table:table-cell>
          <table:table-cell table:style-name="Statisticalanalysisfunctions.B73" office:value-type="string">
            <text:p text:style-name="P53">Retorna a probabilidade de um desvio a partir de uma distribuição aleatória, de duas séries de teste, com base no teste do qui ao quadrado para independência. A função TESTE.QUI retorna a distribuição qui ao quadrado dos dados.</text:p>
            <text:p text:style-name="P47"><text:span text:style-name="T37">A probabilidade determinada pela função TESTE.QUI também pode ser determinada pela função DIST.QUI. Nesse caso, o Qui ao quadrado da amostra aleatória deve ser transmitido como um parâmetro, em vez de uma linha de dados.</text:span><text:span text:style-name="T37"> </text:span><text:span text:style-name="T38">Dados_B</text:span><text:span text:style-name="T37"> é a matriz das observações.</text:span><text:span text:style-name="T37"> </text:span><text:span text:style-name="T38">Dados_E</text:span><text:span text:style-name="T37"> é o intervalo dos valores esperados.</text:span></text:p>
          </table:table-cell>
        </table:table-row>
        <table:table-row table:style-name="Statisticalanalysisfunctions.1">
          <table:table-cell table:style-name="Statisticalanalysisfunctions.A2" office:value-type="string">
            <text:p text:style-name="P5">TESTEF(dados_1; dados_2)</text:p>
          </table:table-cell>
          <table:table-cell table:style-name="Statisticalanalysisfunctions.B74" office:value-type="string">
            <text:p text:style-name="P47"><text:span text:style-name="T37">Retorna o resultado de um teste F.</text:span><text:span text:style-name="T37"> </text:span><text:span text:style-name="T38">Dados_1</text:span><text:span text:style-name="T37"> é a primeira matriz de registros.</text:span><text:span text:style-name="T37"> </text:span><text:span text:style-name="T38">Dados_2</text:span><text:span text:style-name="T37"> é a segunda matriz de registros.</text:span></text:p>
          </table:table-cell>
        </table:table-row>
        <text:soft-page-break/>
        <table:table-row table:style-name="Statisticalanalysisfunctions.1">
          <table:table-cell table:style-name="Statisticalanalysisfunctions.A2" office:value-type="string">
            <text:p text:style-name="P5">TESTET(dados_1; dados_2; modo; Tipo)</text:p>
          </table:table-cell>
          <table:table-cell table:style-name="Statisticalanalysisfunctions.B75" office:value-type="string">
            <text:p text:style-name="P47"><text:span text:style-name="T37">Retorna a probabilidade associada ao Teste t de Student.</text:span><text:span text:style-name="T37"> </text:span><text:span text:style-name="T38">Dados_1</text:span><text:span text:style-name="T37"> é a matriz ou intervalo de dados dependente para o primeiro registro.</text:span><text:span text:style-name="T37"> </text:span><text:span text:style-name="T38">Dados_2</text:span><text:span text:style-name="T37"> é a matriz ou intervalo de dados dependentes para o segundo registro.</text:span><text:span text:style-name="T37"> </text:span><text:span text:style-name="T38">Modo</text:span><text:span text:style-name="T37"> = 1 calculará o teste unicaudal; </text:span><text:span text:style-name="T38">Modo</text:span><text:span text:style-name="T37"> = 2 calculará o teste bicaudal.</text:span><text:span text:style-name="T37"> </text:span><text:span text:style-name="T38">Tipo</text:span><text:span text:style-name="T37"> é o tipo de teste t que será realizado. O Tipo 1 significa pareado. O Tipo 2 significa duas amostras de variância igual (homoscedástico). O Tipo 3 significa duas amostras de variância diferente (heteroscedástico).</text:span></text:p>
          </table:table-cell>
        </table:table-row>
        <table:table-row table:style-name="Statisticalanalysisfunctions.1">
          <table:table-cell table:style-name="Statisticalanalysisfunctions.A2" office:value-type="string">
            <text:p text:style-name="P5">TESTEZ(dados; mu; sigma)</text:p>
          </table:table-cell>
          <table:table-cell table:style-name="Statisticalanalysisfunctions.B76" office:value-type="string">
            <text:p text:style-name="P47"><text:span text:style-name="T37">Calcula a probabilidade de observar uma estatística-z maior que àquela calculada com base em uma amostra. </text:span><text:span text:style-name="T38">Dados</text:span><text:span text:style-name="T37"> é amostra dada, retirada de uma população com distribuição normal.</text:span><text:span text:style-name="T37"> </text:span><text:span text:style-name="T39">M</text:span><text:span text:style-name="T38">u</text:span><text:span text:style-name="T37"> é a média conhecida da população.</text:span><text:span text:style-name="T37"> </text:span><text:span text:style-name="T38">Sigma</text:span><text:span text:style-name="T37"> (opcional) é o desvio padrão conhecido da população. Se omitido, a função utilizará o desvio padrão da amostra.</text:span></text:p>
          </table:table-cell>
        </table:table-row>
        <table:table-row table:style-name="Statisticalanalysisfunctions.2">
          <table:table-cell table:style-name="Statisticalanalysisfunctions.A2" office:value-type="string">
            <text:p text:style-name="P5">VAR(número 1; número 2; ...)</text:p>
          </table:table-cell>
          <table:table-cell table:style-name="Statisticalanalysisfunctions.B77" office:value-type="string">
            <text:p text:style-name="P47"><text:span text:style-name="T37">Estima a variância com base em uma amostra. </text:span><text:span text:style-name="T38">Número 1; número 2; … </text:span><text:span text:style-name="T37">são valores numéricos ou intervalos representando uma amostra com base na população inteira.</text:span></text:p>
          </table:table-cell>
        </table:table-row>
        <table:table-row table:style-name="Statisticalanalysisfunctions.1">
          <table:table-cell table:style-name="Statisticalanalysisfunctions.A2" office:value-type="string">
            <text:p text:style-name="P5">VARA(valor 1; valor 2; ...)</text:p>
          </table:table-cell>
          <table:table-cell table:style-name="Statisticalanalysisfunctions.B78" office:value-type="string">
            <text:p text:style-name="P47"><text:span text:style-name="T37">Estima uma variância com base em uma amostra. O valor do texto é 0. </text:span><text:span text:style-name="T38">Valor 1; valor2; ...</text:span><text:span text:style-name="T37"> são valores ou intervalos representando uma amostra derivada de uma população inteira. Textos tem valor 0.</text:span></text:p>
          </table:table-cell>
        </table:table-row>
        <table:table-row table:style-name="Statisticalanalysisfunctions.2">
          <table:table-cell table:style-name="Statisticalanalysisfunctions.A2" office:value-type="string">
            <text:p text:style-name="P5">VARP(número 1; número 2; ...)</text:p>
          </table:table-cell>
          <table:table-cell table:style-name="Statisticalanalysisfunctions.B79" office:value-type="string">
            <text:p text:style-name="P47"><text:span text:style-name="T37">Calcula a variância com base na população inteira. </text:span><text:span text:style-name="T38">Número 1; número 2; … </text:span><text:span text:style-name="T37">são valores numéricos ou intervalos representando uma amostra com base na população inteira.</text:span></text:p>
          </table:table-cell>
        </table:table-row>
        <table:table-row table:style-name="Statisticalanalysisfunctions.1">
          <table:table-cell table:style-name="Statisticalanalysisfunctions.A2" office:value-type="string">
            <text:p text:style-name="P5">VARPA(valor 1; valor 2; ...)</text:p>
          </table:table-cell>
          <table:table-cell table:style-name="Statisticalanalysisfunctions.B80" office:value-type="string">
            <text:p text:style-name="P47"><text:span text:style-name="T37">Calcula a variância com base na população inteira. O valor de texto será 0. <text:s/></text:span><text:span text:style-name="T38">Valor 1; valor2; ...</text:span><text:span text:style-name="T37"> </text:span><text:span text:style-name="T37">são valores ou intervalos representando uma população inteira.</text:span></text:p>
          </table:table-cell>
        </table:table-row>
        <table:table-row table:style-name="Statisticalanalysisfunctions.2">
          <table:table-cell table:style-name="Statisticalanalysisfunctions.A2" office:value-type="string">
            <text:p text:style-name="P5">WEIBULL(Número; alfa; Beta; A)</text:p>
          </table:table-cell>
          <table:table-cell table:style-name="Statisticalanalysisfunctions.B81" office:value-type="string">
            <text:p text:style-name="P47"><text:span text:style-name="T37">Retorna os valores da distribuição Weibull. A distribuição de Weibull é uma distribuição de probabilidade contínua, com parâmetros Alfa &gt;0 (forma) e Beta &gt;0 (escala). <text:s/>Se C for 0, WEIBULL calcula a função densidade de probabilidade. Se C for 1, WEIBULL calcula a função distribuição acumulada. </text:span><text:span text:style-name="T38">Número</text:span><text:span text:style-name="T37"> é o valor para calcular a distribuição de Weibull.</text:span><text:span text:style-name="T37"> </text:span><text:span text:style-name="T38">Alfa</text:span><text:span text:style-name="T37"> é o parâmetro de forma da distribuição de Weibull.</text:span><text:span text:style-name="T37"> </text:span><text:span text:style-name="T38">Beta</text:span><text:span text:style-name="T37"> é o parâmetro Beta da distribuição de Weibull.</text:span><text:span text:style-name="T37"> </text:span><text:span text:style-name="T38">A</text:span><text:span text:style-name="T37"> indica o tipo de função.</text:span></text:p>
          </table:table-cell>
        </table:table-row>
      </table:table>
      <text:h text:style-name="P82" text:outline-level="1"><text:bookmark text:name="__RefHeading__6932_1924864864"/><text:soft-page-break/>funções de <text:alphabetical-index-mark text:string-value="funções data"/><text:alphabetical-index-mark text:string-value="funções hora"/><text:alphabetical-index-mark text:string-value="data e hora" text:key1="funções"/>Data e Hora<text:bookmark-end text:name="__RefHeading__6932_1924864864"/></text:h>
      <text:p text:style-name="P34"><text:bookmark text:name="datumzeittext"/>Use estas funções para inserção, edição, e manipulação de datas e horários. O LibreOffice processa e computa um valor de data/hora como um número. Quando atribuímos o número de formato “Número” para um valor data ou hora, ele é mostrado como um número. Por exemplo 01/01/20111 12:00 PM, converto para 36526,5. Esta é apenas uma questão de formatação. O valor atual é sempre armazenado e manipulado como um número. Para ver a data ou hora exibidas no formato padrão, escolha o formato numérico (data ou hora) em conformidade.</text:p>
      <text:p text:style-name="P42">Para definir o formato padrão utilizado pelo Calc, vá em <text:span text:style-name="T36">Fe</text:span><text:span text:style-name="T34">r</text:span><text:span text:style-name="T36">ramentas → </text:span><text:span text:style-name="T34">O</text:span><text:span text:style-name="T36">pções → LibreOffice Calc → Calcular</text:span><text:span text:style-name="T35">.</text:span></text:p>
      <table:table table:name="Table14" table:style-name="Table14">
        <table:table-column table:style-name="Table14.A"/>
        <table:table-column table:style-name="Table14.B"/>
        <table:table-row table:style-name="Table14.1">
          <table:table-cell table:style-name="Table14.A1" office:value-type="string">
            <text:p text:style-name="P37">Cuidado</text:p>
            <text:p text:style-name="P11"><text:span text:style-name="T19"><text:s/></text:span><text:s/><draw:g text:anchor-type="as-char" draw:z-index="0" draw:style-name="gr1"><draw:path draw:style-name="gr2" draw:text-style-name="P93" svg:width="0.922cm" svg:height="0.715cm" svg:x="0cm" svg:y="0cm" svg:viewBox="0 0 923 716" svg:d="m0 643c0 47 23 73 71 73 257 0 518 0 774 0 48 0 95-26 72-73-136-214-268-429-400-642-23-2-94-2-118 0-133 213-265 428-399 642z"><text:p/></draw:path><draw:path draw:style-name="gr3" draw:text-style-name="P93" svg:width="0.114cm" svg:height="0.562cm" svg:x="0.407cm" svg:y="0.127cm" svg:viewBox="0 0 115 563"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le14.B1" office:value-type="string">
            <text:p text:style-name="P6">Quando digitarmos datas, barras ou traços usados como separadores de datas podem ser interpretados como operadores aritméticos. Para manter as datas de serem interpretadas como parte de fórmulas, e assim, retornar resultados errados, sempre coloque-as entre aspas, por exemplo, “12/08/85”.</text:p>
          </table:table-cell>
        </table:table-row>
      </table:table>
      <text:p text:style-name="P30">Tabela <text:sequence text:ref-name="refTable4" text:name="Table" text:formula="ooow:Table+1" style:num-format="1">5</text:sequence>: funções de Data e Hora</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P28">Sintaxe</text:p>
            </table:table-cell>
            <table:table-cell table:style-name="Dataandtimefunctions.A1" office:value-type="string">
              <text:p text:style-name="P28">Descrição</text:p>
            </table:table-cell>
          </table:table-row>
        </table:table-header-rows>
        <table:table-row table:style-name="Dataandtimefunctions.2">
          <table:table-cell table:style-name="Dataandtimefunctions.A2" office:value-type="string">
            <text:p text:style-name="P5">AGORA()</text:p>
          </table:table-cell>
          <table:table-cell table:style-name="Dataandtimefunctions.B31" office:value-type="string">
            <text:p text:style-name="P54">Retorna a data e a hora do sistema do computador. O valor é atualizado quando você recalcula o documento ou toda vez que o valor de uma célula é modificado.</text:p>
          </table:table-cell>
        </table:table-row>
        <table:table-row table:style-name="Dataandtimefunctions.1">
          <table:table-cell table:style-name="Dataandtimefunctions.A31" office:value-type="string">
            <text:p text:style-name="P5">ANO(Número)</text:p>
          </table:table-cell>
          <table:table-cell table:style-name="Dataandtimefunctions.B31" office:value-type="string">
            <text:p text:style-name="P47"><text:span text:style-name="T41">Retorna o ano como um número de acordo com as regras internas de cálculo.</text:span><text:span text:style-name="T41"> </text:span><text:span text:style-name="T4">Número</text:span><text:span text:style-name="T32"> mostra o valor interno de data para o qual o ano deverá ser retornado.</text:span></text:p>
          </table:table-cell>
        </table:table-row>
        <table:table-row table:style-name="Dataandtimefunctions.2">
          <table:table-cell table:style-name="Dataandtimefunctions.A4" office:value-type="string">
            <text:p text:style-name="P5">ANOS(Data inicial; Data final; Tipo)</text:p>
          </table:table-cell>
          <table:table-cell table:style-name="Dataandtimefunctions.B4" office:value-type="string">
            <text:p text:style-name="P47"><text:span text:style-name="T37">Calcula a diferença em anos entre duas datas, </text:span><text:span text:style-name="T4">Data inicial</text:span><text:span text:style-name="T32"> é a primeira data</text:span><text:span text:style-name="T32">. </text:span><text:span text:style-name="T4">Data final</text:span><text:span text:style-name="T32"> é a segunda data</text:span><text:span text:style-name="T32">. </text:span><text:span text:style-name="T4">Tipo</text:span><text:span text:style-name="T32"> calcula o tipo de diferença. Valores possíveis são 0 (intervalo) e 1 (em anos de calendário).</text:span></text:p>
          </table:table-cell>
        </table:table-row>
        <table:table-row table:style-name="Dataandtimefunctions.2">
          <table:table-cell table:style-name="Dataandtimefunctions.A31" office:value-type="string">
            <text:p text:style-name="P5">DATA(ano; mês; dia)</text:p>
          </table:table-cell>
          <table:table-cell table:style-name="Dataandtimefunctions.B31" office:value-type="string">
            <text:p text:style-name="P46"><text:span text:style-name="T37">Essa função calcula a data especificada por ano, mês e dia, e exibe no formato da célula. O formato padrão de uma célula que contém a função DATA é o formato de data, mas você pode formatar as células com qualquer outro formato numérico.</text:span> <text:span text:style-name="T3">Ano</text:span><text:span text:style-name="T32"> é um inteiro entre 1583 e 9956. </text:span><text:span text:style-name="T3">Mês</text:span><text:span text:style-name="T32"> é um inteiro entre 1 e 12. </text:span><text:span text:style-name="T3">Dia</text:span><text:span text:style-name="T32"> é um inteiro entre 1 e 31.</text:span></text:p>
          </table:table-cell>
        </table:table-row>
        <table:table-row table:style-name="Dataandtimefunctions.1">
          <table:table-cell table:style-name="Dataandtimefunctions.A6" office:value-type="string">
            <text:p text:style-name="P5">DATA.VALOR("texto")</text:p>
          </table:table-cell>
          <table:table-cell table:style-name="Dataandtimefunctions.B6" office:value-type="string">
            <text:p text:style-name="P47"><text:span text:style-name="T37">Retorna o número interno de data para textos entre aspas. O número interno de data é retornado como um número. O número é determinado pelo sistema de data utilizado pelo LibreOffice para calcular datas. Se a cadeia de caracteres de texto incluir um valor de hora, DATA.VALOR retornará somente a parte inteira da conversão.</text:span> <text:span text:style-name="T3">Texto</text:span><text:span text:style-name="T32"> é uma expressão de data válida e deve ser inserido entre aspas.</text:span></text:p>
          </table:table-cell>
        </table:table-row>
        <table:table-row table:style-name="Dataandtimefunctions.1">
          <table:table-cell table:style-name="Dataandtimefunctions.A31" office:value-type="string">
            <text:p text:style-name="P5">DATAM(Data inicial; Meses)</text:p>
          </table:table-cell>
          <table:table-cell table:style-name="Dataandtimefunctions.B31" office:value-type="string">
            <text:p text:style-name="P47"><text:span text:style-name="T41">O resultado é uma data que é um número de </text:span><text:span text:style-name="T40">Meses</text:span><text:span text:style-name="T41"> distante da </text:span><text:span text:style-name="T40">Data inicial</text:span><text:span text:style-name="T41">. Só serão considerados os meses; os dias não serão utilizados para o cálculo.</text:span><text:span text:style-name="T41"> </text:span><text:span text:style-name="T40">Data inicial</text:span><text:span text:style-name="T32"> é uma data. </text:span><text:span text:style-name="T4">Meses</text:span><text:span text:style-name="T32"> é o número de meses antes (se negativo) ou depois (se positivo) da data de início.</text:span></text:p>
          </table:table-cell>
        </table:table-row>
        <text:soft-page-break/>
        <table:table-row table:style-name="Dataandtimefunctions.2">
          <table:table-cell table:style-name="Dataandtimefunctions.A8" office:value-type="string">
            <text:p text:style-name="P5">DIA(Número)</text:p>
          </table:table-cell>
          <table:table-cell table:style-name="Dataandtimefunctions.B8" office:value-type="string">
            <text:p text:style-name="P47"><text:span text:style-name="T41">Retorna o dia de um determinado valor de data. O dia é retornado como um inteiro entre 1 e 31. Você também pode inserir um valor de data/hora negativo.</text:span><text:span text:style-name="T41"> </text:span><text:span text:style-name="T4">Número</text:span><text:span text:style-name="T32">, como valor de tempo, é um número decimal para o qual o dia deverá ser retornado.</text:span></text:p>
          </table:table-cell>
        </table:table-row>
        <table:table-row table:style-name="Dataandtimefunctions.2">
          <table:table-cell table:style-name="Dataandtimefunctions.A9" office:value-type="string">
            <text:p text:style-name="P5">DIA.DA.SEMANA(Número; Tipo)</text:p>
          </table:table-cell>
          <table:table-cell table:style-name="Dataandtimefunctions.B9" office:value-type="string">
            <text:p text:style-name="P47"><text:span text:style-name="T41">Retorna o dia da semana para uma data indicada. O dia é retornado como um inteiro entre 1 (Domingo) e 7 (Sábado) se Tipo for 1 ou for omitido. Se Tipo = 2, a numeração começa na Segunda-feira = 1; e se Tipo=3 a numeração começa com Segunda-feira=0.</text:span><text:span text:style-name="T41"> </text:span><text:span text:style-name="T4">Número</text:span><text:span text:style-name="T32">, como valor de data, é um número decimal o qual se quer o dia da semana.</text:span><text:span text:style-name="T32"> </text:span><text:span text:style-name="T4">Tipo</text:span><text:span text:style-name="T32"> determina o tipo de cálculo. Para Tipo=1, os dias da semana é contado a partir de Domingo (esse é o padrão mesmo quando Tipo for omitido). Para Tipo=2, os dias da semana são contados a partir de Segunda-feira=1. Para Tipo=3, os dias da semana são contados a partir de Segunda-feira=0.</text:span></text:p>
          </table:table-cell>
        </table:table-row>
        <table:table-row table:style-name="Dataandtimefunctions.2">
          <table:table-cell table:style-name="Dataandtimefunctions.A31" office:value-type="string">
            <text:p text:style-name="P5">DIAS(Data_2; Data_1)</text:p>
          </table:table-cell>
          <table:table-cell table:style-name="Dataandtimefunctions.B31" office:value-type="string">
            <text:p text:style-name="P47"><text:span text:style-name="T41">Calcula a diferença entre dois valores de data. O resultado retorna o número de dias entre as duas datas.</text:span><text:span text:style-name="T41"> </text:span><text:span text:style-name="T4">Data_1</text:span><text:span text:style-name="T32"> é a data inicial, </text:span><text:span text:style-name="T4">Data_2</text:span><text:span text:style-name="T32"> é a data final. Se </text:span><text:span text:style-name="T4">Data_2</text:span><text:span text:style-name="T32"> é uma data </text:span><text:span text:style-name="T33">anterior a</text:span><text:span text:style-name="T32"> </text:span><text:span text:style-name="T4">Data1</text:span><text:span text:style-name="T32"> o resultado é um número negativo.</text:span></text:p>
          </table:table-cell>
        </table:table-row>
        <table:table-row table:style-name="Dataandtimefunctions.1">
          <table:table-cell table:style-name="Dataandtimefunctions.A31" office:value-type="string">
            <text:p text:style-name="P5">DIAS360(Data_1; Data_2; Tipo)</text:p>
          </table:table-cell>
          <table:table-cell table:style-name="Dataandtimefunctions.B31" office:value-type="string">
            <text:p text:style-name="P47"><text:span text:style-name="T41">Retorna a diferença entre duas datas com base no ano de 360 dias utilizado no cálculo de juros.</text:span><text:span text:style-name="T41"> </text:span><text:span text:style-name="T32">Se </text:span><text:span text:style-name="T4">Data_2</text:span><text:span text:style-name="T32"> for anterior a </text:span><text:span text:style-name="T4">Data_1</text:span><text:span text:style-name="T32">, a função retornará um número negativo. </text:span><text:span text:style-name="T4">Tipo</text:span><text:span text:style-name="T32"> (opcional) determina o tipo de cálculo de diferença. Se Tipo = 0 ou o argumento estiver ausente, será utilizado o método norte-americano NASD (National Association of Securities Dealers). Se Tipo &lt;&gt; 0, será utilizado o método europeu.</text:span></text:p>
          </table:table-cell>
        </table:table-row>
        <table:table-row table:style-name="Dataandtimefunctions.2">
          <table:table-cell table:style-name="Dataandtimefunctions.A31" office:value-type="string">
            <text:p text:style-name="P5">DIASNOANO(Data)</text:p>
          </table:table-cell>
          <table:table-cell table:style-name="Dataandtimefunctions.B31" office:value-type="string">
            <text:p text:style-name="P47"><text:span text:style-name="T32">Calcula o número de dias do ano no qual ocorre a data inserida. </text:span><text:span text:style-name="T4">Data</text:span><text:span text:style-name="T32"> é qualquer data no ano respectivo. O parâmetro Data deve ser uma data válida na configuração do local do LibreOffice.</text:span></text:p>
          </table:table-cell>
        </table:table-row>
        <table:table-row table:style-name="Dataandtimefunctions.1">
          <table:table-cell table:style-name="Dataandtimefunctions.A31" office:value-type="string">
            <text:p text:style-name="P5">DIASNOMÊS(Data)</text:p>
          </table:table-cell>
          <table:table-cell table:style-name="Dataandtimefunctions.B31" office:value-type="string">
            <text:p text:style-name="P48"><text:span text:style-name="T37">Calcula o número de dias do mês no qual ocorre a data inserida. </text:span><text:span text:style-name="T40">Data</text:span><text:span text:style-name="T41"> é qualquer data no ano respectivo. O parâmetro Data deve ser uma data válida na configuração do local do LibreOffice.</text:span><text:span text:style-name="T37"> </text:span><text:s/></text:p>
          </table:table-cell>
        </table:table-row>
        <table:table-row table:style-name="Dataandtimefunctions.2">
          <table:table-cell table:style-name="Dataandtimefunctions.A31" office:value-type="string">
            <text:p text:style-name="P5">DIATRABALHOTOTAL(Data inicial; Data final; Feriados)</text:p>
          </table:table-cell>
          <table:table-cell table:style-name="Dataandtimefunctions.B31" office:value-type="string">
            <text:p text:style-name="P59"><text:span text:style-name="T41">Retorna o número de dias úteis entre </text:span><text:span text:style-name="T39">d</text:span><text:span text:style-name="T39">ata inicial</text:span><text:span text:style-name="T40"> e </text:span><text:span text:style-name="T39">data final</text:span><text:span text:style-name="T41"> Os feriados podem ser deduzidos da conta. </text:span><text:span text:style-name="T4">Data inicial</text:span><text:span text:style-name="T32"> é a data a partir da qual o cálculo é efetuado. Se a data inicial for um dia útil, o dia é incluído no cálculo.</text:span><text:span text:style-name="T32"> </text:span><text:span text:style-name="T4">Data final</text:span><text:span text:style-name="T32"> é a data até a qual o cálculo é efetuado. Se a data final é um dia útil, o dia é incluído no cálculo.</text:span><text:span text:style-name="T32"> </text:span><text:span text:style-name="T4">Feriados</text:span><text:span text:style-name="T32"> é uma lista opcional de feriados. São dias sem expediente. Digite um intervalo de células com os feriados listados individualmente.</text:span></text:p>
          </table:table-cell>
        </table:table-row>
        <text:soft-page-break/>
        <table:table-row table:style-name="Dataandtimefunctions.1">
          <table:table-cell table:style-name="Dataandtimefunctions.A31" office:value-type="string">
            <text:p text:style-name="P5">DIAÚTIL(Data inicial; Dias; Feriados) </text:p>
          </table:table-cell>
          <table:table-cell table:style-name="Dataandtimefunctions.B31" office:value-type="string">
            <text:p text:style-name="P47"><text:span text:style-name="T41">O resultado é um número de data que pode ser formatado como data. Você terá a data de um dia que é um certo número de </text:span><text:span text:style-name="T40">dias úteis</text:span><text:span text:style-name="T41"> distantes da </text:span><text:span text:style-name="T40">data inicial</text:span><text:span text:style-name="T41">. </text:span><text:span text:style-name="T4">Data inicial</text:span><text:span text:style-name="T32"> é a data de início para o cálculo. Se a data de início for um dia útil, ela será incluída no cálculo. </text:span><text:span text:style-name="T4">Dias</text:span><text:span text:style-name="T32"> é o número de dias úteis. Valores positivos resultam em uma data final após a data inicial. Valores negativos resultam numa data anterior à data inicial.</text:span><text:span text:style-name="T32"> </text:span><text:span text:style-name="T4">Feriados</text:span><text:span text:style-name="T32"> é uma lista opcional de feriados. São dias sem expediente. Digite um intervalo células que contém a lista de feriados individuais.</text:span><text:span text:style-name="T32"> </text:span></text:p>
          </table:table-cell>
        </table:table-row>
        <table:table-row table:style-name="Dataandtimefunctions.2">
          <table:table-cell table:style-name="Dataandtimefunctions.A31" office:value-type="string">
            <text:p text:style-name="P5">DOMINGODEPÁSCOA(ano)</text:p>
          </table:table-cell>
          <table:table-cell table:style-name="Dataandtimefunctions.B31" office:value-type="string">
            <text:p text:style-name="P47"><text:span text:style-name="T41">Retorna a data do domingo de Páscoa do ano inserido.</text:span><text:span text:style-name="T41"> </text:span><text:span text:style-name="T4">Ano</text:span><text:span text:style-name="T32"> é um inteiro entre 1583 e 9956 ou 0 e 99. Você também pode calcular outros feriados por simples adição a esta data.</text:span></text:p>
          </table:table-cell>
        </table:table-row>
        <table:table-row table:style-name="Dataandtimefunctions.1">
          <table:table-cell table:style-name="Dataandtimefunctions.A31" office:value-type="string">
            <text:p text:style-name="P5">ÉANOBISSEXTO(Data)</text:p>
          </table:table-cell>
          <table:table-cell table:style-name="Dataandtimefunctions.B31" office:value-type="string">
            <text:p text:style-name="P47"><text:span text:style-name="T37">Determina se uma determinada </text:span><text:span text:style-name="T39">data</text:span><text:span text:style-name="T37"> cai em ano bissexto. Retorna ou 1 (VERDADEIRO) ou 0 (FALSO). </text:span><text:span text:style-name="T2">Data</text:span> especifica se a data cai num ano bissexto. O parâmetro Data deve ser uma data válida de acordo com as configurações de local do LibreOffice.</text:p>
          </table:table-cell>
        </table:table-row>
        <table:table-row table:style-name="Dataandtimefunctions.2">
          <table:table-cell table:style-name="Dataandtimefunctions.A31" office:value-type="string">
            <text:p text:style-name="P5">FIMMÊS(Data inicial; Meses)</text:p>
          </table:table-cell>
          <table:table-cell table:style-name="Dataandtimefunctions.B31" office:value-type="string">
            <text:p text:style-name="P46"><text:span text:style-name="T37">O resultado é uma data um número de </text:span><text:span text:style-name="T39">Meses</text:span><text:span text:style-name="T41"> longe da </text:span><text:span text:style-name="T39">Data inicial</text:span><text:span text:style-name="T41"> dada. Só meses são considerados; dias não são usados para cálculo. </text:span><text:span text:style-name="T4">Data inicial</text:span><text:span text:style-name="T32"> é uma data (o ponto de partida para o cálculo).</text:span><text:span text:style-name="T32"> </text:span><text:span text:style-name="T3">Meses</text:span><text:span text:style-name="T32"> é o número de meses.</text:span></text:p>
          </table:table-cell>
        </table:table-row>
        <table:table-row table:style-name="Dataandtimefunctions.1">
          <table:table-cell table:style-name="Dataandtimefunctions.A31" office:value-type="string">
            <text:p text:style-name="P5">FRAÇÃOANO(Data inicia; Data final; Base)</text:p>
          </table:table-cell>
          <table:table-cell table:style-name="Dataandtimefunctions.B31" office:value-type="string">
            <text:p text:style-name="P60">Retorna um número entre 0 e 1, representando a fração de um ano entre a data inicial e a data final. <text:span text:style-name="T3">Data inicial</text:span><text:span text:style-name="T32"> e </text:span><text:span text:style-name="T3">data final </text:span><text:span text:style-name="T32">são dois valores de data. </text:span><text:span text:style-name="T3">Base</text:span><text:span text:style-name="T32"> é escolhida de uma lista de opções e indica como o ano será calculado.</text:span></text:p>
          </table:table-cell>
        </table:table-row>
        <table:table-row table:style-name="Dataandtimefunctions.2">
          <table:table-cell table:style-name="Dataandtimefunctions.A31" office:value-type="string">
            <text:p text:style-name="P5">HOJE()</text:p>
          </table:table-cell>
          <table:table-cell table:style-name="Dataandtimefunctions.B31" office:value-type="string">
            <text:p text:style-name="P58">Retorna a data atual do sistema do computador. O valor é atualizado quando o documento é reaberto. <text:span text:style-name="T3">HOJE</text:span> é uma função sem argumentos.</text:p>
          </table:table-cell>
        </table:table-row>
        <table:table-row table:style-name="Dataandtimefunctions.1">
          <table:table-cell table:style-name="Dataandtimefunctions.A31" office:value-type="string">
            <text:p text:style-name="P5">HORA(Número)</text:p>
          </table:table-cell>
          <table:table-cell table:style-name="Dataandtimefunctions.B31" office:value-type="string">
            <text:p text:style-name="P47"><text:span text:style-name="T37">Retorna a hora, como um inteiro, para o valor de tempo dado. </text:span><text:span text:style-name="T39">Número</text:span><text:span text:style-name="T41"> </text:span><text:span text:style-name="T32">como valor de tempo, é um número decimal o qual se quer o mês.</text:span></text:p>
          </table:table-cell>
        </table:table-row>
        <table:table-row table:style-name="Dataandtimefunctions.2">
          <table:table-cell table:style-name="Dataandtimefunctions.A31" office:value-type="string">
            <text:p text:style-name="P5">MES(Número)</text:p>
          </table:table-cell>
          <table:table-cell table:style-name="Dataandtimefunctions.B31" office:value-type="string">
            <text:p text:style-name="P47"><text:span text:style-name="T37">Retorna o mês, como um inteiro, para o valor de data dado. </text:span>Retorna o mês como um número inteiro entre 1 e 12. <text:span text:style-name="T3">Número</text:span><text:span text:style-name="T32"> </text:span><text:span text:style-name="T32">como valor de tempo, é um número decimal o qual se quer o mês.</text:span></text:p>
          </table:table-cell>
        </table:table-row>
        <table:table-row table:style-name="Dataandtimefunctions.1">
          <table:table-cell table:style-name="Dataandtimefunctions.A31" office:value-type="string">
            <text:p text:style-name="P5">MESES(Data inicial; Data final; Tipo)</text:p>
          </table:table-cell>
          <table:table-cell table:style-name="Dataandtimefunctions.B31" office:value-type="string">
            <text:p text:style-name="P58">Calcula a diferença, em meses, entre dois valores de data. <text:span text:style-name="T3">Data inicial </text:span><text:span text:style-name="T32">é a data inicial (antes). </text:span><text:span text:style-name="T3">Data final</text:span><text:span text:style-name="T32"> é a data final. </text:span><text:span text:style-name="T3">Tipo</text:span><text:span text:style-name="T32"> é um dos dois valores possíveis, 0 (intervalo) ou 1 (em meses). Se </text:span><text:span text:style-name="T3">data final</text:span><text:span text:style-name="T32"> é uma data anterior a </text:span><text:span text:style-name="T3">data inicial</text:span><text:span text:style-name="T32">, o resultado é um número negativo.</text:span></text:p>
          </table:table-cell>
        </table:table-row>
        <table:table-row table:style-name="Dataandtimefunctions.2">
          <table:table-cell table:style-name="Dataandtimefunctions.A31" office:value-type="string">
            <text:p text:style-name="P5">MINUTO(Número)</text:p>
          </table:table-cell>
          <table:table-cell table:style-name="Dataandtimefunctions.B31" office:value-type="string">
            <text:p text:style-name="P46"><text:span text:style-name="T37">Calcula o minuto para um valor interno de tempo O minuto retorna como um número entre 0 e 59.</text:span> <text:span text:style-name="T3">Número</text:span><text:span text:style-name="T32"> é um valor de tempo.</text:span></text:p>
          </table:table-cell>
        </table:table-row>
        <table:table-row table:style-name="Dataandtimefunctions.1">
          <table:table-cell table:style-name="Dataandtimefunctions.A25" office:value-type="string">
            <text:p text:style-name="P5">NÚM.SEMANA(Número; modo)</text:p>
          </table:table-cell>
          <table:table-cell table:style-name="Dataandtimefunctions.B25" office:value-type="string">
            <text:p text:style-name="P58">Calcula o número de semanas do calendário no ano para um valor interno de data. <text:span text:style-name="T3">Número</text:span><text:span text:style-name="T32"> é o</text:span> valor interno de data. <text:span text:style-name="T3">Modo</text:span><text:span text:style-name="T32"> defini o início da semana e o tipo de cálculo: 1 = Domingo, 2 = Segunda-feira.</text:span></text:p>
          </table:table-cell>
        </table:table-row>
        <text:soft-page-break/>
        <table:table-row table:style-name="Dataandtimefunctions.1">
          <table:table-cell table:style-name="Dataandtimefunctions.A26" office:value-type="string">
            <text:p text:style-name="P5">NÚM.SEMANA_ADD(Data; Tipo de retorno)</text:p>
          </table:table-cell>
          <table:table-cell table:style-name="Dataandtimefunctions.B26" office:value-type="string">
            <text:p text:style-name="P47"><text:span text:style-name="T41">O resultado indica o número da semana calendário da data. </text:span><text:span text:style-name="T39">D</text:span><text:span text:style-name="T3">ata</text:span><text:span text:style-name="T32"> é a data na semana no calendário. </text:span><text:span text:style-name="T3">Tipo de retorno</text:span><text:span text:style-name="T32"> define o início da semana e o tipo de cálculo: 1 = Domingo, 2 = Segunda-feira.</text:span></text:p>
          </table:table-cell>
        </table:table-row>
        <table:table-row table:style-name="Dataandtimefunctions.1">
          <table:table-cell table:style-name="Dataandtimefunctions.A31" office:value-type="string">
            <text:p text:style-name="P5">SEGUNDO(Número)</text:p>
          </table:table-cell>
          <table:table-cell table:style-name="Dataandtimefunctions.B31" office:value-type="string">
            <text:p text:style-name="P46"><text:span text:style-name="T37">Retorna o segundo, como um inteiro, para o valor de tempo dado. </text:span><text:span text:style-name="T32">O número de segundos é fornecido como um número inteiro entre 0 e 59. </text:span><text:span text:style-name="T3">Número</text:span><text:span text:style-name="T32"> é um valor de tempo.</text:span></text:p>
          </table:table-cell>
        </table:table-row>
        <table:table-row table:style-name="Dataandtimefunctions.2">
          <table:table-cell table:style-name="Dataandtimefunctions.A31" office:value-type="string">
            <text:p text:style-name="P5">SEMANAS(Data inicial; Data final; Tipo)</text:p>
          </table:table-cell>
          <table:table-cell table:style-name="Dataandtimefunctions.B31" office:value-type="string">
            <text:p text:style-name="P46"><text:span text:style-name="T37">Calcula a diferença em semanas entre duas data. </text:span><text:span text:style-name="T39">Data inicial</text:span><text:span text:style-name="T41"> </text:span><text:span text:style-name="T32">é a primeira data. </text:span><text:span text:style-name="T3">Data final </text:span><text:span text:style-name="T32">é a segunda data</text:span><text:span text:style-name="T32">. </text:span><text:span text:style-name="T3">Tipo</text:span><text:span text:style-name="T32"> calcula o tipo de diferença. Os dois valores possíveis são 0 (intervalo) ou 1 (em número de semanas).</text:span></text:p>
          </table:table-cell>
        </table:table-row>
        <table:table-row table:style-name="Dataandtimefunctions.1">
          <table:table-cell table:style-name="Dataandtimefunctions.A31" office:value-type="string">
            <text:p text:style-name="P5">SEMANASNOANO(Data)</text:p>
          </table:table-cell>
          <table:table-cell table:style-name="Dataandtimefunctions.B31" office:value-type="string">
            <text:p text:style-name="P47"><text:span text:style-name="T41">Calcula o número de semanas do ano no qual ocorre a data inserida. O número de semanas é definido da seguinte forma: uma semana que se estende por dois anos é adicionada ao ano no qual ocorre a maioria dos dias dessa semana.</text:span><text:span text:style-name="T41"> </text:span><text:span text:style-name="T4">Data</text:span><text:span text:style-name="T32"> é qualquer data no ano respectivo. O parâmetro Data deve ser uma data válida de acordo com as configurações de local do LibreOffice.</text:span></text:p>
          </table:table-cell>
        </table:table-row>
        <table:table-row table:style-name="Dataandtimefunctions.2">
          <table:table-cell table:style-name="Dataandtimefunctions.A31" office:value-type="string">
            <text:p text:style-name="P5">TEMPO(hora; minuto; segundo)</text:p>
          </table:table-cell>
          <table:table-cell table:style-name="Dataandtimefunctions.B31" office:value-type="string">
            <text:p text:style-name="P58">Retorna o valor de tempo atual em valores de horas, minutos e segundos. Esta função pode ser usada para converter uma hora baseado em um desses três elementos para um valor decimal de hora. <text:span text:style-name="T3">Hora</text:span><text:span text:style-name="T32">, </text:span><text:span text:style-name="T3">minuto</text:span><text:span text:style-name="T32"> e </text:span><text:span text:style-name="T3">segundo</text:span><text:span text:style-name="T32"> todos devem ser inteiros.</text:span></text:p>
          </table:table-cell>
        </table:table-row>
        <table:table-row table:style-name="Dataandtimefunctions.1">
          <table:table-cell table:style-name="Dataandtimefunctions.A31" office:value-type="string">
            <text:p text:style-name="P5">VALOR.TEMPO(“texto”)</text:p>
          </table:table-cell>
          <table:table-cell table:style-name="Dataandtimefunctions.B31" office:value-type="string">
            <text:p text:style-name="P58">Retorna o número interno de hora para um <text:span text:style-name="T3">texto</text:span><text:span text:style-name="T32"> entre aspas em um formato de entrada de tempo. O número interno indicado como um decimal é o resultado do sistema de data usado pelo LibreOffice para calcular entradas de data.</text:span></text:p>
          </table:table-cell>
        </table:table-row>
      </table:table>
      <text:h text:style-name="P85" text:outline-level="1"><text:bookmark text:name="__RefHeading__6934_1924864864"/>funções Lógicas<text:bookmark-end text:name="__RefHeading__6934_1924864864"/></text:h>
      <text:p text:style-name="P24">Use as <text:alphabetical-index-mark-start text:id="IMark157903532"/>funções lógicas<text:alphabetical-index-mark-end text:id="IMark157903532"/> para testar valores e produzir resultados baseados no resultado do teste. Estas funções são condicionais e fornecem a capacidade de escrever fórmulas mais com base na entrada ou saída..</text:p>
      <text:p text:style-name="P30">Tabela <text:sequence text:ref-name="refTable5" text:name="Table" text:formula="ooow:Table+1" style:num-format="1">6</text:sequence>: funções Lógica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P28">Sintaxe</text:p>
            </table:table-cell>
            <table:table-cell table:style-name="Logicalfunctions.A1" office:value-type="string">
              <text:p text:style-name="P28">Descrição</text:p>
            </table:table-cell>
          </table:table-row>
        </table:table-header-rows>
        <table:table-row table:style-name="Logicalfunctions.2">
          <table:table-cell table:style-name="Logicalfunctions.A2" office:value-type="string">
            <text:p text:style-name="P5">E(Valor lógico_1; Valor lógico_2; ...)</text:p>
          </table:table-cell>
          <table:table-cell table:style-name="Logicalfunctions.B7" office:value-type="string">
            <text:p text:style-name="P6">Retorna VERDADEIRO se todos os argumentos são VERDADEIROS. Se qualquer elemento é FALSO, esta função retorna o valor FALSO. <text:span text:style-name="T3">Valor lógico 1</text:span><text:span text:style-name="T32">; </text:span><text:span text:style-name="T3">Valor lógico 2</text:span><text:span text:style-name="T32">; </text:span><text:span text:style-name="T3">... </text:span><text:span text:style-name="T32">são condições a serem verificadas. Todas condições podem ser VERDADEIRO ou FALSO. Se um intervalo é inserido como um parâmetro, a função usa o valor do intervalo que é na coluna ou linha atual.</text:span> O resultado é VERDADEIRO se o valor lógico em todas as células dentro do intervalo de células é VERDADEIRO.</text:p>
          </table:table-cell>
        </table:table-row>
        <table:table-row table:style-name="Logicalfunctions.1">
          <table:table-cell table:style-name="Logicalfunctions.A2" office:value-type="string">
            <text:p text:style-name="P5">FALSO()</text:p>
          </table:table-cell>
          <table:table-cell table:style-name="Logicalfunctions.B7" office:value-type="string">
            <text:p text:style-name="P6">Define o valor lógico para FALSO. A função FALSO() não requer nenhum argumento.</text:p>
          </table:table-cell>
        </table:table-row>
        <table:table-row table:style-name="Logicalfunctions.2">
          <table:table-cell table:style-name="Logicalfunctions.A4" office:value-type="string">
            <text:p text:style-name="P62">NÃO(Valor lógico)</text:p>
          </table:table-cell>
          <table:table-cell table:style-name="Logicalfunctions.B4" office:value-type="string">
            <text:p text:style-name="P6">Inverte o valor lógico. <text:span text:style-name="T3">Valor lógico</text:span><text:span text:style-name="T32"> é qualquer valor a ser revertido.</text:span></text:p>
          </table:table-cell>
        </table:table-row>
        <text:soft-page-break/>
        <table:table-row table:style-name="Logicalfunctions.2">
          <table:table-cell table:style-name="Logicalfunctions.A7" office:value-type="string">
            <text:p text:style-name="P5">OU(Valor lógico 1; Valor lógico 2; ...)</text:p>
          </table:table-cell>
          <table:table-cell table:style-name="Logicalfunctions.B7" office:value-type="string">
            <text:p text:style-name="P6">Retorna VERDADEIRO se pelo menos um argumento é VERDADEIRO. Retorna o valor FALSO se todos os argumentos tem o valor lógico FALSO. <text:span text:style-name="T3">Valor lógico 1; Valor lógico 2; ...</text:span><text:span text:style-name="T32"> são condições a serem verificadas. Todas as condições podem ser VERDADEIRO ou FALSO. Se um intervalo é inserido como um parâmetro, a função usa o valor para o intervalo que é na coluna ou linha atual,</text:span></text:p>
          </table:table-cell>
        </table:table-row>
        <table:table-row table:style-name="Logicalfunctions.1">
          <table:table-cell table:style-name="Logicalfunctions.A6" office:value-type="string">
            <text:p text:style-name="P5">SE(Teste; Valor_então; Valor_senão)</text:p>
          </table:table-cell>
          <table:table-cell table:style-name="Logicalfunctions.B6" office:value-type="string">
            <text:p text:style-name="P6">Especifica um teste lógico a ser executado. <text:span text:style-name="T3">Teste</text:span><text:span text:style-name="T32"> é qualquer valor ou expressão que pode ser VERDADEIRO ou FALSO.</text:span><text:span text:style-name="T3"> Valor_então</text:span><text:span text:style-name="T32"> (opcional) e o valor que é retornado se o teste lógico é VERDADEIRO. </text:span><text:span text:style-name="T3"><text:s/>Valor_senão</text:span><text:span text:style-name="T32"> (opcional) é o valor que é <text:s/>retornado se o teste lógico é FALSO.</text:span></text:p>
          </table:table-cell>
        </table:table-row>
        <table:table-row table:style-name="Logicalfunctions.1">
          <table:table-cell table:style-name="Logicalfunctions.A7" office:value-type="string">
            <text:p text:style-name="P5">VERDADEIRO()</text:p>
          </table:table-cell>
          <table:table-cell table:style-name="Logicalfunctions.B7" office:value-type="string">
            <text:p text:style-name="P6">Define o valor lógico para VERDADEIRO. A função VERDADEIRO() não requer nenhum argumento, e sempre retorna o valor lógico verdadeiro.</text:p>
          </table:table-cell>
        </table:table-row>
      </table:table>
      <text:h text:style-name="P85" text:outline-level="1"><text:bookmark text:name="__RefHeading__6936_1924864864"/>Funções de <text:alphabetical-index-mark text:string-value="funções de informações"/><text:alphabetical-index-mark text:string-value="informações" text:key1="funções"/>Informações<text:bookmark-end text:name="__RefHeading__6936_1924864864"/></text:h>
      <text:p text:style-name="P34">Estas funções fornecem informações (ou retorno) a respeito dos resultados de um teste para uma condição específica, ou um teste para o tipo de dados ou conteúdo que uma célula contém.</text:p>
      <text:p text:style-name="P31">Tabela <text:sequence text:ref-name="refTable6" text:name="Table" text:formula="ooow:Table+1" style:num-format="1">7</text:sequence>: funções de Informaçõe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P28">Sintaxe</text:p>
            </table:table-cell>
            <table:table-cell table:style-name="Informationalfunctions.A1" office:value-type="string">
              <text:p text:style-name="P28">Descrição</text:p>
            </table:table-cell>
          </table:table-row>
        </table:table-header-rows>
        <table:table-row table:style-name="Informationalfunctions.2">
          <table:table-cell table:style-name="Informationalfunctions.A2" office:value-type="string">
            <text:p text:style-name="P5">ATUAL()</text:p>
          </table:table-cell>
          <table:table-cell table:style-name="Informationalfunctions.B20" office:value-type="string">
            <text:p text:style-name="P53">Essa função retorna o resultado do momento de avaliação da fórmula na qual ela faz parte (em outras palavras até onde a avaliação foi feita). Seu uso principal é em conjunto com a função ESTILO () para aplicar estilos em células que dependem do seu conteúdo.</text:p>
          </table:table-cell>
        </table:table-row>
        <table:table-row table:style-name="Informationalfunctions.1">
          <table:table-cell table:style-name="Informationalfunctions.A2" office:value-type="string">
            <text:p text:style-name="P5">CÉL(“tipo_informação”; Referência)</text:p>
          </table:table-cell>
          <table:table-cell table:style-name="Informationalfunctions.B20" office:value-type="string">
            <text:p text:style-name="P47"><text:span text:style-name="T37">Retorna informações sobre o endereço, a formatação ou o conteúdo de uma célula. baseado no valor do argumento </text:span><text:span text:style-name="T39">tipo_informação</text:span><text:span text:style-name="T41">. </text:span><text:span text:style-name="T39">Tipo_informação</text:span><text:span text:style-name="T41"> </text:span><text:span text:style-name="T41">é a cadeia de caracteres que especifica o tipo de informação. A cadeia de caracteres é sempre em inglês. Caixa alta ou baixa é opcional.</text:span><text:span text:style-name="T41">, mas deve estar entre aspas. </text:span><text:span text:style-name="T39">Referência</text:span><text:span text:style-name="T41"> é o endereço de da célula a ser examinada. Se </text:span><text:span text:style-name="T39">referência</text:span><text:span text:style-name="T41"> está faltando, o Calc usa a posição da célula em que esta fórmula está localizada.</text:span></text:p>
          </table:table-cell>
        </table:table-row>
        <table:table-row table:style-name="Informationalfunctions.2">
          <table:table-cell table:style-name="Informationalfunctions.A2" office:value-type="string">
            <text:p text:style-name="P5">É.NÃO.DISP(valor)</text:p>
          </table:table-cell>
          <table:table-cell table:style-name="Informationalfunctions.B20" office:value-type="string">
            <text:p text:style-name="P57"><text:span text:style-name="T37">Retorna VERDADEIRO se uma célula contém o erro #N/A (valor não disponível). Se ocorrer um erro, a função retorna VERDEIRO. </text:span><text:span text:style-name="T39">Valor</text:span><text:span text:style-name="T41"> é o valor ou expressão a ser testada.</text:span></text:p>
          </table:table-cell>
        </table:table-row>
        <table:table-row table:style-name="Informationalfunctions.1">
          <table:table-cell table:style-name="Informationalfunctions.A2" office:value-type="string">
            <text:p text:style-name="P5">É.NÃO.TEXTO(valor)</text:p>
          </table:table-cell>
          <table:table-cell table:style-name="Informationalfunctions.B20" office:value-type="string">
            <text:p text:style-name="P57"><text:span text:style-name="T37">Testa se o conteúdo da célula é texto ou número, e retorna FALSO se o conteúdo é texto. Se ocorrer um erro, a função retorna VERDADEIRO. </text:span><text:span text:style-name="T39">Valor</text:span><text:span text:style-name="T41"> é qualquer valor ou expressão em que um teste é realizado para determinar se é um texto ou números ou um valor Booleano.</text:span></text:p>
          </table:table-cell>
        </table:table-row>
        <table:table-row table:style-name="Informationalfunctions.2">
          <table:table-cell table:style-name="Informationalfunctions.A20" office:value-type="string">
            <text:p text:style-name="P5">ÉCÉL.VAZIA(valor)</text:p>
          </table:table-cell>
          <table:table-cell table:style-name="Informationalfunctions.B20" office:value-type="string">
            <text:p text:style-name="P57"><text:span text:style-name="T37">Retorna VERDADEIRO se a referência para uma célula é vazia. <text:s text:c="3"/>Esta função é usada para determinar se o conteúdo de uma célula é vazia. Uma célula que contenha uma fórmula não está vazia. Se ocorrer um erro, a função retorna um valor lógico ou numérico. </text:span><text:span text:style-name="T39">Valor</text:span><text:span text:style-name="T41"> é o conteúdo a ser testado.</text:span></text:p>
          </table:table-cell>
        </table:table-row>
        <text:soft-page-break/>
        <table:table-row table:style-name="Informationalfunctions.1">
          <table:table-cell table:style-name="Informationalfunctions.A20" office:value-type="string">
            <text:p text:style-name="P5">ÉERRO(valor)</text:p>
          </table:table-cell>
          <table:table-cell table:style-name="Informationalfunctions.B20" office:value-type="string">
            <text:p text:style-name="P57"><text:span text:style-name="T37">Retorna VERDADEIRO se o valor se refere a qualquer valor de erro exceto #N/A. Podemos usar esta função para controlar valores de erro em certas células. Se ocorrer um erro, a função retorna um valor numérico ou lógico. </text:span><text:span text:style-name="T39">Valor</text:span><text:span text:style-name="T41"> é qualquer valor ou expressão em que um teste é realizado para determinar se um valor de erro diferente de #N/A está presente.</text:span></text:p>
          </table:table-cell>
        </table:table-row>
        <table:table-row table:style-name="Informationalfunctions.2">
          <table:table-cell table:style-name="Informationalfunctions.A20" office:value-type="string">
            <text:p text:style-name="P5">ÉERROS(valor)</text:p>
          </table:table-cell>
          <table:table-cell table:style-name="Informationalfunctions.B20" office:value-type="string">
            <text:p text:style-name="P47"><text:span text:style-name="T37">Testa condições de erro, incluindo o valor de erro #N/D, e retorna VERDADEIRO ou FALSO. </text:span>Se ocorrer um erro, essa função retornará um valor lógico ou numérico. <text:span text:style-name="T3">Valor</text:span><text:span text:style-name="T37"> </text:span><text:span text:style-name="T41">é ou faz referência ao valor que será testado. ÉERROS() retorna VERDADEIRO se houver um erro e FALSO se não houver.</text:span></text:p>
          </table:table-cell>
        </table:table-row>
        <table:table-row table:style-name="Informationalfunctions.1">
          <table:table-cell table:style-name="Informationalfunctions.A20" office:value-type="string">
            <text:p text:style-name="P5">ÉFÓRMULA(referência)</text:p>
          </table:table-cell>
          <table:table-cell table:style-name="Informationalfunctions.B20" office:value-type="string">
            <text:p text:style-name="P57"><text:span text:style-name="T37">Retorna VERDADEIRO se uma célula é uma célula de fórmula. Se ocorrer um erro, a função retorna um valor lógico ou numérico. </text:span><text:span text:style-name="T39">Referência</text:span><text:span text:style-name="T41"> indica a referência para uma célula em que um teste será realizado para determinar se ele contém uma fórmula.</text:span></text:p>
          </table:table-cell>
        </table:table-row>
        <table:table-row table:style-name="Informationalfunctions.2">
          <table:table-cell table:style-name="Informationalfunctions.A20" office:value-type="string">
            <text:p text:style-name="P5">ÉÍMPAR_ADD(Número)</text:p>
          </table:table-cell>
          <table:table-cell table:style-name="Informationalfunctions.B20" office:value-type="string">
            <text:p text:style-name="P57"><text:span text:style-name="T37">Retorna VERDADEIRO (1) se o número não retorna um número inteiro quando dividido por 2. </text:span><text:span text:style-name="T39">Número</text:span><text:span text:style-name="T41"> é o valor a ser testado.</text:span></text:p>
          </table:table-cell>
        </table:table-row>
        <table:table-row table:style-name="Informationalfunctions.1">
          <table:table-cell table:style-name="Informationalfunctions.A20" office:value-type="string">
            <text:p text:style-name="P5">ÉLÓGICO(valor)</text:p>
          </table:table-cell>
          <table:table-cell table:style-name="Informationalfunctions.B20" office:value-type="string">
            <text:p text:style-name="P57"><text:span text:style-name="T37">Retorna VERDADEIRO se a célula contém um formato de número lógico. A função é usada a fim de verificar para ambos os valores VERDADEIRO e FALSO em certas células. Se ocorrer um erro, a função retorna FALSO. </text:span><text:span text:style-name="T39">Valor</text:span><text:span text:style-name="T41"> é o valor a ser testado para o formato de número lógico.</text:span></text:p>
          </table:table-cell>
        </table:table-row>
        <table:table-row table:style-name="Informationalfunctions.2">
          <table:table-cell table:style-name="Informationalfunctions.A20" office:value-type="string">
            <text:p text:style-name="P5">ÉNUM(valor)</text:p>
          </table:table-cell>
          <table:table-cell table:style-name="Informationalfunctions.B20" office:value-type="string">
            <text:p text:style-name="P57"><text:span text:style-name="T37">Retorna VERDADEIRO se valor se refere a um número. Se ocorrer um erro, a função retorna um valor lógico ou numérico. </text:span><text:span text:style-name="T39">Valor</text:span><text:span text:style-name="T41"> é qualquer expressão a ser testada para determinar se é um número ou texto.</text:span></text:p>
          </table:table-cell>
        </table:table-row>
        <table:table-row table:style-name="Informationalfunctions.1">
          <table:table-cell table:style-name="Informationalfunctions.A20" office:value-type="string">
            <text:p text:style-name="P5">ÉPAR_ADD(Número)</text:p>
          </table:table-cell>
          <table:table-cell table:style-name="Informationalfunctions.B20" office:value-type="string">
            <text:p text:style-name="P47"><text:span text:style-name="T37">Os testes de </text:span><text:span text:style-name="T39">números</text:span><text:span text:style-name="T37"> pares. Retorna VERDADEIRO (1) se o </text:span><text:span text:style-name="T39">número</text:span><text:span text:style-name="T37"> retorna um número inteiro quando dividido por 2. </text:span><text:span text:style-name="T38">Número</text:span><text:span text:style-name="T37"> é o número a ser testado.</text:span></text:p>
          </table:table-cell>
        </table:table-row>
        <table:table-row table:style-name="Informationalfunctions.2">
          <table:table-cell table:style-name="Informationalfunctions.A20" office:value-type="string">
            <text:p text:style-name="P5">ÉREF(valor)</text:p>
          </table:table-cell>
          <table:table-cell table:style-name="Informationalfunctions.B20" office:value-type="string">
            <text:p text:style-name="P57"><text:span text:style-name="T37">Testa se o conteúdo de uma ou várias células é uma referência. Verifica o tipo ou referência em uma célula ou intervalo de células. Se ocorrer um erro, a função retorna um valor lógico ou numérico. </text:span><text:span text:style-name="T39">Valor</text:span><text:span text:style-name="T41"> é o valor a ser testado, para determinar se ele é uma referência.</text:span></text:p>
          </table:table-cell>
        </table:table-row>
        <table:table-row table:style-name="Informationalfunctions.1">
          <table:table-cell table:style-name="Informationalfunctions.A20" office:value-type="string">
            <text:p text:style-name="P5">ÉTEXTO(valor)</text:p>
          </table:table-cell>
          <table:table-cell table:style-name="Informationalfunctions.B20" office:value-type="string">
            <text:p text:style-name="P57"><text:span text:style-name="T37">Retorna VERDADEIRO se o conteúdo da célula se referir ao texto. Se ocorrer um erro, a função retorna FALSO. </text:span><text:span text:style-name="T39">Valor</text:span><text:span text:style-name="T41"> é um valor, número, valor booleano, ou valor de erro a ser testado.</text:span></text:p>
          </table:table-cell>
        </table:table-row>
        <table:table-row table:style-name="Informationalfunctions.2">
          <table:table-cell table:style-name="Informationalfunctions.A16" office:value-type="string">
            <text:p text:style-name="P5">FÓRMULA(`Referência)</text:p>
          </table:table-cell>
          <table:table-cell table:style-name="Informationalfunctions.B16" office:value-type="string">
            <text:p text:style-name="P46"><text:span text:style-name="T37">Exibe a fórmula de uma célula da fórmula em qualquer posição. A fórmula será retornada como uma </text:span><text:span text:style-name="T41">cadeia de caracteres de texto. </text:span><text:span text:style-name="T40">Referência</text:span><text:span text:style-name="T41"> é uma referência para uma célula contendo uma fórmula.</text:span><text:span text:style-name="T41"> Se nenhuma célula da fórmula pode ser encontrada, ou se o argumento apresentado não é uma referência, retorna o valor de erro #N/A.</text:span></text:p>
          </table:table-cell>
        </table:table-row>
        <table:table-row table:style-name="Informationalfunctions.2">
          <table:table-cell table:style-name="Informationalfunctions.A20" office:value-type="string">
            <text:p text:style-name="P5">INFO(“Texto”)</text:p>
          </table:table-cell>
          <table:table-cell table:style-name="Informationalfunctions.B20" office:value-type="string">
            <text:p text:style-name="P47">Retorna informações específicas sobre o ambiente de trabalho atual. A função recebe um único argumento de texto e retorna dados dependendo desse parâmetro. <text:span text:style-name="T3">Texto</text:span><text:span text:style-name="T32"> só poderá ser valores em inglês.</text:span></text:p>
          </table:table-cell>
        </table:table-row>
        <text:soft-page-break/>
        <table:table-row table:style-name="Informationalfunctions.1">
          <table:table-cell table:style-name="Informationalfunctions.A20" office:value-type="string">
            <text:p text:style-name="P5">N(valor)</text:p>
          </table:table-cell>
          <table:table-cell table:style-name="Informationalfunctions.B20" office:value-type="string">
            <text:p text:style-name="P57"><text:span text:style-name="T37">Retorna o número 1, se o parâmetro é VERDADEIRO. Retorna o parâmetro, se o parâmetro é um número. Retorna o número 0 para outros parâmetros. Se um ocorrer um erro, a função retorna um valor lógico ou numérico. </text:span><text:span text:style-name="T39">Valor </text:span><text:span text:style-name="T41">é o parâmetro a ser convertido em um número.</text:span></text:p>
          </table:table-cell>
        </table:table-row>
        <table:table-row table:style-name="Informationalfunctions.2">
          <table:table-cell table:style-name="Informationalfunctions.A20" office:value-type="string">
            <text:p text:style-name="P5">NÃO.DISP()</text:p>
          </table:table-cell>
          <table:table-cell table:style-name="Informationalfunctions.B20" office:value-type="string">
            <text:p text:style-name="P58">Retorna o valor de erro #N/A.</text:p>
          </table:table-cell>
        </table:table-row>
        <table:table-row table:style-name="Informationalfunctions.1">
          <table:table-cell table:style-name="Informationalfunctions.A20" office:value-type="string">
            <text:p text:style-name="P5">TIPO(valor)</text:p>
          </table:table-cell>
          <table:table-cell table:style-name="Informationalfunctions.B20" office:value-type="string">
            <text:p text:style-name="P57"><text:span text:style-name="T37">Retorna o tipo de valor. Se ocorrer um erro, a função retorna um valor lógico ou numérico. </text:span><text:span text:style-name="T39">Valor</text:span><text:span text:style-name="T41"> é um valor especifico para o qual o tipo de dado é determinado. Valor 1 = número, valor, valor 2 = texto, valor, valor 4 = valor booleano, valor 8 = fórmula, valor 16 = valor erro.</text:span></text:p>
          </table:table-cell>
        </table:table-row>
      </table:table>
      <text:h text:style-name="P82" text:outline-level="1"><text:bookmark text:name="__RefHeading__6938_1924864864"/>Funções de <text:alphabetical-index-mark text:string-value="funções de banco de dados"/><text:alphabetical-index-mark text:string-value="banco de dados" text:key1="funções"/>Banco de Dados<text:bookmark-end text:name="__RefHeading__6938_1924864864"/></text:h>
      <text:p text:style-name="P24">Esta seção lida com as funções usadas com dados organizadas como um linha de dados para um registro. A categoria <text:span text:style-name="T6">Banco de Dados</text:span><text:span text:style-name="T8"> </text:span><text:span text:style-name="T24">não deve ser confundida com o componente banco de dados Base do LibreOffice. Um banco de Dados Calc é um intervalo simples de células que compreende um bloco de dados relacionado onde cada linha contém um registro separado. Não </text:span><text:span text:style-name="T24">há conexão entre um banco de dados em LibreOffice e a categoria </text:span><text:span text:style-name="T9">Banco de dados</text:span><text:span text:style-name="T24"> no LibreOffice Calc.</text:span></text:p>
      <text:p text:style-name="P24">A função banco de dados usa os seguintes argumentos comuns:</text:p>
      <text:list xml:id="list38721204" text:continue-numbering="true" text:style-name="OOoBullets_20_1">
        <text:list-item>
          <text:p text:style-name="P74"><text:span text:style-name="T3">Banco de dados</text:span><text:span text:style-name="T32"> é um intervalos de células que define o banco de dados.</text:span></text:p>
        </text:list-item>
        <text:list-item>
          <text:p text:style-name="P79"><text:span text:style-name="T3">Campo do banco de dados</text:span><text:span text:style-name="T32"> especifica a coluna onde a função opera sobre os critérios de pesquisa depois que o primeiro parâmetro é aplicado e as linhas de dados são selecionadas. Não está relacionado com o critério de pesquisa em si. O número 0 especifica o intervalo de dados inteiros. Para referenciar uma coluna usando a nome do cabeçalho da coluna, coloque aspas em torno do nome do cabeçalho.</text:span></text:p>
        </text:list-item>
        <text:list-item>
          <text:p text:style-name="P91"><text:span text:style-name="T3">Critérios de pesquisa </text:span><text:span text:style-name="T32">é um intervalo de células que contém o critério de pesquisa... Células vazias no intervalo de critério de procura vai ser ignorado.</text:span></text:p>
        </text:list-item>
      </text:list>
      <table:table table:name="Table18" table:style-name="Table18">
        <table:table-column table:style-name="Table18.A"/>
        <table:table-column table:style-name="Table18.B"/>
        <table:table-row>
          <table:table-cell table:style-name="Table18.A1" office:value-type="string">
            <text:p text:style-name="P37">Nota</text:p>
          </table:table-cell>
          <table:table-cell table:style-name="Table18.B1" office:value-type="string">
            <text:p text:style-name="P6"><text:span text:style-name="T10">Todos os argumentos de </text:span><text:span text:style-name="T11">critério de busca</text:span><text:span text:style-name="T12"> para a função banco de dados suporta expressões regulares. Por exemplo, “todos.*” pode ser inserido pra encontrar <text:s/>a primeira localização de “todos” seguido por quaisquer caracteres. Para procurar por texto que também é uma expressão regular, preceda qualquer caractere com um caractere \. Podemos alternar a avaliação automática de expressões regulares dentro e for a em </text:span><text:span text:style-name="T11">Fe</text:span><text:span text:style-name="T13">r</text:span><text:span text:style-name="T14">ramentas → </text:span><text:span text:style-name="T13">O</text:span><text:span text:style-name="T14">pções → LibreOffice Calc → Calcular</text:span><text:span text:style-name="T15">.</text:span></text:p>
          </table:table-cell>
        </table:table-row>
      </table:table>
      <text:p text:style-name="P30"><text:soft-page-break/>Tabela <text:sequence text:ref-name="refTable7" text:name="Table" text:formula="ooow:Table+1" style:num-format="1">8</text:sequence>: media do Banco de Dados</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P28">Sintaxe</text:p>
            </table:table-cell>
            <table:table-cell table:style-name="Databaseaverage.A1" office:value-type="string">
              <text:p text:style-name="P28">Descrição</text:p>
            </table:table-cell>
          </table:table-row>
        </table:table-header-rows>
        <table:table-row table:style-name="Databaseaverage.2">
          <table:table-cell table:style-name="Databaseaverage.A2" office:value-type="string">
            <text:p text:style-name="P5">BDCONTAR(Banco de dados; Campo do banco de dados; Critérios de pesquisa)</text:p>
          </table:table-cell>
          <table:table-cell table:style-name="Databaseaverage.B13" office:value-type="string">
            <text:p text:style-name="P63"><text:span text:style-name="T37">Conta o número de linhas (registros) em um banco de dados que corresponde aos </text:span><text:span text:style-name="T39">critérios de pesquisa</text:span><text:span text:style-name="T41"> e contém valores numéricos. A pesquisa suporta expressões regulares. Para o parâmetro </text:span><text:span text:style-name="T39">campo do banco de dados</text:span><text:span text:style-name="T41">, digite o endereço de uma célula para especificar a coluna, ou digite o número 0 para todo o banco de dados. O parâmetro não pode ser vazio. </text:span><text:span text:style-name="T40">Banco de dados</text:span><text:span text:style-name="T41"> é o intervalo de dados a avaliar, incluindo seus cabeçalhos</text:span><text:span text:style-name="T41">. </text:span><text:span text:style-name="T40">Campo do banco de dados</text:span><text:span text:style-name="T41"> especifica a coluna para o critério de pesquisa: neste caso, o banco e dados inteiro. </text:span><text:span text:style-name="T40">Critério de pesquisa</text:span><text:span text:style-name="T41"> é o intervalo de entrada dos parâmetros de busca.</text:span></text:p>
          </table:table-cell>
        </table:table-row>
        <table:table-row table:style-name="Databaseaverage.1">
          <table:table-cell table:style-name="Databaseaverage.A13" office:value-type="string">
            <text:p text:style-name="P5">BDCONTARA(Banco de dados; Campo do banco de dados; Critérios de pesquisa)</text:p>
          </table:table-cell>
          <table:table-cell table:style-name="Databaseaverage.B13" office:value-type="string">
            <text:p text:style-name="P4"><text:span text:style-name="T37">Conta o número de linhas (registros) em um banco de dados que correspondam às condições de pesquisas </text:span><text:span text:style-name="T41">especificadas e que contém valores numéricos ou alfanuméricos. A pesquisa suporta expressões regulares.</text:span></text:p>
          </table:table-cell>
        </table:table-row>
        <table:table-row table:style-name="Databaseaverage.2">
          <table:table-cell table:style-name="Databaseaverage.A13" office:value-type="string">
            <text:p text:style-name="P5">BDDESVPA(Banco de dados; Campo do banco de dados; Critérios de pesquisa)</text:p>
          </table:table-cell>
          <table:table-cell table:style-name="Databaseaverage.B13" office:value-type="string">
            <text:p text:style-name="P4"><text:span text:style-name="T37">Calcula o desvio padrão de uma população baseado em todas as células de um intervalo de dados que correspondem aos </text:span><text:span text:style-name="T39">critérios de pesquisa</text:span><text:span text:style-name="T41">. Os registros a partir do exemplo são tratados como toda a população.</text:span></text:p>
          </table:table-cell>
        </table:table-row>
        <table:table-row table:style-name="Databaseaverage.1">
          <table:table-cell table:style-name="Databaseaverage.A13" office:value-type="string">
            <text:p text:style-name="P5">BDEST((Banco de dados; Campo do banco de dados; Critérios de pesquisa)</text:p>
          </table:table-cell>
          <table:table-cell table:style-name="Databaseaverage.B13" office:value-type="string">
            <text:p text:style-name="P4"><text:span text:style-name="T37">Calcula o desvio padrão de uma população baseado em uma amostra, usando os números em uma coluna do banco de dados que correspondem aos </text:span><text:span text:style-name="T39">critérios de pesquisa</text:span><text:span text:style-name="T41">. As gravações são tratadas como uma amostra de dados. Note que um resultado representativo de uma grande população não pode ser obtido a partir de uma amostra de menos de mil.</text:span></text:p>
          </table:table-cell>
        </table:table-row>
        <table:table-row table:style-name="Databaseaverage.2">
          <table:table-cell table:style-name="Databaseaverage.A13" office:value-type="string">
            <text:p text:style-name="P5">BDEXTRAIR(Banco de dados; Campo do banco de dados; Critérios de pesquisa)</text:p>
          </table:table-cell>
          <table:table-cell table:style-name="Databaseaverage.B13" office:value-type="string">
            <text:p text:style-name="P4"><text:span text:style-name="T37">Retorna o conteúdo da célula referenciada em um banco de dados que corresponde aos </text:span><text:span text:style-name="T39">critérios de busca</text:span><text:span text:style-name="T41">. No caso de um erro, a função retorna #VALOR! Para linha não encontrada ou Err502 para mais que uma célula encontrada.</text:span></text:p>
          </table:table-cell>
        </table:table-row>
        <table:table-row table:style-name="Databaseaverage.1">
          <table:table-cell table:style-name="Databaseaverage.A13" office:value-type="string">
            <text:p text:style-name="P5">BDMÁX(Banco de dados; Campo do banco de dados; Critérios de pesquisa)</text:p>
          </table:table-cell>
          <table:table-cell table:style-name="Databaseaverage.B13" office:value-type="string">
            <text:p text:style-name="P4"><text:span text:style-name="T37">Retorna o conteúdo máximo de uma célula (campo) em um banco de dados (todos os registros) que correspondem aos </text:span><text:span text:style-name="T39">critérios de pesquisa </text:span><text:span text:style-name="T41">especificado. A procura suporta expressões regulares.</text:span></text:p>
          </table:table-cell>
        </table:table-row>
        <table:table-row table:style-name="Databaseaverage.2">
          <table:table-cell table:style-name="Databaseaverage.A13" office:value-type="string">
            <text:p text:style-name="P5">BDMÉDIA(Banco de dados; Campo do banco de dados; Critérios de pesquisa)</text:p>
          </table:table-cell>
          <table:table-cell table:style-name="Databaseaverage.B13" office:value-type="string">
            <text:p text:style-name="P4"><text:span text:style-name="T37">Retorna a média dos valores de todas as células (campos) em todas linhas (registros dedados) que correspondem aos </text:span><text:span text:style-name="T39">critérios de pesquisa</text:span><text:span text:style-name="T41"> especificados. A pesquisa suporta expressões regulares.</text:span></text:p>
          </table:table-cell>
        </table:table-row>
        <table:table-row table:style-name="Databaseaverage.1">
          <table:table-cell table:style-name="Databaseaverage.A9" office:value-type="string">
            <text:p text:style-name="P5">BDMÍN((Banco de dados; Campo do banco de dados; Critérios de pesquisa)</text:p>
          </table:table-cell>
          <table:table-cell table:style-name="Databaseaverage.B9" office:value-type="string">
            <text:p text:style-name="P4"><text:span text:style-name="T37">Retorna o conteúdo mínimo de uma célula (campo) em um banco de dados que correspondem aos </text:span><text:span text:style-name="T39">critérios de pesquisa</text:span><text:span text:style-name="T41"> especificado. A pesquisa suporta expressões regulares.</text:span></text:p>
          </table:table-cell>
        </table:table-row>
        <table:table-row table:style-name="Databaseaverage.1">
          <table:table-cell table:style-name="Databaseaverage.A10" office:value-type="string">
            <text:p text:style-name="P5">BDMULTIPL(Banco de dados; Campo do banco de dados; Critérios de pesquisa)</text:p>
          </table:table-cell>
          <table:table-cell table:style-name="Databaseaverage.B10" office:value-type="string">
            <text:p text:style-name="P4"><text:span text:style-name="T37">Multiplica todas as células de um intervalo de dados onde o conteúdo da célula correspondem aos </text:span><text:span text:style-name="T39">critérios de pesquisa</text:span><text:span text:style-name="T41">. A pesquisa suporta expressões regulares.</text:span></text:p>
          </table:table-cell>
        </table:table-row>
        <table:table-row table:style-name="Databaseaverage.1">
          <table:table-cell table:style-name="Databaseaverage.A11" office:value-type="string">
            <text:p text:style-name="P5">BDSOMA(Banco de dados; Campo do banco de dados; Critérios de pesquisa)</text:p>
          </table:table-cell>
          <table:table-cell table:style-name="Databaseaverage.B11" office:value-type="string">
            <text:p text:style-name="P4"><text:span text:style-name="T37">Retorna o total de todas as células em um campo de banco de dados em todas as linhas (registros) que correspondem aos </text:span><text:span text:style-name="T39">critérios de pesquisa</text:span><text:span text:style-name="T41">. A pesquisa suporta expressões regulares.</text:span></text:p>
          </table:table-cell>
        </table:table-row>
        <text:soft-page-break/>
        <table:table-row table:style-name="Databaseaverage.2">
          <table:table-cell table:style-name="Databaseaverage.A13" office:value-type="string">
            <text:p text:style-name="P5">DVAREST(Banco de dados; Campo do banco de dados; Critérios de pesquisa)</text:p>
          </table:table-cell>
          <table:table-cell table:style-name="Databaseaverage.B13" office:value-type="string">
            <text:p text:style-name="P4"><text:span text:style-name="T37">Retorna a variância de todas as células de um campo de banco de dados em todos os registros <text:s/>que correspondem aos </text:span><text:span text:style-name="T39">critérios de pesquisa</text:span><text:span text:style-name="T41"> específico. Os registros para o exemplo são tratados como uma amostra de dados. Um resultado representativo de uma grande população não pode ser obtido a partir de uma amostra da população de menos de mil.</text:span></text:p>
          </table:table-cell>
        </table:table-row>
        <table:table-row table:style-name="Databaseaverage.1">
          <table:table-cell table:style-name="Databaseaverage.A13" office:value-type="string">
            <text:p text:style-name="P5">DVARP(Banco de dados; Campo do banco de dados; Critérios de pesquisa)</text:p>
          </table:table-cell>
          <table:table-cell table:style-name="Databaseaverage.B13" office:value-type="string">
            <text:p text:style-name="P4"><text:span text:style-name="T37">Calcula a variância de todos os valores de células em um campo do banco de dados em todos os registros que correspondem os </text:span><text:span text:style-name="T39">critérios de pesquisa</text:span><text:span text:style-name="T37"> específicos. Os registros são a partir do exemplo que tratados como uma população inteira.</text:span></text:p>
          </table:table-cell>
        </table:table-row>
      </table:table>
      <text:h text:style-name="P84" text:outline-level="1"><text:bookmark text:name="bm_id3147273"/><text:bookmark text:name="__RefHeading__6940_1924864864"/>Funções de <text:alphabetical-index-mark text:string-value="funções de matriz"/><text:alphabetical-index-mark text:string-value="matriz" text:key1="funções"/>Matriz<text:bookmark-end text:name="__RefHeading__6940_1924864864"/></text:h>
      <text:p text:style-name="P30">Tabela <text:sequence text:ref-name="refTable8" text:name="Table" text:formula="ooow:Table+1" style:num-format="1">9</text:sequence>: função Matriz</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P28">Sintaxe</text:p>
            </table:table-cell>
            <table:table-cell table:style-name="Arrayfunctions.A1" office:value-type="string">
              <text:p text:style-name="P28">Descrição</text:p>
            </table:table-cell>
          </table:table-row>
        </table:table-header-rows>
        <table:table-row table:style-name="Arrayfunctions.2">
          <table:table-cell table:style-name="Arrayfunctions.A2" office:value-type="string">
            <text:p text:style-name="P5">CRESCIMENTO(dados_Y; dados_X; novos_dados_X; Tipo_função)</text:p>
          </table:table-cell>
          <table:table-cell table:style-name="Arrayfunctions.B2" office:value-type="string">
            <text:p text:style-name="P57"><text:span text:style-name="T37">Calcula os pontos de uma tendência exponencial em uma matriz. </text:span><text:span text:style-name="T39">Dados_Y</text:span><text:span text:style-name="T41"> é a matriz de dados Y. </text:span><text:span text:style-name="T39">Dados_X</text:span><text:span text:style-name="T41"> (opcional) é a matriz de dados X. </text:span><text:span text:style-name="T39">Novos_dados_X</text:span><text:span text:style-name="T41"> (opcional) é a matriz de dados X, em que os valores são recalculados.</text:span><text:span text:style-name="T39"> Tipo_função</text:span><text:span text:style-name="T41"> é opcional. Se tipo_função = 0, as funções na forma y = m^x são calculadas. Caso contrário, y = b*m^x as funções são recalculadas.</text:span></text:p>
          </table:table-cell>
        </table:table-row>
        <table:table-row table:style-name="Arrayfunctions.1">
          <table:table-cell table:style-name="Arrayfunctions.A15" office:value-type="string">
            <text:p text:style-name="P5">FREQUÊNCIA(dados;<text:span text:style-name="T19"> </text:span>classes)</text:p>
          </table:table-cell>
          <table:table-cell table:style-name="Arrayfunctions.B3" office:value-type="string">
            <text:p text:style-name="P47"><text:span text:style-name="T41">Indica a distribuição de frequência em uma matriz de uma coluna. A função conta o número dos valores na matriz Dados que está dentro dos valores dados pela matriz Classes.</text:span><text:span text:style-name="T41"> </text:span><text:span text:style-name="T40">Dados</text:span><text:span text:style-name="T41"> representa a referência para os valores que serão contados. </text:span><text:span text:style-name="T2">Classes</text:span> representa a matriz dos valores limites</text:p>
          </table:table-cell>
        </table:table-row>
        <table:table-row table:style-name="Arrayfunctions.2">
          <table:table-cell table:style-name="Arrayfunctions.A15" office:value-type="string">
            <text:p text:style-name="P5">MATRIZ.DETERM(matriz)</text:p>
          </table:table-cell>
          <table:table-cell table:style-name="Arrayfunctions.B4" office:value-type="string">
            <text:p text:style-name="P57"><text:span text:style-name="T37">Retorna o determinante de uma matriz. Esta função retorna um valor na célula atual; não é necessário definir um intervalo para os resultados.</text:span><text:span text:style-name="T39"> Matriz</text:span><text:span text:style-name="T41"> é uma matriz quadrada em que os determinantes são definidos.</text:span></text:p>
          </table:table-cell>
        </table:table-row>
        <table:table-row table:style-name="Arrayfunctions.1">
          <table:table-cell table:style-name="Arrayfunctions.A15" office:value-type="string">
            <text:p text:style-name="P5">MATRIZ.INVERSO(matriz)</text:p>
          </table:table-cell>
          <table:table-cell table:style-name="Arrayfunctions.B5" office:value-type="string">
            <text:p text:style-name="P57"><text:span text:style-name="T37">Retorna a matriz inversa. </text:span><text:span text:style-name="T39">Matriz</text:span><text:span text:style-name="T41"> é uma matriz quadrada que está para ser invertida.</text:span></text:p>
          </table:table-cell>
        </table:table-row>
        <table:table-row table:style-name="Arrayfunctions.2">
          <table:table-cell table:style-name="Arrayfunctions.A15" office:value-type="string">
            <text:p text:style-name="P5">MATRIZ.MULT(matriz; matriz)</text:p>
          </table:table-cell>
          <table:table-cell table:style-name="Arrayfunctions.B6" office:value-type="string">
            <text:p text:style-name="P57"><text:span text:style-name="T37">Calcula o produto matriz de duas matrizes. O número de colunas para a matriz 1 deve corresponder ao número de linhas da matriz 2. A matriz quadrada tem um número igual de linhas e colunas. </text:span><text:span text:style-name="T39">Matriz</text:span><text:span text:style-name="T41"> em primeiro lugar e a primeira matriz usada no produto matriz. </text:span><text:span text:style-name="T39">Matriz</text:span><text:span text:style-name="T41"> no segundo lugar e a segunda matriz com o mesmo número de linhas.</text:span></text:p>
          </table:table-cell>
        </table:table-row>
        <table:table-row table:style-name="Arrayfunctions.1">
          <table:table-cell table:style-name="Arrayfunctions.A15" office:value-type="string">
            <text:p text:style-name="P10">MATRIZ.UNIDADE(Dimensões)</text:p>
          </table:table-cell>
          <table:table-cell table:style-name="Arrayfunctions.B7" office:value-type="string">
            <text:p text:style-name="P57"><text:span text:style-name="T37">Retorna a matriz quadrada unitária de um tamanho determinado. A matriz unitária e uma matriz quadrada onde os elementos da diagonal principal é igual a 1 e todos os outros elementos são iguais a 0. </text:span><text:span text:style-name="T39">Dimensões</text:span><text:span text:style-name="T41"> se referem ao tamanho da matriz unitária.</text:span></text:p>
          </table:table-cell>
        </table:table-row>
        <table:table-row table:style-name="Arrayfunctions.2">
          <table:table-cell table:style-name="Arrayfunctions.A15" office:value-type="string">
            <text:p text:style-name="P5">PROJ.LIN(dados_Y; dados_X; Tipo_linear; estatísticas)</text:p>
          </table:table-cell>
          <table:table-cell table:style-name="Arrayfunctions.B8" office:value-type="string">
            <text:p text:style-name="P47"><text:span text:style-name="T37">Retorna uma tabela de estatísticas para uma linha reta que melhor se ajusta ao conjunto de dados.</text:span><text:span text:style-name="T37"> </text:span><text:span text:style-name="T39">Dados_Y</text:span><text:span text:style-name="T41"> é a matriz de dados Y. </text:span><text:span text:style-name="T39">Dados_X</text:span><text:span text:style-name="T41"> (opcional) é a matriz de dados X. </text:span><text:span text:style-name="T39">Tipo_linear</text:span><text:span text:style-name="T41"> (opcional): se a linha passa pelo ponto zero, em seguida, defina Tipo_linear = 0. </text:span><text:span text:style-name="T39">Estatísticas</text:span><text:span text:style-name="T41"> (opcional): se Estatísticas = 0 somente o coeficiente de regressão é calculado. Caso contrário, outras estatísticas verão vistas.</text:span></text:p>
          </table:table-cell>
        </table:table-row>
        <text:soft-page-break/>
        <table:table-row table:style-name="Arrayfunctions.1">
          <table:table-cell table:style-name="Arrayfunctions.A15" office:value-type="string">
            <text:p text:style-name="P5">PROJ.LOG(dados_Y; dados_X; Tipo_função; estatísticas)</text:p>
          </table:table-cell>
          <table:table-cell table:style-name="Arrayfunctions.B9" office:value-type="string">
            <text:p text:style-name="P57"><text:span text:style-name="T37">Calcula o ajuste de entrada de dados como uma curva exponencial de regressão (y=b*m^x). </text:span><text:span text:style-name="T39">Dados_Y</text:span><text:span text:style-name="T41"> é a matriz de dados Y. </text:span><text:span text:style-name="T39">Dados_X</text:span><text:span text:style-name="T41"> (opcional) é a matriz de dados X.</text:span><text:span text:style-name="T39"> Tipo_função</text:span><text:span text:style-name="T41"> (opcional): se Tipo_função = 0, as funções na forma y = m^x são calculadas. Caso contrário, funções y = b*m^x </text:span><text:span text:style-name="T37"><text:s text:c="2"/>são calculadas. </text:span><text:span text:style-name="T39">Estatísticas</text:span><text:span text:style-name="T41"> (opcional): se Estatísticas = 0 somente o coeficiente de regressão é calculado.</text:span></text:p>
          </table:table-cell>
        </table:table-row>
        <table:table-row table:style-name="Arrayfunctions.2">
          <table:table-cell table:style-name="Arrayfunctions.A15" office:value-type="string">
            <text:p text:style-name="P5">SOMARPRODUTO(Matriz 1; Matriz 2; ...)</text:p>
          </table:table-cell>
          <table:table-cell table:style-name="Arrayfunctions.B10" office:value-type="string">
            <text:p text:style-name="P47"><text:span text:style-name="T37">Multiplica os elementos correspondentes das matrizes e retorna a soma desses produtos. </text:span><text:span text:style-name="T38">Matriz 1; matriz 2; ...</text:span><text:span text:style-name="T37"> representam matrizes cujos elementos correspondentes devem ser multiplicados.</text:span><text:span text:style-name="T37"> Pelo menos uma matriz deve fazer parte da lista de argumentos. Se apenas uma matriz for fornecida, todos os seus elementos serão somados.</text:span></text:p>
          </table:table-cell>
        </table:table-row>
        <table:table-row table:style-name="Arrayfunctions.1">
          <table:table-cell table:style-name="Arrayfunctions.A15" office:value-type="string">
            <text:p text:style-name="P5">SUMAX2DY2(matriz_x; matriz_y)</text:p>
          </table:table-cell>
          <table:table-cell table:style-name="Arrayfunctions.B11" office:value-type="string">
            <text:p text:style-name="P47"><text:span text:style-name="T37">Retorna a soma da diferença dos quadrados dos valores correspondentes de duas matrizes. </text:span><text:span text:style-name="T38">Matriz_x</text:span><text:span text:style-name="T37"> representa a primeira matriz cujos elementos serão elevados ao quadrado e somados. </text:span><text:span text:style-name="T2">Matriz_y</text:span> representa a segunda matriz cujos elementos devem ser elevados ao quadrado e subtraídos.</text:p>
          </table:table-cell>
        </table:table-row>
        <table:table-row table:style-name="Arrayfunctions.2">
          <table:table-cell table:style-name="Arrayfunctions.A15" office:value-type="string">
            <text:p text:style-name="P5">SUMAX2SY2(matriz_x; matriz_y)</text:p>
          </table:table-cell>
          <table:table-cell table:style-name="Arrayfunctions.B12" office:value-type="string">
            <text:p text:style-name="P47"><text:span text:style-name="T37">Retorna a soma da soma dos quadrados dos valores correspondentes de duas matrizes. </text:span><text:span text:style-name="T38">Matriz_x</text:span><text:span text:style-name="T37"> representa a primeira matriz cujos argumentos devem ser elevados ao quadrado e somados. </text:span><text:span text:style-name="T2">Matriz_y</text:span> representa a segunda matriz cujos elementos devem ser elevados ao quadrado e somados.</text:p>
          </table:table-cell>
        </table:table-row>
        <table:table-row table:style-name="Arrayfunctions.1">
          <table:table-cell table:style-name="Arrayfunctions.A15" office:value-type="string">
            <text:p text:style-name="P5">SUMAXMY2(matriz_x; matriz_y)</text:p>
          </table:table-cell>
          <table:table-cell table:style-name="Arrayfunctions.B13" office:value-type="string">
            <text:p text:style-name="P47"><text:span text:style-name="T37">Soma os quadrados da variância entre os valores correspondentes de duas matrizes. </text:span><text:span text:style-name="T38">Matriz_x</text:span><text:span text:style-name="T37"> representa a primeira matriz cujos argumentos devem ser subtraídos e elevados ao quadrado. </text:span><text:span text:style-name="T2">Matriz_y</text:span> representa a segunda matriz cujos elementos devem ser subtraídos e elevados ao quadrado.</text:p>
          </table:table-cell>
        </table:table-row>
        <table:table-row table:style-name="Arrayfunctions.2">
          <table:table-cell table:style-name="Arrayfunctions.A15" office:value-type="string">
            <text:p text:style-name="P5">TENDÊNCIA(dados_Y; dados_X; novos dados_X; Tipo_linear</text:p>
          </table:table-cell>
          <table:table-cell table:style-name="Arrayfunctions.B14" office:value-type="string">
            <text:p text:style-name="P47"><text:span text:style-name="T37">Retorna os valores resultantes de uma tendência linear. </text:span><text:span text:style-name="T38">Dados_Y</text:span><text:span text:style-name="T37"> representa a matriz de dados Y. </text:span><text:span text:style-name="T39">D</text:span><text:span text:style-name="T2">ados_X</text:span> (opcional) representa a matriz de dados X. <text:span text:style-name="T2">Novos dados_X</text:span> (opcional) representa a matriz de dados X, que será usada para recalcular valores. <text:span text:style-name="T2">Tipo_Linear</text:span>(Opcional). Se Tipo_Linear = 0 , então as linhas serão calculadas passando pelo ponto zero. Caso contrário, linhas deslocadas também serão calculadas. O padrão é Tipo_Linear &lt;&gt; 0.</text:p>
          </table:table-cell>
        </table:table-row>
        <table:table-row table:style-name="Arrayfunctions.1">
          <table:table-cell table:style-name="Arrayfunctions.A15" office:value-type="string">
            <text:p text:style-name="P5">TRANPOR(matriz)</text:p>
          </table:table-cell>
          <table:table-cell table:style-name="Arrayfunctions.B15" office:value-type="string">
            <text:p text:style-name="P47"><text:span text:style-name="T37">Transpõe as linhas e as colunas de uma matriz.</text:span><text:span text:style-name="T37"> </text:span><text:span text:style-name="T38">Matriz</text:span><text:span text:style-name="T37"> representa a matriz na planilha que será transposta.</text:span></text:p>
          </table:table-cell>
        </table:table-row>
      </table:table>
      <text:h text:style-name="P85" text:outline-level="1"><text:bookmark text:name="__RefHeading__6942_1924864864"/>Funções de Planilha<text:bookmark-end text:name="__RefHeading__6942_1924864864"/></text:h>
      <text:p text:style-name="P24">Use as <text:alphabetical-index-mark text:string-value="funções de planilha"/>funções planilha para pesquisa e endereço de intervalo de células e fornecer informações sobre o conteúdo de um célula ou intervalo de células. Podemos usar funções como HYPERLINK() e DDE() para conectar a outros documentos ou fontes de dados.</text:p>
      <text:p text:style-name="P31"><text:soft-page-break/>Tabela <text:sequence text:ref-name="refTable9" text:name="Table" text:formula="ooow:Table+1" style:num-format="1">10</text:sequence>: funções de Planilha</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P28">Sintaxe</text:p>
            </table:table-cell>
            <table:table-cell table:style-name="Spreadsheetfunctions.A1" office:value-type="string">
              <text:p text:style-name="P28">Descrição</text:p>
            </table:table-cell>
          </table:table-row>
        </table:table-header-rows>
        <table:table-row table:style-name="Spreadsheetfunctions.2">
          <table:table-cell table:style-name="Spreadsheetfunctions.A2" office:value-type="string">
            <text:p text:style-name="P5">ÁREAS(referência)</text:p>
          </table:table-cell>
          <table:table-cell table:style-name="Spreadsheetfunctions.B2" office:value-type="string">
            <text:p text:style-name="P47"><text:span text:style-name="T37">Retorna o número de intervalos individuais que pertencem a um intervalo múltiplo. Um intervalo pode ser composto de diversas células ou de uma única célula. </text:span><text:span text:style-name="T3">Referência</text:span> representa a referência a uma célula ou a um intervalo de células.</text:p>
          </table:table-cell>
        </table:table-row>
        <table:table-row table:style-name="Spreadsheetfunctions.2">
          <table:table-cell table:style-name="Spreadsheetfunctions.A2" office:value-type="string">
            <text:p text:style-name="P5">COLUNA(referência)</text:p>
          </table:table-cell>
          <table:table-cell table:style-name="Spreadsheetfunctions.B3" office:value-type="string">
            <text:p text:style-name="P47"><text:span text:style-name="T37">Retorna o número da coluna de uma referência de célula. Se a referência for uma célula, o número da coluna da célula será retornado; se o parâmetro for uma área de célula, os números de coluna correspondentes serão retornados em uma </text:span><text:a xlink:type="simple" xlink:href="vnd.sun.star.help://scalc/text/scalc/01/04060107.xhp?Language=pt-BR&amp;System=WIN&amp;UseDB=no&amp;DbPAR=scalc#wasmatrix"><text:span text:style-name="T16">matriz</text:span></text:a><text:span text:style-name="T37"> de linha única se a fórmula for inserida </text:span><text:a xlink:type="simple" xlink:href="vnd.sun.star.help://scalc/text/scalc/01/04060107.xhp?Language=pt-BR&amp;System=WIN&amp;UseDB=no&amp;DbPAR=scalc#somatrixformel"><text:span text:style-name="T16">como uma fórmula de matriz</text:span></text:a><text:span text:style-name="T37">. Se a função COLUNA tiver um parâmetro de referência de área e não for usada para uma fórmula de matriz, apenas o número da coluna da primeira célula da área será determinado. </text:span><text:span text:style-name="T2">Referência</text:span> é a referência a uma célula ou área de célula cujo primeiro número de coluna deve ser localizado.</text:p>
            <text:p text:style-name="P47">Se nenhuma referência for inserida, será localizado o número da coluna da célula na qual a fórmula foi inserida. O LibreOffice Calc define automaticamente a referência como a célula atual.</text:p>
          </table:table-cell>
        </table:table-row>
        <table:table-row table:style-name="Spreadsheetfunctions.2">
          <table:table-cell table:style-name="Spreadsheetfunctions.A2" office:value-type="string">
            <text:p text:style-name="P5">COLUNAS(matriz)</text:p>
          </table:table-cell>
          <table:table-cell table:style-name="Spreadsheetfunctions.B4" office:value-type="string">
            <text:p text:style-name="P47"><text:span text:style-name="T37">Retorna o número de colunas da referência especificada.</text:span><text:span text:style-name="T37"> </text:span><text:span text:style-name="T38">Matriz</text:span><text:span text:style-name="T37"> é a referência a um intervalo de células cujo número total de colunas deve ser encontrado. O argumento pode também ser uma célula única.</text:span></text:p>
          </table:table-cell>
        </table:table-row>
        <table:table-row table:style-name="Spreadsheetfunctions.2">
          <table:table-cell table:style-name="Spreadsheetfunctions.A2" office:value-type="string">
            <text:p text:style-name="P5">CORRESP(Critério de pesquisa; matriz_de_consulta; Tipo)</text:p>
          </table:table-cell>
          <table:table-cell table:style-name="Spreadsheetfunctions.B5" office:value-type="string">
            <text:p text:style-name="P47"><text:span text:style-name="T37">Retorna a posição relativa de um item de matriz que corresponde a um valor especificado. A função retorna a posição do valor encontrado na matriz_de_consulta como um número. </text:span><text:span text:style-name="T38">Critério de pesquisa</text:span><text:span text:style-name="T37"> é o valor a ser pesquisado na matriz de linha única ou de coluna única. </text:span><text:span text:style-name="T2">Matriz_de_pesquisa</text:span> é a referência pesquisada. Uma matriz de pesquisa pode ser uma linha ou coluna única, ou parte de uma linha ou coluna. <text:span text:style-name="T2">Tipo</text:span> pode receber os valores 1, 0 ou -1. Se Tipo = 1 ou se este parâmetro opcional for omitido, assume-se que a primeira coluna da matriz de pesquisa está classificada em ordem crescente. Se Tipo = -1, assume-se que a coluna está classificada em ordem decrescente. Essa função corresponde à mesma função do Microsoft Excel.</text:p>
          </table:table-cell>
        </table:table-row>
        <text:soft-page-break/>
        <table:table-row table:style-name="Spreadsheetfunctions.2">
          <table:table-cell table:style-name="Spreadsheetfunctions.A2" office:value-type="string">
            <text:p text:style-name="P5">DDE(servidor; Arquivo; intervalo; modo)</text:p>
          </table:table-cell>
          <table:table-cell table:style-name="Spreadsheetfunctions.B6" office:value-type="string">
            <text:p text:style-name="P47"><text:span text:style-name="T37">Retorna o resultado de um vínculo tipo DDE. Se o conteúdo do intervalo ou da seção vinculada for alterado, o valor retornado também será alterado. Você deve recarregar a planilha ou escolher </text:span><text:span text:style-name="T38">Editar - Vínculos</text:span><text:span text:style-name="T37"> para ver os vínculos atualizados. Não é permitido cruzar vínculos entre plataformas diferentes, por exemplo, de uma instalação do LibreOffice executada em um computador com Windows para um documento criado em um computador com Linux. </text:span><text:span text:style-name="T38">Servidor</text:span><text:span text:style-name="T37"> é o nome de um aplicativo do servidor. As aplicações do LibreOffice tem nome de servidor "Soffice". </text:span><text:span text:style-name="T2">Arquivo</text:span> é o nome completo do arquivo, incluindo a especificação do caminho. <text:span text:style-name="T2">Intervalo</text:span> é a área que contém os dados que serão avaliados. <text:span text:style-name="T2">Modo</text:span> é um parâmetro opcional que controla o método através do qual o servidor DDE converte seus dados em números, (0) Formato de número do estilo de célula "Padrão", (1) Os dados são sempre interpretados no formato padrão para o inglês <text:s/>americano, (2) Os dados são recuperados como texto; não ocorre a conversão em números</text:p>
          </table:table-cell>
        </table:table-row>
        <table:table-row table:style-name="Spreadsheetfunctions.2">
          <table:table-cell table:style-name="Spreadsheetfunctions.A2" office:value-type="string">
            <text:p text:style-name="P5">DESLOC(referência; linhas; colunas; altura; largura)</text:p>
          </table:table-cell>
          <table:table-cell table:style-name="Spreadsheetfunctions.B7" office:value-type="string">
            <text:p text:style-name="P47"><text:span text:style-name="T37">Retorna o valor do deslocamento de uma célula por um determinado número de linhas e colunas a partir de um ponto de referência especificado. </text:span><text:span text:style-name="T38">Referência</text:span><text:span text:style-name="T37"> é a referência da qual a função pesquisa pela nova referência. </text:span><text:span text:style-name="T2">Linhas</text:span> é o número de linhas pela qual a referência foi corrigida para cima (valor negativo) ou para baixo. <text:span text:style-name="T2">Colunas</text:span> (opcional) é o número de colunas pelo qual a referência foi corrigida para a esquerda (valor negativo) ou para a direita. <text:span text:style-name="T2">Altura</text:span> (opcional) é a altura de uma área que começa na nova posição de referência. <text:span text:style-name="T2">Largura</text:span> (opcional) é a largura horizontal de uma área que começa na nova posição de referência.</text:p>
            <text:p text:style-name="P55">Argumentos como <text:span text:style-name="T2">Linhas</text:span> e <text:span text:style-name="T2">Colunas</text:span> não podem referenciar a inícios de colunas e linhas em zero ou negativos. Argumentos <text:span text:style-name="T2">Altura</text:span> e <text:span text:style-name="T2">Largura</text:span> não podem indicar contagem nula o <text:s/>negativa de colunas ou linhas.</text:p>
          </table:table-cell>
        </table:table-row>
        <table:table-row table:style-name="Spreadsheetfunctions.2">
          <table:table-cell table:style-name="Spreadsheetfunctions.A2" office:value-type="string">
            <text:p text:style-name="P5">ENDEREÇO(linha; coluna; ABS; A1; “planilha”)</text:p>
          </table:table-cell>
          <table:table-cell table:style-name="Spreadsheetfunctions.B8" office:value-type="string">
            <text:p text:style-name="P47"><text:span text:style-name="T37">Retorna o endereço (referência) de uma célula na forma de texto, de acordo com os números de linha e coluna especificados. Você pode determinar se o endereço deve ser interpretado como absoluto (por exemplo, $A$1), relativo (como A1) ou em uma forma mista (A$1 ou $A1). Você também pode especificar o nome da planilha. </text:span><text:span text:style-name="T38">Linha</text:span><text:span text:style-name="T37"> representa o número da linha para a referência da célula. </text:span><text:span text:style-name="T2">Coluna</text:span> representa o número da coluna para a referência da célula (o número, não a letra). <text:span text:style-name="T2">Abs</text:span> determina o tipo de referência: 1: absoluto ($A$1); 2: o tipo de referência de linha é absoluto; a referência de coluna é relativa (A$1); 3: linha (relativa); coluna (absoluta) ($A1); 4: relativa (A1). <text:span text:style-name="T2">A1</text:span> (opcional) - Se definido como 0, a notação R1C1 será utilizada. Se este parâmetro estiver ausente ou definido com outro valor que 0, a notação A1 será utilizada.<text:span text:style-name="T2">Planilha</text:span> representa o nome da planilha. Deve estar entre aspas duplas.</text:p>
          </table:table-cell>
        </table:table-row>
        <text:soft-page-break/>
        <table:table-row table:style-name="Spreadsheetfunctions.2">
          <table:table-cell table:style-name="Spreadsheetfunctions.A2" office:value-type="string">
            <text:p text:style-name="P5">ESCOLHER(Índice; valor 1; valor 2; ...)</text:p>
          </table:table-cell>
          <table:table-cell table:style-name="Spreadsheetfunctions.B9" office:value-type="string">
            <text:p text:style-name="P47"><text:span text:style-name="T37">Utiliza um índice para retornar um valor de uma lista de até 30 valores. </text:span><text:span text:style-name="T39">Í</text:span><text:span text:style-name="T38">ndice</text:span><text:span text:style-name="T37"> é uma referência ou um número entre 1 e 30 que indica o valor a tomar da lista. </text:span><text:span text:style-name="T2">Valor 1; valor 2; .,,</text:span> é a lista de valores inseridos como referência para uma célula ou como valores individuais.</text:p>
          </table:table-cell>
        </table:table-row>
        <table:table-row table:style-name="Spreadsheetfunctions.2">
          <table:table-cell table:style-name="Spreadsheetfunctions.A2" office:value-type="string">
            <text:p text:style-name="P5">ESTILO(“Estilo”; Tempo; “Estilo2”)</text:p>
          </table:table-cell>
          <table:table-cell table:style-name="Spreadsheetfunctions.B16" office:value-type="string">
            <text:p text:style-name="P47"><text:span text:style-name="T37">Aplica um estilo à célula que contém a fórmula. Após um período de tempo definido, outro estilo poderá ser aplicado. Esta função sempre retorna o valor 0, que permite sua inclusão em outra função, sem alterar o valor. </text:span><text:span text:style-name="T38">Estilo</text:span><text:span text:style-name="T37"> é o nome de estilo de célula atribuído à célula. Os nomes de estilos devem ser inseridos entre aspas. </text:span><text:span text:style-name="T2">Tempo</text:span> é um intervalo de tempo opcional em segundos. Se este parâmetro estiver ausente, o estilo não será alterado após um determinado período de tempo. <text:span text:style-name="T2">Estilo2</text:span> é o nome opcional de um estilo de célula atribuído após decorrer um certo tempo. Se este parâmetro for omitido, assume-se "Padrão".</text:p>
          </table:table-cell>
        </table:table-row>
        <table:table-row table:style-name="Spreadsheetfunctions.1">
          <table:table-cell table:style-name="Spreadsheetfunctions.A2" office:value-type="string">
            <text:p text:style-name="P5">HYPERLINK(“URL”) ou<text:span text:style-name="T19"> </text:span>HYPERLINK(“URL”; “Texto da célula”)</text:p>
          </table:table-cell>
          <table:table-cell table:style-name="Spreadsheetfunctions.B16" office:value-type="string">
            <text:p text:style-name="P47"><text:span text:style-name="T37">Quando você clica em uma célula que contém a função HYPERLINK, o hyperlink é aberto. </text:span><text:span text:style-name="T38">URL</text:span><text:span text:style-name="T37"> especifica o vínculo ao destino. O parâmetro opcional </text:span><text:span text:style-name="T38">Texto da célula</text:span><text:span text:style-name="T37"> é o texto ou número que será exibido na célula e será o resultado da função. Se o parâmetro </text:span><text:span text:style-name="T38">Texto da célula</text:span><text:span text:style-name="T37"> não for especificado, a </text:span><text:span text:style-name="T38">URL</text:span><text:span text:style-name="T37"> será exibida na célula de texto e será o resultado da função.</text:span></text:p>
          </table:table-cell>
        </table:table-row>
        <table:table-row table:style-name="Spreadsheetfunctions.2">
          <table:table-cell table:style-name="Spreadsheetfunctions.A2" office:value-type="string">
            <text:p text:style-name="P5">ÍNDICE(referência; linha; coluna; intervalo)</text:p>
          </table:table-cell>
          <table:table-cell table:style-name="Spreadsheetfunctions.B16" office:value-type="string">
            <text:p text:style-name="P47"><text:span text:style-name="T37">ÍNDICE retorna um subintervalo, especificado pelo número da linha e da coluna, ou por um índice de intervalo opcional. </text:span><text:span text:style-name="T38">Referência</text:span><text:span text:style-name="T37"> é uma referência, inserida seja diretamente ou ao especificar um nome de intervalo. Se a referência consistir de múltiplos intervalos, você deve colocar a referência ou nome de intervalo entre parênteses. </text:span><text:span text:style-name="T2">Linha</text:span> (opcional) representa o índice da linha da referência do intervalo, para a qual deve-se retornar um valor. No caso de zero (nenhuma linha especificada) todas as linhas referenciadas serão retornadas. <text:span text:style-name="T2">Coluna</text:span> (opcional) representa o índice da coluna da referência do intervalo, para o qual deve-se retornar um valor. No caso de zero (sem coluna específica) todas as colunas referenciadas serão retornadas. <text:span text:style-name="T2">Intervalo</text:span> (opcional) representa o índice do sub intervalo se este se referir a um intervalo múltiplo.</text:p>
          </table:table-cell>
        </table:table-row>
        <table:table-row table:style-name="Spreadsheetfunctions.1">
          <table:table-cell table:style-name="Spreadsheetfunctions.A2" office:value-type="string">
            <text:p text:style-name="P5">INDIRETO(referência; A1)</text:p>
          </table:table-cell>
          <table:table-cell table:style-name="Spreadsheetfunctions.B16" office:value-type="string">
            <text:p text:style-name="P47"><text:span text:style-name="T37">Retorna a </text:span><text:span text:style-name="T38">referência</text:span><text:span text:style-name="T37"> especificada por uma cadeia de caracteres de texto. Esta função também pode ser usada para retornar a área de uma cadeia de caracteres correspondente. </text:span><text:span text:style-name="T38">Referência</text:span><text:span text:style-name="T37"> representa a referência a uma célula ou uma área (na forma textual) para a qual deve-se retornar o conteúdo. </text:span><text:span text:style-name="T2">A1</text:span> (opcional) - Se definido como 0, a notação R1C1 será utilizada. Se este parâmetro estiver ausente ou definido com outro valor que 0, a notação A1 será utilizada.</text:p>
          </table:table-cell>
        </table:table-row>
        <text:soft-page-break/>
        <table:table-row table:style-name="Spreadsheetfunctions.2">
          <table:table-cell table:style-name="Spreadsheetfunctions.A14" office:value-type="string">
            <text:p text:style-name="P6">INFODADOSTABELADINÂMICA(Campo de dados; Tabela dinâmica; [Nome do campo; item 1]; [Nome do campo; item 2]; …) ou</text:p>
            <text:p text:style-name="P6">INFODADOSTABELADINÂMICA(tabela dinâmica; Restrições)</text:p>
          </table:table-cell>
          <table:table-cell table:style-name="Spreadsheetfunctions.B14" office:value-type="string">
            <text:p text:style-name="P47"><text:span text:style-name="T37">A função INFODADOSTABELADINÂMICA retorna um valor da tabela dinâmica. O valor é endereçado utilizando campo e nomes do item, de forma que permanece válido caso o layout da tabela dinâmica seja alterado. </text:span><text:span text:style-name="T38">Campo de dados</text:span><text:span text:style-name="T37"> é uma cadeia de caracteres que seleciona um dos campos de dados da tabela dinâmica. A cadeia pode ser o nome da coluna de origem, ou o nome do campo de dados como mostrado na tabela (assim como "Soma – Vendas"). </text:span><text:span text:style-name="T39">T</text:span><text:span text:style-name="T3">abe</text:span><text:span text:style-name="T2">la dinâmica</text:span> é uma referência a uma célula ou intervalo de células posicionado dentro da tabela dinâmica ou que contém uma tabela dinâmica. Se o intervalo de células contiver várias tabelas dinâmicas, a última tabela criada será utilizada. Se nenhum par <text:span text:style-name="T3">Nome do campo; item n</text:span> for dado, o total geral será calculado. Senão, cada par adiciona uma restrição que o resultado deve satisfazer. <text:span text:style-name="T2">Campo</text:span> é o nome de um campo da tabela dinâmica. <text:span text:style-name="T2">Item n</text:span> é o nome de um item deste campo.</text:p>
            <text:p text:style-name="P47"><text:s/></text:p>
            <text:p text:style-name="P47"><text:span text:style-name="T37">Assume-se a segunda sintaxe se forem dados dois parâmetros, dos quais o primeiro é uma célula ou referência a um intervalo de células. Assume-se a primeira sintaxe em todos os outros casos. O Assistente de funções mostra a primeira sintaxe. </text:span><text:span text:style-name="T38">tabela dinâmica</text:span><text:span text:style-name="T37"> tem o mesmo significado como na primeira sintaxe. </text:span><text:span text:style-name="T2">Restrições</text:span> é uma lista separada por espaços. As entradas podem estar entre aspas (aspas simples). O texto inteiro deve estar entre aspas (aspas duplas), a não ser que o texto seja referenciado de uma outra célula.</text:p>
          </table:table-cell>
        </table:table-row>
        <table:table-row table:style-name="Spreadsheetfunctions.2">
          <table:table-cell table:style-name="Spreadsheetfunctions.A15" office:value-type="string">
            <text:p text:style-name="P5">LINHA(referência)</text:p>
          </table:table-cell>
          <table:table-cell table:style-name="Spreadsheetfunctions.B15" office:value-type="string">
            <text:p text:style-name="P47"><text:span text:style-name="T37">Retorna o número da linha de uma referência de célula. Se a referência for uma célula, esta função retornará o número da linha dessa célula. Se a referência for um intervalo de células, a função retornará os números das linhas correspondentes em uma matriz de uma coluna caso a fórmula tenha sido inserida </text:span><text:span text:style-name="T16">como uma fórmula de matriz.</text:span><text:span text:style-name="T37"> Se a função LINHA, referente a um intervalo, não for utilizada em uma fórmula de matriz, somente o número da linha da primeira célula do intervalo será retornada. </text:span><text:span text:style-name="T38">Referência</text:span><text:span text:style-name="T37"> é uma célula, uma área ou o nome de uma área.</text:span><text:span text:style-name="T37"> </text:span></text:p>
          </table:table-cell>
        </table:table-row>
        <table:table-row table:style-name="Spreadsheetfunctions.2">
          <table:table-cell table:style-name="Spreadsheetfunctions.A16" office:value-type="string">
            <text:p text:style-name="P5">LINHAS(matriz)</text:p>
          </table:table-cell>
          <table:table-cell table:style-name="Spreadsheetfunctions.B16" office:value-type="string">
            <text:p text:style-name="P47"><text:span text:style-name="T37">Retorna o número de linhas em uma referência ou em uma matriz.</text:span><text:span text:style-name="T37"> </text:span><text:span text:style-name="T38">Matriz</text:span><text:span text:style-name="T37"> é a referência ou área nomeada cujo número total de linhas será retornado.</text:span></text:p>
          </table:table-cell>
        </table:table-row>
        <table:table-row table:style-name="Spreadsheetfunctions.1">
          <table:table-cell table:style-name="Spreadsheetfunctions.A17" office:value-type="string">
            <text:p text:style-name="P5">PLANILHA(referência)</text:p>
          </table:table-cell>
          <table:table-cell table:style-name="Spreadsheetfunctions.B17" office:value-type="string">
            <text:p text:style-name="P47"><text:span text:style-name="T37">Retorna o número de planilha de uma referência ou uma cadeia de caracteres que representa um nome de planilha. Se você não inserir nenhum parâmetro, o resultado será o número da planilha que contém a fórmula.</text:span><text:span text:style-name="T37"> </text:span><text:span text:style-name="T38">Referência</text:span><text:span text:style-name="T37"> é opcional e é uma referência a uma célula, uma área ou um nome de planilha.</text:span></text:p>
          </table:table-cell>
        </table:table-row>
        <table:table-row table:style-name="Spreadsheetfunctions.1">
          <table:table-cell table:style-name="Spreadsheetfunctions.A18" office:value-type="string">
            <text:p text:style-name="P5">PLANILHAS(referência)</text:p>
          </table:table-cell>
          <table:table-cell table:style-name="Spreadsheetfunctions.B18" office:value-type="string">
            <text:p text:style-name="P47"><text:span text:style-name="T37">Determina o número de planilhas em uma referência. Se você não inserir nenhum parâmetro, essa função retornará o número de planilhas do documento atual.</text:span><text:span text:style-name="T37"> </text:span><text:span text:style-name="T38">Referência</text:span><text:span text:style-name="T37"> é a referência a uma planilha ou área. Esse parâmetro é opcional.</text:span></text:p>
          </table:table-cell>
        </table:table-row>
        <text:soft-page-break/>
        <table:table-row table:style-name="Spreadsheetfunctions.1">
          <table:table-cell table:style-name="Spreadsheetfunctions.A19" office:value-type="string">
            <text:p text:style-name="P5">PROC(Critério de pesquisa; Vetor de pesquisa; Vetor_de_resultado)</text:p>
          </table:table-cell>
          <table:table-cell table:style-name="Spreadsheetfunctions.B19" office:value-type="string">
            <text:p text:style-name="P47"><text:span text:style-name="T37">Retorna o conteúdo de uma célula de um intervalo de uma linha ou uma coluna. Opcionalmente, o valor atribuído (do mesmo índice) é retornado numa coluna e linha diferente. Ao contrário de PROCV e PROCH, os vetores de pesquisa e resultado podem estar em diferentes posições; eles não precisam ser adjacentes. Além disso, o vetor de pesquisa para PROC deve estar ordenado em ordem crescente, senão a pesquisa não retornará resultados utilizáveis. </text:span><text:span text:style-name="T38">Critério de pesquisa</text:span><text:span text:style-name="T37"> é o valor a ser pesquisado, inserido diretamente ou como referência. </text:span><text:span text:style-name="T2">Vetor de pesquisa</text:span> é uma área de uma coluna ou uma linha a ser pesquisada. <text:span text:style-name="T2">Vetor_de_resultado</text:span> é outro intervalo de uma coluna ou uma linha do qual se obtém o resultado da função. O resultado é a célula do vetor resultante com o mesmo índice que a instância encontrada no vetor de pesquisa.</text:p>
          </table:table-cell>
        </table:table-row>
        <table:table-row table:style-name="Spreadsheetfunctions.1">
          <table:table-cell table:style-name="Spreadsheetfunctions.A20" office:value-type="string">
            <text:p text:style-name="P5">PROCH(critérios_de_pesquisa; matriz; Índice; classificado)</text:p>
          </table:table-cell>
          <table:table-cell table:style-name="Spreadsheetfunctions.B20" office:value-type="string">
            <text:p text:style-name="P47"><text:span text:style-name="T37">Pesquisa um valor e a referência a células abaixo da área selecionada. Essa função verifica se a primeira linha de uma matriz contém um determinado valor. Em seguida, a função retorna o valor em uma linha da matriz, identificada no parâmetro </text:span><text:span text:style-name="T38">Índice</text:span><text:span text:style-name="T37"> na mesma coluna. </text:span><text:span text:style-name="T37">Consulte também:PROCV (as linhas e colunas estão trocadas) [e os argumentos são os mesmos.</text:span></text:p>
          </table:table-cell>
        </table:table-row>
        <table:table-row table:style-name="Spreadsheetfunctions.1">
          <table:table-cell table:style-name="Spreadsheetfunctions.A21" office:value-type="string">
            <text:p text:style-name="P5">PROCV(critérios de pesquisa; matriz; Índice; ordem de classificação)</text:p>
          </table:table-cell>
          <table:table-cell table:style-name="Spreadsheetfunctions.B21" office:value-type="string">
            <text:p text:style-name="P47"><text:span text:style-name="T37">Pesquisa vertical com referência à células adjacentes à direita. Essa função verifica se um valor específico está contido na primeira coluna de uma matriz. A função retorna então o valor na mesma linha da coluna nomeada por </text:span><text:span text:style-name="T45">Índice</text:span><text:span text:style-name="T37">. A pesquisa permite expressões regulares. </text:span><text:span text:style-name="T38">Critério de pesquisa</text:span><text:span text:style-name="T37"> é o valor pesquisado na primeira coluna da matriz. </text:span><text:span text:style-name="T2">Matriz</text:span> é a referência, que compreende no mínimo duas colunas. <text:span text:style-name="T2">Índice</text:span> é o número da coluna na matriz que contém o valor a ser retornado. A primeira coluna começa com 1. <text:span text:style-name="T2">Ordem de classificação</text:span> (opcional) que indica se a primeira coluna na matriz é ordenada em ordem crescente. Entre com o valor booleano FALSO ou zero se a primeira coluna não for ordenada em ordem crescente. Colunas ordenadas podem ser pesquisadas muito mais rapidamente e a função sempre retorna um valor, mesmo se o valor pesquisado não existir exatamente, se estiver entre o menor e maior valor da lista ordenada. Numa lista não ordenada, o valor de pesquisa deve existir exatamente. Senão a função retornará esta mensagem: <text:span text:style-name="T2">Erro: Valor não disponível</text:span>.</text:p>
            <text:p text:style-name="P52"/>
          </table:table-cell>
        </table:table-row>
        <table:table-row table:style-name="Spreadsheetfunctions.2">
          <table:table-cell table:style-name="Spreadsheetfunctions.A22" office:value-type="string">
            <text:p text:style-name="P5">TIPODEERRO(referência)</text:p>
          </table:table-cell>
          <table:table-cell table:style-name="Spreadsheetfunctions.B22" office:value-type="string">
            <text:p text:style-name="P47"><text:span text:style-name="T37">Retorna o número correspondente a um valor de erro que ocorre em uma célula diferente. Com a ajuda desse número, você pode gerar um texto de mensagem de erro. </text:span>Se ocorrer um erro, essa função retornará um valor lógico ou numérico. <text:span text:style-name="T2">Referência</text:span> contém o endereço da célula onde ocorre o erro. </text:p>
          </table:table-cell>
        </table:table-row>
      </table:table>
      <text:h text:style-name="P85" text:outline-level="1"><text:bookmark text:name="__RefHeading__6944_1924864864"/><text:soft-page-break/>funções <text:s/>de <text:s/><text:alphabetical-index-mark text:string-value="funções de texto"/><text:alphabetical-index-mark text:string-value="texto" text:key1="funções"/>Texto<text:bookmark-end text:name="__RefHeading__6944_1924864864"/></text:h>
      <text:p text:style-name="P35">Use funções de texto do Calc para procurar e manipular sequências ou códigos de caracteres. <text:s text:c="2"/></text:p>
      <text:p text:style-name="P31">Tabela <text:sequence text:ref-name="refTable10" text:name="Table" text:formula="ooow:Table+1" style:num-format="1">11</text:sequence>: funções de Texto</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P28">S<text:span text:style-name="T46">intaxe</text:span></text:p>
            </table:table-cell>
            <table:table-cell table:style-name="Textfunctions.A1" office:value-type="string">
              <text:p text:style-name="P28">D<text:span text:style-name="T46">escri</text:span>ção</text:p>
            </table:table-cell>
          </table:table-row>
        </table:table-header-rows>
        <table:table-row table:style-name="Textfunctions.2">
          <table:table-cell table:style-name="Textfunctions.A2" office:value-type="string">
            <text:p text:style-name="P5">ÁRABE(“Texto”)</text:p>
          </table:table-cell>
          <table:table-cell table:style-name="Textfunctions.B34" office:value-type="string">
            <text:p text:style-name="P47"><text:span text:style-name="T37">Calcula o valor de um número romano. O intervalo de valor deve ser entre 0 e 3999.</text:span><text:span text:style-name="T37"> </text:span><text:span text:style-name="T38">Texto</text:span><text:span text:style-name="T37"> é o texto que representa um número romano.</text:span></text:p>
          </table:table-cell>
        </table:table-row>
        <table:table-row table:style-name="Textfunctions.1">
          <table:table-cell table:style-name="Textfunctions.A2" office:value-type="string">
            <text:p text:style-name="P5">ARRUMAR(“texto<text:span text:style-name="T46">”)</text:span></text:p>
          </table:table-cell>
          <table:table-cell table:style-name="Textfunctions.B3" office:value-type="string">
            <text:p text:style-name="P47"><text:span text:style-name="T37">Remove os espaços de uma cadeia de caracteres, deixando apenas um único caractere de espaço entre as palavras.</text:span><text:span text:style-name="T37"> </text:span><text:span text:style-name="T38">Texto</text:span><text:span text:style-name="T37"> refere-se ao texto onde os espaços foram removidos.</text:span></text:p>
          </table:table-cell>
        </table:table-row>
        <table:table-row table:style-name="Textfunctions.1">
          <table:table-cell table:style-name="Textfunctions.A2" office:value-type="string">
            <text:p text:style-name="P5">ASC(“texto”)</text:p>
          </table:table-cell>
          <table:table-cell table:style-name="Textfunctions.B4" office:value-type="string">
            <text:p text:style-name="P47">A função ASC converte caracteres ASCII e katakana de largura inteira para meia largura. Retorna um texto. <text:span text:style-name="T2">Texto</text:span> é o texto que contém os caracteres a converter.</text:p>
          </table:table-cell>
        </table:table-row>
        <table:table-row table:style-name="Textfunctions.1">
          <table:table-cell table:style-name="Textfunctions.A2" office:value-type="string">
            <text:p text:style-name="P5">BATHTEXT(Número)</text:p>
          </table:table-cell>
          <table:table-cell table:style-name="Textfunctions.B5" office:value-type="string">
            <text:p text:style-name="P47">Converte um número em texto tailandês, incluindo nomes da moeda tailandesa. <text:span text:style-name="T2">Número</text:span> é qualquer número. "Baht" será anexado à parte integral do número, e "Satang" será anexado à parte decimal do número.</text:p>
          </table:table-cell>
        </table:table-row>
        <table:table-row table:style-name="Textfunctions.1">
          <table:table-cell table:style-name="Textfunctions.A2" office:value-type="string">
            <text:p text:style-name="P5">BASE(número; radical; Comprimento mínimo)</text:p>
          </table:table-cell>
          <table:table-cell table:style-name="Textfunctions.B6" office:value-type="string">
            <text:p text:style-name="P47"><text:span text:style-name="T37">Converte um número inteiro positivo para uma base específica em um texto a partir do sistema de numeração. São usados os dígitos 0 a 9 e as letras A a Z. </text:span><text:span text:style-name="T38">Número</text:span><text:span text:style-name="T37"> é o inteiro positivo a converter. </text:span><text:span text:style-name="T2">Radical</text:span> indica a base do sistema de numeração. Pode ser qualquer inteiro positivo entre 2 e 36. <text:span text:style-name="T3">Comprimento m</text:span><text:span text:style-name="T2">ínimo</text:span> (opcional) determina o tamanho mínimo da cadeia de caracteres criada. Se o texto for mais curto que o indicado em comprimento mínimo, zeros são adicionados à esquerda do texto.</text:p>
          </table:table-cell>
        </table:table-row>
        <table:table-row table:style-name="Textfunctions.1">
          <table:table-cell table:style-name="Textfunctions.A2" office:value-type="string">
            <text:p text:style-name="P5">CARACT(número)</text:p>
          </table:table-cell>
          <table:table-cell table:style-name="Textfunctions.B7" office:value-type="string">
            <text:p text:style-name="P47"><text:span text:style-name="T37">Converte um número em um caractere de acordo com a tabela de código atual. O número pode ser um inteiro de dois ou três dígitos. </text:span>Os códigos maiores que 127 podem depender do mapa de caracteres de seu sistema (por exemplo ISO-8859-1, ISO-8859-2, Windows-1252, Windows-1250), e por consequência podem não ser portáteis. <text:span text:style-name="T2">Número</text:span> é um número entre 1 e 255 representando o código do caractere.</text:p>
          </table:table-cell>
        </table:table-row>
        <table:table-row table:style-name="Textfunctions.1">
          <table:table-cell table:style-name="Textfunctions.A2" office:value-type="string">
            <text:p text:style-name="P5">CARACT.UNICODE(número)</text:p>
          </table:table-cell>
          <table:table-cell table:style-name="Textfunctions.B8" office:value-type="string">
            <text:p text:style-name="P47">Converte um número de código em um caractere Unicode ou letra. <text:s/><text:span text:style-name="T2">Número</text:span> é um número entre 1 e 255 representando o código do caractere.</text:p>
          </table:table-cell>
        </table:table-row>
        <table:table-row table:style-name="Textfunctions.1">
          <table:table-cell table:style-name="Textfunctions.A2" office:value-type="string">
            <text:p text:style-name="P5">CÓDIGO(“texto”)</text:p>
          </table:table-cell>
          <table:table-cell table:style-name="Textfunctions.B9" office:value-type="string">
            <text:p text:style-name="P47"><text:span text:style-name="T37">Retorna um código numérico para o primeiro caractere em uma cadeia de caracteres de texto.</text:span><text:span text:style-name="T37"> </text:span><text:span text:style-name="T38">Texto</text:span><text:span text:style-name="T37"> é o texto onde o código do primeiro caractere será encontrado.</text:span></text:p>
          </table:table-cell>
        </table:table-row>
        <table:table-row table:style-name="Textfunctions.1">
          <table:table-cell table:style-name="Textfunctions.A2" office:value-type="string">
            <text:p text:style-name="P5">CONCATENAR(“texto 1; “”texto 2”; ...)</text:p>
          </table:table-cell>
          <table:table-cell table:style-name="Textfunctions.B10" office:value-type="string">
            <text:p text:style-name="P47"><text:span text:style-name="T37">Combina várias cadeia de caracteres de texto em apenas uma cadeia de caracteres. </text:span><text:span text:style-name="T38">Texto 1; texto 2; ...</text:span><text:span text:style-name="T37"> representa até 30 trechos de texto que serão combinados num só texto.</text:span></text:p>
          </table:table-cell>
        </table:table-row>
        <text:soft-page-break/>
        <table:table-row table:style-name="Textfunctions.1">
          <table:table-cell table:style-name="Textfunctions.A2" office:value-type="string">
            <text:p text:style-name="P5">DECIMAL(”texto”; radical)</text:p>
          </table:table-cell>
          <table:table-cell table:style-name="Textfunctions.B11" office:value-type="string">
            <text:p text:style-name="P47"><text:span text:style-name="T37">Converte texto com caracteres de um sistema de numeração para um inteiro positivo na base do radical. O radical deve estar entre 2 e 36. Espaços e tabulações serão ignorados. O campo </text:span><text:span text:style-name="T38">Texto</text:span><text:span text:style-name="T37"> não é sensível à caixa. </text:span><text:span text:style-name="T38">Texto</text:span><text:span text:style-name="T37"> é o texto a converter. Para diferenciar entre um número hexadecimal, tal como A1 e a referência à célula A1, você deve colocar o número entre aspas, por exemplo, "A1" ou "FACE". </text:span><text:span text:style-name="T2">Radical</text:span> indica a base do sistema de numeração. Pode ser qualquer inteiro positivo entre 2 e 36.</text:p>
          </table:table-cell>
        </table:table-row>
        <table:table-row table:style-name="Textfunctions.1">
          <table:table-cell table:style-name="Textfunctions.A2" office:value-type="string">
            <text:p text:style-name="P5">DEF.NÚM.DEC(número; Decimais; Nenhum separador de milhar)</text:p>
          </table:table-cell>
          <table:table-cell table:style-name="Textfunctions.B12" office:value-type="string">
            <text:p text:style-name="P47"><text:span text:style-name="T37">Retorna um número como texto com um número determinado de casas decimais e separadores de milhar opcionais. Esta função pode ser usada para aplicar um formato uniforme para um número de coluna. </text:span><text:span text:style-name="T38">Número</text:span><text:span text:style-name="T37"> refere-se ao número que será formatado. </text:span><text:span text:style-name="T2">Decimais</text:span> refere-se ao número de casas decimais que serão exibidas. <text:span text:style-name="T2">Nenhum separador de milhar</text:span> (opcional) determina se o separador de milhar será utilizado. Se o parâmetro for um número diferente de zero, o separador de milhar será suprimido. Se o separador for zero ou se faltar, o separador de milhar de sua configuração atual de local será exibido.</text:p>
          </table:table-cell>
        </table:table-row>
        <table:table-row table:style-name="Textfunctions.1">
          <table:table-cell table:style-name="Textfunctions.A2" office:value-type="string">
            <text:p text:style-name="P5">DIREITA(“texto”; número)</text:p>
          </table:table-cell>
          <table:table-cell table:style-name="Textfunctions.B13" office:value-type="string">
            <text:p text:style-name="P47"><text:span text:style-name="T37">Retorna o último caractere ou caracteres de um texto. </text:span><text:span text:style-name="T38">Texto</text:span><text:span text:style-name="T37"> é o texto cuja parte direita será determinada. </text:span><text:span text:style-name="T2">Número</text:span> (opcional) é o número de caracteres da parte direita do texto.</text:p>
          </table:table-cell>
        </table:table-row>
        <table:table-row table:style-name="Textfunctions.1">
          <table:table-cell table:style-name="Textfunctions.A2" office:value-type="string">
            <text:p text:style-name="P5">ESQUERDA(“texto”; número)</text:p>
          </table:table-cell>
          <table:table-cell table:style-name="Textfunctions.B34" office:value-type="string">
            <text:p text:style-name="P47"><text:span text:style-name="T37">Retorna o primeiro caractere ou caracteres de um texto.</text:span><text:span text:style-name="T37"> </text:span><text:span text:style-name="T38">Texto</text:span><text:span text:style-name="T37"> é o texto onde as palavras iniciais parciais serão determinadas. </text:span><text:span text:style-name="T2">Número</text:span> (opcional) especifica o número de caracteres do texto inicial. Se o parâmetro estiver ausente, apenas um caractere será retornado.</text:p>
          </table:table-cell>
        </table:table-row>
        <table:table-row table:style-name="Textfunctions.2">
          <table:table-cell table:style-name="Textfunctions.A2" office:value-type="string">
            <text:p text:style-name="P5">EXATO(“texto_1”; “texto_2”)</text:p>
          </table:table-cell>
          <table:table-cell table:style-name="Textfunctions.B34" office:value-type="string">
            <text:p text:style-name="P47"><text:span text:style-name="T37">Compara duas cadeias de caracteres de texto e retorna VERDADEIRO se elas forem idênticas. Esta função faz distinção entre maiúsculas e minúsculas. </text:span><text:span text:style-name="T38">Texto1</text:span><text:span text:style-name="T37"> refere-se ao primeiro texto da comparação. </text:span><text:span text:style-name="T2">Texto2</text:span> é o segundo texto para comparar.</text:p>
          </table:table-cell>
        </table:table-row>
        <table:table-row table:style-name="Textfunctions.1">
          <table:table-cell table:style-name="Textfunctions.A2" office:value-type="string">
            <text:p text:style-name="P5">EXT.TEXTO(“texto”; início; número)</text:p>
          </table:table-cell>
          <table:table-cell table:style-name="Textfunctions.B34" office:value-type="string">
            <text:p text:style-name="P47"><text:span text:style-name="T41">Retorna uma cadeia de caracteres de texto de um texto. Os parâmetros especificam a posição inicial e o número de caracteres. </text:span><text:span text:style-name="T40">Texto</text:span><text:span text:style-name="T41"> é o texto contendo os caracteres a extrair. </text:span><text:span text:style-name="T2">Início</text:span> é a posição do primeiro caractere no texto a extrair. <text:span text:style-name="T2">Número</text:span> especifica o número de caracteres na parte do texto.</text:p>
          </table:table-cell>
        </table:table-row>
        <table:table-row table:style-name="Textfunctions.2">
          <table:table-cell table:style-name="Textfunctions.A17" office:value-type="string">
            <text:p text:style-name="P5">JIS(“texto”)</text:p>
          </table:table-cell>
          <table:table-cell table:style-name="Textfunctions.B17" office:value-type="string">
            <text:p text:style-name="P47"><text:span text:style-name="T37">A função JIS converte caracteres ASCII e katakana de meia largura para largura inteira. Retorna um texto.</text:span><text:span text:style-name="T37"> </text:span><text:span text:style-name="T38">Texto</text:span><text:span text:style-name="T37"> é o texto que contém os caracteres a converter.</text:span></text:p>
          </table:table-cell>
        </table:table-row>
        <table:table-row table:style-name="Textfunctions.2">
          <table:table-cell table:style-name="Textfunctions.A18" office:value-type="string">
            <text:p text:style-name="P5">MAIÚSCULA(“texto”)</text:p>
          </table:table-cell>
          <table:table-cell table:style-name="Textfunctions.B18" office:value-type="string">
            <text:p text:style-name="P47"><text:span text:style-name="T37">Converte a cadeia de caracteres especificada no campo </text:span><text:span text:style-name="T38">texto</text:span><text:span text:style-name="T37"> em letras maiúsculas.</text:span><text:span text:style-name="T37"> </text:span><text:span text:style-name="T38">Texto</text:span><text:span text:style-name="T37"> refere-se às letras minúsculas que deseja converter em maiúsculas.</text:span></text:p>
          </table:table-cell>
        </table:table-row>
        <table:table-row table:style-name="Textfunctions.2">
          <table:table-cell table:style-name="Textfunctions.A19" office:value-type="string">
            <text:p text:style-name="P5">MINÚSCULA(“texto”)</text:p>
          </table:table-cell>
          <table:table-cell table:style-name="Textfunctions.B19" office:value-type="string">
            <text:p text:style-name="P47"><text:span text:style-name="T37">Converte todas as letras maiúsculas de uma cadeia de caracteres de texto em letras minúsculas.</text:span><text:span text:style-name="T37"> </text:span><text:span text:style-name="T38">Texto</text:span><text:span text:style-name="T37"> refere-se ao texto a ser convertido.</text:span></text:p>
          </table:table-cell>
        </table:table-row>
        <text:soft-page-break/>
        <table:table-row table:style-name="Textfunctions.2">
          <table:table-cell table:style-name="Textfunctions.A20" office:value-type="string">
            <text:p text:style-name="P5">VALOR(valor; decimais)</text:p>
          </table:table-cell>
          <table:table-cell table:style-name="Textfunctions.B20" office:value-type="string">
            <text:p text:style-name="P46"><text:span text:style-name="T37">Converte um número para um valor em formato monetário, arredondado para a casa decimal. </text:span><text:span text:style-name="T38">Valor</text:span><text:span text:style-name="T37"> é um número, uma referência a uma célula contendo um número, ou uma fórmula que retorna um número.</text:span><text:span text:style-name="T37"> </text:span><text:span text:style-name="T38">Decimais</text:span><text:span text:style-name="T37"> é o número opcional de casas decimais.</text:span><text:span text:style-name="T37"> </text:span><text:span text:style-name="T37">Se não houver valor especificado, todos os números em formato monetário serão exibidos com duas casas decimais. </text:span></text:p>
          </table:table-cell>
        </table:table-row>
        <table:table-row table:style-name="Textfunctions.2">
          <table:table-cell table:style-name="Textfunctions.A21" office:value-type="string">
            <text:p text:style-name="P5">MUDAR(“Texto”; posição; comprimento; “novo texto”)</text:p>
          </table:table-cell>
          <table:table-cell table:style-name="Textfunctions.B21" office:value-type="string">
            <text:p text:style-name="P55"><text:span text:style-name="T17">Substitui parte de uma cadeia de caracteres de texto por uma cadeia de caracteres de texto diferente. Esta função pode ser usada para substituir caracteres e números (que são automaticamente convertidos para texto). O resultado da função é sempre exibido como texto. Se você pretende executar outros cálculos com um número que foi substituído por texto, você precisará convertê-lo de volta para um número usando a função VALOR. </text:span>Todos os textos que contiverem números deverão estar entre aspas se você não desejar que eles sejam interpretados como números e convertidos automaticamente em texto. <text:span text:style-name="T2">Texto</text:span> refere-se ao texto no qual uma parte será substituída. <text:span text:style-name="T2">Posição</text:span> refere-se à posição dentro do texto onde a substituição começa. <text:span text:style-name="T2">Comprimento</text:span> é o número de caracteres no <text:span text:style-name="T2">Texto</text:span> a substituir. <text:span text:style-name="T2">Novo texto</text:span> refere-se ao texto que substitui <text:span text:style-name="T2">Texto</text:span>.</text:p>
          </table:table-cell>
        </table:table-row>
        <table:table-row table:style-name="Textfunctions.2">
          <table:table-cell table:style-name="Textfunctions.A22" office:value-type="string">
            <text:p text:style-name="P5">NÚM.CARACT(“texto”)</text:p>
          </table:table-cell>
          <table:table-cell table:style-name="Textfunctions.B22" office:value-type="string">
            <text:p text:style-name="P47"><text:span text:style-name="T37">Retorna o tamanho da cadeia de caracteres incluindo espaços.</text:span><text:span text:style-name="T37"> </text:span><text:span text:style-name="T38">Texto</text:span><text:span text:style-name="T37"> é o texto cujo tamanho será determinado.</text:span></text:p>
          </table:table-cell>
        </table:table-row>
        <table:table-row table:style-name="Textfunctions.2">
          <table:table-cell table:style-name="Textfunctions.A23" office:value-type="string">
            <text:p text:style-name="P5">PESQUISAR(“localizar_texto”; “texto”; posição)</text:p>
          </table:table-cell>
          <table:table-cell table:style-name="Textfunctions.B23" office:value-type="string">
            <text:p text:style-name="P55"><text:span text:style-name="T37">Retorna a posição de um segmento de texto dentro de uma cadeia de caracteres. Você pode definir o início da pesquisa como uma opção. O texto de pesquisa pode ser um número ou qualquer cadeia de caracteres. A pesquisa não distingue maiúsculas e minúsculas. </text:span>A pesquisa permite expressões regulares. <text:span text:style-name="T2">Localizar_texto</text:span> é o texto a ser localizado. <text:span text:style-name="T2">Texto</text:span> é o texto onde a pesquisa ocorrerá. <text:span text:style-name="T2">Posição</text:span> (opcional) é a posição no texto onde a pesquisa deve começar.</text:p>
          </table:table-cell>
        </table:table-row>
        <table:table-row table:style-name="Textfunctions.2">
          <table:table-cell table:style-name="Textfunctions.A34" office:value-type="string">
            <text:p text:style-name="P5">PRI.MAIÚSCULA(“texto”)</text:p>
          </table:table-cell>
          <table:table-cell table:style-name="Textfunctions.B34" office:value-type="string">
            <text:p text:style-name="P47"><text:span text:style-name="T37">Coloca em maiúscula a primeira letra de cada palavra de uma cadeia de caracteres de texto.</text:span><text:span text:style-name="T37"> </text:span><text:span text:style-name="T38">Texto</text:span><text:span text:style-name="T37"> refere-se ao texto a converter</text:span><text:span text:style-name="T37">.</text:span></text:p>
          </table:table-cell>
        </table:table-row>
        <table:table-row table:style-name="Textfunctions.1">
          <table:table-cell table:style-name="Textfunctions.A34" office:value-type="string">
            <text:p text:style-name="P5">PROCURAR(“localizar_texto”; “texto”; posição)</text:p>
          </table:table-cell>
          <table:table-cell table:style-name="Textfunctions.B34" office:value-type="string">
            <text:p text:style-name="P47"><text:span text:style-name="T37">Procura uma cadeia de caracteres de texto dentro de outra. Você também pode definir o local de início da pesquisa. O termo de pesquisa pode ser um número ou qualquer cadeia de caracteres. A pesquisa faz distinção entre maiúsculas e minúsculas. </text:span><text:span text:style-name="T39">Localizar</text:span><text:span text:style-name="T38">_texto</text:span><text:span text:style-name="T37"> refere-se ao texto a encontrar. </text:span><text:span text:style-name="T2">Texto</text:span> é o texto onde a pesquisa ocorre. <text:span text:style-name="T2">Posição</text:span> (opcional) é a posição no texto a partir da qual a pesquisa começa.</text:p>
          </table:table-cell>
        </table:table-row>
        <table:table-row table:style-name="Textfunctions.2">
          <table:table-cell table:style-name="Textfunctions.A34" office:value-type="string">
            <text:p text:style-name="P5">REPT(“texto”; número)</text:p>
          </table:table-cell>
          <table:table-cell table:style-name="Textfunctions.B34" office:value-type="string">
            <text:p text:style-name="P47"><text:span text:style-name="T37">Repete uma cadeia de caracteres pelo </text:span><text:span text:style-name="T38">número</text:span><text:span text:style-name="T37"> de cópias.</text:span><text:span text:style-name="T37"> </text:span><text:span text:style-name="T38">Texto</text:span><text:span text:style-name="T37"> é o texto a repetir. </text:span><text:span text:style-name="T2">Número</text:span> é o número de repetições. O resultado pode ter no máximo 255 caracteres.</text:p>
          </table:table-cell>
        </table:table-row>
        <table:table-row table:style-name="Textfunctions.1">
          <table:table-cell table:style-name="Textfunctions.A34" office:value-type="string">
            <text:p text:style-name="P5">ROMANO(número; modo)</text:p>
          </table:table-cell>
          <table:table-cell table:style-name="Textfunctions.B34" office:value-type="string">
            <text:p text:style-name="P47"><text:span text:style-name="T37">Converte um número em algarismos romanos. O intervalo de valores deve ser entre 0 e 3999, os modos podem ser números inteiros de 0 a 4. </text:span><text:span text:style-name="T38">Número</text:span><text:span text:style-name="T37"> é o número que será convertido em algarismos romanos. </text:span><text:span text:style-name="T2">Modo</text:span> (opcional) indica o grau de simplificação. Quanto maior for o valor, maior será a simplificação do número romano.</text:p>
          </table:table-cell>
        </table:table-row>
        <text:soft-page-break/>
        <table:table-row table:style-name="Textfunctions.2">
          <table:table-cell table:style-name="Textfunctions.A34" office:value-type="string">
            <text:p text:style-name="P5">ROT13(“Texto”)</text:p>
          </table:table-cell>
          <table:table-cell table:style-name="Textfunctions.B34" office:value-type="string">
            <text:p text:style-name="P47"><text:span text:style-name="T37">Criptografa uma cadeia de caracteres movendo os caracteres 13 posições no alfabeto. Depois da letra Z, o alfabeto começa novamente (Rotação). Ao aplicar a função de criptografia novamente ao código de resultado, você poderá descriptografar o texto. </text:span><text:span text:style-name="T2">Texto</text:span> é o texto a ser criptografado. ROT13(ROT13(Texto)) descriptografa o código.</text:p>
          </table:table-cell>
        </table:table-row>
        <table:table-row table:style-name="Textfunctions.1">
          <table:table-cell table:style-name="Textfunctions.A34" office:value-type="string">
            <text:p text:style-name="P5">SUBSTITUIR(“texto”; “texto_de_pesquisa”; “novo_texto”; ocorrência)</text:p>
          </table:table-cell>
          <table:table-cell table:style-name="Textfunctions.B34" office:value-type="string">
            <text:p text:style-name="P47"><text:span text:style-name="T37">Substitui o texto antigo pelo novo em uma cadeia de caracteres. </text:span><text:span text:style-name="T38">Texto</text:span><text:span text:style-name="T37"> é o texto no qual os segmentos de texto serão trocados. </text:span><text:span text:style-name="T39">T</text:span><text:span text:style-name="T2">exto_de_pesquisa</text:span> é o segmento de texto que será substituído (repetidas vezes). <text:span text:style-name="T2">Novo_texto</text:span> é o texto que deve substituir o trecho de texto. <text:span text:style-name="T2">Ocorrência</text:span> (opcional) indica qual ocorrência do texto de pesquisa deve ser substituído. Se o parâmetro for omitido, o texto de pesquisa é substituído em todo o texto.</text:p>
          </table:table-cell>
        </table:table-row>
        <table:table-row table:style-name="Textfunctions.2">
          <table:table-cell table:style-name="Textfunctions.A30" office:value-type="string">
            <text:p text:style-name="P5">T(valor)</text:p>
          </table:table-cell>
          <table:table-cell table:style-name="Textfunctions.B30" office:value-type="string">
            <text:p text:style-name="P47"><text:span text:style-name="T37">Essa função retorna o texto de destino ou uma cadeia de caracteres de texto em branco se o destino não for texto.</text:span><text:span text:style-name="T37"> </text:span><text:span text:style-name="T37">Se </text:span><text:span text:style-name="T38">Valor</text:span><text:span text:style-name="T37"> for um texto ou se referir a um texto, T retorna esse texto; caso contrário, ele retorna um texto em branco.</text:span></text:p>
          </table:table-cell>
        </table:table-row>
        <table:table-row table:style-name="Textfunctions.2">
          <table:table-cell table:style-name="Textfunctions.A34" office:value-type="string">
            <text:p text:style-name="P5">TEXTO(número; Formato)</text:p>
          </table:table-cell>
          <table:table-cell table:style-name="Textfunctions.B34" office:value-type="string">
            <text:p text:style-name="P47"><text:span text:style-name="T37">Converte um número em texto de acordo com o formato determinado. </text:span><text:span text:style-name="T38">Número</text:span><text:span text:style-name="T37"> é o número que será convertido. </text:span><text:span text:style-name="T2">Formato</text:span> é o texto que define o formato. Utilize separadores de decimal e milhar de acordo com o idioma definido no formato de célula.</text:p>
          </table:table-cell>
        </table:table-row>
        <table:table-row table:style-name="Textfunctions.1">
          <table:table-cell table:style-name="Textfunctions.A34" office:value-type="string">
            <text:p text:style-name="P5">TIRAR(“texto”)</text:p>
          </table:table-cell>
          <table:table-cell table:style-name="Textfunctions.B34" office:value-type="string">
            <text:p text:style-name="P47"><text:span text:style-name="T37">Todos os caracteres não imprimíveis são removidos da cadeia de caracteres.</text:span><text:span text:style-name="T37"> </text:span><text:span text:style-name="T38">Texto</text:span><text:span text:style-name="T37"> refere-se ao texto no qual deve-se remover todos os caracteres não-imprimíveis.</text:span></text:p>
          </table:table-cell>
        </table:table-row>
        <table:table-row table:style-name="Textfunctions.2">
          <table:table-cell table:style-name="Textfunctions.A33" office:value-type="string">
            <text:p text:style-name="P5">UNICODE(“texto”)</text:p>
          </table:table-cell>
          <table:table-cell table:style-name="Textfunctions.B33" office:value-type="string">
            <text:p text:style-name="P53">Retorna o código numérico para o primeiro caractere Unicode em uma cadeia de caracteres de texto. <text:span text:style-name="T3">Texto</text:span><text:span text:style-name="T32"> é o primeiro caractere ou o caractere que se quer saber o unicode.</text:span></text:p>
          </table:table-cell>
        </table:table-row>
        <table:table-row table:style-name="Textfunctions.1">
          <table:table-cell table:style-name="Textfunctions.A34" office:value-type="string">
            <text:p text:style-name="P5">VALOR(“texto”)</text:p>
          </table:table-cell>
          <table:table-cell table:style-name="Textfunctions.B34" office:value-type="string">
            <text:p text:style-name="P47"><text:span text:style-name="T37">Converte uma cadeia de caracteres de texto em um número. </text:span><text:span text:style-name="T38">Texto</text:span><text:span text:style-name="T37"> é o texto a converter em um número.</text:span></text:p>
          </table:table-cell>
        </table:table-row>
      </table:table>
      <text:h text:style-name="P82" text:outline-level="1"><text:bookmark text:name="__RefHeading__39130_1770245710"/><text:bookmark text:name="__RefHeading__8971_637076582"/><text:bookmark text:name="__RefHeading__6946_1924864864"/><text:bookmark text:name="__RefHeading__21186_199058485"/><text:reference-mark-start text:name="add-in functions"/><text:alphabetical-index-mark text:string-value="suplementos" text:key1="funções"/>funções Suplementos<text:bookmark-end text:name="__RefHeading__39130_1770245710"/><text:bookmark-end text:name="__RefHeading__8971_637076582"/><text:bookmark-end text:name="__RefHeading__6946_1924864864"/><text:bookmark-end text:name="__RefHeading__21186_199058485"/><text:bookmark-start text:name="Add-in Functions"/><text:bookmark-end text:name="Add-in Functions"/><text:reference-mark-end text:name="add-in functions"/></text:h>
      <text:p text:style-name="P31">Tabela <text:sequence text:ref-name="refTable11" text:name="Table" text:formula="ooow:Table+1" style:num-format="1">12</text:sequence>: funções Suplemento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P28">Sintaxe</text:p>
            </table:table-cell>
            <table:table-cell table:style-name="_3a_Add-infunctions.A1" office:value-type="string">
              <text:p text:style-name="P28">Descrição</text:p>
            </table:table-cell>
          </table:table-row>
        </table:table-header-rows>
        <table:table-row table:style-name="_3a_Add-infunctions.2">
          <table:table-cell table:style-name="_3a_Add-infunctions.A2" office:value-type="string">
            <text:p text:style-name="P5">BESSELI(X; N)</text:p>
          </table:table-cell>
          <table:table-cell table:style-name="_3a_Add-infunctions.B41" office:value-type="string">
            <text:p text:style-name="P47"><text:span text:style-name="T37">Calcula a função de Bessel modificada In(x). </text:span><text:span text:style-name="OOoStrongEmphasis"><text:span text:style-name="T37">X</text:span></text:span><text:span text:style-name="T37"> é o valor em que a função será calculada. </text:span><text:span text:style-name="T38">N</text:span><text:span text:style-name="T37"> é a ordem da função de <text:s/>Bessel</text:span></text:p>
          </table:table-cell>
        </table:table-row>
        <table:table-row table:style-name="_3a_Add-infunctions.1">
          <table:table-cell table:style-name="_3a_Add-infunctions.A2" office:value-type="string">
            <text:p text:style-name="P5">BESSELJ(X; N)</text:p>
          </table:table-cell>
          <table:table-cell table:style-name="_3a_Add-infunctions.B41" office:value-type="string">
            <text:p text:style-name="P46"><text:span text:style-name="T37">Calcula a função de Bessel (função cilíndrica) Jn(x). <text:s/></text:span><text:span text:style-name="OOoStrongEmphasis"><text:span text:style-name="T37">X</text:span></text:span><text:span text:style-name="T37"> é o valor em que a função será calculada. </text:span><text:span text:style-name="T38">N</text:span><text:span text:style-name="T37"> é a ordem da função de <text:s/>Bessel</text:span></text:p>
          </table:table-cell>
        </table:table-row>
        <table:table-row table:style-name="_3a_Add-infunctions.2">
          <table:table-cell table:style-name="_3a_Add-infunctions.A2" office:value-type="string">
            <text:p text:style-name="P5">BESSELK(X; N)</text:p>
          </table:table-cell>
          <table:table-cell table:style-name="_3a_Add-infunctions.B41" office:value-type="string">
            <text:p text:style-name="P47"><text:span text:style-name="T37">Calcula a função de Bessel modificada</text:span><text:span text:style-name="T37"> Kn(x). </text:span><text:span text:style-name="OOoStrongEmphasis"><text:span text:style-name="T37">X</text:span></text:span><text:span text:style-name="T37"> é o valor em que a função será calculada. </text:span><text:span text:style-name="T38">N</text:span><text:span text:style-name="T37"> é a ordem da função de <text:s/>Bessel</text:span></text:p>
          </table:table-cell>
        </table:table-row>
        <text:soft-page-break/>
        <table:table-row table:style-name="_3a_Add-infunctions.1">
          <table:table-cell table:style-name="_3a_Add-infunctions.A2" office:value-type="string">
            <text:p text:style-name="P5">BESSELY(X; N)</text:p>
          </table:table-cell>
          <table:table-cell table:style-name="_3a_Add-infunctions.B41" office:value-type="string">
            <text:p text:style-name="P46"><text:span text:style-name="T37">Calcula a função de Bessel modificada Yn(x), também conhecida como a função Weber ou Newmann. </text:span><text:span text:style-name="OOoStrongEmphasis"><text:span text:style-name="T37">X</text:span></text:span><text:span text:style-name="T37"> é o valor em que a função será calculada. </text:span><text:span text:style-name="T38">N</text:span><text:span text:style-name="T37"> é a ordem da função de <text:s/>Bessel</text:span></text:p>
          </table:table-cell>
        </table:table-row>
        <table:table-row table:style-name="_3a_Add-infunctions.2">
          <table:table-cell table:style-name="_3a_Add-infunctions.A41" office:value-type="string">
            <text:p text:style-name="P5">BINADEC(Número)</text:p>
          </table:table-cell>
          <table:table-cell table:style-name="_3a_Add-infunctions.B41" office:value-type="string">
            <text:p text:style-name="P47"><text:span text:style-name="T37">O resultado é o número decimal correspondente ao número binário inserido.</text:span><text:span text:style-name="T37"> </text:span><text:span text:style-name="T38">Número</text:span><text:span text:style-name="T37"> é um número binário. O número pode ter um máximo de 10 casas (bits). O bit mais significativo é o bit de sinal. Números negativos são inseridos como complemento de dois.</text:span></text:p>
          </table:table-cell>
        </table:table-row>
        <table:table-row table:style-name="_3a_Add-infunctions.1">
          <table:table-cell table:style-name="_3a_Add-infunctions.A41" office:value-type="string">
            <text:p text:style-name="P5">BINAHEX(Número; Casas)</text:p>
          </table:table-cell>
          <table:table-cell table:style-name="_3a_Add-infunctions.B41" office:value-type="string">
            <text:p text:style-name="P47"><text:span text:style-name="T37">O resultado é o número hexadecimal correspondente ao número binário inserido.</text:span><text:span text:style-name="T37"> </text:span><text:span text:style-name="T38">Número</text:span><text:span text:style-name="T37"> é um número binário. O número pode ter um máximo de 10 casas (bits). O bit mais significativo é o bit de sinal. Números negativos são inseridos em complemento de dois. </text:span>Casas significa o número de casas na saída.</text:p>
          </table:table-cell>
        </table:table-row>
        <table:table-row table:style-name="_3a_Add-infunctions.2">
          <table:table-cell table:style-name="_3a_Add-infunctions.A41" office:value-type="string">
            <text:p text:style-name="P5">BINAOCT(Número; Casas)</text:p>
          </table:table-cell>
          <table:table-cell table:style-name="_3a_Add-infunctions.B41" office:value-type="string">
            <text:p text:style-name="P47"><text:span text:style-name="T37">O resultado é o número octal correspondente ao número binário inserido. <text:s/></text:span><text:span text:style-name="T38">Número</text:span><text:span text:style-name="T37"> é um número binário. O número pode ter um máximo de 10 casas (bits). O bit mais significativo é o bit de sinal. Números negativos são inseridos em complemento de dois. Casas significa o número de casas na saída.</text:span></text:p>
          </table:table-cell>
        </table:table-row>
        <table:table-row table:style-name="_3a_Add-infunctions.1">
          <table:table-cell table:style-name="_3a_Add-infunctions.A41" office:value-type="string">
            <text:p text:style-name="P5">COMPLEXO(Parte_real; Parte_imaginária; Sufixo)</text:p>
          </table:table-cell>
          <table:table-cell table:style-name="_3a_Add-infunctions.B41" office:value-type="string">
            <text:p text:style-name="P47"><text:span text:style-name="T37">O resultado é um número complexo com parte real e parte imaginária. </text:span><text:span text:style-name="T39">Parte_real</text:span><text:span text:style-name="T37"> é a parte real do número complexo. </text:span><text:span text:style-name="T39">Parte_imaginária</text:span> é a parte imaginária do número complexo. <text:span text:style-name="T2">Sufixo</text:span> é uma lista de opções, "i" ou "j".</text:p>
          </table:table-cell>
        </table:table-row>
        <table:table-row table:style-name="_3a_Add-infunctions.2">
          <table:table-cell table:style-name="_3a_Add-infunctions.A41" office:value-type="string">
            <text:p text:style-name="P5">CONVERTER_ADD(Número; “Da unidade”; “Para unidade”)</text:p>
          </table:table-cell>
          <table:table-cell table:style-name="_3a_Add-infunctions.B41" office:value-type="string">
            <text:p text:style-name="P47"><text:span text:style-name="T37">Converte um valor de uma unidade de medida no valor <text:s/>correspondente em outra unidade de medida. </text:span><text:span text:style-name="T38">Número</text:span><text:span text:style-name="T37"> é o número que será convertido. </text:span><text:span text:style-name="T2">Da unidade</text:span> é a unidade a partir da qual a conversão ocorre. <text:span text:style-name="T2">Para unidade</text:span> é a unidade para qual a conversão ocorre. Ambas as unidades devem ser do mesmo tipo.</text:p>
          </table:table-cell>
        </table:table-row>
        <table:table-row table:style-name="_3a_Add-infunctions.1">
          <table:table-cell table:style-name="_3a_Add-infunctions.A41" office:value-type="string">
            <text:p text:style-name="P5">DECABIN(Número; Casas)</text:p>
          </table:table-cell>
          <table:table-cell table:style-name="_3a_Add-infunctions.B41" office:value-type="string">
            <text:p text:style-name="P47"><text:span text:style-name="T37">O resultado é o número binário correspondente ao número decimal inserido entre -512 e 511.</text:span><text:span text:style-name="T37"> </text:span><text:span text:style-name="T38">Número</text:span><text:span text:style-name="T37"> é um número decimal. Se Número for negativo, a função retorna um número binário de 10 caracteres. O bit mais significativo é o bit de sinal, os demais 9 bits retornam o valor. </text:span><text:span text:style-name="T2">Casas</text:span> significa o número de casas na saída.</text:p>
          </table:table-cell>
        </table:table-row>
        <table:table-row table:style-name="_3a_Add-infunctions.2">
          <table:table-cell table:style-name="_3a_Add-infunctions.A41" office:value-type="string">
            <text:p text:style-name="P5">DECAHEX(Número; Casas)</text:p>
          </table:table-cell>
          <table:table-cell table:style-name="_3a_Add-infunctions.B41" office:value-type="string">
            <text:p text:style-name="P47"><text:span text:style-name="T37">O resultado é o número hexadecimal correspondente ao número decimal inserido. </text:span><text:span text:style-name="T38">Número</text:span><text:span text:style-name="T37"> é um número decimal. Se o número for negativo, a função retorna um número hexadecimal com 10 caracteres (40 bits). O bit mais significativo é o bit de sinal, os demais 39 bits são o valor. </text:span><text:span text:style-name="T2">Casas</text:span> significa o número de casas de saída.</text:p>
          </table:table-cell>
        </table:table-row>
        <table:table-row table:style-name="_3a_Add-infunctions.1">
          <table:table-cell table:style-name="_3a_Add-infunctions.A13" office:value-type="string">
            <text:p text:style-name="P5">DECAOCT(Número; Casas) <text:s text:c="23"/></text:p>
          </table:table-cell>
          <table:table-cell table:style-name="_3a_Add-infunctions.B13" office:value-type="string">
            <text:p text:style-name="P47"><text:span text:style-name="T37">O resultado é o número octal correspondente ao número decimal inserido. </text:span><text:span text:style-name="T38">Número</text:span><text:span text:style-name="T37"> é um número decimal. Se o número for negativo, a função retorna um número octal com 10 caracteres (30bits). O bit mais significativo é o bit de sinal, os demais 29 bits são o valor. </text:span><text:span text:style-name="T2">Casas</text:span> significa o número de casas na saída.</text:p>
          </table:table-cell>
        </table:table-row>
        <text:soft-page-break/>
        <table:table-row table:style-name="_3a_Add-infunctions.1">
          <table:table-cell table:style-name="_3a_Add-infunctions.A41" office:value-type="string">
            <text:p text:style-name="P5">DEGRAU(Número; Etapa)</text:p>
          </table:table-cell>
          <table:table-cell table:style-name="_3a_Add-infunctions.B41" office:value-type="string">
            <text:p text:style-name="P47">O resultado é 1 se <text:span text:style-name="T44">Número</text:span> é maior ou igual a <text:span text:style-name="T44">Etapa</text:span>. <text:span text:style-name="T3">Número</text:span><text:span text:style-name="T32"> é o valor a ser testado nesta etapa. </text:span><text:span text:style-name="T3">Etapa</text:span><text:span text:style-name="T32"> (opcional) o valor limite.</text:span></text:p>
          </table:table-cell>
        </table:table-row>
        <table:table-row table:style-name="_3a_Add-infunctions.2">
          <table:table-cell table:style-name="_3a_Add-infunctions.A15" office:value-type="string">
            <text:p text:style-name="P5">DELTA(Número 1; Número 2)</text:p>
          </table:table-cell>
          <table:table-cell table:style-name="_3a_Add-infunctions.B15" office:value-type="string">
            <text:p text:style-name="P47"><text:span text:style-name="T37">O resultado será VERDADEIRO (1) se ambos os números, que são apresentados como um argumento, forem iguais; do contrário, será FALSO (0).</text:span><text:span text:style-name="T37"> </text:span><text:span text:style-name="T39">Número 1 </text:span><text:span text:style-name="T41">é o primeiro número. </text:span><text:span text:style-name="T39">Número 2</text:span><text:span text:style-name="T41"> (opcional) é o segundo número.</text:span></text:p>
          </table:table-cell>
        </table:table-row>
        <table:table-row table:style-name="_3a_Add-infunctions.2">
          <table:table-cell table:style-name="_3a_Add-infunctions.A41" office:value-type="string">
            <text:p text:style-name="P5">FATDUPLO(Número)</text:p>
          </table:table-cell>
          <table:table-cell table:style-name="_3a_Add-infunctions.B41" office:value-type="string">
            <text:p text:style-name="P57"><text:span text:style-name="T37">Retorna o fatorial do </text:span><text:span text:style-name="T39">número</text:span><text:span text:style-name="T41"> com incrementos de 2. <text:s/>Se o </text:span><text:span text:style-name="T39">número </text:span><text:span text:style-name="T41">for par, o fatorial a seguir é calculado: n*(N-2)*(n-4)*...*4*2. Se o </text:span><text:span text:style-name="T39">número</text:span><text:span text:style-name="T41"> for impar, o fatorial a seguir é calculada: n*(N-2)*(n-4)*...*3*1.</text:span></text:p>
          </table:table-cell>
        </table:table-row>
        <table:table-row table:style-name="_3a_Add-infunctions.1">
          <table:table-cell table:style-name="_3a_Add-infunctions.A41" office:value-type="string">
            <text:p text:style-name="P5">FUNERRO(Limite inferior; Limite superior)</text:p>
          </table:table-cell>
          <table:table-cell table:style-name="_3a_Add-infunctions.B41" office:value-type="string">
            <text:p text:style-name="P47"><text:span text:style-name="T37">Retorna valores da integral de erro de Gauss. </text:span><text:span text:style-name="T38">Limite inferior</text:span><text:span text:style-name="T37"> é o limite inferior da integral. </text:span><text:span text:style-name="T2">Limite superior</text:span> é opcional. É o limite superior da integral. Se o valor for omitido, o cálculo ocorre entre 0 e o limite inferior.</text:p>
          </table:table-cell>
        </table:table-row>
        <table:table-row table:style-name="_3a_Add-infunctions.2">
          <table:table-cell table:style-name="_3a_Add-infunctions.A41" office:value-type="string">
            <text:p text:style-name="P5">FUNEERROCOMPL(Limite inferior)</text:p>
          </table:table-cell>
          <table:table-cell table:style-name="_3a_Add-infunctions.B41" office:value-type="string">
            <text:p text:style-name="P47"><text:span text:style-name="T37">Retorna valores complementares da integral de erro de Gauss entre x e o infinito. </text:span><text:span text:style-name="T38">Limite inferior</text:span><text:span text:style-name="T37"> é o limite inferior da integral</text:span></text:p>
          </table:table-cell>
        </table:table-row>
        <table:table-row table:style-name="_3a_Add-infunctions.1">
          <table:table-cell table:style-name="_3a_Add-infunctions.A19" office:value-type="string">
            <text:p text:style-name="P5">HEXABIN(Número; Casas)</text:p>
          </table:table-cell>
          <table:table-cell table:style-name="_3a_Add-infunctions.B19" office:value-type="string">
            <text:p text:style-name="P47"><text:span text:style-name="T37">O resultado é o número binário correspondente ao número hexadecimal inserido. </text:span><text:span text:style-name="T38">Número</text:span><text:span text:style-name="T37"> é um número hexadecimal. O número pode ter no máximo 10 casas. O bit mais significativo é o bit de sinal, os demais bits são o valor. Números negativos são inseridos como complemento de dois. </text:span><text:span text:style-name="T2">Casas</text:span> é o número de casas de saída.</text:p>
          </table:table-cell>
        </table:table-row>
        <table:table-row table:style-name="_3a_Add-infunctions.1">
          <table:table-cell table:style-name="_3a_Add-infunctions.A20" office:value-type="string">
            <text:p text:style-name="P5">HEXADEC(Número)</text:p>
          </table:table-cell>
          <table:table-cell table:style-name="_3a_Add-infunctions.B20" office:value-type="string">
            <text:p text:style-name="P47"><text:span text:style-name="T37">O resultado é o número decimal correspondente ao número hexadecimal inserido. </text:span><text:span text:style-name="T38">Número</text:span><text:span text:style-name="T37"> é um número hexadecimal. O número pode ter um máximo de 10 casas. O bit mais significativo é o bit de sinal, os demais 29 bits são o valor. Números negativos são inseridos como complemento de dois.</text:span></text:p>
          </table:table-cell>
        </table:table-row>
        <table:table-row table:style-name="_3a_Add-infunctions.1">
          <table:table-cell table:style-name="_3a_Add-infunctions.A21" office:value-type="string">
            <text:p text:style-name="P5">HEXAOCT(Número; Casas)</text:p>
          </table:table-cell>
          <table:table-cell table:style-name="_3a_Add-infunctions.B21" office:value-type="string">
            <text:p text:style-name="P47"><text:span text:style-name="T37">RO resultado é o número octal correspondente ao número hexadecimal inserido. </text:span><text:span text:style-name="T38">Número</text:span><text:span text:style-name="T37"> é um número hexadecimal. O número pode ter no máximo 10 casas. O bit mais significativo é o bit de sinal, os demais bits são o valor. Números negativos são inseridos como complemento de dois. </text:span><text:span text:style-name="T2">Casas</text:span> é o número de casas na saída.</text:p>
          </table:table-cell>
        </table:table-row>
        <table:table-row table:style-name="_3a_Add-infunctions.1">
          <table:table-cell table:style-name="_3a_Add-infunctions.A41" office:value-type="string">
            <text:p text:style-name="P5">IMABS(“Número complexo”)</text:p>
          </table:table-cell>
          <table:table-cell table:style-name="_3a_Add-infunctions.B41" office:value-type="string">
            <text:p text:style-name="P47"><text:span text:style-name="T37">O resultado é o valor absoluto de um número complexo. </text:span><text:span text:style-name="T38">Número complexo</text:span><text:span text:style-name="T37"> é um número complexo que é inserido na forma "x+yi" ou "x+yj". </text:span></text:p>
          </table:table-cell>
        </table:table-row>
        <table:table-row table:style-name="_3a_Add-infunctions.2">
          <table:table-cell table:style-name="_3a_Add-infunctions.A41" office:value-type="string">
            <text:p text:style-name="P5">IMAGINARIO(“Número complexo”)</text:p>
          </table:table-cell>
          <table:table-cell table:style-name="_3a_Add-infunctions.B41" office:value-type="string">
            <text:p text:style-name="P47"><text:span text:style-name="T37">O resultado é o coeficiente imaginário de um número complexo. </text:span><text:span text:style-name="T38">Número complexo</text:span><text:span text:style-name="T37"> é um número complexo que é inserido na forma "x+yi" ou "x+yj". </text:span></text:p>
          </table:table-cell>
        </table:table-row>
        <table:table-row table:style-name="_3a_Add-infunctions.1">
          <table:table-cell table:style-name="_3a_Add-infunctions.A41" office:value-type="string">
            <text:p text:style-name="P5">IMARG(“Número complexo”)</text:p>
          </table:table-cell>
          <table:table-cell table:style-name="_3a_Add-infunctions.B41" office:value-type="string">
            <text:p text:style-name="P47"><text:span text:style-name="T37">O resultado é o argumento (o ângulo fi) de um número complexo. </text:span><text:span text:style-name="T38">Número complexo</text:span><text:span text:style-name="T37"> é um número complexo que é inserido na forma "x+yi" ou "x+yj".</text:span></text:p>
          </table:table-cell>
        </table:table-row>
        <table:table-row table:style-name="_3a_Add-infunctions.2">
          <table:table-cell table:style-name="_3a_Add-infunctions.A41" office:value-type="string">
            <text:p text:style-name="P5">IMCONJ(“Número complexo”)</text:p>
          </table:table-cell>
          <table:table-cell table:style-name="_3a_Add-infunctions.B41" office:value-type="string">
            <text:p text:style-name="P47"><text:span text:style-name="T37">O resultado é o complexo conjugado de um número complexo. </text:span><text:span text:style-name="T38">Número complexo</text:span><text:span text:style-name="T37"> é um número complexo que é inserido na forma "x+yi" ou "x+yj".</text:span></text:p>
          </table:table-cell>
        </table:table-row>
        <text:soft-page-break/>
        <table:table-row table:style-name="_3a_Add-infunctions.1">
          <table:table-cell table:style-name="_3a_Add-infunctions.A41" office:value-type="string">
            <text:p text:style-name="P5">IMCOS(“Número complexo”)</text:p>
          </table:table-cell>
          <table:table-cell table:style-name="_3a_Add-infunctions.B41" office:value-type="string">
            <text:p text:style-name="P47"><text:span text:style-name="T37">O resultado é o cosseno de um número complexo. </text:span><text:span text:style-name="T38">Número complexo</text:span><text:span text:style-name="T37"> é um número complexo que é inserido na forma "x+yi" ou "x+yj". </text:span></text:p>
          </table:table-cell>
        </table:table-row>
        <table:table-row table:style-name="_3a_Add-infunctions.2">
          <table:table-cell table:style-name="_3a_Add-infunctions.A41" office:value-type="string">
            <text:p text:style-name="P5">IMDIV(Numerador; Denominador)</text:p>
          </table:table-cell>
          <table:table-cell table:style-name="_3a_Add-infunctions.B41" office:value-type="string">
            <text:p text:style-name="P47"><text:span text:style-name="T37">O resultado é a divisão de dois números complexos.</text:span><text:span text:style-name="T37"> </text:span><text:span text:style-name="T38">Numerador</text:span><text:span text:style-name="T37">, </text:span><text:span text:style-name="T38">Denominador</text:span><text:span text:style-name="T37"> são números complexos inseridos na forma "x+yi" ou "x+yj".</text:span></text:p>
          </table:table-cell>
        </table:table-row>
        <table:table-row table:style-name="_3a_Add-infunctions.1">
          <table:table-cell table:style-name="_3a_Add-infunctions.A41" office:value-type="string">
            <text:p text:style-name="P5">IMEXP(“Número complexo”)</text:p>
          </table:table-cell>
          <table:table-cell table:style-name="_3a_Add-infunctions.B41" office:value-type="string">
            <text:p text:style-name="P47"><text:span text:style-name="T37">O resultado é a potência de "e" ao número complexo. A constante "e" tem um valor de aproximadamente 2,71828182845904. </text:span><text:span text:style-name="T38">Número complexo</text:span><text:span text:style-name="T37"> é um número complexo que é inserido na forma "x+yi" ou "x+yj". </text:span></text:p>
          </table:table-cell>
        </table:table-row>
        <table:table-row table:style-name="_3a_Add-infunctions.2">
          <table:table-cell table:style-name="_3a_Add-infunctions.A29" office:value-type="string">
            <text:p text:style-name="P5">IMLN(“Número complexo”)</text:p>
          </table:table-cell>
          <table:table-cell table:style-name="_3a_Add-infunctions.B29" office:value-type="string">
            <text:p text:style-name="P47"><text:span text:style-name="T37">O resultado é o logaritmo natural (para a base "e") de um número complexo. A constante "e" tem um valor de aproximadamente 2,71828182845904. </text:span><text:span text:style-name="T38">Número complexo</text:span><text:span text:style-name="T37"> é um número complexo que é inserido na forma "x+yi" ou "x+yj". </text:span></text:p>
          </table:table-cell>
        </table:table-row>
        <table:table-row table:style-name="_3a_Add-infunctions.2">
          <table:table-cell table:style-name="_3a_Add-infunctions.A30" office:value-type="string">
            <text:p text:style-name="P5">IMLOG10(“Número complexo”)</text:p>
          </table:table-cell>
          <table:table-cell table:style-name="_3a_Add-infunctions.B30" office:value-type="string">
            <text:p text:style-name="P47"><text:span text:style-name="T37">O resultado é o logaritmo comum (para a base 10) de um número complexo. </text:span><text:span text:style-name="T38">Número complexo</text:span><text:span text:style-name="T37"> é um número complexo que é inserido na forma "x+yi" ou "x+yj". </text:span></text:p>
          </table:table-cell>
        </table:table-row>
        <table:table-row table:style-name="_3a_Add-infunctions.2">
          <table:table-cell table:style-name="_3a_Add-infunctions.A31" office:value-type="string">
            <text:p text:style-name="P5">IMLOG2(“Número complexo”)</text:p>
          </table:table-cell>
          <table:table-cell table:style-name="_3a_Add-infunctions.B31" office:value-type="string">
            <text:p text:style-name="P47"><text:span text:style-name="T37">O resultado é o logaritmo binário de um número complexo. </text:span><text:span text:style-name="T38">Número complexo</text:span><text:span text:style-name="T37"> é um número complexo que é inserido na forma "x+yi" ou "x+yj".</text:span></text:p>
          </table:table-cell>
        </table:table-row>
        <table:table-row table:style-name="_3a_Add-infunctions.2">
          <table:table-cell table:style-name="_3a_Add-infunctions.A41" office:value-type="string">
            <text:p text:style-name="P5">IMPOT(“Número complexo”; Número)</text:p>
          </table:table-cell>
          <table:table-cell table:style-name="_3a_Add-infunctions.B41" office:value-type="string">
            <text:p text:style-name="P47"><text:span text:style-name="T37">O resultado é a potência inteira de um número complexo. </text:span><text:span text:style-name="T38">Número complexo</text:span><text:span text:style-name="T37"> é um número complexo que é inserido na forma "x+yi" ou "x+yj". </text:span><text:span text:style-name="T2">Número</text:span> é o expoente.</text:p>
          </table:table-cell>
        </table:table-row>
        <table:table-row table:style-name="_3a_Add-infunctions.1">
          <table:table-cell table:style-name="_3a_Add-infunctions.A41" office:value-type="string">
            <text:p text:style-name="P5">IMPRODUCT(“Número complexo”; “Número complexo1”; “Número complxe2; ...)</text:p>
          </table:table-cell>
          <table:table-cell table:style-name="_3a_Add-infunctions.B41" office:value-type="string">
            <text:p text:style-name="P47"><text:span text:style-name="T37">O resultado é o produto de até 29 números complexos. </text:span><text:span text:style-name="T38">Número complexo</text:span><text:span text:style-name="T37"> é um número complexo que é inserido na forma "x+yi" ou "x+yj". </text:span></text:p>
          </table:table-cell>
        </table:table-row>
        <table:table-row table:style-name="_3a_Add-infunctions.2">
          <table:table-cell table:style-name="_3a_Add-infunctions.A41" office:value-type="string">
            <text:p text:style-name="P5">IMRAIZ(“Número complexo”)</text:p>
          </table:table-cell>
          <table:table-cell table:style-name="_3a_Add-infunctions.B41" office:value-type="string">
            <text:p text:style-name="P47"><text:span text:style-name="T37">O resultado é a raiz quadrada de um número complexo. </text:span><text:span text:style-name="T38">Número complexo</text:span><text:span text:style-name="T37"> é um número complexo que é inserido na forma "x+yi" ou "x+yj".</text:span></text:p>
          </table:table-cell>
        </table:table-row>
        <table:table-row table:style-name="_3a_Add-infunctions.1">
          <table:table-cell table:style-name="_3a_Add-infunctions.A41" office:value-type="string">
            <text:p text:style-name="P5">IMREAL(“Número complexo”)</text:p>
          </table:table-cell>
          <table:table-cell table:style-name="_3a_Add-infunctions.B41" office:value-type="string">
            <text:p text:style-name="P47"><text:span text:style-name="T37">O resultado é parte real de um número complexo. </text:span><text:span text:style-name="T38">Número complexo</text:span><text:span text:style-name="T37"> é um número complexo que é inserido na forma "x+yi" ou "x+yj".</text:span></text:p>
          </table:table-cell>
        </table:table-row>
        <table:table-row table:style-name="_3a_Add-infunctions.2">
          <table:table-cell table:style-name="_3a_Add-infunctions.A41" office:value-type="string">
            <text:p text:style-name="P5">IMSENO(“Número complexo”)</text:p>
          </table:table-cell>
          <table:table-cell table:style-name="_3a_Add-infunctions.B41" office:value-type="string">
            <text:p text:style-name="P47"><text:span text:style-name="T37">O resultado é o seno de um número complexo. </text:span><text:span text:style-name="T38">Número complexo</text:span><text:span text:style-name="T37"> é um número complexo que é inserido na forma "x+yi" ou "x+yj".</text:span></text:p>
          </table:table-cell>
        </table:table-row>
        <table:table-row table:style-name="_3a_Add-infunctions.1">
          <table:table-cell table:style-name="_3a_Add-infunctions.A41" office:value-type="string">
            <text:p text:style-name="P5">IMSOMA(“Número complexo”; “Número complexoa1”; “Número complexoa2”; ...)</text:p>
          </table:table-cell>
          <table:table-cell table:style-name="_3a_Add-infunctions.B41" office:value-type="string">
            <text:p text:style-name="P47"><text:span text:style-name="T37">O resultado é a soma de até 29 números complexos. </text:span><text:span text:style-name="T38">Número complexo</text:span><text:span text:style-name="T37"> é um número complexo que é inserido na forma "x+yi" ou "x+yj".</text:span></text:p>
          </table:table-cell>
        </table:table-row>
        <table:table-row table:style-name="_3a_Add-infunctions.2">
          <table:table-cell table:style-name="_3a_Add-infunctions.A38" office:value-type="string">
            <text:p text:style-name="P5">IMSUBTR(“Número complexo”; “Número complexoa1”; “Número complexoa2”; ...)</text:p>
          </table:table-cell>
          <table:table-cell table:style-name="_3a_Add-infunctions.B38" office:value-type="string">
            <text:p text:style-name="P47"><text:span text:style-name="T37">O resultado é a subtração de dois números complexos. </text:span><text:span text:style-name="T38">Número complexo</text:span><text:span text:style-name="T37"> é um número complexo que é inserido na forma "x+yi" ou "x+yj".</text:span></text:p>
          </table:table-cell>
        </table:table-row>
        <table:table-row table:style-name="_3a_Add-infunctions.1">
          <table:table-cell table:style-name="_3a_Add-infunctions.A41" office:value-type="string">
            <text:p text:style-name="P5">OCTABIN(Número; Casas)</text:p>
          </table:table-cell>
          <table:table-cell table:style-name="_3a_Add-infunctions.B41" office:value-type="string">
            <text:p text:style-name="P47"><text:span text:style-name="T37">O resultado é o número binário correspondente ao número octal inserido.</text:span><text:span text:style-name="T37"> </text:span><text:span text:style-name="T38">Número</text:span><text:span text:style-name="T37"> é um número octal. O número pode ter no máximo 10 casas. O bit mais significativo é o bit de sinal, os demais bits retornam o valor. Números negativos são inseridos em complemento de dois. </text:span><text:span text:style-name="T2">Casas</text:span> é o número de casas de saída.</text:p>
          </table:table-cell>
        </table:table-row>
        <text:soft-page-break/>
        <table:table-row table:style-name="_3a_Add-infunctions.2">
          <table:table-cell table:style-name="_3a_Add-infunctions.A41" office:value-type="string">
            <text:p text:style-name="P5">OCTADEC(Número)</text:p>
          </table:table-cell>
          <table:table-cell table:style-name="_3a_Add-infunctions.B41" office:value-type="string">
            <text:p text:style-name="P47"><text:span text:style-name="T37">O resultado é o número decimal correspondente ao número octal inserido.</text:span><text:span text:style-name="T37"> </text:span><text:span text:style-name="T38">Número</text:span><text:span text:style-name="T37"> é um número octal. O número pode ter no máximo 10 casas. O bit mais significativo é o bit de sinal, os demais bits retornam o valor. Números negativos são inseridos em complemento de dois.</text:span></text:p>
          </table:table-cell>
        </table:table-row>
        <table:table-row table:style-name="_3a_Add-infunctions.1">
          <table:table-cell table:style-name="_3a_Add-infunctions.A41" office:value-type="string">
            <text:p text:style-name="P5">OCTAHEX(Número; Casas)</text:p>
          </table:table-cell>
          <table:table-cell table:style-name="_3a_Add-infunctions.B41" office:value-type="string">
            <text:p text:style-name="P47"><text:span text:style-name="T37">O resultado é o número hexadecimal correspondente ao número octal inserido.</text:span><text:span text:style-name="T37"> </text:span><text:span text:style-name="T38">Número</text:span><text:span text:style-name="T37"> é um número octal. O número pode ter no máximo 10 casas. O bit mais significativo é o bit de sinal, os demais bits retornam o valor. Números negativos são inseridos em complemento de dois. </text:span><text:span text:style-name="T2">Casas</text:span> é o número de casas de saída.</text:p>
          </table:table-cell>
        </table:table-row>
      </table:table>
      <text:p text:style-name="P23"/>
      <text:p text:style-name="P73"/>
      <text:p text:style-name="P73">As indicações grifadas em amarelo, não foi encontrado na ajuda.</text:p>
      <text:p text:style-name="P73"/>
      <text:p text:style-name="P73">Em funções estatísticas a primeira função é A e não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Cumberland AMT" svg:font-family="'Cumberland AMT', Cumberland, 'Courier New', 'Nimbus Mono L', 'Bitstream Vera Sans Mono', Courier, 'Lucida Sans Typewriter', 'Lucida Typewriter', Monaco, Monospaced"/>
    <style:font-face style:name="Lucidasans2" svg:font-family="Lucidasans"/>
    <style:font-face style:name="DejaVu Sans1" svg:font-family="'DejaVu Sans'" style:font-family-generic="swiss"/>
    <style:font-face style:name="Courier New" svg:font-family="'Courier New'" style:font-family-generic="modern" style:font-pitch="fixed"/>
    <style:font-face style:name="Arial Unicode MS1" svg:font-family="'Arial Unicode MS'" style:font-pitch="variable"/>
    <style:font-face style:name="Gothic" svg:font-family="Gothic" style:font-pitch="variable"/>
    <style:font-face style:name="Lucidasans" svg:font-family="Lucidasans" style:font-pitch="variable"/>
    <style:font-face style:name="Mangal1" svg:font-family="Mangal"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1" svg:font-family="Lucidasan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style:style>
    <style:style style:name="OOoNewChapter" style:family="paragraph" style:parent-style-name="OOoTextBody">
      <style:paragraph-properties fo:margin-top="0cm" fo:margin-bottom="0.106cm" fo:text-align="center" style:justify-single-word="false"/>
      <style:text-properties style:font-name="Liberation San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635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1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Corpo_20_de_20_texto.related" style:display-name="Corpo de texto.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Corpo_20_de_20_texto.code" style:display-name="Corpo de texto.code" style:family="paragraph" style:parent-style-name="Text_20_body">
      <style:paragraph-properties fo:margin-top="0.035cm" fo:margin-bottom="0.035cm"/>
      <style:text-properties style:font-name="Cumberland AMT" style:font-name-asian="Cumberland AMT" style:font-name-complex="Cumberland AMT"/>
    </style:style>
    <style:style style:name="Heading_20_4" style:display-name="Heading 4" style:family="paragraph" style:parent-style-name="Heading" style:next-style-name="Text_20_body" style:default-outline-level="4" style:list-style-name="" style:class="text">
      <style:paragraph-properties fo:margin-top="0.423cm" fo:margin-bottom="0.176cm"/>
      <style:text-properties style:font-name="Albany AMT" fo:font-size="10pt" fo:font-weight="bold" style:font-name-asian="Albany AMT" style:font-size-asian="10pt" style:font-weight-asian="bold" style:font-name-complex="Albany AMT"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423cm" fo:margin-bottom="0.176cm"/>
      <style:text-properties style:font-name="Albany AMT" fo:font-size="12pt" fo:font-weight="bold" style:font-name-asian="Albany AMT" style:font-size-asian="12pt" style:font-weight-asian="bold" style:font-name-complex="Albany AMT"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423cm" fo:margin-bottom="0.176cm"/>
      <style:text-properties style:font-name="Albany AMT" fo:font-size="14pt" fo:font-weight="bold" style:font-name-asian="Albany AMT" style:font-size-asian="14pt" style:font-weight-asian="bold" style:font-name-complex="Albany AMT" style:font-size-complex="14pt" style:font-weight-complex="bold"/>
    </style:style>
    <style:style style:name="Heading_20_1" style:display-name="Heading 1" style:family="paragraph" style:parent-style-name="Heading" style:next-style-name="Text_20_body" style:class="text">
      <style:paragraph-properties fo:margin-top="0.423cm" fo:margin-bottom="0.159cm" fo:padding-left="0cm" fo:padding-right="0cm" fo:padding-top="0cm" fo:padding-bottom="0.159cm" fo:border-left="none" fo:border-right="none" fo:border-top="none" fo:border-bottom="0.06pt solid #000000"/>
      <style:text-properties style:font-name="Albany AMT" fo:font-size="18pt" fo:font-weight="bold" style:font-name-asian="Albany AMT" style:font-size-asian="18pt" style:font-weight-asian="bold" style:font-name-complex="Albany AMT"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style:text-properties fo:font-size="6pt"/>
    </style:style>
    <style:style style:name="Corpo_20_de_20_texto.codeintable" style:display-name="Corpo de texto.codeintable" style:family="paragraph" style:parent-style-name="Table_20_Contents">
      <style:paragraph-properties fo:margin-top="0.035cm" fo:margin-bottom="0.035cm"/>
      <style:text-properties style:font-name="Cumberland AMT" style:font-name-asian="Cumberland AMT" style:font-name-complex="Cumberland AMT"/>
    </style:style>
    <style:style style:name="Corpo_20_de_20_texto.tablecontentintable" style:display-name="Corpo de texto.tablecontentintable" style:family="paragraph" style:parent-style-name="Table_20_Contents">
      <style:text-properties style:font-name="Albany AMT" style:font-name-asian="Albany AMT" style:font-name-complex="Albany AMT"/>
    </style:style>
    <style:style style:name="Corpo_20_de_20_texto.tableheadintable" style:display-name="Corpo de texto.tableheadintable" style:family="paragraph" style:parent-style-name="Table_20_Contents">
      <style:paragraph-properties fo:margin-top="0cm" fo:margin-bottom="0.053cm"/>
      <style:text-properties fo:font-weight="bold" style:font-weight-asian="bold" style:font-weight-complex="bold"/>
    </style:style>
    <style:style style:name="Corpo_20_de_20_texto.howtogetheader" style:display-name="Corpo de texto.howtogetheader" style:family="paragraph" style:parent-style-name="Table_20_Contents">
      <style:paragraph-properties fo:background-color="#ffffff" fo:padding="0.079cm" fo:border="0.06pt solid #999999">
        <style:background-image/>
      </style:paragraph-properties>
      <style:text-properties fo:font-weight="bold" style:font-weight-asian="bold" style:font-weight-complex="bold"/>
    </style:style>
    <style:style style:name="Corpo_20_de_20_texto.listitem" style:display-name="Corpo de texto.listitem" style:family="paragraph" style:parent-style-name="Text_20_body">
      <style:text-properties style:font-name="Albany AMT" style:font-name-asian="Albany AMT" style:font-name-complex="Albany AMT"/>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font-style="italic" style:text-underline-style="none"/>
    </style:style>
    <style:style style:name="OOoDefault" style:family="text">
      <style:text-properties style:font-name="Liberation Sans" style:letter-kerning="true"/>
    </style:style>
    <style:style style:name="OOoMenuPath" style:family="text" style:parent-style-name="OOoDefault">
      <style:text-properties style:font-name="Liberation Sans3"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font-weight="bold"/>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text-properties fo:language="pt" fo:country="BR"/>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text-properties fo:language="pt" fo:country="BR"/>
    </style:style>
    <style:style style:name="MT1" style:family="text">
      <style:text-properties fo:font-size="10pt" fo:language="pt" fo:country="BR"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0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MP1"><text:chapter text:display="name" text:outline-level="1">Funções de Planilha</text:chapter><text:tab/><text:page-number text:select-page="current">39</text:page-number></text:p>
      </style:footer>
      <style:footer-left>
        <text:p text:style-name="MP1"><text:page-number text:select-page="current">14</text:page-number><text:tab/><text:title>Descrições de Funções</text:title></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Internet_20_link"><text:span text:style-name="MT1">Documentação para o LibreOffice está disponível em: </text:span></text:span><text:a xlink:type="simple" xlink:href="http://www.libreoffice.org/"><text:span text:style-name="Internet_20_link"><text:span text:style-name="MT1">www.libreoffice.org</text:span></text:span></text:a></text:p>
      </style:footer>
    </style:master-page>
    <style:master-page style:name="OOoFrontMatter" style:page-layout-name="Mpm5">
      <style:footer>
        <text:p text:style-name="MP1"><text:title>Descrições de Funções</text:title><text:tab/><text:page-number text:select-page="current">3</text:page-number></text:p>
      </style:footer>
      <style:footer-left>
        <text:p text:style-name="MP1"><text:page-number text:select-page="current"/><text:tab/><text:title>Descrições de Funções</text:title></text:p>
      </style:footer-left>
    </style:master-page>
    <style:master-page style:name="OOoOneColumn" style:page-layout-name="Mpm6">
      <style:footer>
        <text:p text:style-name="MP3"><text:title>Descrições de Funções</text:title><text:tab/><text:chapter text:display="name" text:outline-level="1"/><text:tab/><text:page-number text:select-page="current"/></text:p>
      </style:footer>
    </style:master-page>
    <style:master-page style:name="HTML" style:page-layout-name="Mpm7"/>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Descrições de Funções</dc:title>
    <meta:creation-date>2011-05-06T16:30:36</meta:creation-date>
    <meta:editing-cycles>219</meta:editing-cycles>
    <meta:editing-duration>P3DT18H29M56S</meta:editing-duration>
    <meta:initial-creator>Hal Parker</meta:initial-creator>
    <dc:date>2012-02-15T18:58:18.79</dc:date>
    <dc:creator>Raul Pacheco da Silva</dc:creator>
    <meta:document-statistic meta:table-count="19" meta:image-count="1" meta:object-count="0" meta:page-count="51" meta:paragraph-count="953" meta:word-count="21524" meta:character-count="129682" meta:non-whitespace-character-count="108987"/>
    <meta:user-defined meta:name="Info 1"/>
    <meta:user-defined meta:name="Info 2"/>
    <meta:user-defined meta:name="Info 3"/>
    <meta:user-defined meta:name="Info 4"/>
    <meta:template xlink:type="simple" xlink:actuate="onRequest" xlink:title="LibO3_3_chapter_template" xlink:href="../../../../Configurações%20locais/Temp/LibO%20Doc/LibO3_3_chapter_template.ott" meta:date="2011-01-22T07:16:58"/>
  </office:meta>
</office:document-meta>
</file>